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57.15mm"/>
    </style:style>
    <style:style style:name="co3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ank Group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wnership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<text:s text:c="2"/>ID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NPAs</text:p>
          </table:table-cell>
          <table:table-cell office:value-type="string" calcext:value-type="string">
            <text:p>GDPG</text:p>
          </table:table-cell>
          <table:table-cell office:value-type="string" calcext:value-type="string">
            <text:p>LSEN</text:p>
          </table:table-cell>
          <table:table-cell office:value-type="string" calcext:value-type="string">
            <text:p>SIZEA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7" calcext:value-type="float">
            <text:p>-2.57</text:p>
          </table:table-cell>
          <table:table-cell office:value-type="float" office:value="5.404583" calcext:value-type="float">
            <text:p>5.404583</text:p>
          </table:table-cell>
          <table:table-cell office:value-type="float" office:value="75.627758" calcext:value-type="float">
            <text:p>75.627758</text:p>
          </table:table-cell>
          <table:table-cell office:value-type="float" office:value="30.556526" calcext:value-type="float">
            <text:p>30.556526</text:p>
          </table:table-cell>
          <table:table-cell office:value-type="float" office:value="0.609123" calcext:value-type="float">
            <text:p>0.609123</text:p>
          </table:table-cell>
          <table:table-cell office:value-type="float" office:value="2.071552" calcext:value-type="float">
            <text:p>2.071552</text:p>
          </table:table-cell>
          <table:table-cell office:value-type="float" office:value="14.38" calcext:value-type="float">
            <text:p>14.38</text:p>
          </table:table-cell>
          <table:table-cell office:value-type="float" office:value="12.73" calcext:value-type="float">
            <text:p>12.73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3.37970132131727" calcext:value-type="float">
            <text:p>3.3797013213</text:p>
          </table:table-cell>
          <table:table-cell office:value-type="float" office:value="9.8786033428422" calcext:value-type="float">
            <text:p>9.878603342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.52" calcext:value-type="float">
            <text:p>-3.52</text:p>
          </table:table-cell>
          <table:table-cell office:value-type="float" office:value="66.928244" calcext:value-type="float">
            <text:p>66.928244</text:p>
          </table:table-cell>
          <table:table-cell office:value-type="float" office:value="48.127483" calcext:value-type="float">
            <text:p>48.127483</text:p>
          </table:table-cell>
          <table:table-cell office:value-type="float" office:value="25.839433" calcext:value-type="float">
            <text:p>25.839433</text:p>
          </table:table-cell>
          <table:table-cell office:value-type="float" office:value="1.947337" calcext:value-type="float">
            <text:p>1.947337</text:p>
          </table:table-cell>
          <table:table-cell office:value-type="float" office:value="0.382617" calcext:value-type="float">
            <text:p>0.382617</text:p>
          </table:table-cell>
          <table:table-cell office:value-type="float" office:value="11.66" calcext:value-type="float">
            <text:p>11.66</text:p>
          </table:table-cell>
          <table:table-cell office:value-type="float" office:value="5.53" calcext:value-type="float">
            <text:p>5.53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2.68102152871429" calcext:value-type="float">
            <text:p>2.6810215287</text:p>
          </table:table-cell>
          <table:table-cell office:value-type="float" office:value="8.70039835771231" calcext:value-type="float">
            <text:p>8.700398357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84.297883" calcext:value-type="float">
            <text:p>84.297883</text:p>
          </table:table-cell>
          <table:table-cell office:value-type="float" office:value="37.794132" calcext:value-type="float">
            <text:p>37.794132</text:p>
          </table:table-cell>
          <table:table-cell office:value-type="float" office:value="23.329886" calcext:value-type="float">
            <text:p>23.329886</text:p>
          </table:table-cell>
          <table:table-cell office:value-type="float" office:value="4.57578" calcext:value-type="float">
            <text:p>4.57578</text:p>
          </table:table-cell>
          <table:table-cell office:value-type="float" office:value="2.977108" calcext:value-type="float">
            <text:p>2.977108</text:p>
          </table:table-cell>
          <table:table-cell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6291503247728" calcext:value-type="float">
            <text:p>10.6291503248</text:p>
          </table:table-cell>
          <table:table-cell office:value-type="float" office:value="12.7309860419915" calcext:value-type="float">
            <text:p>12.73098604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71.407677" calcext:value-type="float">
            <text:p>71.407677</text:p>
          </table:table-cell>
          <table:table-cell office:value-type="float" office:value="63.34906" calcext:value-type="float">
            <text:p>63.34906</text:p>
          </table:table-cell>
          <table:table-cell office:value-type="float" office:value="26.292619" calcext:value-type="float">
            <text:p>26.292619</text:p>
          </table:table-cell>
          <table:table-cell office:value-type="float" office:value="0.88357" calcext:value-type="float">
            <text:p>0.88357</text:p>
          </table:table-cell>
          <table:table-cell office:value-type="float" office:value="4.219317" calcext:value-type="float">
            <text:p>4.219317</text:p>
          </table:table-cell>
          <table:table-cell office:value-type="float" office:value="16.22" calcext:value-type="float">
            <text:p>16.22</text:p>
          </table:table-cell>
          <table:table-cell office:value-type="float" office:value="0.285555555555556" calcext:value-type="float">
            <text:p>0.2855555556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5.28421844216854" calcext:value-type="float">
            <text:p>5.2842184422</text:p>
          </table:table-cell>
          <table:table-cell office:value-type="float" office:value="11.5849620489943" calcext:value-type="float">
            <text:p>11.58496204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74.183082" calcext:value-type="float">
            <text:p>74.183082</text:p>
          </table:table-cell>
          <table:table-cell office:value-type="float" office:value="53.893954" calcext:value-type="float">
            <text:p>53.893954</text:p>
          </table:table-cell>
          <table:table-cell office:value-type="float" office:value="17.619382" calcext:value-type="float">
            <text:p>17.619382</text:p>
          </table:table-cell>
          <table:table-cell office:value-type="float" office:value="3.689262" calcext:value-type="float">
            <text:p>3.689262</text:p>
          </table:table-cell>
          <table:table-cell office:value-type="float" office:value="2.482585" calcext:value-type="float">
            <text:p>2.482585</text:p>
          </table:table-cell>
          <table:table-cell office:value-type="float" office:value="14.03" calcext:value-type="float">
            <text:p>14.03</text:p>
          </table:table-cell>
          <table:table-cell office:value-type="float" office:value="0.5" calcext:value-type="float">
            <text:p>0.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785917421562" calcext:value-type="float">
            <text:p>10.7859174216</text:p>
          </table:table-cell>
          <table:table-cell office:value-type="float" office:value="12.538958971165" calcext:value-type="float">
            <text:p>12.538958971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40.001002" calcext:value-type="float">
            <text:p>140.001002</text:p>
          </table:table-cell>
          <table:table-cell office:value-type="float" office:value="47.403944" calcext:value-type="float">
            <text:p>47.403944</text:p>
          </table:table-cell>
          <table:table-cell office:value-type="float" office:value="32.248424" calcext:value-type="float">
            <text:p>32.248424</text:p>
          </table:table-cell>
          <table:table-cell office:value-type="float" office:value="4.411332" calcext:value-type="float">
            <text:p>4.411332</text:p>
          </table:table-cell>
          <table:table-cell office:value-type="float" office:value="3.347998" calcext:value-type="float">
            <text:p>3.3479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35" calcext:value-type="float">
            <text:p>0.3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16846574029444" calcext:value-type="float">
            <text:p>9.1684657403</text:p>
          </table:table-cell>
          <table:table-cell office:value-type="float" office:value="11.9444016072259" calcext:value-type="float">
            <text:p>11.944401607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88.66931" calcext:value-type="float">
            <text:p>88.66931</text:p>
          </table:table-cell>
          <table:table-cell office:value-type="float" office:value="45.111781" calcext:value-type="float">
            <text:p>45.111781</text:p>
          </table:table-cell>
          <table:table-cell office:value-type="float" office:value="29.170663" calcext:value-type="float">
            <text:p>29.170663</text:p>
          </table:table-cell>
          <table:table-cell office:value-type="float" office:value="3.87261" calcext:value-type="float">
            <text:p>3.87261</text:p>
          </table:table-cell>
          <table:table-cell office:value-type="float" office:value="1.46862" calcext:value-type="float">
            <text:p>1.46862</text:p>
          </table:table-cell>
          <table:table-cell office:value-type="float" office:value="10.46" calcext:value-type="float">
            <text:p>10.46</text:p>
          </table:table-cell>
          <table:table-cell office:value-type="float" office:value="1.12" calcext:value-type="float">
            <text:p>1.12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1.2930802182642" calcext:value-type="float">
            <text:p>11.2930802183</text:p>
          </table:table-cell>
          <table:table-cell office:value-type="float" office:value="12.8268811117225" calcext:value-type="float">
            <text:p>12.826881111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47.916401" calcext:value-type="float">
            <text:p>147.916401</text:p>
          </table:table-cell>
          <table:table-cell office:value-type="float" office:value="93.625944" calcext:value-type="float">
            <text:p>93.625944</text:p>
          </table:table-cell>
          <table:table-cell office:value-type="float" office:value="21.544248" calcext:value-type="float">
            <text:p>21.544248</text:p>
          </table:table-cell>
          <table:table-cell office:value-type="float" office:value="3.035232" calcext:value-type="float">
            <text:p>3.035232</text:p>
          </table:table-cell>
          <table:table-cell office:value-type="float" office:value="0.468615" calcext:value-type="float">
            <text:p>0.468615</text:p>
          </table:table-cell>
          <table:table-cell office:value-type="float" office:value="31.06" calcext:value-type="float">
            <text:p>31.06</text:p>
          </table:table-cell>
          <table:table-cell office:value-type="float" office:value="4.08" calcext:value-type="float">
            <text:p>4.0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4.79247928429309" calcext:value-type="float">
            <text:p>4.7924792843</text:p>
          </table:table-cell>
          <table:table-cell office:value-type="float" office:value="8.42253739745479" calcext:value-type="float">
            <text:p>8.4225373975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51.888487" calcext:value-type="float">
            <text:p>51.888487</text:p>
          </table:table-cell>
          <table:table-cell office:value-type="float" office:value="46.583195" calcext:value-type="float">
            <text:p>46.583195</text:p>
          </table:table-cell>
          <table:table-cell office:value-type="float" office:value="43.399597" calcext:value-type="float">
            <text:p>43.399597</text:p>
          </table:table-cell>
          <table:table-cell office:value-type="float" office:value="3.416536" calcext:value-type="float">
            <text:p>3.416536</text:p>
          </table:table-cell>
          <table:table-cell office:value-type="float" office:value="1.602717" calcext:value-type="float">
            <text:p>1.602717</text:p>
          </table:table-cell>
          <table:table-cell office:value-type="float" office:value="12.53" calcext:value-type="float">
            <text:p>12.53</text:p>
          </table:table-cell>
          <table:table-cell office:value-type="float" office:value="1.28" calcext:value-type="float">
            <text:p>1.2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3544166643494" calcext:value-type="float">
            <text:p>10.3544166643</text:p>
          </table:table-cell>
          <table:table-cell office:value-type="float" office:value="13.02021835096" calcext:value-type="float">
            <text:p>13.020218351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63.580369" calcext:value-type="float">
            <text:p>63.580369</text:p>
          </table:table-cell>
          <table:table-cell office:value-type="float" office:value="38.642499" calcext:value-type="float">
            <text:p>38.642499</text:p>
          </table:table-cell>
          <table:table-cell office:value-type="float" office:value="39.435729" calcext:value-type="float">
            <text:p>39.435729</text:p>
          </table:table-cell>
          <table:table-cell office:value-type="float" office:value="3.579122" calcext:value-type="float">
            <text:p>3.579122</text:p>
          </table:table-cell>
          <table:table-cell office:value-type="float" office:value="2.522196" calcext:value-type="float">
            <text:p>2.522196</text:p>
          </table:table-cell>
          <table:table-cell office:value-type="float" office:value="12.11" calcext:value-type="float">
            <text:p>12.11</text:p>
          </table:table-cell>
          <table:table-cell office:value-type="float" office:value="0.28" calcext:value-type="float">
            <text:p>0.2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7.97930464810056" calcext:value-type="float">
            <text:p>7.9793046481</text:p>
          </table:table-cell>
          <table:table-cell office:value-type="float" office:value="12.6985922519205" calcext:value-type="float">
            <text:p>12.698592251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3.361042" calcext:value-type="float">
            <text:p>53.361042</text:p>
          </table:table-cell>
          <table:table-cell office:value-type="float" office:value="45.583256" calcext:value-type="float">
            <text:p>45.583256</text:p>
          </table:table-cell>
          <table:table-cell office:value-type="float" office:value="28.261959" calcext:value-type="float">
            <text:p>28.261959</text:p>
          </table:table-cell>
          <table:table-cell office:value-type="float" office:value="3.314484" calcext:value-type="float">
            <text:p>3.314484</text:p>
          </table:table-cell>
          <table:table-cell office:value-type="float" office:value="1.46111" calcext:value-type="float">
            <text:p>1.46111</text:p>
          </table:table-cell>
          <table:table-cell office:value-type="float" office:value="12.61" calcext:value-type="float">
            <text:p>12.61</text:p>
          </table:table-cell>
          <table:table-cell office:value-type="float" office:value="1.89" calcext:value-type="float">
            <text:p>1.8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7932227877283" calcext:value-type="float">
            <text:p>10.7932227877</text:p>
          </table:table-cell>
          <table:table-cell office:value-type="float" office:value="13.760676655647" calcext:value-type="float">
            <text:p>13.7606766556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70.448964" calcext:value-type="float">
            <text:p>70.448964</text:p>
          </table:table-cell>
          <table:table-cell office:value-type="float" office:value="36.394059" calcext:value-type="float">
            <text:p>36.394059</text:p>
          </table:table-cell>
          <table:table-cell office:value-type="float" office:value="28.590607" calcext:value-type="float">
            <text:p>28.590607</text:p>
          </table:table-cell>
          <table:table-cell office:value-type="float" office:value="2.487666" calcext:value-type="float">
            <text:p>2.487666</text:p>
          </table:table-cell>
          <table:table-cell office:value-type="float" office:value="1.285372" calcext:value-type="float">
            <text:p>1.285372</text:p>
          </table:table-cell>
          <table:table-cell office:value-type="float" office:value="11.52" calcext:value-type="float">
            <text:p>11.52</text:p>
          </table:table-cell>
          <table:table-cell office:value-type="float" office:value="2.8" calcext:value-type="float">
            <text:p>2.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1.1922765762553" calcext:value-type="float">
            <text:p>11.1922765763</text:p>
          </table:table-cell>
          <table:table-cell office:value-type="float" office:value="13.7639875898353" calcext:value-type="float">
            <text:p>13.763987589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45.283469" calcext:value-type="float">
            <text:p>45.283469</text:p>
          </table:table-cell>
          <table:table-cell office:value-type="float" office:value="50.199234" calcext:value-type="float">
            <text:p>50.199234</text:p>
          </table:table-cell>
          <table:table-cell office:value-type="float" office:value="41.176001" calcext:value-type="float">
            <text:p>41.176001</text:p>
          </table:table-cell>
          <table:table-cell office:value-type="float" office:value="2.708713" calcext:value-type="float">
            <text:p>2.708713</text:p>
          </table:table-cell>
          <table:table-cell office:value-type="float" office:value="1.183558" calcext:value-type="float">
            <text:p>1.183558</text:p>
          </table:table-cell>
          <table:table-cell office:value-type="float" office:value="12.68" calcext:value-type="float">
            <text:p>12.68</text:p>
          </table:table-cell>
          <table:table-cell office:value-type="float" office:value="2.15" calcext:value-type="float">
            <text:p>2.1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91128209600204" calcext:value-type="float">
            <text:p>9.911282096</text:p>
          </table:table-cell>
          <table:table-cell office:value-type="float" office:value="12.7033520998274" calcext:value-type="float">
            <text:p>12.703352099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62.421438" calcext:value-type="float">
            <text:p>62.421438</text:p>
          </table:table-cell>
          <table:table-cell office:value-type="float" office:value="39.313521" calcext:value-type="float">
            <text:p>39.313521</text:p>
          </table:table-cell>
          <table:table-cell office:value-type="float" office:value="33.744107" calcext:value-type="float">
            <text:p>33.744107</text:p>
          </table:table-cell>
          <table:table-cell office:value-type="float" office:value="3.005777" calcext:value-type="float">
            <text:p>3.005777</text:p>
          </table:table-cell>
          <table:table-cell office:value-type="float" office:value="1.472923" calcext:value-type="float">
            <text:p>1.472923</text:p>
          </table:table-cell>
          <table:table-cell office:value-type="float" office:value="12.78" calcext:value-type="float">
            <text:p>12.78</text:p>
          </table:table-cell>
          <table:table-cell office:value-type="float" office:value="1.88" calcext:value-type="float">
            <text:p>1.8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41777056709179" calcext:value-type="float">
            <text:p>8.4177705671</text:p>
          </table:table-cell>
          <table:table-cell office:value-type="float" office:value="13.913591199221" calcext:value-type="float">
            <text:p>13.913591199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44.8997" calcext:value-type="float">
            <text:p>44.8997</text:p>
          </table:table-cell>
          <table:table-cell office:value-type="float" office:value="50.7554" calcext:value-type="float">
            <text:p>50.7554</text:p>
          </table:table-cell>
          <table:table-cell office:value-type="float" office:value="44.782802" calcext:value-type="float">
            <text:p>44.782802</text:p>
          </table:table-cell>
          <table:table-cell office:value-type="float" office:value="3.599999" calcext:value-type="float">
            <text:p>3.599999</text:p>
          </table:table-cell>
          <table:table-cell office:value-type="float" office:value="1.39476" calcext:value-type="float">
            <text:p>1.39476</text:p>
          </table:table-cell>
          <table:table-cell office:value-type="float" office:value="12.15" calcext:value-type="float">
            <text:p>12.15</text:p>
          </table:table-cell>
          <table:table-cell office:value-type="float" office:value="2.98" calcext:value-type="float">
            <text:p>2.9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5530955085812" calcext:value-type="float">
            <text:p>10.5530955086</text:p>
          </table:table-cell>
          <table:table-cell office:value-type="float" office:value="13.4385730565205" calcext:value-type="float">
            <text:p>13.4385730565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68.102196" calcext:value-type="float">
            <text:p>68.102196</text:p>
          </table:table-cell>
          <table:table-cell office:value-type="float" office:value="37.678722" calcext:value-type="float">
            <text:p>37.678722</text:p>
          </table:table-cell>
          <table:table-cell office:value-type="float" office:value="34.750281" calcext:value-type="float">
            <text:p>34.750281</text:p>
          </table:table-cell>
          <table:table-cell office:value-type="float" office:value="3.58095" calcext:value-type="float">
            <text:p>3.58095</text:p>
          </table:table-cell>
          <table:table-cell office:value-type="float" office:value="1.790079" calcext:value-type="float">
            <text:p>1.790079</text:p>
          </table:table-cell>
          <table:table-cell office:value-type="float" office:value="16.23" calcext:value-type="float">
            <text:p>16.23</text:p>
          </table:table-cell>
          <table:table-cell office:value-type="float" office:value="1.12" calcext:value-type="float">
            <text:p>1.12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7934897490123" calcext:value-type="float">
            <text:p>10.793489749</text:p>
          </table:table-cell>
          <table:table-cell office:value-type="float" office:value="12.7344586110186" calcext:value-type="float">
            <text:p>12.734458611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4.116998" calcext:value-type="float">
            <text:p>54.116998</text:p>
          </table:table-cell>
          <table:table-cell office:value-type="float" office:value="46.404553" calcext:value-type="float">
            <text:p>46.404553</text:p>
          </table:table-cell>
          <table:table-cell office:value-type="float" office:value="38.973579" calcext:value-type="float">
            <text:p>38.973579</text:p>
          </table:table-cell>
          <table:table-cell office:value-type="float" office:value="2.973002" calcext:value-type="float">
            <text:p>2.973002</text:p>
          </table:table-cell>
          <table:table-cell office:value-type="float" office:value="1.347427" calcext:value-type="float">
            <text:p>1.347427</text:p>
          </table:table-cell>
          <table:table-cell office:value-type="float" office:value="11.91" calcext:value-type="float">
            <text:p>11.91</text:p>
          </table:table-cell>
          <table:table-cell office:value-type="float" office:value="5.23" calcext:value-type="float">
            <text:p>5.23</text:p>
          </table:table-cell>
          <table:table-cell office:value-type="float" office:value="7.92290101491584" calcext:value-type="float">
            <text:p>7.9229010149</text:p>
          </table:table-cell>
          <table:table-cell/>
          <table:table-cell office:value-type="float" office:value="12.389584626821" calcext:value-type="float">
            <text:p>12.389584626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300.699569" calcext:value-type="float">
            <text:p>300.699569</text:p>
          </table:table-cell>
          <table:table-cell office:value-type="float" office:value="165.896126" calcext:value-type="float">
            <text:p>165.896126</text:p>
          </table:table-cell>
          <table:table-cell office:value-type="float" office:value="9.510858" calcext:value-type="float">
            <text:p>9.510858</text:p>
          </table:table-cell>
          <table:table-cell office:value-type="float" office:value="0.23089" calcext:value-type="float">
            <text:p>0.23089</text:p>
          </table:table-cell>
          <table:table-cell office:value-type="float" office:value="0.770799" calcext:value-type="float">
            <text:p>0.770799</text:p>
          </table:table-cell>
          <table:table-cell office:value-type="float" office:value="15.51" calcext:value-type="float">
            <text:p>15.51</text:p>
          </table:table-cell>
          <table:table-cell office:value-type="float" office:value="1.74" calcext:value-type="float">
            <text:p>1.74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1.2954893452377" calcext:value-type="float">
            <text:p>11.2954893452</text:p>
          </table:table-cell>
          <table:table-cell office:value-type="float" office:value="13.6092271878711" calcext:value-type="float">
            <text:p>13.609227187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52.803588" calcext:value-type="float">
            <text:p>52.803588</text:p>
          </table:table-cell>
          <table:table-cell office:value-type="float" office:value="51.484609" calcext:value-type="float">
            <text:p>51.484609</text:p>
          </table:table-cell>
          <table:table-cell office:value-type="float" office:value="42.932513" calcext:value-type="float">
            <text:p>42.932513</text:p>
          </table:table-cell>
          <table:table-cell office:value-type="float" office:value="3.140771" calcext:value-type="float">
            <text:p>3.140771</text:p>
          </table:table-cell>
          <table:table-cell office:value-type="float" office:value="1.370399" calcext:value-type="float">
            <text:p>1.370399</text:p>
          </table:table-cell>
          <table:table-cell office:value-type="float" office:value="14.14" calcext:value-type="float">
            <text:p>14.14</text:p>
          </table:table-cell>
          <table:table-cell office:value-type="float" office:value="1.35" calcext:value-type="float">
            <text:p>1.3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4793393909979" calcext:value-type="float">
            <text:p>10.479339391</text:p>
          </table:table-cell>
          <table:table-cell office:value-type="float" office:value="12.9913591750285" calcext:value-type="float">
            <text:p>12.991359175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56.972157" calcext:value-type="float">
            <text:p>56.972157</text:p>
          </table:table-cell>
          <table:table-cell office:value-type="float" office:value="42.979624" calcext:value-type="float">
            <text:p>42.979624</text:p>
          </table:table-cell>
          <table:table-cell office:value-type="float" office:value="39.160003" calcext:value-type="float">
            <text:p>39.160003</text:p>
          </table:table-cell>
          <table:table-cell office:value-type="float" office:value="3.781489" calcext:value-type="float">
            <text:p>3.781489</text:p>
          </table:table-cell>
          <table:table-cell office:value-type="float" office:value="1.62947" calcext:value-type="float">
            <text:p>1.62947</text:p>
          </table:table-cell>
          <table:table-cell office:value-type="float" office:value="14.2" calcext:value-type="float">
            <text:p>14.2</text:p>
          </table:table-cell>
          <table:table-cell office:value-type="float" office:value="1.27" calcext:value-type="float">
            <text:p>1.27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383713752802" calcext:value-type="float">
            <text:p>10.3837137528</text:p>
          </table:table-cell>
          <table:table-cell office:value-type="float" office:value="13.138532789029" calcext:value-type="float">
            <text:p>13.13853278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  <table:table-cell office:value-type="float" office:value="52.871522" calcext:value-type="float">
            <text:p>52.871522</text:p>
          </table:table-cell>
          <table:table-cell office:value-type="float" office:value="38.332401" calcext:value-type="float">
            <text:p>38.332401</text:p>
          </table:table-cell>
          <table:table-cell office:value-type="float" office:value="37.421397" calcext:value-type="float">
            <text:p>37.421397</text:p>
          </table:table-cell>
          <table:table-cell office:value-type="float" office:value="3.205188" calcext:value-type="float">
            <text:p>3.205188</text:p>
          </table:table-cell>
          <table:table-cell office:value-type="float" office:value="1.062737" calcext:value-type="float">
            <text:p>1.062737</text:p>
          </table:table-cell>
          <table:table-cell office:value-type="float" office:value="9.21" calcext:value-type="float">
            <text:p>9.21</text:p>
          </table:table-cell>
          <table:table-cell office:value-type="float" office:value="1.29" calcext:value-type="float">
            <text:p>1.2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7.99301211260309" calcext:value-type="float">
            <text:p>7.9930121126</text:p>
          </table:table-cell>
          <table:table-cell office:value-type="float" office:value="13.2006097495559" calcext:value-type="float">
            <text:p>13.2006097496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58.558277" calcext:value-type="float">
            <text:p>58.558277</text:p>
          </table:table-cell>
          <table:table-cell office:value-type="float" office:value="49.117336" calcext:value-type="float">
            <text:p>49.117336</text:p>
          </table:table-cell>
          <table:table-cell office:value-type="float" office:value="46.792193" calcext:value-type="float">
            <text:p>46.792193</text:p>
          </table:table-cell>
          <table:table-cell office:value-type="float" office:value="3.505874" calcext:value-type="float">
            <text:p>3.505874</text:p>
          </table:table-cell>
          <table:table-cell office:value-type="float" office:value="1.466208" calcext:value-type="float">
            <text:p>1.466208</text:p>
          </table:table-cell>
          <table:table-cell office:value-type="float" office:value="14.78" calcext:value-type="float">
            <text:p>14.78</text:p>
          </table:table-cell>
          <table:table-cell office:value-type="float" office:value="0.2" calcext:value-type="float">
            <text:p>0.2</text:p>
          </table:table-cell>
          <table:table-cell office:value-type="float" office:value="7.92290101491584" calcext:value-type="float">
            <text:p>7.9229010149</text:p>
          </table:table-cell>
          <table:table-cell/>
          <table:table-cell office:value-type="float" office:value="14.0485353755685" calcext:value-type="float">
            <text:p>14.0485353756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57.73724" calcext:value-type="float">
            <text:p>57.73724</text:p>
          </table:table-cell>
          <table:table-cell office:value-type="float" office:value="44.002432" calcext:value-type="float">
            <text:p>44.002432</text:p>
          </table:table-cell>
          <table:table-cell office:value-type="float" office:value="36.267145" calcext:value-type="float">
            <text:p>36.267145</text:p>
          </table:table-cell>
          <table:table-cell office:value-type="float" office:value="3.410416" calcext:value-type="float">
            <text:p>3.410416</text:p>
          </table:table-cell>
          <table:table-cell office:value-type="float" office:value="1.188774" calcext:value-type="float">
            <text:p>1.188774</text:p>
          </table:table-cell>
          <table:table-cell office:value-type="float" office:value="10.7" calcext:value-type="float">
            <text:p>10.7</text:p>
          </table:table-cell>
          <table:table-cell office:value-type="float" office:value="1.59" calcext:value-type="float">
            <text:p>1.5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5209327989519" calcext:value-type="float">
            <text:p>10.520932799</text:p>
          </table:table-cell>
          <table:table-cell office:value-type="float" office:value="13.1636861988099" calcext:value-type="float">
            <text:p>13.163686198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55.903721" calcext:value-type="float">
            <text:p>55.903721</text:p>
          </table:table-cell>
          <table:table-cell office:value-type="float" office:value="38.537049" calcext:value-type="float">
            <text:p>38.537049</text:p>
          </table:table-cell>
          <table:table-cell office:value-type="float" office:value="36.209219" calcext:value-type="float">
            <text:p>36.209219</text:p>
          </table:table-cell>
          <table:table-cell office:value-type="float" office:value="2.862636" calcext:value-type="float">
            <text:p>2.862636</text:p>
          </table:table-cell>
          <table:table-cell office:value-type="float" office:value="1.04803" calcext:value-type="float">
            <text:p>1.04803</text:p>
          </table:table-cell>
          <table:table-cell office:value-type="float" office:value="11.26" calcext:value-type="float">
            <text:p>11.26</text:p>
          </table:table-cell>
          <table:table-cell office:value-type="float" office:value="2.93" calcext:value-type="float">
            <text:p>2.93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5109978655808" calcext:value-type="float">
            <text:p>10.5109978656</text:p>
          </table:table-cell>
          <table:table-cell office:value-type="float" office:value="13.2101811298525" calcext:value-type="float">
            <text:p>13.210181129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4.862845" calcext:value-type="float">
            <text:p>64.862845</text:p>
          </table:table-cell>
          <table:table-cell office:value-type="float" office:value="36.863286" calcext:value-type="float">
            <text:p>36.863286</text:p>
          </table:table-cell>
          <table:table-cell office:value-type="float" office:value="42.495797" calcext:value-type="float">
            <text:p>42.495797</text:p>
          </table:table-cell>
          <table:table-cell office:value-type="float" office:value="3.158505" calcext:value-type="float">
            <text:p>3.158505</text:p>
          </table:table-cell>
          <table:table-cell office:value-type="float" office:value="1.172034" calcext:value-type="float">
            <text:p>1.172034</text:p>
          </table:table-cell>
          <table:table-cell office:value-type="float" office:value="12.09" calcext:value-type="float">
            <text:p>12.09</text:p>
          </table:table-cell>
          <table:table-cell office:value-type="float" office:value="2.64" calcext:value-type="float">
            <text:p>2.64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1.1026477950412" calcext:value-type="float">
            <text:p>11.102647795</text:p>
          </table:table-cell>
          <table:table-cell office:value-type="float" office:value="13.4927296421967" calcext:value-type="float">
            <text:p>13.492729642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44.932562" calcext:value-type="float">
            <text:p>44.932562</text:p>
          </table:table-cell>
          <table:table-cell office:value-type="float" office:value="56.821436" calcext:value-type="float">
            <text:p>56.821436</text:p>
          </table:table-cell>
          <table:table-cell office:value-type="float" office:value="33.974212" calcext:value-type="float">
            <text:p>33.974212</text:p>
          </table:table-cell>
          <table:table-cell office:value-type="float" office:value="3.332122" calcext:value-type="float">
            <text:p>3.332122</text:p>
          </table:table-cell>
          <table:table-cell office:value-type="float" office:value="1.74187" calcext:value-type="float">
            <text:p>1.74187</text:p>
          </table:table-cell>
          <table:table-cell office:value-type="float" office:value="18.16" calcext:value-type="float">
            <text:p>18.16</text:p>
          </table:table-cell>
          <table:table-cell office:value-type="float" office:value="2.43" calcext:value-type="float">
            <text:p>2.43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37589718243741" calcext:value-type="float">
            <text:p>9.3758971824</text:p>
          </table:table-cell>
          <table:table-cell office:value-type="float" office:value="12.5810050657908" calcext:value-type="float">
            <text:p>12.581005065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55.959844" calcext:value-type="float">
            <text:p>55.959844</text:p>
          </table:table-cell>
          <table:table-cell office:value-type="float" office:value="47.11042" calcext:value-type="float">
            <text:p>47.11042</text:p>
          </table:table-cell>
          <table:table-cell office:value-type="float" office:value="39.917855" calcext:value-type="float">
            <text:p>39.917855</text:p>
          </table:table-cell>
          <table:table-cell office:value-type="float" office:value="3.695668" calcext:value-type="float">
            <text:p>3.695668</text:p>
          </table:table-cell>
          <table:table-cell office:value-type="float" office:value="1.315723" calcext:value-type="float">
            <text:p>1.315723</text:p>
          </table:table-cell>
          <table:table-cell office:value-type="float" office:value="12.92" calcext:value-type="float">
            <text:p>12.92</text:p>
          </table:table-cell>
          <table:table-cell office:value-type="float" office:value="0.59" calcext:value-type="float">
            <text:p>0.5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5998171637874" calcext:value-type="float">
            <text:p>10.5998171638</text:p>
          </table:table-cell>
          <table:table-cell office:value-type="float" office:value="12.5891386189324" calcext:value-type="float">
            <text:p>12.589138618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49.201948" calcext:value-type="float">
            <text:p>49.201948</text:p>
          </table:table-cell>
          <table:table-cell office:value-type="float" office:value="47.45213" calcext:value-type="float">
            <text:p>47.45213</text:p>
          </table:table-cell>
          <table:table-cell office:value-type="float" office:value="28.222843" calcext:value-type="float">
            <text:p>28.222843</text:p>
          </table:table-cell>
          <table:table-cell office:value-type="float" office:value="2.362682" calcext:value-type="float">
            <text:p>2.362682</text:p>
          </table:table-cell>
          <table:table-cell office:value-type="float" office:value="1.343654" calcext:value-type="float">
            <text:p>1.343654</text:p>
          </table:table-cell>
          <table:table-cell office:value-type="float" office:value="12.66" calcext:value-type="float">
            <text:p>12.66</text:p>
          </table:table-cell>
          <table:table-cell office:value-type="float" office:value="1.39" calcext:value-type="float">
            <text:p>1.3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9004078150092" calcext:value-type="float">
            <text:p>9.900407815</text:p>
          </table:table-cell>
          <table:table-cell office:value-type="float" office:value="12.8411587025774" calcext:value-type="float">
            <text:p>12.8411587026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56.932622" calcext:value-type="float">
            <text:p>56.932622</text:p>
          </table:table-cell>
          <table:table-cell office:value-type="float" office:value="32.901643" calcext:value-type="float">
            <text:p>32.901643</text:p>
          </table:table-cell>
          <table:table-cell office:value-type="float" office:value="31.441691" calcext:value-type="float">
            <text:p>31.441691</text:p>
          </table:table-cell>
          <table:table-cell office:value-type="float" office:value="3.344214" calcext:value-type="float">
            <text:p>3.344214</text:p>
          </table:table-cell>
          <table:table-cell office:value-type="float" office:value="1.058712" calcext:value-type="float">
            <text:p>1.058712</text:p>
          </table:table-cell>
          <table:table-cell office:value-type="float" office:value="11.35" calcext:value-type="float">
            <text:p>11.35</text:p>
          </table:table-cell>
          <table:table-cell office:value-type="float" office:value="3.8" calcext:value-type="float">
            <text:p>3.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25963933834531" calcext:value-type="float">
            <text:p>8.2596393383</text:p>
          </table:table-cell>
          <table:table-cell office:value-type="float" office:value="10.699905732234" calcext:value-type="float">
            <text:p>10.699905732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65.033975" calcext:value-type="float">
            <text:p>65.033975</text:p>
          </table:table-cell>
          <table:table-cell office:value-type="float" office:value="35.610796" calcext:value-type="float">
            <text:p>35.610796</text:p>
          </table:table-cell>
          <table:table-cell office:value-type="float" office:value="39.863208" calcext:value-type="float">
            <text:p>39.863208</text:p>
          </table:table-cell>
          <table:table-cell office:value-type="float" office:value="3.314752" calcext:value-type="float">
            <text:p>3.314752</text:p>
          </table:table-cell>
          <table:table-cell office:value-type="float" office:value="1.000293" calcext:value-type="float">
            <text:p>1.000293</text:p>
          </table:table-cell>
          <table:table-cell office:value-type="float" office:value="12.18" calcext:value-type="float">
            <text:p>12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7.46382191899371" calcext:value-type="float">
            <text:p>7.463821919</text:p>
          </table:table-cell>
          <table:table-cell office:value-type="float" office:value="10.4617896493857" calcext:value-type="float">
            <text:p>10.4617896494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3.38" calcext:value-type="float">
            <text:p>-3.38</text:p>
          </table:table-cell>
          <table:table-cell office:value-type="float" office:value="55.358018" calcext:value-type="float">
            <text:p>55.358018</text:p>
          </table:table-cell>
          <table:table-cell office:value-type="float" office:value="47.084688" calcext:value-type="float">
            <text:p>47.084688</text:p>
          </table:table-cell>
          <table:table-cell office:value-type="float" office:value="32.76763" calcext:value-type="float">
            <text:p>32.76763</text:p>
          </table:table-cell>
          <table:table-cell office:value-type="float" office:value="1.386736" calcext:value-type="float">
            <text:p>1.386736</text:p>
          </table:table-cell>
          <table:table-cell office:value-type="float" office:value="1.816245" calcext:value-type="float">
            <text:p>1.816245</text:p>
          </table:table-cell>
          <table:table-cell office:value-type="float" office:value="9.88" calcext:value-type="float">
            <text:p>9.88</text:p>
          </table:table-cell>
          <table:table-cell office:value-type="float" office:value="6.34" calcext:value-type="float">
            <text:p>6.34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01734047780118" calcext:value-type="float">
            <text:p>8.0173404778</text:p>
          </table:table-cell>
          <table:table-cell office:value-type="float" office:value="10.7492393326426" calcext:value-type="float">
            <text:p>10.7492393326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58.070562" calcext:value-type="float">
            <text:p>58.070562</text:p>
          </table:table-cell>
          <table:table-cell office:value-type="float" office:value="38.170286" calcext:value-type="float">
            <text:p>38.170286</text:p>
          </table:table-cell>
          <table:table-cell office:value-type="float" office:value="32.147093" calcext:value-type="float">
            <text:p>32.147093</text:p>
          </table:table-cell>
          <table:table-cell office:value-type="float" office:value="3.145613" calcext:value-type="float">
            <text:p>3.145613</text:p>
          </table:table-cell>
          <table:table-cell office:value-type="float" office:value="1.32753" calcext:value-type="float">
            <text:p>1.32753</text:p>
          </table:table-cell>
          <table:table-cell office:value-type="float" office:value="11.27" calcext:value-type="float">
            <text:p>11.27</text:p>
          </table:table-cell>
          <table:table-cell office:value-type="float" office:value="2.21" calcext:value-type="float">
            <text:p>2.2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65954800569885" calcext:value-type="float">
            <text:p>9.6595480057</text:p>
          </table:table-cell>
          <table:table-cell office:value-type="float" office:value="12.0329662365373" calcext:value-type="float">
            <text:p>12.0329662365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70.325478" calcext:value-type="float">
            <text:p>70.325478</text:p>
          </table:table-cell>
          <table:table-cell office:value-type="float" office:value="53.225716" calcext:value-type="float">
            <text:p>53.225716</text:p>
          </table:table-cell>
          <table:table-cell office:value-type="float" office:value="21.968842" calcext:value-type="float">
            <text:p>21.968842</text:p>
          </table:table-cell>
          <table:table-cell office:value-type="float" office:value="3.793484" calcext:value-type="float">
            <text:p>3.793484</text:p>
          </table:table-cell>
          <table:table-cell office:value-type="float" office:value="1.389733" calcext:value-type="float">
            <text:p>1.389733</text:p>
          </table:table-cell>
          <table:table-cell office:value-type="float" office:value="12.16" calcext:value-type="float">
            <text:p>12.16</text:p>
          </table:table-cell>
          <table:table-cell office:value-type="float" office:value="0.24" calcext:value-type="float">
            <text:p>0.24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5152023102155" calcext:value-type="float">
            <text:p>10.5152023102</text:p>
          </table:table-cell>
          <table:table-cell office:value-type="float" office:value="13.1505425876696" calcext:value-type="float">
            <text:p>13.150542587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91.571099" calcext:value-type="float">
            <text:p>91.571099</text:p>
          </table:table-cell>
          <table:table-cell office:value-type="float" office:value="50.579013" calcext:value-type="float">
            <text:p>50.579013</text:p>
          </table:table-cell>
          <table:table-cell office:value-type="float" office:value="21.978291" calcext:value-type="float">
            <text:p>21.978291</text:p>
          </table:table-cell>
          <table:table-cell office:value-type="float" office:value="1.938628" calcext:value-type="float">
            <text:p>1.938628</text:p>
          </table:table-cell>
          <table:table-cell office:value-type="float" office:value="2.332728" calcext:value-type="float">
            <text:p>2.332728</text:p>
          </table:table-cell>
          <table:table-cell office:value-type="float" office:value="11.78" calcext:value-type="float">
            <text:p>11.78</text:p>
          </table:table-cell>
          <table:table-cell office:value-type="float" office:value="1.65" calcext:value-type="float">
            <text:p>1.6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2.9051129276072" calcext:value-type="float">
            <text:p>12.9051129276</text:p>
          </table:table-cell>
          <table:table-cell office:value-type="float" office:value="14.3322749441201" calcext:value-type="float">
            <text:p>14.3322749441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8.625617" calcext:value-type="float">
            <text:p>68.625617</text:p>
          </table:table-cell>
          <table:table-cell office:value-type="float" office:value="31.028558" calcext:value-type="float">
            <text:p>31.028558</text:p>
          </table:table-cell>
          <table:table-cell office:value-type="float" office:value="23.501853" calcext:value-type="float">
            <text:p>23.501853</text:p>
          </table:table-cell>
          <table:table-cell office:value-type="float" office:value="2.706101" calcext:value-type="float">
            <text:p>2.706101</text:p>
          </table:table-cell>
          <table:table-cell office:value-type="float" office:value="1.633103" calcext:value-type="float">
            <text:p>1.633103</text:p>
          </table:table-cell>
          <table:table-cell office:value-type="float" office:value="11.62" calcext:value-type="float">
            <text:p>11.62</text:p>
          </table:table-cell>
          <table:table-cell office:value-type="float" office:value="2.71" calcext:value-type="float">
            <text:p>2.7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04706821769936" calcext:value-type="float">
            <text:p>9.0470682177</text:p>
          </table:table-cell>
          <table:table-cell office:value-type="float" office:value="11.9590208820281" calcext:value-type="float">
            <text:p>11.95902088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53.209313" calcext:value-type="float">
            <text:p>53.209313</text:p>
          </table:table-cell>
          <table:table-cell office:value-type="float" office:value="41.727503" calcext:value-type="float">
            <text:p>41.727503</text:p>
          </table:table-cell>
          <table:table-cell office:value-type="float" office:value="21.794582" calcext:value-type="float">
            <text:p>21.794582</text:p>
          </table:table-cell>
          <table:table-cell office:value-type="float" office:value="2.613412" calcext:value-type="float">
            <text:p>2.613412</text:p>
          </table:table-cell>
          <table:table-cell office:value-type="float" office:value="0.421417" calcext:value-type="float">
            <text:p>0.421417</text:p>
          </table:table-cell>
          <table:table-cell office:value-type="float" office:value="15.15" calcext:value-type="float">
            <text:p>15.15</text:p>
          </table:table-cell>
          <table:table-cell office:value-type="float" office:value="1.41" calcext:value-type="float">
            <text:p>1.4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8662788140038" calcext:value-type="float">
            <text:p>9.866278814</text:p>
          </table:table-cell>
          <table:table-cell office:value-type="float" office:value="12.4058588413014" calcext:value-type="float">
            <text:p>12.4058588413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58.017965" calcext:value-type="float">
            <text:p>58.017965</text:p>
          </table:table-cell>
          <table:table-cell office:value-type="float" office:value="42.038316" calcext:value-type="float">
            <text:p>42.038316</text:p>
          </table:table-cell>
          <table:table-cell office:value-type="float" office:value="33.307453" calcext:value-type="float">
            <text:p>33.307453</text:p>
          </table:table-cell>
          <table:table-cell office:value-type="float" office:value="2.743237" calcext:value-type="float">
            <text:p>2.743237</text:p>
          </table:table-cell>
          <table:table-cell office:value-type="float" office:value="1.914429" calcext:value-type="float">
            <text:p>1.914429</text:p>
          </table:table-cell>
          <table:table-cell office:value-type="float" office:value="14.16" calcext:value-type="float">
            <text:p>14.16</text:p>
          </table:table-cell>
          <table:table-cell office:value-type="float" office:value="2.29" calcext:value-type="float">
            <text:p>2.29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13974621912226" calcext:value-type="float">
            <text:p>9.1397462191</text:p>
          </table:table-cell>
          <table:table-cell office:value-type="float" office:value="11.7382041831924" calcext:value-type="float">
            <text:p>11.738204183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69.239646" calcext:value-type="float">
            <text:p>69.239646</text:p>
          </table:table-cell>
          <table:table-cell office:value-type="float" office:value="33.257894" calcext:value-type="float">
            <text:p>33.257894</text:p>
          </table:table-cell>
          <table:table-cell office:value-type="float" office:value="39.03132" calcext:value-type="float">
            <text:p>39.03132</text:p>
          </table:table-cell>
          <table:table-cell office:value-type="float" office:value="3.424333" calcext:value-type="float">
            <text:p>3.424333</text:p>
          </table:table-cell>
          <table:table-cell office:value-type="float" office:value="1.509497" calcext:value-type="float">
            <text:p>1.509497</text:p>
          </table:table-cell>
          <table:table-cell office:value-type="float" office:value="16.07" calcext:value-type="float">
            <text:p>16.07</text:p>
          </table:table-cell>
          <table:table-cell office:value-type="float" office:value="1.66" calcext:value-type="float">
            <text:p>1.66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08326687848604" calcext:value-type="float">
            <text:p>8.0832668785</text:p>
          </table:table-cell>
          <table:table-cell office:value-type="float" office:value="11.2752833277795" calcext:value-type="float">
            <text:p>11.275283327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93.43197" calcext:value-type="float">
            <text:p>93.43197</text:p>
          </table:table-cell>
          <table:table-cell office:value-type="float" office:value="42.492323" calcext:value-type="float">
            <text:p>42.492323</text:p>
          </table:table-cell>
          <table:table-cell office:value-type="float" office:value="37.931448" calcext:value-type="float">
            <text:p>37.931448</text:p>
          </table:table-cell>
          <table:table-cell office:value-type="float" office:value="3.657509" calcext:value-type="float">
            <text:p>3.657509</text:p>
          </table:table-cell>
          <table:table-cell office:value-type="float" office:value="2.148167" calcext:value-type="float">
            <text:p>2.148167</text:p>
          </table:table-cell>
          <table:table-cell office:value-type="float" office:value="12.8" calcext:value-type="float">
            <text:p>12.8</text:p>
          </table:table-cell>
          <table:table-cell office:value-type="float" office:value="0.37" calcext:value-type="float">
            <text:p>0.37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72446748956577" calcext:value-type="float">
            <text:p>8.7244674896</text:p>
          </table:table-cell>
          <table:table-cell office:value-type="float" office:value="11.0841204837819" calcext:value-type="float">
            <text:p>11.0841204838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66.297513" calcext:value-type="float">
            <text:p>66.297513</text:p>
          </table:table-cell>
          <table:table-cell office:value-type="float" office:value="33.778224" calcext:value-type="float">
            <text:p>33.778224</text:p>
          </table:table-cell>
          <table:table-cell office:value-type="float" office:value="41.007263" calcext:value-type="float">
            <text:p>41.007263</text:p>
          </table:table-cell>
          <table:table-cell office:value-type="float" office:value="2.709133" calcext:value-type="float">
            <text:p>2.709133</text:p>
          </table:table-cell>
          <table:table-cell office:value-type="float" office:value="0.973239" calcext:value-type="float">
            <text:p>0.973239</text:p>
          </table:table-cell>
          <table:table-cell office:value-type="float" office:value="11.32" calcext:value-type="float">
            <text:p>11.32</text:p>
          </table:table-cell>
          <table:table-cell office:value-type="float" office:value="4.98" calcext:value-type="float">
            <text:p>4.98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7.34349091010855" calcext:value-type="float">
            <text:p>7.3434909101</text:p>
          </table:table-cell>
          <table:table-cell office:value-type="float" office:value="10.6098919170115" calcext:value-type="float">
            <text:p>10.60989191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63.177877" calcext:value-type="float">
            <text:p>63.177877</text:p>
          </table:table-cell>
          <table:table-cell office:value-type="float" office:value="36.897293" calcext:value-type="float">
            <text:p>36.897293</text:p>
          </table:table-cell>
          <table:table-cell office:value-type="float" office:value="31.86669" calcext:value-type="float">
            <text:p>31.86669</text:p>
          </table:table-cell>
          <table:table-cell office:value-type="float" office:value="2.743222" calcext:value-type="float">
            <text:p>2.743222</text:p>
          </table:table-cell>
          <table:table-cell office:value-type="float" office:value="1.093159" calcext:value-type="float">
            <text:p>1.093159</text:p>
          </table:table-cell>
          <table:table-cell office:value-type="float" office:value="9.89" calcext:value-type="float">
            <text:p>9.89</text:p>
          </table:table-cell>
          <table:table-cell office:value-type="float" office:value="3.81" calcext:value-type="float">
            <text:p>3.8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78170898583618" calcext:value-type="float">
            <text:p>8.7817089858</text:p>
          </table:table-cell>
          <table:table-cell office:value-type="float" office:value="11.4592627868613" calcext:value-type="float">
            <text:p>11.459262786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54.408708" calcext:value-type="float">
            <text:p>54.408708</text:p>
          </table:table-cell>
          <table:table-cell office:value-type="float" office:value="47.350811" calcext:value-type="float">
            <text:p>47.350811</text:p>
          </table:table-cell>
          <table:table-cell office:value-type="float" office:value="47.380001" calcext:value-type="float">
            <text:p>47.380001</text:p>
          </table:table-cell>
          <table:table-cell office:value-type="float" office:value="4.317766" calcext:value-type="float">
            <text:p>4.317766</text:p>
          </table:table-cell>
          <table:table-cell office:value-type="float" office:value="1.269421" calcext:value-type="float">
            <text:p>1.269421</text:p>
          </table:table-cell>
          <table:table-cell office:value-type="float" office:value="19.74" calcext:value-type="float">
            <text:p>19.74</text:p>
          </table:table-cell>
          <table:table-cell office:value-type="float" office:value="2.95" calcext:value-type="float">
            <text:p>2.9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7.03482836154561" calcext:value-type="float">
            <text:p>7.0348283615</text:p>
          </table:table-cell>
          <table:table-cell office:value-type="float" office:value="10.936104241265" calcext:value-type="float">
            <text:p>10.9361042413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54.067843" calcext:value-type="float">
            <text:p>54.067843</text:p>
          </table:table-cell>
          <table:table-cell office:value-type="float" office:value="33.76537" calcext:value-type="float">
            <text:p>33.76537</text:p>
          </table:table-cell>
          <table:table-cell office:value-type="float" office:value="31.248376" calcext:value-type="float">
            <text:p>31.248376</text:p>
          </table:table-cell>
          <table:table-cell office:value-type="float" office:value="3.180413" calcext:value-type="float">
            <text:p>3.180413</text:p>
          </table:table-cell>
          <table:table-cell office:value-type="float" office:value="0.593811" calcext:value-type="float">
            <text:p>0.593811</text:p>
          </table:table-cell>
          <table:table-cell office:value-type="float" office:value="12.03" calcext:value-type="float">
            <text:p>12.03</text:p>
          </table:table-cell>
          <table:table-cell office:value-type="float" office:value="5.54" calcext:value-type="float">
            <text:p>5.54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6.04878961372725" calcext:value-type="float">
            <text:p>6.0487896137</text:p>
          </table:table-cell>
          <table:table-cell office:value-type="float" office:value="9.0708454039602" calcext:value-type="float">
            <text:p>9.070845404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63.220575" calcext:value-type="float">
            <text:p>63.220575</text:p>
          </table:table-cell>
          <table:table-cell office:value-type="float" office:value="43.9243" calcext:value-type="float">
            <text:p>43.9243</text:p>
          </table:table-cell>
          <table:table-cell office:value-type="float" office:value="45.157377" calcext:value-type="float">
            <text:p>45.157377</text:p>
          </table:table-cell>
          <table:table-cell office:value-type="float" office:value="3.977888" calcext:value-type="float">
            <text:p>3.977888</text:p>
          </table:table-cell>
          <table:table-cell office:value-type="float" office:value="2.211731" calcext:value-type="float">
            <text:p>2.211731</text:p>
          </table:table-cell>
          <table:table-cell office:value-type="float" office:value="12.6" calcext:value-type="float">
            <text:p>12.6</text:p>
          </table:table-cell>
          <table:table-cell office:value-type="float" office:value="1.61" calcext:value-type="float">
            <text:p>1.6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20409757990237" calcext:value-type="float">
            <text:p>8.2040975799</text:p>
          </table:table-cell>
          <table:table-cell office:value-type="float" office:value="12.3643761817287" calcext:value-type="float">
            <text:p>12.364376181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53.923265" calcext:value-type="float">
            <text:p>53.923265</text:p>
          </table:table-cell>
          <table:table-cell office:value-type="float" office:value="50.327128" calcext:value-type="float">
            <text:p>50.327128</text:p>
          </table:table-cell>
          <table:table-cell office:value-type="float" office:value="39.685752" calcext:value-type="float">
            <text:p>39.685752</text:p>
          </table:table-cell>
          <table:table-cell office:value-type="float" office:value="2.935477" calcext:value-type="float">
            <text:p>2.935477</text:p>
          </table:table-cell>
          <table:table-cell office:value-type="float" office:value="1.286098" calcext:value-type="float">
            <text:p>1.286098</text:p>
          </table:table-cell>
          <table:table-cell office:value-type="float" office:value="11.74" calcext:value-type="float">
            <text:p>11.74</text:p>
          </table:table-cell>
          <table:table-cell office:value-type="float" office:value="0.61" calcext:value-type="float">
            <text:p>0.6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1726211609002" calcext:value-type="float">
            <text:p>10.1726211609</text:p>
          </table:table-cell>
          <table:table-cell office:value-type="float" office:value="12.763465687853" calcext:value-type="float">
            <text:p>12.7634656879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5.135763" calcext:value-type="float">
            <text:p>55.135763</text:p>
          </table:table-cell>
          <table:table-cell office:value-type="float" office:value="53.698199" calcext:value-type="float">
            <text:p>53.698199</text:p>
          </table:table-cell>
          <table:table-cell office:value-type="float" office:value="28.592947" calcext:value-type="float">
            <text:p>28.592947</text:p>
          </table:table-cell>
          <table:table-cell office:value-type="float" office:value="3.214165" calcext:value-type="float">
            <text:p>3.214165</text:p>
          </table:table-cell>
          <table:table-cell office:value-type="float" office:value="1.641102" calcext:value-type="float">
            <text:p>1.641102</text:p>
          </table:table-cell>
          <table:table-cell office:value-type="float" office:value="12.45" calcext:value-type="float">
            <text:p>12.45</text:p>
          </table:table-cell>
          <table:table-cell office:value-type="float" office:value="2.65" calcext:value-type="float">
            <text:p>2.65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2.1140812524557" calcext:value-type="float">
            <text:p>12.1140812525</text:p>
          </table:table-cell>
          <table:table-cell office:value-type="float" office:value="15.341312191425" calcext:value-type="float">
            <text:p>15.3413121914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64.638551" calcext:value-type="float">
            <text:p>64.638551</text:p>
          </table:table-cell>
          <table:table-cell office:value-type="float" office:value="42.665601" calcext:value-type="float">
            <text:p>42.665601</text:p>
          </table:table-cell>
          <table:table-cell office:value-type="float" office:value="40.447255" calcext:value-type="float">
            <text:p>40.447255</text:p>
          </table:table-cell>
          <table:table-cell office:value-type="float" office:value="3.634677" calcext:value-type="float">
            <text:p>3.634677</text:p>
          </table:table-cell>
          <table:table-cell office:value-type="float" office:value="2.506782" calcext:value-type="float">
            <text:p>2.506782</text:p>
          </table:table-cell>
          <table:table-cell office:value-type="float" office:value="12.08" calcext:value-type="float">
            <text:p>12.08</text:p>
          </table:table-cell>
          <table:table-cell office:value-type="float" office:value="0.92" calcext:value-type="float">
            <text:p>0.92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9.25651760159393" calcext:value-type="float">
            <text:p>9.2565176016</text:p>
          </table:table-cell>
          <table:table-cell office:value-type="float" office:value="12.0168849567085" calcext:value-type="float">
            <text:p>12.0168849567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57.96899" calcext:value-type="float">
            <text:p>57.96899</text:p>
          </table:table-cell>
          <table:table-cell office:value-type="float" office:value="46.46953" calcext:value-type="float">
            <text:p>46.46953</text:p>
          </table:table-cell>
          <table:table-cell office:value-type="float" office:value="44.04222" calcext:value-type="float">
            <text:p>44.04222</text:p>
          </table:table-cell>
          <table:table-cell office:value-type="float" office:value="3.34341" calcext:value-type="float">
            <text:p>3.34341</text:p>
          </table:table-cell>
          <table:table-cell office:value-type="float" office:value="1.218173" calcext:value-type="float">
            <text:p>1.218173</text:p>
          </table:table-cell>
          <table:table-cell office:value-type="float" office:value="14.21" calcext:value-type="float">
            <text:p>14.21</text:p>
          </table:table-cell>
          <table:table-cell office:value-type="float" office:value="1.23" calcext:value-type="float">
            <text:p>1.23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8.80265780712706" calcext:value-type="float">
            <text:p>8.8026578071</text:p>
          </table:table-cell>
          <table:table-cell office:value-type="float" office:value="12.660416701168" calcext:value-type="float">
            <text:p>12.6604167012</text:p>
          </table:table-cell>
          <table:table-cell table:number-columns-repeated="100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61.527078" calcext:value-type="float">
            <text:p>61.527078</text:p>
          </table:table-cell>
          <table:table-cell office:value-type="float" office:value="43.890613" calcext:value-type="float">
            <text:p>43.890613</text:p>
          </table:table-cell>
          <table:table-cell office:value-type="float" office:value="38.356598" calcext:value-type="float">
            <text:p>38.356598</text:p>
          </table:table-cell>
          <table:table-cell office:value-type="float" office:value="3.389559" calcext:value-type="float">
            <text:p>3.389559</text:p>
          </table:table-cell>
          <table:table-cell office:value-type="float" office:value="1.545141" calcext:value-type="float">
            <text:p>1.545141</text:p>
          </table:table-cell>
          <table:table-cell office:value-type="float" office:value="11.05" calcext:value-type="float">
            <text:p>11.05</text:p>
          </table:table-cell>
          <table:table-cell office:value-type="float" office:value="1.81" calcext:value-type="float">
            <text:p>1.81</text:p>
          </table:table-cell>
          <table:table-cell office:value-type="float" office:value="7.92290101491584" calcext:value-type="float">
            <text:p>7.9229010149</text:p>
          </table:table-cell>
          <table:table-cell office:value-type="float" office:value="10.1270350222643" calcext:value-type="float">
            <text:p>10.1270350223</text:p>
          </table:table-cell>
          <table:table-cell office:value-type="float" office:value="12.5733028991667" calcext:value-type="float">
            <text:p>12.5733028992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25.860055" calcext:value-type="float">
            <text:p>25.860055</text:p>
          </table:table-cell>
          <table:table-cell office:value-type="float" office:value="30.976482" calcext:value-type="float">
            <text:p>30.976482</text:p>
          </table:table-cell>
          <table:table-cell office:value-type="float" office:value="16.861055" calcext:value-type="float">
            <text:p>16.861055</text:p>
          </table:table-cell>
          <table:table-cell office:value-type="float" office:value="0.780096" calcext:value-type="float">
            <text:p>0.780096</text:p>
          </table:table-cell>
          <table:table-cell office:value-type="float" office:value="0.576806" calcext:value-type="float">
            <text:p>0.576806</text:p>
          </table:table-cell>
          <table:table-cell office:value-type="float" office:value="36.98" calcext:value-type="float">
            <text:p>36.98</text:p>
          </table:table-cell>
          <table:table-cell office:value-type="float" office:value="15.97" calcext:value-type="float">
            <text:p>15.97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3.97501658375593" calcext:value-type="float">
            <text:p>3.9750165838</text:p>
          </table:table-cell>
          <table:table-cell office:value-type="float" office:value="8.83828460442768" calcext:value-type="float">
            <text:p>8.838284604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51.702511" calcext:value-type="float">
            <text:p>51.702511</text:p>
          </table:table-cell>
          <table:table-cell office:value-type="float" office:value="39.575972" calcext:value-type="float">
            <text:p>39.575972</text:p>
          </table:table-cell>
          <table:table-cell office:value-type="float" office:value="22.893142" calcext:value-type="float">
            <text:p>22.893142</text:p>
          </table:table-cell>
          <table:table-cell office:value-type="float" office:value="1.720364" calcext:value-type="float">
            <text:p>1.720364</text:p>
          </table:table-cell>
          <table:table-cell office:value-type="float" office:value="0.886022" calcext:value-type="float">
            <text:p>0.886022</text:p>
          </table:table-cell>
          <table:table-cell office:value-type="float" office:value="20.01" calcext:value-type="float">
            <text:p>20.01</text:p>
          </table:table-cell>
          <table:table-cell office:value-type="float" office:value="1.29" calcext:value-type="float">
            <text:p>1.2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2.68102152871429" calcext:value-type="float">
            <text:p>2.6810215287</text:p>
          </table:table-cell>
          <table:table-cell office:value-type="float" office:value="8.40272981459023" calcext:value-type="float">
            <text:p>8.402729814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87.616466" calcext:value-type="float">
            <text:p>87.616466</text:p>
          </table:table-cell>
          <table:table-cell office:value-type="float" office:value="37.818325" calcext:value-type="float">
            <text:p>37.818325</text:p>
          </table:table-cell>
          <table:table-cell office:value-type="float" office:value="23.730406" calcext:value-type="float">
            <text:p>23.730406</text:p>
          </table:table-cell>
          <table:table-cell office:value-type="float" office:value="5.195818" calcext:value-type="float">
            <text:p>5.195818</text:p>
          </table:table-cell>
          <table:table-cell office:value-type="float" office:value="2.632554" calcext:value-type="float">
            <text:p>2.632554</text:p>
          </table:table-cell>
          <table:table-cell office:value-type="float" office:value="11.33" calcext:value-type="float">
            <text:p>11.33</text:p>
          </table:table-cell>
          <table:table-cell office:value-type="float" office:value="0.95" calcext:value-type="float">
            <text:p>0.9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0373704552862" calcext:value-type="float">
            <text:p>11.0373704553</text:p>
          </table:table-cell>
          <table:table-cell office:value-type="float" office:value="13.0266771875171" calcext:value-type="float">
            <text:p>13.026677187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58.946137" calcext:value-type="float">
            <text:p>58.946137</text:p>
          </table:table-cell>
          <table:table-cell office:value-type="float" office:value="74.450552" calcext:value-type="float">
            <text:p>74.450552</text:p>
          </table:table-cell>
          <table:table-cell office:value-type="float" office:value="27.130021" calcext:value-type="float">
            <text:p>27.130021</text:p>
          </table:table-cell>
          <table:table-cell office:value-type="float" office:value="2.065515" calcext:value-type="float">
            <text:p>2.065515</text:p>
          </table:table-cell>
          <table:table-cell office:value-type="float" office:value="4.871099" calcext:value-type="float">
            <text:p>4.871099</text:p>
          </table:table-cell>
          <table:table-cell office:value-type="float" office:value="12.74" calcext:value-type="float">
            <text:p>12.74</text:p>
          </table:table-cell>
          <table:table-cell office:value-type="float" office:value="0.285555555555556" calcext:value-type="float">
            <text:p>0.2855555556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7.07029920816742" calcext:value-type="float">
            <text:p>7.0702992082</text:p>
          </table:table-cell>
          <table:table-cell office:value-type="float" office:value="11.6994276291679" calcext:value-type="float">
            <text:p>11.6994276292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67.370147" calcext:value-type="float">
            <text:p>67.370147</text:p>
          </table:table-cell>
          <table:table-cell office:value-type="float" office:value="48.655069" calcext:value-type="float">
            <text:p>48.655069</text:p>
          </table:table-cell>
          <table:table-cell office:value-type="float" office:value="20.666711" calcext:value-type="float">
            <text:p>20.666711</text:p>
          </table:table-cell>
          <table:table-cell office:value-type="float" office:value="4.203755" calcext:value-type="float">
            <text:p>4.203755</text:p>
          </table:table-cell>
          <table:table-cell office:value-type="float" office:value="2.839886" calcext:value-type="float">
            <text:p>2.839886</text:p>
          </table:table-cell>
          <table:table-cell office:value-type="float" office:value="10.61" calcext:value-type="float">
            <text:p>10.61</text:p>
          </table:table-cell>
          <table:table-cell office:value-type="float" office:value="0.58" calcext:value-type="float">
            <text:p>0.5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3155556489397" calcext:value-type="float">
            <text:p>11.3155556489</text:p>
          </table:table-cell>
          <table:table-cell office:value-type="float" office:value="12.8339629296495" calcext:value-type="float">
            <text:p>12.833962929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27.05249" calcext:value-type="float">
            <text:p>127.05249</text:p>
          </table:table-cell>
          <table:table-cell office:value-type="float" office:value="40.67384" calcext:value-type="float">
            <text:p>40.67384</text:p>
          </table:table-cell>
          <table:table-cell office:value-type="float" office:value="36.76659" calcext:value-type="float">
            <text:p>36.76659</text:p>
          </table:table-cell>
          <table:table-cell office:value-type="float" office:value="3.682793" calcext:value-type="float">
            <text:p>3.682793</text:p>
          </table:table-cell>
          <table:table-cell office:value-type="float" office:value="3.146154" calcext:value-type="float">
            <text:p>3.146154</text:p>
          </table:table-cell>
          <table:table-cell office:value-type="float" office:value="10.44" calcext:value-type="float">
            <text:p>10.44</text:p>
          </table:table-cell>
          <table:table-cell office:value-type="float" office:value="0.11" calcext:value-type="float">
            <text:p>0.1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1642290394737" calcext:value-type="float">
            <text:p>10.1642290395</text:p>
          </table:table-cell>
          <table:table-cell office:value-type="float" office:value="12.3690410574956" calcext:value-type="float">
            <text:p>12.369041057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84.59906" calcext:value-type="float">
            <text:p>84.59906</text:p>
          </table:table-cell>
          <table:table-cell office:value-type="float" office:value="37.357007" calcext:value-type="float">
            <text:p>37.357007</text:p>
          </table:table-cell>
          <table:table-cell office:value-type="float" office:value="28.678157" calcext:value-type="float">
            <text:p>28.678157</text:p>
          </table:table-cell>
          <table:table-cell office:value-type="float" office:value="4.488" calcext:value-type="float">
            <text:p>4.488</text:p>
          </table:table-cell>
          <table:table-cell office:value-type="float" office:value="2.543762" calcext:value-type="float">
            <text:p>2.543762</text:p>
          </table:table-cell>
          <table:table-cell office:value-type="float" office:value="9.93" calcext:value-type="float">
            <text:p>9.93</text:p>
          </table:table-cell>
          <table:table-cell office:value-type="float" office:value="1.57" calcext:value-type="float">
            <text:p>1.57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4529960389492" calcext:value-type="float">
            <text:p>11.4529960389</text:p>
          </table:table-cell>
          <table:table-cell office:value-type="float" office:value="13.0379946596946" calcext:value-type="float">
            <text:p>13.037994659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85.123759" calcext:value-type="float">
            <text:p>85.123759</text:p>
          </table:table-cell>
          <table:table-cell office:value-type="float" office:value="44.975469" calcext:value-type="float">
            <text:p>44.975469</text:p>
          </table:table-cell>
          <table:table-cell office:value-type="float" office:value="22.318731" calcext:value-type="float">
            <text:p>22.318731</text:p>
          </table:table-cell>
          <table:table-cell office:value-type="float" office:value="3.316611" calcext:value-type="float">
            <text:p>3.316611</text:p>
          </table:table-cell>
          <table:table-cell office:value-type="float" office:value="0.395429" calcext:value-type="float">
            <text:p>0.395429</text:p>
          </table:table-cell>
          <table:table-cell office:value-type="float" office:value="35.42" calcext:value-type="float">
            <text:p>35.42</text:p>
          </table:table-cell>
          <table:table-cell office:value-type="float" office:value="1.91" calcext:value-type="float">
            <text:p>1.9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5.47855341685097" calcext:value-type="float">
            <text:p>5.4785534169</text:p>
          </table:table-cell>
          <table:table-cell office:value-type="float" office:value="8.40833434149428" calcext:value-type="float">
            <text:p>8.408334341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60.098895" calcext:value-type="float">
            <text:p>60.098895</text:p>
          </table:table-cell>
          <table:table-cell office:value-type="float" office:value="37.081993" calcext:value-type="float">
            <text:p>37.081993</text:p>
          </table:table-cell>
          <table:table-cell office:value-type="float" office:value="41.910052" calcext:value-type="float">
            <text:p>41.910052</text:p>
          </table:table-cell>
          <table:table-cell office:value-type="float" office:value="3.14117" calcext:value-type="float">
            <text:p>3.14117</text:p>
          </table:table-cell>
          <table:table-cell office:value-type="float" office:value="0.960711" calcext:value-type="float">
            <text:p>0.960711</text:p>
          </table:table-cell>
          <table:table-cell office:value-type="float" office:value="13.37" calcext:value-type="float">
            <text:p>13.37</text:p>
          </table:table-cell>
          <table:table-cell office:value-type="float" office:value="0.84" calcext:value-type="float">
            <text:p>0.8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030197238001" calcext:value-type="float">
            <text:p>10.7030197238</text:p>
          </table:table-cell>
          <table:table-cell office:value-type="float" office:value="13.2229684237203" calcext:value-type="float">
            <text:p>13.222968423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65.149922" calcext:value-type="float">
            <text:p>65.149922</text:p>
          </table:table-cell>
          <table:table-cell office:value-type="float" office:value="33.736259" calcext:value-type="float">
            <text:p>33.736259</text:p>
          </table:table-cell>
          <table:table-cell office:value-type="float" office:value="37.262196" calcext:value-type="float">
            <text:p>37.262196</text:p>
          </table:table-cell>
          <table:table-cell office:value-type="float" office:value="3.185295" calcext:value-type="float">
            <text:p>3.185295</text:p>
          </table:table-cell>
          <table:table-cell office:value-type="float" office:value="1.06693" calcext:value-type="float">
            <text:p>1.06693</text:p>
          </table:table-cell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2926132295554" calcext:value-type="float">
            <text:p>10.2926132296</text:p>
          </table:table-cell>
          <table:table-cell office:value-type="float" office:value="12.9158148365382" calcext:value-type="float">
            <text:p>12.915814836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63.965945" calcext:value-type="float">
            <text:p>63.965945</text:p>
          </table:table-cell>
          <table:table-cell office:value-type="float" office:value="37.490361" calcext:value-type="float">
            <text:p>37.490361</text:p>
          </table:table-cell>
          <table:table-cell office:value-type="float" office:value="29.356717" calcext:value-type="float">
            <text:p>29.356717</text:p>
          </table:table-cell>
          <table:table-cell office:value-type="float" office:value="3.051923" calcext:value-type="float">
            <text:p>3.051923</text:p>
          </table:table-cell>
          <table:table-cell office:value-type="float" office:value="1.083733" calcext:value-type="float">
            <text:p>1.083733</text:p>
          </table:table-cell>
          <table:table-cell office:value-type="float" office:value="13.65" calcext:value-type="float">
            <text:p>13.65</text:p>
          </table:table-cell>
          <table:table-cell office:value-type="float" office:value="0.87" calcext:value-type="float">
            <text:p>0.87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2411272403073" calcext:value-type="float">
            <text:p>11.2411272403</text:p>
          </table:table-cell>
          <table:table-cell office:value-type="float" office:value="13.9411958642731" calcext:value-type="float">
            <text:p>13.941195864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69.38394" calcext:value-type="float">
            <text:p>69.38394</text:p>
          </table:table-cell>
          <table:table-cell office:value-type="float" office:value="33.834842" calcext:value-type="float">
            <text:p>33.834842</text:p>
          </table:table-cell>
          <table:table-cell office:value-type="float" office:value="31.502272" calcext:value-type="float">
            <text:p>31.502272</text:p>
          </table:table-cell>
          <table:table-cell office:value-type="float" office:value="2.539877" calcext:value-type="float">
            <text:p>2.539877</text:p>
          </table:table-cell>
          <table:table-cell office:value-type="float" office:value="1.142934" calcext:value-type="float">
            <text:p>1.142934</text:p>
          </table:table-cell>
          <table:table-cell office:value-type="float" office:value="10.75" calcext:value-type="float">
            <text:p>10.75</text:p>
          </table:table-cell>
          <table:table-cell office:value-type="float" office:value="1.49" calcext:value-type="float">
            <text:p>1.4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4899822712539" calcext:value-type="float">
            <text:p>11.4899822713</text:p>
          </table:table-cell>
          <table:table-cell office:value-type="float" office:value="13.9312851282259" calcext:value-type="float">
            <text:p>13.9312851282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61.211666" calcext:value-type="float">
            <text:p>61.211666</text:p>
          </table:table-cell>
          <table:table-cell office:value-type="float" office:value="42.199445" calcext:value-type="float">
            <text:p>42.199445</text:p>
          </table:table-cell>
          <table:table-cell office:value-type="float" office:value="41.648903" calcext:value-type="float">
            <text:p>41.648903</text:p>
          </table:table-cell>
          <table:table-cell office:value-type="float" office:value="3.031404" calcext:value-type="float">
            <text:p>3.031404</text:p>
          </table:table-cell>
          <table:table-cell office:value-type="float" office:value="0.163009" calcext:value-type="float">
            <text:p>0.163009</text:p>
          </table:table-cell>
          <table:table-cell office:value-type="float" office:value="11.27" calcext:value-type="float">
            <text:p>11.27</text:p>
          </table:table-cell>
          <table:table-cell office:value-type="float" office:value="2.03" calcext:value-type="float">
            <text:p>2.03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3677434451457" calcext:value-type="float">
            <text:p>10.3677434451</text:p>
          </table:table-cell>
          <table:table-cell office:value-type="float" office:value="12.65122354132" calcext:value-type="float">
            <text:p>12.651223541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67.999574" calcext:value-type="float">
            <text:p>67.999574</text:p>
          </table:table-cell>
          <table:table-cell office:value-type="float" office:value="31.655103" calcext:value-type="float">
            <text:p>31.655103</text:p>
          </table:table-cell>
          <table:table-cell office:value-type="float" office:value="37.67907" calcext:value-type="float">
            <text:p>37.67907</text:p>
          </table:table-cell>
          <table:table-cell office:value-type="float" office:value="2.946201" calcext:value-type="float">
            <text:p>2.946201</text:p>
          </table:table-cell>
          <table:table-cell office:value-type="float" office:value="1.082207" calcext:value-type="float">
            <text:p>1.082207</text:p>
          </table:table-cell>
          <table:table-cell office:value-type="float" office:value="11.22" calcext:value-type="float">
            <text:p>11.22</text:p>
          </table:table-cell>
          <table:table-cell office:value-type="float" office:value="1.12" calcext:value-type="float">
            <text:p>1.12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7384374094259" calcext:value-type="float">
            <text:p>11.7384374094</text:p>
          </table:table-cell>
          <table:table-cell office:value-type="float" office:value="14.0993491941182" calcext:value-type="float">
            <text:p>14.0993491941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56.380848" calcext:value-type="float">
            <text:p>56.380848</text:p>
          </table:table-cell>
          <table:table-cell office:value-type="float" office:value="43.077546" calcext:value-type="float">
            <text:p>43.077546</text:p>
          </table:table-cell>
          <table:table-cell office:value-type="float" office:value="43.484671" calcext:value-type="float">
            <text:p>43.484671</text:p>
          </table:table-cell>
          <table:table-cell office:value-type="float" office:value="3.322335" calcext:value-type="float">
            <text:p>3.322335</text:p>
          </table:table-cell>
          <table:table-cell office:value-type="float" office:value="0.740968" calcext:value-type="float">
            <text:p>0.740968</text:p>
          </table:table-cell>
          <table:table-cell office:value-type="float" office:value="11.03" calcext:value-type="float">
            <text:p>11.03</text:p>
          </table:table-cell>
          <table:table-cell office:value-type="float" office:value="2.59" calcext:value-type="float">
            <text:p>2.5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379237697386" calcext:value-type="float">
            <text:p>10.7379237697</text:p>
          </table:table-cell>
          <table:table-cell office:value-type="float" office:value="13.5235666394008" calcext:value-type="float">
            <text:p>13.523566639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72.886128" calcext:value-type="float">
            <text:p>72.886128</text:p>
          </table:table-cell>
          <table:table-cell office:value-type="float" office:value="32.400014" calcext:value-type="float">
            <text:p>32.400014</text:p>
          </table:table-cell>
          <table:table-cell office:value-type="float" office:value="33.270702" calcext:value-type="float">
            <text:p>33.270702</text:p>
          </table:table-cell>
          <table:table-cell office:value-type="float" office:value="3.296537" calcext:value-type="float">
            <text:p>3.296537</text:p>
          </table:table-cell>
          <table:table-cell office:value-type="float" office:value="1.272491" calcext:value-type="float">
            <text:p>1.272491</text:p>
          </table:table-cell>
          <table:table-cell office:value-type="float" office:value="13.92" calcext:value-type="float">
            <text:p>13.92</text:p>
          </table:table-cell>
          <table:table-cell office:value-type="float" office:value="0.64" calcext:value-type="float">
            <text:p>0.6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1810685612956" calcext:value-type="float">
            <text:p>11.1810685613</text:p>
          </table:table-cell>
          <table:table-cell office:value-type="float" office:value="12.9118060635504" calcext:value-type="float">
            <text:p>12.911806063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60.24299" calcext:value-type="float">
            <text:p>60.24299</text:p>
          </table:table-cell>
          <table:table-cell office:value-type="float" office:value="36.280942" calcext:value-type="float">
            <text:p>36.280942</text:p>
          </table:table-cell>
          <table:table-cell office:value-type="float" office:value="41.00562" calcext:value-type="float">
            <text:p>41.00562</text:p>
          </table:table-cell>
          <table:table-cell office:value-type="float" office:value="2.857877" calcext:value-type="float">
            <text:p>2.857877</text:p>
          </table:table-cell>
          <table:table-cell office:value-type="float" office:value="1.736216" calcext:value-type="float">
            <text:p>1.736216</text:p>
          </table:table-cell>
          <table:table-cell office:value-type="float" office:value="10.62" calcext:value-type="float">
            <text:p>10.62</text:p>
          </table:table-cell>
          <table:table-cell office:value-type="float" office:value="3.04" calcext:value-type="float">
            <text:p>3.0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88469711280524" calcext:value-type="float">
            <text:p>9.8846971128</text:p>
          </table:table-cell>
          <table:table-cell office:value-type="float" office:value="12.4891943339699" calcext:value-type="float">
            <text:p>12.48919433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202.835419" calcext:value-type="float">
            <text:p>202.835419</text:p>
          </table:table-cell>
          <table:table-cell office:value-type="float" office:value="97.498588" calcext:value-type="float">
            <text:p>97.498588</text:p>
          </table:table-cell>
          <table:table-cell office:value-type="float" office:value="13.03072" calcext:value-type="float">
            <text:p>13.03072</text:p>
          </table:table-cell>
          <table:table-cell office:value-type="float" office:value="0.447131" calcext:value-type="float">
            <text:p>0.447131</text:p>
          </table:table-cell>
          <table:table-cell office:value-type="float" office:value="1.507075" calcext:value-type="float">
            <text:p>1.507075</text:p>
          </table:table-cell>
          <table:table-cell office:value-type="float" office:value="14.8" calcext:value-type="float">
            <text:p>14.8</text:p>
          </table:table-cell>
          <table:table-cell office:value-type="float" office:value="1.01" calcext:value-type="float">
            <text:p>1.0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6554219260085" calcext:value-type="float">
            <text:p>11.655421926</text:p>
          </table:table-cell>
          <table:table-cell office:value-type="float" office:value="13.6940746449176" calcext:value-type="float">
            <text:p>13.6940746449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55.101953" calcext:value-type="float">
            <text:p>55.101953</text:p>
          </table:table-cell>
          <table:table-cell office:value-type="float" office:value="46.603983" calcext:value-type="float">
            <text:p>46.603983</text:p>
          </table:table-cell>
          <table:table-cell office:value-type="float" office:value="46.357603" calcext:value-type="float">
            <text:p>46.357603</text:p>
          </table:table-cell>
          <table:table-cell office:value-type="float" office:value="3.301081" calcext:value-type="float">
            <text:p>3.301081</text:p>
          </table:table-cell>
          <table:table-cell office:value-type="float" office:value="1.012577" calcext:value-type="float">
            <text:p>1.012577</text:p>
          </table:table-cell>
          <table:table-cell office:value-type="float" office:value="13.19" calcext:value-type="float">
            <text:p>13.19</text:p>
          </table:table-cell>
          <table:table-cell office:value-type="float" office:value="0.79" calcext:value-type="float">
            <text:p>0.7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22612984935" calcext:value-type="float">
            <text:p>10.7226129849</text:p>
          </table:table-cell>
          <table:table-cell office:value-type="float" office:value="13.073913839915" calcext:value-type="float">
            <text:p>13.0739138399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68.784233" calcext:value-type="float">
            <text:p>68.784233</text:p>
          </table:table-cell>
          <table:table-cell office:value-type="float" office:value="37.507503" calcext:value-type="float">
            <text:p>37.507503</text:p>
          </table:table-cell>
          <table:table-cell office:value-type="float" office:value="39.468357" calcext:value-type="float">
            <text:p>39.468357</text:p>
          </table:table-cell>
          <table:table-cell office:value-type="float" office:value="3.752611" calcext:value-type="float">
            <text:p>3.752611</text:p>
          </table:table-cell>
          <table:table-cell office:value-type="float" office:value="0.982328" calcext:value-type="float">
            <text:p>0.982328</text:p>
          </table:table-cell>
          <table:table-cell office:value-type="float" office:value="13.04" calcext:value-type="float">
            <text:p>13.04</text:p>
          </table:table-cell>
          <table:table-cell office:value-type="float" office:value="0.65" calcext:value-type="float">
            <text:p>0.6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896654086984" calcext:value-type="float">
            <text:p>10.7896654087</text:p>
          </table:table-cell>
          <table:table-cell office:value-type="float" office:value="13.2939241052636" calcext:value-type="float">
            <text:p>13.293924105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66.890317" calcext:value-type="float">
            <text:p>66.890317</text:p>
          </table:table-cell>
          <table:table-cell office:value-type="float" office:value="33.502827" calcext:value-type="float">
            <text:p>33.502827</text:p>
          </table:table-cell>
          <table:table-cell office:value-type="float" office:value="35.124857" calcext:value-type="float">
            <text:p>35.124857</text:p>
          </table:table-cell>
          <table:table-cell office:value-type="float" office:value="2.840655" calcext:value-type="float">
            <text:p>2.840655</text:p>
          </table:table-cell>
          <table:table-cell office:value-type="float" office:value="0.978294" calcext:value-type="float">
            <text:p>0.978294</text:p>
          </table:table-cell>
          <table:table-cell office:value-type="float" office:value="11.04" calcext:value-type="float">
            <text:p>11.04</text:p>
          </table:table-cell>
          <table:table-cell office:value-type="float" office:value="0.49" calcext:value-type="float">
            <text:p>0.4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6675520849156" calcext:value-type="float">
            <text:p>10.6675520849</text:p>
          </table:table-cell>
          <table:table-cell office:value-type="float" office:value="13.2868157707556" calcext:value-type="float">
            <text:p>13.2868157708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62.353196" calcext:value-type="float">
            <text:p>62.353196</text:p>
          </table:table-cell>
          <table:table-cell office:value-type="float" office:value="34.302824" calcext:value-type="float">
            <text:p>34.302824</text:p>
          </table:table-cell>
          <table:table-cell office:value-type="float" office:value="45.684881" calcext:value-type="float">
            <text:p>45.684881</text:p>
          </table:table-cell>
          <table:table-cell office:value-type="float" office:value="3.437655" calcext:value-type="float">
            <text:p>3.437655</text:p>
          </table:table-cell>
          <table:table-cell office:value-type="float" office:value="0.938092" calcext:value-type="float">
            <text:p>0.938092</text:p>
          </table:table-cell>
          <table:table-cell office:value-type="float" office:value="11.95" calcext:value-type="float">
            <text:p>11.95</text:p>
          </table:table-cell>
          <table:table-cell office:value-type="float" office:value="0.29" calcext:value-type="float">
            <text:p>0.2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7992353463984" calcext:value-type="float">
            <text:p>11.7992353464</text:p>
          </table:table-cell>
          <table:table-cell office:value-type="float" office:value="14.1889164603726" calcext:value-type="float">
            <text:p>14.188916460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68.003067" calcext:value-type="float">
            <text:p>68.003067</text:p>
          </table:table-cell>
          <table:table-cell office:value-type="float" office:value="32.203829" calcext:value-type="float">
            <text:p>32.203829</text:p>
          </table:table-cell>
          <table:table-cell office:value-type="float" office:value="36.988708" calcext:value-type="float">
            <text:p>36.988708</text:p>
          </table:table-cell>
          <table:table-cell office:value-type="float" office:value="3.323498" calcext:value-type="float">
            <text:p>3.323498</text:p>
          </table:table-cell>
          <table:table-cell office:value-type="float" office:value="0.992994" calcext:value-type="float">
            <text:p>0.992994</text:p>
          </table:table-cell>
          <table:table-cell office:value-type="float" office:value="11.73" calcext:value-type="float">
            <text:p>11.73</text:p>
          </table:table-cell>
          <table:table-cell office:value-type="float" office:value="0.86" calcext:value-type="float">
            <text:p>0.86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925886320605" calcext:value-type="float">
            <text:p>10.9258863206</text:p>
          </table:table-cell>
          <table:table-cell office:value-type="float" office:value="13.3224717271434" calcext:value-type="float">
            <text:p>13.3224717271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68.527734" calcext:value-type="float">
            <text:p>68.527734</text:p>
          </table:table-cell>
          <table:table-cell office:value-type="float" office:value="36.001044" calcext:value-type="float">
            <text:p>36.001044</text:p>
          </table:table-cell>
          <table:table-cell office:value-type="float" office:value="34.98803" calcext:value-type="float">
            <text:p>34.98803</text:p>
          </table:table-cell>
          <table:table-cell office:value-type="float" office:value="2.689627" calcext:value-type="float">
            <text:p>2.689627</text:p>
          </table:table-cell>
          <table:table-cell office:value-type="float" office:value="0.642546" calcext:value-type="float">
            <text:p>0.642546</text:p>
          </table:table-cell>
          <table:table-cell office:value-type="float" office:value="11.12" calcext:value-type="float">
            <text:p>11.12</text:p>
          </table:table-cell>
          <table:table-cell office:value-type="float" office:value="2.1" calcext:value-type="float">
            <text:p>2.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9718055685706" calcext:value-type="float">
            <text:p>10.9718055686</text:p>
          </table:table-cell>
          <table:table-cell office:value-type="float" office:value="13.3348810365572" calcext:value-type="float">
            <text:p>13.334881036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72.04327" calcext:value-type="float">
            <text:p>72.04327</text:p>
          </table:table-cell>
          <table:table-cell office:value-type="float" office:value="34.979277" calcext:value-type="float">
            <text:p>34.979277</text:p>
          </table:table-cell>
          <table:table-cell office:value-type="float" office:value="38.096038" calcext:value-type="float">
            <text:p>38.096038</text:p>
          </table:table-cell>
          <table:table-cell office:value-type="float" office:value="2.939577" calcext:value-type="float">
            <text:p>2.939577</text:p>
          </table:table-cell>
          <table:table-cell office:value-type="float" office:value="0.612221" calcext:value-type="float">
            <text:p>0.612221</text:p>
          </table:table-cell>
          <table:table-cell office:value-type="float" office:value="11.41" calcext:value-type="float">
            <text:p>11.41</text:p>
          </table:table-cell>
          <table:table-cell office:value-type="float" office:value="1.56" calcext:value-type="float">
            <text:p>1.56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3866647198713" calcext:value-type="float">
            <text:p>11.3866647199</text:p>
          </table:table-cell>
          <table:table-cell office:value-type="float" office:value="13.7003919106707" calcext:value-type="float">
            <text:p>13.700391910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53.06814" calcext:value-type="float">
            <text:p>53.06814</text:p>
          </table:table-cell>
          <table:table-cell office:value-type="float" office:value="48.306407" calcext:value-type="float">
            <text:p>48.306407</text:p>
          </table:table-cell>
          <table:table-cell office:value-type="float" office:value="38.526824" calcext:value-type="float">
            <text:p>38.526824</text:p>
          </table:table-cell>
          <table:table-cell office:value-type="float" office:value="3.273752" calcext:value-type="float">
            <text:p>3.273752</text:p>
          </table:table-cell>
          <table:table-cell office:value-type="float" office:value="1.401727" calcext:value-type="float">
            <text:p>1.401727</text:p>
          </table:table-cell>
          <table:table-cell office:value-type="float" office:value="13.12" calcext:value-type="float">
            <text:p>13.12</text:p>
          </table:table-cell>
          <table:table-cell office:value-type="float" office:value="1.95" calcext:value-type="float">
            <text:p>1.9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4313177751179" calcext:value-type="float">
            <text:p>10.4313177751</text:p>
          </table:table-cell>
          <table:table-cell office:value-type="float" office:value="12.7143266434992" calcext:value-type="float">
            <text:p>12.714326643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60.138717" calcext:value-type="float">
            <text:p>60.138717</text:p>
          </table:table-cell>
          <table:table-cell office:value-type="float" office:value="40.3464" calcext:value-type="float">
            <text:p>40.3464</text:p>
          </table:table-cell>
          <table:table-cell office:value-type="float" office:value="40.849892" calcext:value-type="float">
            <text:p>40.849892</text:p>
          </table:table-cell>
          <table:table-cell office:value-type="float" office:value="3.196265" calcext:value-type="float">
            <text:p>3.196265</text:p>
          </table:table-cell>
          <table:table-cell office:value-type="float" office:value="0.932413" calcext:value-type="float">
            <text:p>0.932413</text:p>
          </table:table-cell>
          <table:table-cell office:value-type="float" office:value="11.94" calcext:value-type="float">
            <text:p>11.94</text:p>
          </table:table-cell>
          <table:table-cell office:value-type="float" office:value="0.85" calcext:value-type="float">
            <text:p>0.8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918313823593" calcext:value-type="float">
            <text:p>10.7918313824</text:p>
          </table:table-cell>
          <table:table-cell office:value-type="float" office:value="12.6614097197506" calcext:value-type="float">
            <text:p>12.6614097198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55.627689" calcext:value-type="float">
            <text:p>55.627689</text:p>
          </table:table-cell>
          <table:table-cell office:value-type="float" office:value="53.666059" calcext:value-type="float">
            <text:p>53.666059</text:p>
          </table:table-cell>
          <table:table-cell office:value-type="float" office:value="34.641269" calcext:value-type="float">
            <text:p>34.641269</text:p>
          </table:table-cell>
          <table:table-cell office:value-type="float" office:value="2.465246" calcext:value-type="float">
            <text:p>2.465246</text:p>
          </table:table-cell>
          <table:table-cell office:value-type="float" office:value="1.668216" calcext:value-type="float">
            <text:p>1.668216</text:p>
          </table:table-cell>
          <table:table-cell office:value-type="float" office:value="11.08" calcext:value-type="float">
            <text:p>11.08</text:p>
          </table:table-cell>
          <table:table-cell office:value-type="float" office:value="0.98" calcext:value-type="float">
            <text:p>0.9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7678763838069" calcext:value-type="float">
            <text:p>10.7678763838</text:p>
          </table:table-cell>
          <table:table-cell office:value-type="float" office:value="13.1169711997091" calcext:value-type="float">
            <text:p>13.116971199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62.834288" calcext:value-type="float">
            <text:p>62.834288</text:p>
          </table:table-cell>
          <table:table-cell office:value-type="float" office:value="33.379368" calcext:value-type="float">
            <text:p>33.379368</text:p>
          </table:table-cell>
          <table:table-cell office:value-type="float" office:value="34.07881" calcext:value-type="float">
            <text:p>34.07881</text:p>
          </table:table-cell>
          <table:table-cell office:value-type="float" office:value="3.191298" calcext:value-type="float">
            <text:p>3.191298</text:p>
          </table:table-cell>
          <table:table-cell office:value-type="float" office:value="0.873991" calcext:value-type="float">
            <text:p>0.873991</text:p>
          </table:table-cell>
          <table:table-cell office:value-type="float" office:value="11.26" calcext:value-type="float">
            <text:p>11.26</text:p>
          </table:table-cell>
          <table:table-cell office:value-type="float" office:value="2.78" calcext:value-type="float">
            <text:p>2.7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8.4707722184955" calcext:value-type="float">
            <text:p>8.4707722185</text:p>
          </table:table-cell>
          <table:table-cell office:value-type="float" office:value="10.773488263277" calcext:value-type="float">
            <text:p>10.773488263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72.476383" calcext:value-type="float">
            <text:p>72.476383</text:p>
          </table:table-cell>
          <table:table-cell office:value-type="float" office:value="30.061275" calcext:value-type="float">
            <text:p>30.061275</text:p>
          </table:table-cell>
          <table:table-cell office:value-type="float" office:value="40.822865" calcext:value-type="float">
            <text:p>40.822865</text:p>
          </table:table-cell>
          <table:table-cell office:value-type="float" office:value="3.667685" calcext:value-type="float">
            <text:p>3.667685</text:p>
          </table:table-cell>
          <table:table-cell office:value-type="float" office:value="1.037188" calcext:value-type="float">
            <text:p>1.037188</text:p>
          </table:table-cell>
          <table:table-cell office:value-type="float" office:value="12.33" calcext:value-type="float">
            <text:p>12.33</text:p>
          </table:table-cell>
          <table:table-cell office:value-type="float" office:value="1.95" calcext:value-type="float">
            <text:p>1.9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7.46611313319344" calcext:value-type="float">
            <text:p>7.4661131332</text:p>
          </table:table-cell>
          <table:table-cell office:value-type="float" office:value="10.6279028987858" calcext:value-type="float">
            <text:p>10.6279028988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2.01" calcext:value-type="float">
            <text:p>-2.01</text:p>
          </table:table-cell>
          <table:table-cell office:value-type="float" office:value="59.773505" calcext:value-type="float">
            <text:p>59.773505</text:p>
          </table:table-cell>
          <table:table-cell office:value-type="float" office:value="41.834874" calcext:value-type="float">
            <text:p>41.834874</text:p>
          </table:table-cell>
          <table:table-cell office:value-type="float" office:value="29.686072" calcext:value-type="float">
            <text:p>29.686072</text:p>
          </table:table-cell>
          <table:table-cell office:value-type="float" office:value="1.789946" calcext:value-type="float">
            <text:p>1.789946</text:p>
          </table:table-cell>
          <table:table-cell office:value-type="float" office:value="1.314861" calcext:value-type="float">
            <text:p>1.314861</text:p>
          </table:table-cell>
          <table:table-cell office:value-type="float" office:value="9.66" calcext:value-type="float">
            <text:p>9.66</text:p>
          </table:table-cell>
          <table:table-cell office:value-type="float" office:value="4.5" calcext:value-type="float">
            <text:p>4.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8.32847522111702" calcext:value-type="float">
            <text:p>8.3284752211</text:p>
          </table:table-cell>
          <table:table-cell office:value-type="float" office:value="10.5298864655997" calcext:value-type="float">
            <text:p>10.529886465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5.64483" calcext:value-type="float">
            <text:p>65.64483</text:p>
          </table:table-cell>
          <table:table-cell office:value-type="float" office:value="35.082897" calcext:value-type="float">
            <text:p>35.082897</text:p>
          </table:table-cell>
          <table:table-cell office:value-type="float" office:value="34.302022" calcext:value-type="float">
            <text:p>34.302022</text:p>
          </table:table-cell>
          <table:table-cell office:value-type="float" office:value="3.202019" calcext:value-type="float">
            <text:p>3.202019</text:p>
          </table:table-cell>
          <table:table-cell office:value-type="float" office:value="1.158174" calcext:value-type="float">
            <text:p>1.158174</text:p>
          </table:table-cell>
          <table:table-cell office:value-type="float" office:value="13.75" calcext:value-type="float">
            <text:p>13.75</text:p>
          </table:table-cell>
          <table:table-cell office:value-type="float" office:value="0.95" calcext:value-type="float">
            <text:p>0.95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095664551193" calcext:value-type="float">
            <text:p>10.0956645512</text:p>
          </table:table-cell>
          <table:table-cell office:value-type="float" office:value="12.2377121117854" calcext:value-type="float">
            <text:p>12.2377121118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62.83738" calcext:value-type="float">
            <text:p>62.83738</text:p>
          </table:table-cell>
          <table:table-cell office:value-type="float" office:value="50.888133" calcext:value-type="float">
            <text:p>50.888133</text:p>
          </table:table-cell>
          <table:table-cell office:value-type="float" office:value="30.987278" calcext:value-type="float">
            <text:p>30.987278</text:p>
          </table:table-cell>
          <table:table-cell office:value-type="float" office:value="4.075451" calcext:value-type="float">
            <text:p>4.075451</text:p>
          </table:table-cell>
          <table:table-cell office:value-type="float" office:value="1.799298" calcext:value-type="float">
            <text:p>1.799298</text:p>
          </table:table-cell>
          <table:table-cell office:value-type="float" office:value="11.41" calcext:value-type="float">
            <text:p>11.41</text:p>
          </table:table-cell>
          <table:table-cell office:value-type="float" office:value="0.44" calcext:value-type="float">
            <text:p>0.4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1.0711189345696" calcext:value-type="float">
            <text:p>11.0711189346</text:p>
          </table:table-cell>
          <table:table-cell office:value-type="float" office:value="13.5077127131915" calcext:value-type="float">
            <text:p>13.5077127132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88.539073" calcext:value-type="float">
            <text:p>88.539073</text:p>
          </table:table-cell>
          <table:table-cell office:value-type="float" office:value="43.340211" calcext:value-type="float">
            <text:p>43.340211</text:p>
          </table:table-cell>
          <table:table-cell office:value-type="float" office:value="29.197257" calcext:value-type="float">
            <text:p>29.197257</text:p>
          </table:table-cell>
          <table:table-cell office:value-type="float" office:value="2.247323" calcext:value-type="float">
            <text:p>2.247323</text:p>
          </table:table-cell>
          <table:table-cell office:value-type="float" office:value="1.995419" calcext:value-type="float">
            <text:p>1.995419</text:p>
          </table:table-cell>
          <table:table-cell office:value-type="float" office:value="13.35" calcext:value-type="float">
            <text:p>13.35</text:p>
          </table:table-cell>
          <table:table-cell office:value-type="float" office:value="0.72" calcext:value-type="float">
            <text:p>0.72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3.2471723399968" calcext:value-type="float">
            <text:p>13.24717234</text:p>
          </table:table-cell>
          <table:table-cell office:value-type="float" office:value="14.7373417300151" calcext:value-type="float">
            <text:p>14.7373417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2.043684" calcext:value-type="float">
            <text:p>62.043684</text:p>
          </table:table-cell>
          <table:table-cell office:value-type="float" office:value="36.050884" calcext:value-type="float">
            <text:p>36.050884</text:p>
          </table:table-cell>
          <table:table-cell office:value-type="float" office:value="26.780107" calcext:value-type="float">
            <text:p>26.780107</text:p>
          </table:table-cell>
          <table:table-cell office:value-type="float" office:value="1.895602" calcext:value-type="float">
            <text:p>1.895602</text:p>
          </table:table-cell>
          <table:table-cell office:value-type="float" office:value="1.13603" calcext:value-type="float">
            <text:p>1.13603</text:p>
          </table:table-cell>
          <table:table-cell office:value-type="float" office:value="10.54" calcext:value-type="float">
            <text:p>10.54</text:p>
          </table:table-cell>
          <table:table-cell office:value-type="float" office:value="2.09" calcext:value-type="float">
            <text:p>2.0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07142307278951" calcext:value-type="float">
            <text:p>9.0714230728</text:p>
          </table:table-cell>
          <table:table-cell office:value-type="float" office:value="12.0795179845305" calcext:value-type="float">
            <text:p>12.079517984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1.670551" calcext:value-type="float">
            <text:p>61.670551</text:p>
          </table:table-cell>
          <table:table-cell office:value-type="float" office:value="38.296698" calcext:value-type="float">
            <text:p>38.296698</text:p>
          </table:table-cell>
          <table:table-cell office:value-type="float" office:value="19.525263" calcext:value-type="float">
            <text:p>19.525263</text:p>
          </table:table-cell>
          <table:table-cell office:value-type="float" office:value="2.609403" calcext:value-type="float">
            <text:p>2.609403</text:p>
          </table:table-cell>
          <table:table-cell office:value-type="float" office:value="0.435813" calcext:value-type="float">
            <text:p>0.435813</text:p>
          </table:table-cell>
          <table:table-cell office:value-type="float" office:value="13.52" calcext:value-type="float">
            <text:p>13.52</text:p>
          </table:table-cell>
          <table:table-cell office:value-type="float" office:value="0.92" calcext:value-type="float">
            <text:p>0.92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1355115556563" calcext:value-type="float">
            <text:p>10.1355115557</text:p>
          </table:table-cell>
          <table:table-cell office:value-type="float" office:value="12.4855580493889" calcext:value-type="float">
            <text:p>12.485558049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58.834656" calcext:value-type="float">
            <text:p>58.834656</text:p>
          </table:table-cell>
          <table:table-cell office:value-type="float" office:value="41.897708" calcext:value-type="float">
            <text:p>41.897708</text:p>
          </table:table-cell>
          <table:table-cell office:value-type="float" office:value="35.579488" calcext:value-type="float">
            <text:p>35.579488</text:p>
          </table:table-cell>
          <table:table-cell office:value-type="float" office:value="2.663545" calcext:value-type="float">
            <text:p>2.663545</text:p>
          </table:table-cell>
          <table:table-cell office:value-type="float" office:value="1.213985" calcext:value-type="float">
            <text:p>1.213985</text:p>
          </table:table-cell>
          <table:table-cell office:value-type="float" office:value="11.78" calcext:value-type="float">
            <text:p>11.78</text:p>
          </table:table-cell>
          <table:table-cell office:value-type="float" office:value="1.18" calcext:value-type="float">
            <text:p>1.1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73996812270477" calcext:value-type="float">
            <text:p>9.7399681227</text:p>
          </table:table-cell>
          <table:table-cell office:value-type="float" office:value="11.9152705709296" calcext:value-type="float">
            <text:p>11.9152705709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73.321396" calcext:value-type="float">
            <text:p>73.321396</text:p>
          </table:table-cell>
          <table:table-cell office:value-type="float" office:value="30.331008" calcext:value-type="float">
            <text:p>30.331008</text:p>
          </table:table-cell>
          <table:table-cell office:value-type="float" office:value="42.788997" calcext:value-type="float">
            <text:p>42.788997</text:p>
          </table:table-cell>
          <table:table-cell office:value-type="float" office:value="3.349352" calcext:value-type="float">
            <text:p>3.349352</text:p>
          </table:table-cell>
          <table:table-cell office:value-type="float" office:value="1.42783" calcext:value-type="float">
            <text:p>1.42783</text:p>
          </table:table-cell>
          <table:table-cell office:value-type="float" office:value="14.79" calcext:value-type="float">
            <text:p>14.79</text:p>
          </table:table-cell>
          <table:table-cell office:value-type="float" office:value="0.81" calcext:value-type="float">
            <text:p>0.8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8.16547735930226" calcext:value-type="float">
            <text:p>8.1654773593</text:p>
          </table:table-cell>
          <table:table-cell office:value-type="float" office:value="11.4084409877009" calcext:value-type="float">
            <text:p>11.408440987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96.685774" calcext:value-type="float">
            <text:p>96.685774</text:p>
          </table:table-cell>
          <table:table-cell office:value-type="float" office:value="43.490119" calcext:value-type="float">
            <text:p>43.490119</text:p>
          </table:table-cell>
          <table:table-cell office:value-type="float" office:value="35.799288" calcext:value-type="float">
            <text:p>35.799288</text:p>
          </table:table-cell>
          <table:table-cell office:value-type="float" office:value="4.553663" calcext:value-type="float">
            <text:p>4.553663</text:p>
          </table:table-cell>
          <table:table-cell office:value-type="float" office:value="2.61338" calcext:value-type="float">
            <text:p>2.61338</text:p>
          </table:table-cell>
          <table:table-cell office:value-type="float" office:value="11.27" calcext:value-type="float">
            <text:p>11.27</text:p>
          </table:table-cell>
          <table:table-cell office:value-type="float" office:value="0.24" calcext:value-type="float">
            <text:p>0.2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618528436139" calcext:value-type="float">
            <text:p>9.6185284361</text:p>
          </table:table-cell>
          <table:table-cell office:value-type="float" office:value="11.5303257186804" calcext:value-type="float">
            <text:p>11.5303257187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68.094118" calcext:value-type="float">
            <text:p>68.094118</text:p>
          </table:table-cell>
          <table:table-cell office:value-type="float" office:value="29.514637" calcext:value-type="float">
            <text:p>29.514637</text:p>
          </table:table-cell>
          <table:table-cell office:value-type="float" office:value="36.527838" calcext:value-type="float">
            <text:p>36.527838</text:p>
          </table:table-cell>
          <table:table-cell office:value-type="float" office:value="2.351392" calcext:value-type="float">
            <text:p>2.351392</text:p>
          </table:table-cell>
          <table:table-cell office:value-type="float" office:value="0.778891" calcext:value-type="float">
            <text:p>0.778891</text:p>
          </table:table-cell>
          <table:table-cell office:value-type="float" office:value="10.79" calcext:value-type="float">
            <text:p>10.79</text:p>
          </table:table-cell>
          <table:table-cell office:value-type="float" office:value="1.89" calcext:value-type="float">
            <text:p>1.8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7.57028860092425" calcext:value-type="float">
            <text:p>7.5702886009</text:p>
          </table:table-cell>
          <table:table-cell office:value-type="float" office:value="10.8035230409016" calcext:value-type="float">
            <text:p>10.8035230409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66.504405" calcext:value-type="float">
            <text:p>66.504405</text:p>
          </table:table-cell>
          <table:table-cell office:value-type="float" office:value="28.598836" calcext:value-type="float">
            <text:p>28.598836</text:p>
          </table:table-cell>
          <table:table-cell office:value-type="float" office:value="35.585123" calcext:value-type="float">
            <text:p>35.585123</text:p>
          </table:table-cell>
          <table:table-cell office:value-type="float" office:value="3.05525" calcext:value-type="float">
            <text:p>3.05525</text:p>
          </table:table-cell>
          <table:table-cell office:value-type="float" office:value="0.711809" calcext:value-type="float">
            <text:p>0.711809</text:p>
          </table:table-cell>
          <table:table-cell office:value-type="float" office:value="13.02" calcext:value-type="float">
            <text:p>13.02</text:p>
          </table:table-cell>
          <table:table-cell office:value-type="float" office:value="1.86" calcext:value-type="float">
            <text:p>1.86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01567494209092" calcext:value-type="float">
            <text:p>9.0156749421</text:p>
          </table:table-cell>
          <table:table-cell office:value-type="float" office:value="11.5924226484879" calcext:value-type="float">
            <text:p>11.5924226485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0.089726" calcext:value-type="float">
            <text:p>60.089726</text:p>
          </table:table-cell>
          <table:table-cell office:value-type="float" office:value="45.396848" calcext:value-type="float">
            <text:p>45.396848</text:p>
          </table:table-cell>
          <table:table-cell office:value-type="float" office:value="46.055123" calcext:value-type="float">
            <text:p>46.055123</text:p>
          </table:table-cell>
          <table:table-cell office:value-type="float" office:value="4.198014" calcext:value-type="float">
            <text:p>4.198014</text:p>
          </table:table-cell>
          <table:table-cell office:value-type="float" office:value="1.331475" calcext:value-type="float">
            <text:p>1.331475</text:p>
          </table:table-cell>
          <table:table-cell office:value-type="float" office:value="18.33" calcext:value-type="float">
            <text:p>18.33</text:p>
          </table:table-cell>
          <table:table-cell office:value-type="float" office:value="2.17" calcext:value-type="float">
            <text:p>2.17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7.50966397910781" calcext:value-type="float">
            <text:p>7.5096639791</text:p>
          </table:table-cell>
          <table:table-cell office:value-type="float" office:value="11.0190770919917" calcext:value-type="float">
            <text:p>11.019077092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6.148185" calcext:value-type="float">
            <text:p>56.148185</text:p>
          </table:table-cell>
          <table:table-cell office:value-type="float" office:value="31.645896" calcext:value-type="float">
            <text:p>31.645896</text:p>
          </table:table-cell>
          <table:table-cell office:value-type="float" office:value="32.521329" calcext:value-type="float">
            <text:p>32.521329</text:p>
          </table:table-cell>
          <table:table-cell office:value-type="float" office:value="3.248842" calcext:value-type="float">
            <text:p>3.248842</text:p>
          </table:table-cell>
          <table:table-cell office:value-type="float" office:value="0.689184" calcext:value-type="float">
            <text:p>0.689184</text:p>
          </table:table-cell>
          <table:table-cell office:value-type="float" office:value="10.77" calcext:value-type="float">
            <text:p>10.77</text:p>
          </table:table-cell>
          <table:table-cell office:value-type="float" office:value="2.61" calcext:value-type="float">
            <text:p>2.61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6.09871228084898" calcext:value-type="float">
            <text:p>6.0987122808</text:p>
          </table:table-cell>
          <table:table-cell office:value-type="float" office:value="9.18852207458126" calcext:value-type="float">
            <text:p>9.188522074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73.2741" calcext:value-type="float">
            <text:p>73.2741</text:p>
          </table:table-cell>
          <table:table-cell office:value-type="float" office:value="36.565928" calcext:value-type="float">
            <text:p>36.565928</text:p>
          </table:table-cell>
          <table:table-cell office:value-type="float" office:value="41.301026" calcext:value-type="float">
            <text:p>41.301026</text:p>
          </table:table-cell>
          <table:table-cell office:value-type="float" office:value="3.897979" calcext:value-type="float">
            <text:p>3.897979</text:p>
          </table:table-cell>
          <table:table-cell office:value-type="float" office:value="0.973256" calcext:value-type="float">
            <text:p>0.973256</text:p>
          </table:table-cell>
          <table:table-cell office:value-type="float" office:value="12.08" calcext:value-type="float">
            <text:p>12.08</text:p>
          </table:table-cell>
          <table:table-cell office:value-type="float" office:value="1.18" calcext:value-type="float">
            <text:p>1.1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0985895899445" calcext:value-type="float">
            <text:p>10.0985895899</text:p>
          </table:table-cell>
          <table:table-cell office:value-type="float" office:value="12.5250361594147" calcext:value-type="float">
            <text:p>12.5250361594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61.317464" calcext:value-type="float">
            <text:p>61.317464</text:p>
          </table:table-cell>
          <table:table-cell office:value-type="float" office:value="41.899128" calcext:value-type="float">
            <text:p>41.899128</text:p>
          </table:table-cell>
          <table:table-cell office:value-type="float" office:value="41.681214" calcext:value-type="float">
            <text:p>41.681214</text:p>
          </table:table-cell>
          <table:table-cell office:value-type="float" office:value="2.89686" calcext:value-type="float">
            <text:p>2.89686</text:p>
          </table:table-cell>
          <table:table-cell office:value-type="float" office:value="1.215164" calcext:value-type="float">
            <text:p>1.215164</text:p>
          </table:table-cell>
          <table:table-cell office:value-type="float" office:value="12.08" calcext:value-type="float">
            <text:p>12.08</text:p>
          </table:table-cell>
          <table:table-cell office:value-type="float" office:value="0.36" calcext:value-type="float">
            <text:p>0.36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4930864632173" calcext:value-type="float">
            <text:p>10.4930864632</text:p>
          </table:table-cell>
          <table:table-cell office:value-type="float" office:value="12.9148569933222" calcext:value-type="float">
            <text:p>12.9148569933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68.886634" calcext:value-type="float">
            <text:p>68.886634</text:p>
          </table:table-cell>
          <table:table-cell office:value-type="float" office:value="42.766985" calcext:value-type="float">
            <text:p>42.766985</text:p>
          </table:table-cell>
          <table:table-cell office:value-type="float" office:value="30.562488" calcext:value-type="float">
            <text:p>30.562488</text:p>
          </table:table-cell>
          <table:table-cell office:value-type="float" office:value="3.268462" calcext:value-type="float">
            <text:p>3.268462</text:p>
          </table:table-cell>
          <table:table-cell office:value-type="float" office:value="1.558887" calcext:value-type="float">
            <text:p>1.558887</text:p>
          </table:table-cell>
          <table:table-cell office:value-type="float" office:value="11.88" calcext:value-type="float">
            <text:p>11.88</text:p>
          </table:table-cell>
          <table:table-cell office:value-type="float" office:value="1.88" calcext:value-type="float">
            <text:p>1.88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2.7674023923699" calcext:value-type="float">
            <text:p>12.7674023924</text:p>
          </table:table-cell>
          <table:table-cell office:value-type="float" office:value="15.4129344997946" calcext:value-type="float">
            <text:p>15.4129344998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71.808506" calcext:value-type="float">
            <text:p>71.808506</text:p>
          </table:table-cell>
          <table:table-cell office:value-type="float" office:value="34.782876" calcext:value-type="float">
            <text:p>34.782876</text:p>
          </table:table-cell>
          <table:table-cell office:value-type="float" office:value="42.453831" calcext:value-type="float">
            <text:p>42.453831</text:p>
          </table:table-cell>
          <table:table-cell office:value-type="float" office:value="3.408563" calcext:value-type="float">
            <text:p>3.408563</text:p>
          </table:table-cell>
          <table:table-cell office:value-type="float" office:value="1.870581" calcext:value-type="float">
            <text:p>1.870581</text:p>
          </table:table-cell>
          <table:table-cell office:value-type="float" office:value="11.37" calcext:value-type="float">
            <text:p>11.37</text:p>
          </table:table-cell>
          <table:table-cell office:value-type="float" office:value="0.74" calcext:value-type="float">
            <text:p>0.74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55402227069779" calcext:value-type="float">
            <text:p>9.5540222707</text:p>
          </table:table-cell>
          <table:table-cell office:value-type="float" office:value="12.1723840435929" calcext:value-type="float">
            <text:p>12.1723840436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65.664654" calcext:value-type="float">
            <text:p>65.664654</text:p>
          </table:table-cell>
          <table:table-cell office:value-type="float" office:value="37.533977" calcext:value-type="float">
            <text:p>37.533977</text:p>
          </table:table-cell>
          <table:table-cell office:value-type="float" office:value="37.867565" calcext:value-type="float">
            <text:p>37.867565</text:p>
          </table:table-cell>
          <table:table-cell office:value-type="float" office:value="2.740494" calcext:value-type="float">
            <text:p>2.740494</text:p>
          </table:table-cell>
          <table:table-cell office:value-type="float" office:value="0.954258" calcext:value-type="float">
            <text:p>0.954258</text:p>
          </table:table-cell>
          <table:table-cell office:value-type="float" office:value="13.67" calcext:value-type="float">
            <text:p>13.67</text:p>
          </table:table-cell>
          <table:table-cell office:value-type="float" office:value="0.99" calcext:value-type="float">
            <text:p>0.99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9.36826677193542" calcext:value-type="float">
            <text:p>9.3682667719</text:p>
          </table:table-cell>
          <table:table-cell office:value-type="float" office:value="12.9295866319059" calcext:value-type="float">
            <text:p>12.9295866319</text:p>
          </table:table-cell>
          <table:table-cell table:number-columns-repeated="100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72.572806" calcext:value-type="float">
            <text:p>72.572806</text:p>
          </table:table-cell>
          <table:table-cell office:value-type="float" office:value="40.890118" calcext:value-type="float">
            <text:p>40.890118</text:p>
          </table:table-cell>
          <table:table-cell office:value-type="float" office:value="41.102484" calcext:value-type="float">
            <text:p>41.102484</text:p>
          </table:table-cell>
          <table:table-cell office:value-type="float" office:value="3.145143" calcext:value-type="float">
            <text:p>3.145143</text:p>
          </table:table-cell>
          <table:table-cell office:value-type="float" office:value="1.156061" calcext:value-type="float">
            <text:p>1.156061</text:p>
          </table:table-cell>
          <table:table-cell office:value-type="float" office:value="11.15" calcext:value-type="float">
            <text:p>11.15</text:p>
          </table:table-cell>
          <table:table-cell office:value-type="float" office:value="1.47" calcext:value-type="float">
            <text:p>1.47</text:p>
          </table:table-cell>
          <table:table-cell office:value-type="float" office:value="9.28487336874334" calcext:value-type="float">
            <text:p>9.2848733687</text:p>
          </table:table-cell>
          <table:table-cell office:value-type="float" office:value="10.5008284302431" calcext:value-type="float">
            <text:p>10.5008284302</text:p>
          </table:table-cell>
          <table:table-cell office:value-type="float" office:value="12.6717668054626" calcext:value-type="float">
            <text:p>12.671766805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42.940398" calcext:value-type="float">
            <text:p>42.940398</text:p>
          </table:table-cell>
          <table:table-cell office:value-type="float" office:value="30.300645" calcext:value-type="float">
            <text:p>30.300645</text:p>
          </table:table-cell>
          <table:table-cell office:value-type="float" office:value="10.037322" calcext:value-type="float">
            <text:p>10.037322</text:p>
          </table:table-cell>
          <table:table-cell office:value-type="float" office:value="1.939432" calcext:value-type="float">
            <text:p>1.939432</text:p>
          </table:table-cell>
          <table:table-cell office:value-type="float" office:value="2.081562" calcext:value-type="float">
            <text:p>2.081562</text:p>
          </table:table-cell>
          <table:table-cell office:value-type="float" office:value="27.66" calcext:value-type="float">
            <text:p>27.66</text:p>
          </table:table-cell>
          <table:table-cell office:value-type="float" office:value="0.63" calcext:value-type="float">
            <text:p>0.6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3.96109884307474" calcext:value-type="float">
            <text:p>3.9610988431</text:p>
          </table:table-cell>
          <table:table-cell office:value-type="float" office:value="8.97857072262537" calcext:value-type="float">
            <text:p>8.9785707226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46.913665" calcext:value-type="float">
            <text:p>46.913665</text:p>
          </table:table-cell>
          <table:table-cell office:value-type="float" office:value="29.902949" calcext:value-type="float">
            <text:p>29.902949</text:p>
          </table:table-cell>
          <table:table-cell office:value-type="float" office:value="22.46906" calcext:value-type="float">
            <text:p>22.46906</text:p>
          </table:table-cell>
          <table:table-cell office:value-type="float" office:value="2.74837" calcext:value-type="float">
            <text:p>2.74837</text:p>
          </table:table-cell>
          <table:table-cell office:value-type="float" office:value="1.008199" calcext:value-type="float">
            <text:p>1.008199</text:p>
          </table:table-cell>
          <table:table-cell office:value-type="float" office:value="22" calcext:value-type="float">
            <text:p>22</text:p>
          </table:table-cell>
          <table:table-cell office:value-type="float" office:value="0.12" calcext:value-type="float">
            <text:p>0.12</text:p>
          </table:table-cell>
          <table:table-cell office:value-type="float" office:value="9.2639682731418" calcext:value-type="float">
            <text:p>9.2639682731</text:p>
          </table:table-cell>
          <table:table-cell/>
          <table:table-cell office:value-type="float" office:value="8.4548272418683" calcext:value-type="float">
            <text:p>8.4548272419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86.761991" calcext:value-type="float">
            <text:p>86.761991</text:p>
          </table:table-cell>
          <table:table-cell office:value-type="float" office:value="42.30006" calcext:value-type="float">
            <text:p>42.30006</text:p>
          </table:table-cell>
          <table:table-cell office:value-type="float" office:value="26.755444" calcext:value-type="float">
            <text:p>26.755444</text:p>
          </table:table-cell>
          <table:table-cell office:value-type="float" office:value="4.807479" calcext:value-type="float">
            <text:p>4.807479</text:p>
          </table:table-cell>
          <table:table-cell office:value-type="float" office:value="2.407659" calcext:value-type="float">
            <text:p>2.407659</text:p>
          </table:table-cell>
          <table:table-cell office:value-type="float" office:value="11.06" calcext:value-type="float">
            <text:p>11.06</text:p>
          </table:table-cell>
          <table:table-cell office:value-type="float" office:value="1.02" calcext:value-type="float">
            <text:p>1.0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234903252146" calcext:value-type="float">
            <text:p>11.2349032521</text:p>
          </table:table-cell>
          <table:table-cell office:value-type="float" office:value="13.405409832465" calcext:value-type="float">
            <text:p>13.405409832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70.86258" calcext:value-type="float">
            <text:p>70.86258</text:p>
          </table:table-cell>
          <table:table-cell office:value-type="float" office:value="88.896444" calcext:value-type="float">
            <text:p>88.896444</text:p>
          </table:table-cell>
          <table:table-cell office:value-type="float" office:value="33.002518" calcext:value-type="float">
            <text:p>33.002518</text:p>
          </table:table-cell>
          <table:table-cell office:value-type="float" office:value="3.390828" calcext:value-type="float">
            <text:p>3.390828</text:p>
          </table:table-cell>
          <table:table-cell office:value-type="float" office:value="4.392055" calcext:value-type="float">
            <text:p>4.392055</text:p>
          </table:table-cell>
          <table:table-cell office:value-type="float" office:value="10.62" calcext:value-type="float">
            <text:p>10.62</text:p>
          </table:table-cell>
          <table:table-cell office:value-type="float" office:value="0.01" calcext:value-type="float">
            <text:p>0.01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68048482230339" calcext:value-type="float">
            <text:p>8.6804848223</text:p>
          </table:table-cell>
          <table:table-cell office:value-type="float" office:value="12.0847567899327" calcext:value-type="float">
            <text:p>12.0847567899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66.452011" calcext:value-type="float">
            <text:p>66.452011</text:p>
          </table:table-cell>
          <table:table-cell office:value-type="float" office:value="40.577088" calcext:value-type="float">
            <text:p>40.577088</text:p>
          </table:table-cell>
          <table:table-cell office:value-type="float" office:value="22.00978" calcext:value-type="float">
            <text:p>22.00978</text:p>
          </table:table-cell>
          <table:table-cell office:value-type="float" office:value="4.966432" calcext:value-type="float">
            <text:p>4.966432</text:p>
          </table:table-cell>
          <table:table-cell office:value-type="float" office:value="2.624053" calcext:value-type="float">
            <text:p>2.624053</text:p>
          </table:table-cell>
          <table:table-cell office:value-type="float" office:value="11.06" calcext:value-type="float">
            <text:p>11.06</text:p>
          </table:table-cell>
          <table:table-cell office:value-type="float" office:value="0.43" calcext:value-type="float">
            <text:p>0.4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6593918388552" calcext:value-type="float">
            <text:p>11.6593918389</text:p>
          </table:table-cell>
          <table:table-cell office:value-type="float" office:value="13.2163791671199" calcext:value-type="float">
            <text:p>13.216379167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14.934396" calcext:value-type="float">
            <text:p>114.934396</text:p>
          </table:table-cell>
          <table:table-cell office:value-type="float" office:value="40.045915" calcext:value-type="float">
            <text:p>40.045915</text:p>
          </table:table-cell>
          <table:table-cell office:value-type="float" office:value="32.630333" calcext:value-type="float">
            <text:p>32.630333</text:p>
          </table:table-cell>
          <table:table-cell office:value-type="float" office:value="4.405523" calcext:value-type="float">
            <text:p>4.405523</text:p>
          </table:table-cell>
          <table:table-cell office:value-type="float" office:value="3.310838" calcext:value-type="float">
            <text:p>3.310838</text:p>
          </table:table-cell>
          <table:table-cell office:value-type="float" office:value="11.34" calcext:value-type="float">
            <text:p>11.34</text:p>
          </table:table-cell>
          <table:table-cell office:value-type="float" office:value="0.12" calcext:value-type="float">
            <text:p>0.1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7393412489998" calcext:value-type="float">
            <text:p>10.739341249</text:p>
          </table:table-cell>
          <table:table-cell office:value-type="float" office:value="12.5608870211847" calcext:value-type="float">
            <text:p>12.560887021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88.088052" calcext:value-type="float">
            <text:p>88.088052</text:p>
          </table:table-cell>
          <table:table-cell office:value-type="float" office:value="34.827803" calcext:value-type="float">
            <text:p>34.827803</text:p>
          </table:table-cell>
          <table:table-cell office:value-type="float" office:value="28.02105" calcext:value-type="float">
            <text:p>28.02105</text:p>
          </table:table-cell>
          <table:table-cell office:value-type="float" office:value="4.567253" calcext:value-type="float">
            <text:p>4.567253</text:p>
          </table:table-cell>
          <table:table-cell office:value-type="float" office:value="2.570119" calcext:value-type="float">
            <text:p>2.570119</text:p>
          </table:table-cell>
          <table:table-cell office:value-type="float" office:value="10.44" calcext:value-type="float">
            <text:p>10.44</text:p>
          </table:table-cell>
          <table:table-cell office:value-type="float" office:value="1.43" calcext:value-type="float">
            <text:p>1.4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5978886625384" calcext:value-type="float">
            <text:p>11.5978886625</text:p>
          </table:table-cell>
          <table:table-cell office:value-type="float" office:value="13.2860346674795" calcext:value-type="float">
            <text:p>13.286034667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63.402864" calcext:value-type="float">
            <text:p>63.402864</text:p>
          </table:table-cell>
          <table:table-cell office:value-type="float" office:value="59.683419" calcext:value-type="float">
            <text:p>59.683419</text:p>
          </table:table-cell>
          <table:table-cell office:value-type="float" office:value="31.810992" calcext:value-type="float">
            <text:p>31.810992</text:p>
          </table:table-cell>
          <table:table-cell office:value-type="float" office:value="2.438748" calcext:value-type="float">
            <text:p>2.438748</text:p>
          </table:table-cell>
          <table:table-cell office:value-type="float" office:value="1.320679" calcext:value-type="float">
            <text:p>1.320679</text:p>
          </table:table-cell>
          <table:table-cell office:value-type="float" office:value="38.99" calcext:value-type="float">
            <text:p>38.99</text:p>
          </table:table-cell>
          <table:table-cell office:value-type="float" office:value="4.31625" calcext:value-type="float">
            <text:p>4.3162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5.89302447429473" calcext:value-type="float">
            <text:p>5.8930244743</text:p>
          </table:table-cell>
          <table:table-cell office:value-type="float" office:value="8.54522247502573" calcext:value-type="float">
            <text:p>8.54522247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69.344135" calcext:value-type="float">
            <text:p>69.344135</text:p>
          </table:table-cell>
          <table:table-cell office:value-type="float" office:value="31.482903" calcext:value-type="float">
            <text:p>31.482903</text:p>
          </table:table-cell>
          <table:table-cell office:value-type="float" office:value="39.387922" calcext:value-type="float">
            <text:p>39.387922</text:p>
          </table:table-cell>
          <table:table-cell office:value-type="float" office:value="2.847765" calcext:value-type="float">
            <text:p>2.847765</text:p>
          </table:table-cell>
          <table:table-cell office:value-type="float" office:value="0.612256" calcext:value-type="float">
            <text:p>0.612256</text:p>
          </table:table-cell>
          <table:table-cell office:value-type="float" office:value="12.52" calcext:value-type="float">
            <text:p>12.52</text:p>
          </table:table-cell>
          <table:table-cell office:value-type="float" office:value="1.07" calcext:value-type="float">
            <text:p>1.07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1426643599795" calcext:value-type="float">
            <text:p>11.14266436</text:p>
          </table:table-cell>
          <table:table-cell office:value-type="float" office:value="13.4248908293956" calcext:value-type="float">
            <text:p>13.424890829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67.277108" calcext:value-type="float">
            <text:p>67.277108</text:p>
          </table:table-cell>
          <table:table-cell office:value-type="float" office:value="34.497784" calcext:value-type="float">
            <text:p>34.497784</text:p>
          </table:table-cell>
          <table:table-cell office:value-type="float" office:value="37.486193" calcext:value-type="float">
            <text:p>37.486193</text:p>
          </table:table-cell>
          <table:table-cell office:value-type="float" office:value="3.213998" calcext:value-type="float">
            <text:p>3.213998</text:p>
          </table:table-cell>
          <table:table-cell office:value-type="float" office:value="1.013228" calcext:value-type="float">
            <text:p>1.013228</text:p>
          </table:table-cell>
          <table:table-cell office:value-type="float" office:value="11.33" calcext:value-type="float">
            <text:p>11.33</text:p>
          </table:table-cell>
          <table:table-cell office:value-type="float" office:value="0.17" calcext:value-type="float">
            <text:p>0.17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8236527688922" calcext:value-type="float">
            <text:p>10.8236527689</text:p>
          </table:table-cell>
          <table:table-cell office:value-type="float" office:value="13.0719328202257" calcext:value-type="float">
            <text:p>13.071932820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66.941692" calcext:value-type="float">
            <text:p>66.941692</text:p>
          </table:table-cell>
          <table:table-cell office:value-type="float" office:value="27.973705" calcext:value-type="float">
            <text:p>27.973705</text:p>
          </table:table-cell>
          <table:table-cell office:value-type="float" office:value="28.763799" calcext:value-type="float">
            <text:p>28.763799</text:p>
          </table:table-cell>
          <table:table-cell office:value-type="float" office:value="2.789075" calcext:value-type="float">
            <text:p>2.789075</text:p>
          </table:table-cell>
          <table:table-cell office:value-type="float" office:value="1.077259" calcext:value-type="float">
            <text:p>1.077259</text:p>
          </table:table-cell>
          <table:table-cell office:value-type="float" office:value="11.8" calcext:value-type="float">
            <text:p>11.8</text:p>
          </table:table-cell>
          <table:table-cell office:value-type="float" office:value="0.6" calcext:value-type="float">
            <text:p>0.6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6479352642129" calcext:value-type="float">
            <text:p>11.6479352642</text:p>
          </table:table-cell>
          <table:table-cell office:value-type="float" office:value="14.1742066801454" calcext:value-type="float">
            <text:p>14.174206680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70.999885" calcext:value-type="float">
            <text:p>70.999885</text:p>
          </table:table-cell>
          <table:table-cell office:value-type="float" office:value="29.60648" calcext:value-type="float">
            <text:p>29.60648</text:p>
          </table:table-cell>
          <table:table-cell office:value-type="float" office:value="29.809868" calcext:value-type="float">
            <text:p>29.809868</text:p>
          </table:table-cell>
          <table:table-cell office:value-type="float" office:value="2.708055" calcext:value-type="float">
            <text:p>2.708055</text:p>
          </table:table-cell>
          <table:table-cell office:value-type="float" office:value="1.23023" calcext:value-type="float">
            <text:p>1.23023</text:p>
          </table:table-cell>
          <table:table-cell office:value-type="float" office:value="11.75" calcext:value-type="float">
            <text:p>11.75</text:p>
          </table:table-cell>
          <table:table-cell office:value-type="float" office:value="0.95" calcext:value-type="float">
            <text:p>0.9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8940849022831" calcext:value-type="float">
            <text:p>11.8940849023</text:p>
          </table:table-cell>
          <table:table-cell office:value-type="float" office:value="14.1648778047067" calcext:value-type="float">
            <text:p>14.1648778047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67.570259" calcext:value-type="float">
            <text:p>67.570259</text:p>
          </table:table-cell>
          <table:table-cell office:value-type="float" office:value="33.309599" calcext:value-type="float">
            <text:p>33.309599</text:p>
          </table:table-cell>
          <table:table-cell office:value-type="float" office:value="39.23395" calcext:value-type="float">
            <text:p>39.23395</text:p>
          </table:table-cell>
          <table:table-cell office:value-type="float" office:value="3.116303" calcext:value-type="float">
            <text:p>3.116303</text:p>
          </table:table-cell>
          <table:table-cell office:value-type="float" office:value="0.754882" calcext:value-type="float">
            <text:p>0.754882</text:p>
          </table:table-cell>
          <table:table-cell office:value-type="float" office:value="12.06" calcext:value-type="float">
            <text:p>12.06</text:p>
          </table:table-cell>
          <table:table-cell office:value-type="float" office:value="1.21" calcext:value-type="float">
            <text:p>1.21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790242361907" calcext:value-type="float">
            <text:p>10.7902423619</text:p>
          </table:table-cell>
          <table:table-cell office:value-type="float" office:value="12.8741448783565" calcext:value-type="float">
            <text:p>12.874144878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69.184353" calcext:value-type="float">
            <text:p>69.184353</text:p>
          </table:table-cell>
          <table:table-cell office:value-type="float" office:value="31.763645" calcext:value-type="float">
            <text:p>31.763645</text:p>
          </table:table-cell>
          <table:table-cell office:value-type="float" office:value="37.236759" calcext:value-type="float">
            <text:p>37.236759</text:p>
          </table:table-cell>
          <table:table-cell office:value-type="float" office:value="2.695486" calcext:value-type="float">
            <text:p>2.695486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13.5" calcext:value-type="float">
            <text:p>13.5</text:p>
          </table:table-cell>
          <table:table-cell office:value-type="float" office:value="0.94" calcext:value-type="float">
            <text:p>0.94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914761328664" calcext:value-type="float">
            <text:p>11.9147613287</text:p>
          </table:table-cell>
          <table:table-cell office:value-type="float" office:value="14.3220934502604" calcext:value-type="float">
            <text:p>14.3220934503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62.572839" calcext:value-type="float">
            <text:p>62.572839</text:p>
          </table:table-cell>
          <table:table-cell office:value-type="float" office:value="33.514303" calcext:value-type="float">
            <text:p>33.514303</text:p>
          </table:table-cell>
          <table:table-cell office:value-type="float" office:value="39.120714" calcext:value-type="float">
            <text:p>39.120714</text:p>
          </table:table-cell>
          <table:table-cell office:value-type="float" office:value="2.951205" calcext:value-type="float">
            <text:p>2.951205</text:p>
          </table:table-cell>
          <table:table-cell office:value-type="float" office:value="0.567302" calcext:value-type="float">
            <text:p>0.567302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3282956461882" calcext:value-type="float">
            <text:p>11.3282956462</text:p>
          </table:table-cell>
          <table:table-cell office:value-type="float" office:value="13.7430267871581" calcext:value-type="float">
            <text:p>13.743026787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70.707853" calcext:value-type="float">
            <text:p>70.707853</text:p>
          </table:table-cell>
          <table:table-cell office:value-type="float" office:value="34.038117" calcext:value-type="float">
            <text:p>34.038117</text:p>
          </table:table-cell>
          <table:table-cell office:value-type="float" office:value="35.918697" calcext:value-type="float">
            <text:p>35.918697</text:p>
          </table:table-cell>
          <table:table-cell office:value-type="float" office:value="2.806273" calcext:value-type="float">
            <text:p>2.806273</text:p>
          </table:table-cell>
          <table:table-cell office:value-type="float" office:value="1.363384" calcext:value-type="float">
            <text:p>1.363384</text:p>
          </table:table-cell>
          <table:table-cell office:value-type="float" office:value="12.76" calcext:value-type="float">
            <text:p>12.76</text:p>
          </table:table-cell>
          <table:table-cell office:value-type="float" office:value="0.47" calcext:value-type="float">
            <text:p>0.47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4642781405987" calcext:value-type="float">
            <text:p>11.4642781406</text:p>
          </table:table-cell>
          <table:table-cell office:value-type="float" office:value="13.1753474699867" calcext:value-type="float">
            <text:p>13.17534747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66.101308" calcext:value-type="float">
            <text:p>66.101308</text:p>
          </table:table-cell>
          <table:table-cell office:value-type="float" office:value="33.351666" calcext:value-type="float">
            <text:p>33.351666</text:p>
          </table:table-cell>
          <table:table-cell office:value-type="float" office:value="39.544542" calcext:value-type="float">
            <text:p>39.544542</text:p>
          </table:table-cell>
          <table:table-cell office:value-type="float" office:value="2.949726" calcext:value-type="float">
            <text:p>2.949726</text:p>
          </table:table-cell>
          <table:table-cell office:value-type="float" office:value="1.350181" calcext:value-type="float">
            <text:p>1.350181</text:p>
          </table:table-cell>
          <table:table-cell office:value-type="float" office:value="11.52" calcext:value-type="float">
            <text:p>11.52</text:p>
          </table:table-cell>
          <table:table-cell office:value-type="float" office:value="1.99" calcext:value-type="float">
            <text:p>1.99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4207116622612" calcext:value-type="float">
            <text:p>10.4207116623</text:p>
          </table:table-cell>
          <table:table-cell office:value-type="float" office:value="12.658759943146" calcext:value-type="float">
            <text:p>12.658759943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44.094577" calcext:value-type="float">
            <text:p>144.094577</text:p>
          </table:table-cell>
          <table:table-cell office:value-type="float" office:value="59.222419" calcext:value-type="float">
            <text:p>59.222419</text:p>
          </table:table-cell>
          <table:table-cell office:value-type="float" office:value="14.871596" calcext:value-type="float">
            <text:p>14.871596</text:p>
          </table:table-cell>
          <table:table-cell office:value-type="float" office:value="0.683903" calcext:value-type="float">
            <text:p>0.683903</text:p>
          </table:table-cell>
          <table:table-cell office:value-type="float" office:value="1.067735" calcext:value-type="float">
            <text:p>1.067735</text:p>
          </table:table-cell>
          <table:table-cell office:value-type="float" office:value="13.73" calcext:value-type="float">
            <text:p>13.73</text:p>
          </table:table-cell>
          <table:table-cell office:value-type="float" office:value="1.12" calcext:value-type="float">
            <text:p>1.1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2.0074607182386" calcext:value-type="float">
            <text:p>12.0074607182</text:p>
          </table:table-cell>
          <table:table-cell office:value-type="float" office:value="13.8531851129693" calcext:value-type="float">
            <text:p>13.853185113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61.706417" calcext:value-type="float">
            <text:p>61.706417</text:p>
          </table:table-cell>
          <table:table-cell office:value-type="float" office:value="44.334956" calcext:value-type="float">
            <text:p>44.334956</text:p>
          </table:table-cell>
          <table:table-cell office:value-type="float" office:value="45.101454" calcext:value-type="float">
            <text:p>45.101454</text:p>
          </table:table-cell>
          <table:table-cell office:value-type="float" office:value="3.434404" calcext:value-type="float">
            <text:p>3.434404</text:p>
          </table:table-cell>
          <table:table-cell office:value-type="float" office:value="1.58611" calcext:value-type="float">
            <text:p>1.58611</text:p>
          </table:table-cell>
          <table:table-cell office:value-type="float" office:value="14.14" calcext:value-type="float">
            <text:p>14.14</text:p>
          </table:table-cell>
          <table:table-cell office:value-type="float" office:value="0.35" calcext:value-type="float">
            <text:p>0.3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1227838501509" calcext:value-type="float">
            <text:p>11.1227838502</text:p>
          </table:table-cell>
          <table:table-cell office:value-type="float" office:value="13.2383429460134" calcext:value-type="float">
            <text:p>13.238342946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68.46087" calcext:value-type="float">
            <text:p>68.46087</text:p>
          </table:table-cell>
          <table:table-cell office:value-type="float" office:value="34.876824" calcext:value-type="float">
            <text:p>34.876824</text:p>
          </table:table-cell>
          <table:table-cell office:value-type="float" office:value="38.218914" calcext:value-type="float">
            <text:p>38.218914</text:p>
          </table:table-cell>
          <table:table-cell office:value-type="float" office:value="3.616575" calcext:value-type="float">
            <text:p>3.616575</text:p>
          </table:table-cell>
          <table:table-cell office:value-type="float" office:value="0.546622" calcext:value-type="float">
            <text:p>0.546622</text:p>
          </table:table-cell>
          <table:table-cell office:value-type="float" office:value="13.27" calcext:value-type="float">
            <text:p>13.27</text:p>
          </table:table-cell>
          <table:table-cell office:value-type="float" office:value="0.55" calcext:value-type="float">
            <text:p>0.5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1615294202359" calcext:value-type="float">
            <text:p>11.1615294202</text:p>
          </table:table-cell>
          <table:table-cell office:value-type="float" office:value="13.6201867782365" calcext:value-type="float">
            <text:p>13.620186778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68.970699" calcext:value-type="float">
            <text:p>68.970699</text:p>
          </table:table-cell>
          <table:table-cell office:value-type="float" office:value="30.952513" calcext:value-type="float">
            <text:p>30.952513</text:p>
          </table:table-cell>
          <table:table-cell office:value-type="float" office:value="33.076293" calcext:value-type="float">
            <text:p>33.076293</text:p>
          </table:table-cell>
          <table:table-cell office:value-type="float" office:value="2.545753" calcext:value-type="float">
            <text:p>2.545753</text:p>
          </table:table-cell>
          <table:table-cell office:value-type="float" office:value="0.908017" calcext:value-type="float">
            <text:p>0.908017</text:p>
          </table:table-cell>
          <table:table-cell office:value-type="float" office:value="12.51" calcext:value-type="float">
            <text:p>12.51</text:p>
          </table:table-cell>
          <table:table-cell office:value-type="float" office:value="0.49" calcext:value-type="float">
            <text:p>0.49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3533680282735" calcext:value-type="float">
            <text:p>11.3533680283</text:p>
          </table:table-cell>
          <table:table-cell office:value-type="float" office:value="13.5135439360626" calcext:value-type="float">
            <text:p>13.513543936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69.066742" calcext:value-type="float">
            <text:p>69.066742</text:p>
          </table:table-cell>
          <table:table-cell office:value-type="float" office:value="32.310841" calcext:value-type="float">
            <text:p>32.310841</text:p>
          </table:table-cell>
          <table:table-cell office:value-type="float" office:value="37.814626" calcext:value-type="float">
            <text:p>37.814626</text:p>
          </table:table-cell>
          <table:table-cell office:value-type="float" office:value="3.388631" calcext:value-type="float">
            <text:p>3.388631</text:p>
          </table:table-cell>
          <table:table-cell office:value-type="float" office:value="1.124769" calcext:value-type="float">
            <text:p>1.124769</text:p>
          </table:table-cell>
          <table:table-cell office:value-type="float" office:value="12.29" calcext:value-type="float">
            <text:p>12.29</text:p>
          </table:table-cell>
          <table:table-cell office:value-type="float" office:value="0.76" calcext:value-type="float">
            <text:p>0.76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9777029617444" calcext:value-type="float">
            <text:p>11.9777029617</text:p>
          </table:table-cell>
          <table:table-cell office:value-type="float" office:value="14.3005413153563" calcext:value-type="float">
            <text:p>14.300541315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65.710408" calcext:value-type="float">
            <text:p>65.710408</text:p>
          </table:table-cell>
          <table:table-cell office:value-type="float" office:value="32.090635" calcext:value-type="float">
            <text:p>32.090635</text:p>
          </table:table-cell>
          <table:table-cell office:value-type="float" office:value="32.810932" calcext:value-type="float">
            <text:p>32.810932</text:p>
          </table:table-cell>
          <table:table-cell office:value-type="float" office:value="2.859989" calcext:value-type="float">
            <text:p>2.859989</text:p>
          </table:table-cell>
          <table:table-cell office:value-type="float" office:value="0.822693" calcext:value-type="float">
            <text:p>0.822693</text:p>
          </table:table-cell>
          <table:table-cell office:value-type="float" office:value="11.74" calcext:value-type="float">
            <text:p>11.74</text:p>
          </table:table-cell>
          <table:table-cell office:value-type="float" office:value="0.76" calcext:value-type="float">
            <text:p>0.76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2727120489604" calcext:value-type="float">
            <text:p>11.272712049</text:p>
          </table:table-cell>
          <table:table-cell office:value-type="float" office:value="13.7020883047599" calcext:value-type="float">
            <text:p>13.7020883048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72.44667" calcext:value-type="float">
            <text:p>72.44667</text:p>
          </table:table-cell>
          <table:table-cell office:value-type="float" office:value="30.103103" calcext:value-type="float">
            <text:p>30.103103</text:p>
          </table:table-cell>
          <table:table-cell office:value-type="float" office:value="34.631116" calcext:value-type="float">
            <text:p>34.631116</text:p>
          </table:table-cell>
          <table:table-cell office:value-type="float" office:value="2.321664" calcext:value-type="float">
            <text:p>2.321664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11.56" calcext:value-type="float">
            <text:p>11.56</text:p>
          </table:table-cell>
          <table:table-cell office:value-type="float" office:value="2.14" calcext:value-type="float">
            <text:p>2.14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1785793665146" calcext:value-type="float">
            <text:p>11.1785793665</text:p>
          </table:table-cell>
          <table:table-cell office:value-type="float" office:value="13.5260121102346" calcext:value-type="float">
            <text:p>13.526012110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73.240512" calcext:value-type="float">
            <text:p>73.240512</text:p>
          </table:table-cell>
          <table:table-cell office:value-type="float" office:value="32.850083" calcext:value-type="float">
            <text:p>32.850083</text:p>
          </table:table-cell>
          <table:table-cell office:value-type="float" office:value="39.872485" calcext:value-type="float">
            <text:p>39.872485</text:p>
          </table:table-cell>
          <table:table-cell office:value-type="float" office:value="2.909449" calcext:value-type="float">
            <text:p>2.909449</text:p>
          </table:table-cell>
          <table:table-cell office:value-type="float" office:value="0.715878" calcext:value-type="float">
            <text:p>0.715878</text:p>
          </table:table-cell>
          <table:table-cell office:value-type="float" office:value="12.8" calcext:value-type="float">
            <text:p>12.8</text:p>
          </table:table-cell>
          <table:table-cell office:value-type="float" office:value="0.96" calcext:value-type="float">
            <text:p>0.96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716900875659" calcext:value-type="float">
            <text:p>11.7169008757</text:p>
          </table:table-cell>
          <table:table-cell office:value-type="float" office:value="13.8419370401921" calcext:value-type="float">
            <text:p>13.841937040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59.613423" calcext:value-type="float">
            <text:p>59.613423</text:p>
          </table:table-cell>
          <table:table-cell office:value-type="float" office:value="39.28739" calcext:value-type="float">
            <text:p>39.28739</text:p>
          </table:table-cell>
          <table:table-cell office:value-type="float" office:value="37.37796" calcext:value-type="float">
            <text:p>37.37796</text:p>
          </table:table-cell>
          <table:table-cell office:value-type="float" office:value="3.043756" calcext:value-type="float">
            <text:p>3.043756</text:p>
          </table:table-cell>
          <table:table-cell office:value-type="float" office:value="0.920301" calcext:value-type="float">
            <text:p>0.920301</text:p>
          </table:table-cell>
          <table:table-cell office:value-type="float" office:value="12.02" calcext:value-type="float">
            <text:p>12.02</text:p>
          </table:table-cell>
          <table:table-cell office:value-type="float" office:value="1.5" calcext:value-type="float">
            <text:p>1.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7318996223467" calcext:value-type="float">
            <text:p>10.7318996223</text:p>
          </table:table-cell>
          <table:table-cell office:value-type="float" office:value="12.955357805019" calcext:value-type="float">
            <text:p>12.95535780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64.416633" calcext:value-type="float">
            <text:p>64.416633</text:p>
          </table:table-cell>
          <table:table-cell office:value-type="float" office:value="31.96002" calcext:value-type="float">
            <text:p>31.96002</text:p>
          </table:table-cell>
          <table:table-cell office:value-type="float" office:value="39.514741" calcext:value-type="float">
            <text:p>39.514741</text:p>
          </table:table-cell>
          <table:table-cell office:value-type="float" office:value="2.901415" calcext:value-type="float">
            <text:p>2.901415</text:p>
          </table:table-cell>
          <table:table-cell office:value-type="float" office:value="0.743763" calcext:value-type="float">
            <text:p>0.743763</text:p>
          </table:table-cell>
          <table:table-cell office:value-type="float" office:value="11.21" calcext:value-type="float">
            <text:p>11.21</text:p>
          </table:table-cell>
          <table:table-cell office:value-type="float" office:value="0.59" calcext:value-type="float">
            <text:p>0.59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1117222620284" calcext:value-type="float">
            <text:p>11.111722262</text:p>
          </table:table-cell>
          <table:table-cell office:value-type="float" office:value="12.956485695962" calcext:value-type="float">
            <text:p>12.956485696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2.730469" calcext:value-type="float">
            <text:p>62.730469</text:p>
          </table:table-cell>
          <table:table-cell office:value-type="float" office:value="45.754674" calcext:value-type="float">
            <text:p>45.754674</text:p>
          </table:table-cell>
          <table:table-cell office:value-type="float" office:value="35.785224" calcext:value-type="float">
            <text:p>35.785224</text:p>
          </table:table-cell>
          <table:table-cell office:value-type="float" office:value="2.387768" calcext:value-type="float">
            <text:p>2.387768</text:p>
          </table:table-cell>
          <table:table-cell office:value-type="float" office:value="1.642613" calcext:value-type="float">
            <text:p>1.642613</text:p>
          </table:table-cell>
          <table:table-cell office:value-type="float" office:value="11.57" calcext:value-type="float">
            <text:p>11.57</text:p>
          </table:table-cell>
          <table:table-cell office:value-type="float" office:value="0.72" calcext:value-type="float">
            <text:p>0.7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707811918458" calcext:value-type="float">
            <text:p>11.7078119185</text:p>
          </table:table-cell>
          <table:table-cell office:value-type="float" office:value="13.5043171201415" calcext:value-type="float">
            <text:p>13.504317120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3.442793" calcext:value-type="float">
            <text:p>63.442793</text:p>
          </table:table-cell>
          <table:table-cell office:value-type="float" office:value="32.710603" calcext:value-type="float">
            <text:p>32.710603</text:p>
          </table:table-cell>
          <table:table-cell office:value-type="float" office:value="34.002163" calcext:value-type="float">
            <text:p>34.002163</text:p>
          </table:table-cell>
          <table:table-cell office:value-type="float" office:value="3.125303" calcext:value-type="float">
            <text:p>3.125303</text:p>
          </table:table-cell>
          <table:table-cell office:value-type="float" office:value="0.846095" calcext:value-type="float">
            <text:p>0.846095</text:p>
          </table:table-cell>
          <table:table-cell office:value-type="float" office:value="9.58" calcext:value-type="float">
            <text:p>9.58</text:p>
          </table:table-cell>
          <table:table-cell office:value-type="float" office:value="1.98" calcext:value-type="float">
            <text:p>1.9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51147688442013" calcext:value-type="float">
            <text:p>8.5114768844</text:p>
          </table:table-cell>
          <table:table-cell office:value-type="float" office:value="10.8781655251553" calcext:value-type="float">
            <text:p>10.878165525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70.844776" calcext:value-type="float">
            <text:p>70.844776</text:p>
          </table:table-cell>
          <table:table-cell office:value-type="float" office:value="27.812463" calcext:value-type="float">
            <text:p>27.812463</text:p>
          </table:table-cell>
          <table:table-cell office:value-type="float" office:value="40.142303" calcext:value-type="float">
            <text:p>40.142303</text:p>
          </table:table-cell>
          <table:table-cell office:value-type="float" office:value="3.52993" calcext:value-type="float">
            <text:p>3.52993</text:p>
          </table:table-cell>
          <table:table-cell office:value-type="float" office:value="1.139765" calcext:value-type="float">
            <text:p>1.139765</text:p>
          </table:table-cell>
          <table:table-cell office:value-type="float" office:value="12.58" calcext:value-type="float">
            <text:p>12.58</text:p>
          </table:table-cell>
          <table:table-cell office:value-type="float" office:value="1.09" calcext:value-type="float">
            <text:p>1.09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29362454976393" calcext:value-type="float">
            <text:p>8.2936245498</text:p>
          </table:table-cell>
          <table:table-cell office:value-type="float" office:value="10.8898664838065" calcext:value-type="float">
            <text:p>10.8898664838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60.208113" calcext:value-type="float">
            <text:p>60.208113</text:p>
          </table:table-cell>
          <table:table-cell office:value-type="float" office:value="41.824425" calcext:value-type="float">
            <text:p>41.824425</text:p>
          </table:table-cell>
          <table:table-cell office:value-type="float" office:value="34.023669" calcext:value-type="float">
            <text:p>34.023669</text:p>
          </table:table-cell>
          <table:table-cell office:value-type="float" office:value="2.655574" calcext:value-type="float">
            <text:p>2.655574</text:p>
          </table:table-cell>
          <table:table-cell office:value-type="float" office:value="2.054517" calcext:value-type="float">
            <text:p>2.054517</text:p>
          </table:table-cell>
          <table:table-cell office:value-type="float" office:value="11.34" calcext:value-type="float">
            <text:p>11.34</text:p>
          </table:table-cell>
          <table:table-cell office:value-type="float" office:value="1.64" calcext:value-type="float">
            <text:p>1.64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43050176323753" calcext:value-type="float">
            <text:p>8.4305017632</text:p>
          </table:table-cell>
          <table:table-cell office:value-type="float" office:value="10.8708794523427" calcext:value-type="float">
            <text:p>10.8708794523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69.02704" calcext:value-type="float">
            <text:p>69.02704</text:p>
          </table:table-cell>
          <table:table-cell office:value-type="float" office:value="32.582092" calcext:value-type="float">
            <text:p>32.582092</text:p>
          </table:table-cell>
          <table:table-cell office:value-type="float" office:value="37.264147" calcext:value-type="float">
            <text:p>37.264147</text:p>
          </table:table-cell>
          <table:table-cell office:value-type="float" office:value="3.133405" calcext:value-type="float">
            <text:p>3.133405</text:p>
          </table:table-cell>
          <table:table-cell office:value-type="float" office:value="1.323276" calcext:value-type="float">
            <text:p>1.323276</text:p>
          </table:table-cell>
          <table:table-cell office:value-type="float" office:value="13.43" calcext:value-type="float">
            <text:p>13.43</text:p>
          </table:table-cell>
          <table:table-cell office:value-type="float" office:value="0.44" calcext:value-type="float">
            <text:p>0.44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4369529515557" calcext:value-type="float">
            <text:p>10.4369529516</text:p>
          </table:table-cell>
          <table:table-cell office:value-type="float" office:value="12.432807042036" calcext:value-type="float">
            <text:p>12.432807042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68.73528" calcext:value-type="float">
            <text:p>68.73528</text:p>
          </table:table-cell>
          <table:table-cell office:value-type="float" office:value="44.752155" calcext:value-type="float">
            <text:p>44.752155</text:p>
          </table:table-cell>
          <table:table-cell office:value-type="float" office:value="37.667809" calcext:value-type="float">
            <text:p>37.667809</text:p>
          </table:table-cell>
          <table:table-cell office:value-type="float" office:value="4.210802" calcext:value-type="float">
            <text:p>4.210802</text:p>
          </table:table-cell>
          <table:table-cell office:value-type="float" office:value="1.840733" calcext:value-type="float">
            <text:p>1.840733</text:p>
          </table:table-cell>
          <table:table-cell office:value-type="float" office:value="13.08" calcext:value-type="float">
            <text:p>13.08</text:p>
          </table:table-cell>
          <table:table-cell office:value-type="float" office:value="0.43" calcext:value-type="float">
            <text:p>0.4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1.3946598128733" calcext:value-type="float">
            <text:p>11.3946598129</text:p>
          </table:table-cell>
          <table:table-cell office:value-type="float" office:value="13.7237856533729" calcext:value-type="float">
            <text:p>13.723785653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84.970475" calcext:value-type="float">
            <text:p>84.970475</text:p>
          </table:table-cell>
          <table:table-cell office:value-type="float" office:value="39.589505" calcext:value-type="float">
            <text:p>39.589505</text:p>
          </table:table-cell>
          <table:table-cell office:value-type="float" office:value="28.222025" calcext:value-type="float">
            <text:p>28.222025</text:p>
          </table:table-cell>
          <table:table-cell office:value-type="float" office:value="1.891491" calcext:value-type="float">
            <text:p>1.891491</text:p>
          </table:table-cell>
          <table:table-cell office:value-type="float" office:value="2.324606" calcext:value-type="float">
            <text:p>2.324606</text:p>
          </table:table-cell>
          <table:table-cell office:value-type="float" office:value="11.69" calcext:value-type="float">
            <text:p>11.69</text:p>
          </table:table-cell>
          <table:table-cell office:value-type="float" office:value="1.02" calcext:value-type="float">
            <text:p>1.0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3.6557709390727" calcext:value-type="float">
            <text:p>13.6557709391</text:p>
          </table:table-cell>
          <table:table-cell office:value-type="float" office:value="15.0528933196932" calcext:value-type="float">
            <text:p>15.0528933197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62.818489" calcext:value-type="float">
            <text:p>62.818489</text:p>
          </table:table-cell>
          <table:table-cell office:value-type="float" office:value="33.39031" calcext:value-type="float">
            <text:p>33.39031</text:p>
          </table:table-cell>
          <table:table-cell office:value-type="float" office:value="31.775438" calcext:value-type="float">
            <text:p>31.775438</text:p>
          </table:table-cell>
          <table:table-cell office:value-type="float" office:value="1.408074" calcext:value-type="float">
            <text:p>1.408074</text:p>
          </table:table-cell>
          <table:table-cell office:value-type="float" office:value="1.266587" calcext:value-type="float">
            <text:p>1.266587</text:p>
          </table:table-cell>
          <table:table-cell office:value-type="float" office:value="12.54" calcext:value-type="float">
            <text:p>12.54</text:p>
          </table:table-cell>
          <table:table-cell office:value-type="float" office:value="2.47" calcext:value-type="float">
            <text:p>2.47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94141462800685" calcext:value-type="float">
            <text:p>8.941414628</text:p>
          </table:table-cell>
          <table:table-cell office:value-type="float" office:value="12.2513872818054" calcext:value-type="float">
            <text:p>12.2513872818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67.792896" calcext:value-type="float">
            <text:p>67.792896</text:p>
          </table:table-cell>
          <table:table-cell office:value-type="float" office:value="29.340742" calcext:value-type="float">
            <text:p>29.340742</text:p>
          </table:table-cell>
          <table:table-cell office:value-type="float" office:value="19.244665" calcext:value-type="float">
            <text:p>19.244665</text:p>
          </table:table-cell>
          <table:table-cell office:value-type="float" office:value="2.787317" calcext:value-type="float">
            <text:p>2.787317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13.24" calcext:value-type="float">
            <text:p>13.24</text:p>
          </table:table-cell>
          <table:table-cell office:value-type="float" office:value="1.13" calcext:value-type="float">
            <text:p>1.1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5364520448626" calcext:value-type="float">
            <text:p>10.5364520449</text:p>
          </table:table-cell>
          <table:table-cell office:value-type="float" office:value="12.5653726210568" calcext:value-type="float">
            <text:p>12.565372621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68.051461" calcext:value-type="float">
            <text:p>68.051461</text:p>
          </table:table-cell>
          <table:table-cell office:value-type="float" office:value="35.962156" calcext:value-type="float">
            <text:p>35.962156</text:p>
          </table:table-cell>
          <table:table-cell office:value-type="float" office:value="32.021336" calcext:value-type="float">
            <text:p>32.021336</text:p>
          </table:table-cell>
          <table:table-cell office:value-type="float" office:value="2.6935" calcext:value-type="float">
            <text:p>2.6935</text:p>
          </table:table-cell>
          <table:table-cell office:value-type="float" office:value="1.118" calcext:value-type="float">
            <text:p>1.118</text:p>
          </table:table-cell>
          <table:table-cell office:value-type="float" office:value="11.03" calcext:value-type="float">
            <text:p>11.03</text:p>
          </table:table-cell>
          <table:table-cell office:value-type="float" office:value="1.22" calcext:value-type="float">
            <text:p>1.2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0313925214829" calcext:value-type="float">
            <text:p>10.0313925215</text:p>
          </table:table-cell>
          <table:table-cell office:value-type="float" office:value="11.9967405381019" calcext:value-type="float">
            <text:p>11.9967405381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75.377462" calcext:value-type="float">
            <text:p>75.377462</text:p>
          </table:table-cell>
          <table:table-cell office:value-type="float" office:value="30.769346" calcext:value-type="float">
            <text:p>30.769346</text:p>
          </table:table-cell>
          <table:table-cell office:value-type="float" office:value="37.944692" calcext:value-type="float">
            <text:p>37.944692</text:p>
          </table:table-cell>
          <table:table-cell office:value-type="float" office:value="3.45612" calcext:value-type="float">
            <text:p>3.45612</text:p>
          </table:table-cell>
          <table:table-cell office:value-type="float" office:value="1.186354" calcext:value-type="float">
            <text:p>1.186354</text:p>
          </table:table-cell>
          <table:table-cell office:value-type="float" office:value="14.51" calcext:value-type="float">
            <text:p>14.51</text:p>
          </table:table-cell>
          <table:table-cell office:value-type="float" office:value="0.23" calcext:value-type="float">
            <text:p>0.2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89228156286569" calcext:value-type="float">
            <text:p>8.8922815629</text:p>
          </table:table-cell>
          <table:table-cell office:value-type="float" office:value="11.6153925005491" calcext:value-type="float">
            <text:p>11.615392500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99.308897" calcext:value-type="float">
            <text:p>99.308897</text:p>
          </table:table-cell>
          <table:table-cell office:value-type="float" office:value="62.38098" calcext:value-type="float">
            <text:p>62.38098</text:p>
          </table:table-cell>
          <table:table-cell office:value-type="float" office:value="36.287735" calcext:value-type="float">
            <text:p>36.287735</text:p>
          </table:table-cell>
          <table:table-cell office:value-type="float" office:value="4.11994" calcext:value-type="float">
            <text:p>4.11994</text:p>
          </table:table-cell>
          <table:table-cell office:value-type="float" office:value="2.117942" calcext:value-type="float">
            <text:p>2.117942</text:p>
          </table:table-cell>
          <table:table-cell office:value-type="float" office:value="13.46" calcext:value-type="float">
            <text:p>13.46</text:p>
          </table:table-cell>
          <table:table-cell office:value-type="float" office:value="1.98" calcext:value-type="float">
            <text:p>1.9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0796191577137" calcext:value-type="float">
            <text:p>10.0796191577</text:p>
          </table:table-cell>
          <table:table-cell office:value-type="float" office:value="12.2018346328272" calcext:value-type="float">
            <text:p>12.2018346328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1.968026" calcext:value-type="float">
            <text:p>71.968026</text:p>
          </table:table-cell>
          <table:table-cell office:value-type="float" office:value="26.082385" calcext:value-type="float">
            <text:p>26.082385</text:p>
          </table:table-cell>
          <table:table-cell office:value-type="float" office:value="38.06208" calcext:value-type="float">
            <text:p>38.06208</text:p>
          </table:table-cell>
          <table:table-cell office:value-type="float" office:value="2.216263" calcext:value-type="float">
            <text:p>2.216263</text:p>
          </table:table-cell>
          <table:table-cell office:value-type="float" office:value="1.055715" calcext:value-type="float">
            <text:p>1.055715</text:p>
          </table:table-cell>
          <table:table-cell office:value-type="float" office:value="12.43" calcext:value-type="float">
            <text:p>12.43</text:p>
          </table:table-cell>
          <table:table-cell office:value-type="float" office:value="1.58" calcext:value-type="float">
            <text:p>1.5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16439643187516" calcext:value-type="float">
            <text:p>8.1643964319</text:p>
          </table:table-cell>
          <table:table-cell office:value-type="float" office:value="10.9728051444171" calcext:value-type="float">
            <text:p>10.972805144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64.701177" calcext:value-type="float">
            <text:p>64.701177</text:p>
          </table:table-cell>
          <table:table-cell office:value-type="float" office:value="28.025771" calcext:value-type="float">
            <text:p>28.025771</text:p>
          </table:table-cell>
          <table:table-cell office:value-type="float" office:value="37.035461" calcext:value-type="float">
            <text:p>37.035461</text:p>
          </table:table-cell>
          <table:table-cell office:value-type="float" office:value="3.002598" calcext:value-type="float">
            <text:p>3.002598</text:p>
          </table:table-cell>
          <table:table-cell office:value-type="float" office:value="0.84276" calcext:value-type="float">
            <text:p>0.84276</text:p>
          </table:table-cell>
          <table:table-cell office:value-type="float" office:value="11.08" calcext:value-type="float">
            <text:p>11.08</text:p>
          </table:table-cell>
          <table:table-cell office:value-type="float" office:value="0.98" calcext:value-type="float">
            <text:p>0.9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9.44941238903797" calcext:value-type="float">
            <text:p>9.449412389</text:p>
          </table:table-cell>
          <table:table-cell office:value-type="float" office:value="11.8242688134896" calcext:value-type="float">
            <text:p>11.8242688135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67.222674" calcext:value-type="float">
            <text:p>67.222674</text:p>
          </table:table-cell>
          <table:table-cell office:value-type="float" office:value="38.479296" calcext:value-type="float">
            <text:p>38.479296</text:p>
          </table:table-cell>
          <table:table-cell office:value-type="float" office:value="46.755024" calcext:value-type="float">
            <text:p>46.755024</text:p>
          </table:table-cell>
          <table:table-cell office:value-type="float" office:value="4.485032" calcext:value-type="float">
            <text:p>4.485032</text:p>
          </table:table-cell>
          <table:table-cell office:value-type="float" office:value="1.256318" calcext:value-type="float">
            <text:p>1.256318</text:p>
          </table:table-cell>
          <table:table-cell office:value-type="float" office:value="16.77" calcext:value-type="float">
            <text:p>16.77</text:p>
          </table:table-cell>
          <table:table-cell office:value-type="float" office:value="0.98" calcext:value-type="float">
            <text:p>0.9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8.48875256378439" calcext:value-type="float">
            <text:p>8.4887525638</text:p>
          </table:table-cell>
          <table:table-cell office:value-type="float" office:value="11.1685932635975" calcext:value-type="float">
            <text:p>11.1685932636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60.534394" calcext:value-type="float">
            <text:p>60.534394</text:p>
          </table:table-cell>
          <table:table-cell office:value-type="float" office:value="36.038034" calcext:value-type="float">
            <text:p>36.038034</text:p>
          </table:table-cell>
          <table:table-cell office:value-type="float" office:value="34.201115" calcext:value-type="float">
            <text:p>34.201115</text:p>
          </table:table-cell>
          <table:table-cell office:value-type="float" office:value="3.18811" calcext:value-type="float">
            <text:p>3.18811</text:p>
          </table:table-cell>
          <table:table-cell office:value-type="float" office:value="0.437082" calcext:value-type="float">
            <text:p>0.437082</text:p>
          </table:table-cell>
          <table:table-cell office:value-type="float" office:value="34.34" calcext:value-type="float">
            <text:p>34.34</text:p>
          </table:table-cell>
          <table:table-cell office:value-type="float" office:value="1.92" calcext:value-type="float">
            <text:p>1.9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6.61860546325532" calcext:value-type="float">
            <text:p>6.6186054633</text:p>
          </table:table-cell>
          <table:table-cell office:value-type="float" office:value="9.34716600761906" calcext:value-type="float">
            <text:p>9.3471660076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071145" calcext:value-type="float">
            <text:p>72.071145</text:p>
          </table:table-cell>
          <table:table-cell office:value-type="float" office:value="30.671345" calcext:value-type="float">
            <text:p>30.671345</text:p>
          </table:table-cell>
          <table:table-cell office:value-type="float" office:value="41.030526" calcext:value-type="float">
            <text:p>41.030526</text:p>
          </table:table-cell>
          <table:table-cell office:value-type="float" office:value="3.027216" calcext:value-type="float">
            <text:p>3.027216</text:p>
          </table:table-cell>
          <table:table-cell office:value-type="float" office:value="1.590416" calcext:value-type="float">
            <text:p>1.590416</text:p>
          </table:table-cell>
          <table:table-cell office:value-type="float" office:value="12.89" calcext:value-type="float">
            <text:p>12.89</text:p>
          </table:table-cell>
          <table:table-cell office:value-type="float" office:value="1.09" calcext:value-type="float">
            <text:p>1.09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2722056852772" calcext:value-type="float">
            <text:p>10.2722056853</text:p>
          </table:table-cell>
          <table:table-cell office:value-type="float" office:value="12.7515164754137" calcext:value-type="float">
            <text:p>12.7515164754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67.728772" calcext:value-type="float">
            <text:p>67.728772</text:p>
          </table:table-cell>
          <table:table-cell office:value-type="float" office:value="33.537975" calcext:value-type="float">
            <text:p>33.537975</text:p>
          </table:table-cell>
          <table:table-cell office:value-type="float" office:value="38.985174" calcext:value-type="float">
            <text:p>38.985174</text:p>
          </table:table-cell>
          <table:table-cell office:value-type="float" office:value="2.738442" calcext:value-type="float">
            <text:p>2.738442</text:p>
          </table:table-cell>
          <table:table-cell office:value-type="float" office:value="1.303137" calcext:value-type="float">
            <text:p>1.303137</text:p>
          </table:table-cell>
          <table:table-cell office:value-type="float" office:value="12.51" calcext:value-type="float">
            <text:p>12.51</text:p>
          </table:table-cell>
          <table:table-cell office:value-type="float" office:value="0.22" calcext:value-type="float">
            <text:p>0.22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6758501756032" calcext:value-type="float">
            <text:p>10.6758501756</text:p>
          </table:table-cell>
          <table:table-cell office:value-type="float" office:value="13.1032280023259" calcext:value-type="float">
            <text:p>13.1032280023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77.455834" calcext:value-type="float">
            <text:p>77.455834</text:p>
          </table:table-cell>
          <table:table-cell office:value-type="float" office:value="34.246076" calcext:value-type="float">
            <text:p>34.246076</text:p>
          </table:table-cell>
          <table:table-cell office:value-type="float" office:value="30.24157" calcext:value-type="float">
            <text:p>30.24157</text:p>
          </table:table-cell>
          <table:table-cell office:value-type="float" office:value="2.839576" calcext:value-type="float">
            <text:p>2.839576</text:p>
          </table:table-cell>
          <table:table-cell office:value-type="float" office:value="1.275749" calcext:value-type="float">
            <text:p>1.275749</text:p>
          </table:table-cell>
          <table:table-cell office:value-type="float" office:value="12.34" calcext:value-type="float">
            <text:p>12.34</text:p>
          </table:table-cell>
          <table:table-cell office:value-type="float" office:value="1.56" calcext:value-type="float">
            <text:p>1.56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2.9942486026679" calcext:value-type="float">
            <text:p>12.9942486027</text:p>
          </table:table-cell>
          <table:table-cell office:value-type="float" office:value="15.5499326069788" calcext:value-type="float">
            <text:p>15.549932607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74.767407" calcext:value-type="float">
            <text:p>74.767407</text:p>
          </table:table-cell>
          <table:table-cell office:value-type="float" office:value="31.739349" calcext:value-type="float">
            <text:p>31.739349</text:p>
          </table:table-cell>
          <table:table-cell office:value-type="float" office:value="36.307779" calcext:value-type="float">
            <text:p>36.307779</text:p>
          </table:table-cell>
          <table:table-cell office:value-type="float" office:value="2.960497" calcext:value-type="float">
            <text:p>2.960497</text:p>
          </table:table-cell>
          <table:table-cell office:value-type="float" office:value="1.516778" calcext:value-type="float">
            <text:p>1.516778</text:p>
          </table:table-cell>
          <table:table-cell office:value-type="float" office:value="11.47" calcext:value-type="float">
            <text:p>11.47</text:p>
          </table:table-cell>
          <table:table-cell office:value-type="float" office:value="0.45" calcext:value-type="float">
            <text:p>0.45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2164389005445" calcext:value-type="float">
            <text:p>10.2164389005</text:p>
          </table:table-cell>
          <table:table-cell office:value-type="float" office:value="12.5003324273415" calcext:value-type="float">
            <text:p>12.5003324273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73.422924" calcext:value-type="float">
            <text:p>73.422924</text:p>
          </table:table-cell>
          <table:table-cell office:value-type="float" office:value="31.537825" calcext:value-type="float">
            <text:p>31.537825</text:p>
          </table:table-cell>
          <table:table-cell office:value-type="float" office:value="34.579637" calcext:value-type="float">
            <text:p>34.579637</text:p>
          </table:table-cell>
          <table:table-cell office:value-type="float" office:value="2.266409" calcext:value-type="float">
            <text:p>2.266409</text:p>
          </table:table-cell>
          <table:table-cell office:value-type="float" office:value="0.998123" calcext:value-type="float">
            <text:p>0.998123</text:p>
          </table:table-cell>
          <table:table-cell office:value-type="float" office:value="12.38" calcext:value-type="float">
            <text:p>12.38</text:p>
          </table:table-cell>
          <table:table-cell office:value-type="float" office:value="0.83" calcext:value-type="float">
            <text:p>0.83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2226719257616" calcext:value-type="float">
            <text:p>10.2226719258</text:p>
          </table:table-cell>
          <table:table-cell office:value-type="float" office:value="13.0702423257834" calcext:value-type="float">
            <text:p>13.0702423258</text:p>
          </table:table-cell>
          <table:table-cell table:number-columns-repeated="100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79.492252" calcext:value-type="float">
            <text:p>79.492252</text:p>
          </table:table-cell>
          <table:table-cell office:value-type="float" office:value="31.364839" calcext:value-type="float">
            <text:p>31.364839</text:p>
          </table:table-cell>
          <table:table-cell office:value-type="float" office:value="39.53925" calcext:value-type="float">
            <text:p>39.53925</text:p>
          </table:table-cell>
          <table:table-cell office:value-type="float" office:value="2.840692" calcext:value-type="float">
            <text:p>2.840692</text:p>
          </table:table-cell>
          <table:table-cell office:value-type="float" office:value="1.04082" calcext:value-type="float">
            <text:p>1.04082</text:p>
          </table:table-cell>
          <table:table-cell office:value-type="float" office:value="11.68" calcext:value-type="float">
            <text:p>11.68</text:p>
          </table:table-cell>
          <table:table-cell office:value-type="float" office:value="1.08" calcext:value-type="float">
            <text:p>1.08</text:p>
          </table:table-cell>
          <table:table-cell office:value-type="float" office:value="9.2639682731418" calcext:value-type="float">
            <text:p>9.2639682731</text:p>
          </table:table-cell>
          <table:table-cell office:value-type="float" office:value="10.8228455754597" calcext:value-type="float">
            <text:p>10.8228455755</text:p>
          </table:table-cell>
          <table:table-cell office:value-type="float" office:value="12.8477457785256" calcext:value-type="float">
            <text:p>12.847745778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39.164315" calcext:value-type="float">
            <text:p>39.164315</text:p>
          </table:table-cell>
          <table:table-cell office:value-type="float" office:value="39.062421" calcext:value-type="float">
            <text:p>39.062421</text:p>
          </table:table-cell>
          <table:table-cell office:value-type="float" office:value="13.069895" calcext:value-type="float">
            <text:p>13.069895</text:p>
          </table:table-cell>
          <table:table-cell office:value-type="float" office:value="5.556629" calcext:value-type="float">
            <text:p>5.556629</text:p>
          </table:table-cell>
          <table:table-cell office:value-type="float" office:value="0.984589" calcext:value-type="float">
            <text:p>0.984589</text:p>
          </table:table-cell>
          <table:table-cell office:value-type="float" office:value="51.71" calcext:value-type="float">
            <text:p>51.71</text:p>
          </table:table-cell>
          <table:table-cell office:value-type="float" office:value="4.73" calcext:value-type="float">
            <text:p>4.7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4.31317214646866" calcext:value-type="float">
            <text:p>4.3131721465</text:p>
          </table:table-cell>
          <table:table-cell office:value-type="float" office:value="8.65991024141755" calcext:value-type="float">
            <text:p>8.6599102414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70.897112" calcext:value-type="float">
            <text:p>70.897112</text:p>
          </table:table-cell>
          <table:table-cell office:value-type="float" office:value="31.171014" calcext:value-type="float">
            <text:p>31.171014</text:p>
          </table:table-cell>
          <table:table-cell office:value-type="float" office:value="17.8686" calcext:value-type="float">
            <text:p>17.8686</text:p>
          </table:table-cell>
          <table:table-cell office:value-type="float" office:value="3.246302" calcext:value-type="float">
            <text:p>3.246302</text:p>
          </table:table-cell>
          <table:table-cell office:value-type="float" office:value="1.732783" calcext:value-type="float">
            <text:p>1.732783</text:p>
          </table:table-cell>
          <table:table-cell office:value-type="float" office:value="21.61" calcext:value-type="float">
            <text:p>21.61</text:p>
          </table:table-cell>
          <table:table-cell office:value-type="float" office:value="1.51" calcext:value-type="float">
            <text:p>1.51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4.79413628550071" calcext:value-type="float">
            <text:p>4.7941362855</text:p>
          </table:table-cell>
          <table:table-cell office:value-type="float" office:value="8.57843729190437" calcext:value-type="float">
            <text:p>8.578437291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83.201085" calcext:value-type="float">
            <text:p>83.201085</text:p>
          </table:table-cell>
          <table:table-cell office:value-type="float" office:value="40.000147" calcext:value-type="float">
            <text:p>40.000147</text:p>
          </table:table-cell>
          <table:table-cell office:value-type="float" office:value="30.316925" calcext:value-type="float">
            <text:p>30.316925</text:p>
          </table:table-cell>
          <table:table-cell office:value-type="float" office:value="4.863289" calcext:value-type="float">
            <text:p>4.863289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2" calcext:value-type="float">
            <text:p>12</text:p>
          </table:table-cell>
          <table:table-cell office:value-type="float" office:value="1.23" calcext:value-type="float">
            <text:p>1.2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5633428758838" calcext:value-type="float">
            <text:p>11.5633428759</text:p>
          </table:table-cell>
          <table:table-cell office:value-type="float" office:value="13.6393824970171" calcext:value-type="float">
            <text:p>13.63938249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65.141121" calcext:value-type="float">
            <text:p>65.141121</text:p>
          </table:table-cell>
          <table:table-cell office:value-type="float" office:value="73.946004" calcext:value-type="float">
            <text:p>73.946004</text:p>
          </table:table-cell>
          <table:table-cell office:value-type="float" office:value="21.315709" calcext:value-type="float">
            <text:p>21.315709</text:p>
          </table:table-cell>
          <table:table-cell office:value-type="float" office:value="4.284307" calcext:value-type="float">
            <text:p>4.284307</text:p>
          </table:table-cell>
          <table:table-cell office:value-type="float" office:value="4.796833" calcext:value-type="float">
            <text:p>4.796833</text:p>
          </table:table-cell>
          <table:table-cell office:value-type="float" office:value="15.05" calcext:value-type="float">
            <text:p>15.05</text:p>
          </table:table-cell>
          <table:table-cell office:value-type="float" office:value="0.22" calcext:value-type="float">
            <text:p>0.22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9.44960133714866" calcext:value-type="float">
            <text:p>9.4496013371</text:p>
          </table:table-cell>
          <table:table-cell office:value-type="float" office:value="12.4176713629667" calcext:value-type="float">
            <text:p>12.417671363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70.258562" calcext:value-type="float">
            <text:p>70.258562</text:p>
          </table:table-cell>
          <table:table-cell office:value-type="float" office:value="45.259966" calcext:value-type="float">
            <text:p>45.259966</text:p>
          </table:table-cell>
          <table:table-cell office:value-type="float" office:value="28.184987" calcext:value-type="float">
            <text:p>28.184987</text:p>
          </table:table-cell>
          <table:table-cell office:value-type="float" office:value="4.529399" calcext:value-type="float">
            <text:p>4.529399</text:p>
          </table:table-cell>
          <table:table-cell office:value-type="float" office:value="3.235284" calcext:value-type="float">
            <text:p>3.235284</text:p>
          </table:table-cell>
          <table:table-cell office:value-type="float" office:value="10.59" calcext:value-type="float">
            <text:p>10.59</text:p>
          </table:table-cell>
          <table:table-cell office:value-type="float" office:value="0.58" calcext:value-type="float">
            <text:p>0.5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8116045974907" calcext:value-type="float">
            <text:p>11.8116045975</text:p>
          </table:table-cell>
          <table:table-cell office:value-type="float" office:value="13.5400275257265" calcext:value-type="float">
            <text:p>13.540027525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07.772087" calcext:value-type="float">
            <text:p>107.772087</text:p>
          </table:table-cell>
          <table:table-cell office:value-type="float" office:value="62.276236" calcext:value-type="float">
            <text:p>62.276236</text:p>
          </table:table-cell>
          <table:table-cell office:value-type="float" office:value="36.549002" calcext:value-type="float">
            <text:p>36.549002</text:p>
          </table:table-cell>
          <table:table-cell office:value-type="float" office:value="4.846801" calcext:value-type="float">
            <text:p>4.846801</text:p>
          </table:table-cell>
          <table:table-cell office:value-type="float" office:value="1.976866" calcext:value-type="float">
            <text:p>1.976866</text:p>
          </table:table-cell>
          <table:table-cell office:value-type="float" office:value="12.92" calcext:value-type="float">
            <text:p>12.92</text:p>
          </table:table-cell>
          <table:table-cell office:value-type="float" office:value="0.85" calcext:value-type="float">
            <text:p>0.8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5924150176062" calcext:value-type="float">
            <text:p>10.5924150176</text:p>
          </table:table-cell>
          <table:table-cell office:value-type="float" office:value="12.8108557027334" calcext:value-type="float">
            <text:p>12.810855702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90.130678" calcext:value-type="float">
            <text:p>90.130678</text:p>
          </table:table-cell>
          <table:table-cell office:value-type="float" office:value="34.556866" calcext:value-type="float">
            <text:p>34.556866</text:p>
          </table:table-cell>
          <table:table-cell office:value-type="float" office:value="28.40765" calcext:value-type="float">
            <text:p>28.40765</text:p>
          </table:table-cell>
          <table:table-cell office:value-type="float" office:value="4.153232" calcext:value-type="float">
            <text:p>4.153232</text:p>
          </table:table-cell>
          <table:table-cell office:value-type="float" office:value="3.509551" calcext:value-type="float">
            <text:p>3.509551</text:p>
          </table:table-cell>
          <table:table-cell office:value-type="float" office:value="10.59" calcext:value-type="float">
            <text:p>10.59</text:p>
          </table:table-cell>
          <table:table-cell office:value-type="float" office:value="1.04" calcext:value-type="float">
            <text:p>1.0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5930463234361" calcext:value-type="float">
            <text:p>11.5930463234</text:p>
          </table:table-cell>
          <table:table-cell office:value-type="float" office:value="13.5068760850003" calcext:value-type="float">
            <text:p>13.50687608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86.312966" calcext:value-type="float">
            <text:p>86.312966</text:p>
          </table:table-cell>
          <table:table-cell office:value-type="float" office:value="36.278001" calcext:value-type="float">
            <text:p>36.278001</text:p>
          </table:table-cell>
          <table:table-cell office:value-type="float" office:value="23.577691" calcext:value-type="float">
            <text:p>23.577691</text:p>
          </table:table-cell>
          <table:table-cell office:value-type="float" office:value="2.332486" calcext:value-type="float">
            <text:p>2.332486</text:p>
          </table:table-cell>
          <table:table-cell office:value-type="float" office:value="1.177064" calcext:value-type="float">
            <text:p>1.177064</text:p>
          </table:table-cell>
          <table:table-cell office:value-type="float" office:value="41.66" calcext:value-type="float">
            <text:p>41.66</text:p>
          </table:table-cell>
          <table:table-cell office:value-type="float" office:value="4.31625" calcext:value-type="float">
            <text:p>4.3162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5.65599181081985" calcext:value-type="float">
            <text:p>5.6559918108</text:p>
          </table:table-cell>
          <table:table-cell office:value-type="float" office:value="8.4233575639251" calcext:value-type="float">
            <text:p>8.423357563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69.426106" calcext:value-type="float">
            <text:p>69.426106</text:p>
          </table:table-cell>
          <table:table-cell office:value-type="float" office:value="32.674437" calcext:value-type="float">
            <text:p>32.674437</text:p>
          </table:table-cell>
          <table:table-cell office:value-type="float" office:value="36.940171" calcext:value-type="float">
            <text:p>36.940171</text:p>
          </table:table-cell>
          <table:table-cell office:value-type="float" office:value="2.220853" calcext:value-type="float">
            <text:p>2.220853</text:p>
          </table:table-cell>
          <table:table-cell office:value-type="float" office:value="1.281192" calcext:value-type="float">
            <text:p>1.281192</text:p>
          </table:table-cell>
          <table:table-cell office:value-type="float" office:value="11.99" calcext:value-type="float">
            <text:p>11.99</text:p>
          </table:table-cell>
          <table:table-cell office:value-type="float" office:value="0.8" calcext:value-type="float">
            <text:p>0.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295609897916" calcext:value-type="float">
            <text:p>11.2956098979</text:p>
          </table:table-cell>
          <table:table-cell office:value-type="float" office:value="13.6284496714682" calcext:value-type="float">
            <text:p>13.628449671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69.257233" calcext:value-type="float">
            <text:p>69.257233</text:p>
          </table:table-cell>
          <table:table-cell office:value-type="float" office:value="30.13608" calcext:value-type="float">
            <text:p>30.13608</text:p>
          </table:table-cell>
          <table:table-cell office:value-type="float" office:value="36.976373" calcext:value-type="float">
            <text:p>36.976373</text:p>
          </table:table-cell>
          <table:table-cell office:value-type="float" office:value="2.572793" calcext:value-type="float">
            <text:p>2.572793</text:p>
          </table:table-cell>
          <table:table-cell office:value-type="float" office:value="1.203198" calcext:value-type="float">
            <text:p>1.203198</text:p>
          </table:table-cell>
          <table:table-cell office:value-type="float" office:value="11.61" calcext:value-type="float">
            <text:p>11.61</text:p>
          </table:table-cell>
          <table:table-cell office:value-type="float" office:value="0.15" calcext:value-type="float">
            <text:p>0.1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9926267797732" calcext:value-type="float">
            <text:p>10.9926267798</text:p>
          </table:table-cell>
          <table:table-cell office:value-type="float" office:value="13.2462148887809" calcext:value-type="float">
            <text:p>13.2462148888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70.182482" calcext:value-type="float">
            <text:p>70.182482</text:p>
          </table:table-cell>
          <table:table-cell office:value-type="float" office:value="28.855408" calcext:value-type="float">
            <text:p>28.855408</text:p>
          </table:table-cell>
          <table:table-cell office:value-type="float" office:value="27.623409" calcext:value-type="float">
            <text:p>27.623409</text:p>
          </table:table-cell>
          <table:table-cell office:value-type="float" office:value="2.42408" calcext:value-type="float">
            <text:p>2.42408</text:p>
          </table:table-cell>
          <table:table-cell office:value-type="float" office:value="1.270992" calcext:value-type="float">
            <text:p>1.270992</text:p>
          </table:table-cell>
          <table:table-cell office:value-type="float" office:value="12.94" calcext:value-type="float">
            <text:p>12.94</text:p>
          </table:table-cell>
          <table:table-cell office:value-type="float" office:value="0.47" calcext:value-type="float">
            <text:p>0.4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908278955886" calcext:value-type="float">
            <text:p>11.9082789559</text:p>
          </table:table-cell>
          <table:table-cell office:value-type="float" office:value="14.4010698340767" calcext:value-type="float">
            <text:p>14.401069834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75.644842" calcext:value-type="float">
            <text:p>75.644842</text:p>
          </table:table-cell>
          <table:table-cell office:value-type="float" office:value="27.866359" calcext:value-type="float">
            <text:p>27.866359</text:p>
          </table:table-cell>
          <table:table-cell office:value-type="float" office:value="28.410307" calcext:value-type="float">
            <text:p>28.410307</text:p>
          </table:table-cell>
          <table:table-cell office:value-type="float" office:value="2.63796" calcext:value-type="float">
            <text:p>2.63796</text:p>
          </table:table-cell>
          <table:table-cell office:value-type="float" office:value="1.320409" calcext:value-type="float">
            <text:p>1.320409</text:p>
          </table:table-cell>
          <table:table-cell office:value-type="float" office:value="12.04" calcext:value-type="float">
            <text:p>12.04</text:p>
          </table:table-cell>
          <table:table-cell office:value-type="float" office:value="0.52" calcext:value-type="float">
            <text:p>0.52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2.1304429777231" calcext:value-type="float">
            <text:p>12.1304429777</text:p>
          </table:table-cell>
          <table:table-cell office:value-type="float" office:value="14.3967758811767" calcext:value-type="float">
            <text:p>14.3967758812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70.131663" calcext:value-type="float">
            <text:p>70.131663</text:p>
          </table:table-cell>
          <table:table-cell office:value-type="float" office:value="29.414375" calcext:value-type="float">
            <text:p>29.414375</text:p>
          </table:table-cell>
          <table:table-cell office:value-type="float" office:value="37.799864" calcext:value-type="float">
            <text:p>37.799864</text:p>
          </table:table-cell>
          <table:table-cell office:value-type="float" office:value="2.58989" calcext:value-type="float">
            <text:p>2.58989</text:p>
          </table:table-cell>
          <table:table-cell office:value-type="float" office:value="0.872617" calcext:value-type="float">
            <text:p>0.872617</text:p>
          </table:table-cell>
          <table:table-cell office:value-type="float" office:value="10.85" calcext:value-type="float">
            <text:p>10.85</text:p>
          </table:table-cell>
          <table:table-cell office:value-type="float" office:value="0.87" calcext:value-type="float">
            <text:p>0.8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1907375203469" calcext:value-type="float">
            <text:p>11.1907375203</text:p>
          </table:table-cell>
          <table:table-cell office:value-type="float" office:value="13.0846804799262" calcext:value-type="float">
            <text:p>13.084680479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69.602359" calcext:value-type="float">
            <text:p>69.602359</text:p>
          </table:table-cell>
          <table:table-cell office:value-type="float" office:value="32.329973" calcext:value-type="float">
            <text:p>32.329973</text:p>
          </table:table-cell>
          <table:table-cell office:value-type="float" office:value="39.146369" calcext:value-type="float">
            <text:p>39.146369</text:p>
          </table:table-cell>
          <table:table-cell office:value-type="float" office:value="2.042076" calcext:value-type="float">
            <text:p>2.042076</text:p>
          </table:table-cell>
          <table:table-cell office:value-type="float" office:value="1.277309" calcext:value-type="float">
            <text:p>1.277309</text:p>
          </table:table-cell>
          <table:table-cell office:value-type="float" office:value="13.25" calcext:value-type="float">
            <text:p>13.25</text:p>
          </table:table-cell>
          <table:table-cell office:value-type="float" office:value="0.84" calcext:value-type="float">
            <text:p>0.8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2.0031611636024" calcext:value-type="float">
            <text:p>12.0031611636</text:p>
          </table:table-cell>
          <table:table-cell office:value-type="float" office:value="14.4062300955653" calcext:value-type="float">
            <text:p>14.406230095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66.169008" calcext:value-type="float">
            <text:p>66.169008</text:p>
          </table:table-cell>
          <table:table-cell office:value-type="float" office:value="28.512765" calcext:value-type="float">
            <text:p>28.512765</text:p>
          </table:table-cell>
          <table:table-cell office:value-type="float" office:value="32.875827" calcext:value-type="float">
            <text:p>32.875827</text:p>
          </table:table-cell>
          <table:table-cell office:value-type="float" office:value="1.946675" calcext:value-type="float">
            <text:p>1.946675</text:p>
          </table:table-cell>
          <table:table-cell office:value-type="float" office:value="0.831793" calcext:value-type="float">
            <text:p>0.831793</text:p>
          </table:table-cell>
          <table:table-cell office:value-type="float" office:value="9.39" calcext:value-type="float">
            <text:p>9.39</text:p>
          </table:table-cell>
          <table:table-cell office:value-type="float" office:value="1.45" calcext:value-type="float">
            <text:p>1.4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7112220717855" calcext:value-type="float">
            <text:p>11.7112220718</text:p>
          </table:table-cell>
          <table:table-cell office:value-type="float" office:value="14.0302653538515" calcext:value-type="float">
            <text:p>14.030265353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70.700916" calcext:value-type="float">
            <text:p>70.700916</text:p>
          </table:table-cell>
          <table:table-cell office:value-type="float" office:value="31.258942" calcext:value-type="float">
            <text:p>31.258942</text:p>
          </table:table-cell>
          <table:table-cell office:value-type="float" office:value="35.310587" calcext:value-type="float">
            <text:p>35.310587</text:p>
          </table:table-cell>
          <table:table-cell office:value-type="float" office:value="2.419275" calcext:value-type="float">
            <text:p>2.419275</text:p>
          </table:table-cell>
          <table:table-cell office:value-type="float" office:value="1.172961" calcext:value-type="float">
            <text:p>1.172961</text:p>
          </table:table-cell>
          <table:table-cell office:value-type="float" office:value="12.09" calcext:value-type="float">
            <text:p>12.09</text:p>
          </table:table-cell>
          <table:table-cell office:value-type="float" office:value="0.32" calcext:value-type="float">
            <text:p>0.32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5637706589758" calcext:value-type="float">
            <text:p>11.563770659</text:p>
          </table:table-cell>
          <table:table-cell office:value-type="float" office:value="13.4090101351027" calcext:value-type="float">
            <text:p>13.409010135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67.830955" calcext:value-type="float">
            <text:p>67.830955</text:p>
          </table:table-cell>
          <table:table-cell office:value-type="float" office:value="30.294691" calcext:value-type="float">
            <text:p>30.294691</text:p>
          </table:table-cell>
          <table:table-cell office:value-type="float" office:value="34.363563" calcext:value-type="float">
            <text:p>34.363563</text:p>
          </table:table-cell>
          <table:table-cell office:value-type="float" office:value="2.450345" calcext:value-type="float">
            <text:p>2.450345</text:p>
          </table:table-cell>
          <table:table-cell office:value-type="float" office:value="1.364282" calcext:value-type="float">
            <text:p>1.364282</text:p>
          </table:table-cell>
          <table:table-cell office:value-type="float" office:value="11.09" calcext:value-type="float">
            <text:p>11.09</text:p>
          </table:table-cell>
          <table:table-cell office:value-type="float" office:value="0.94" calcext:value-type="float">
            <text:p>0.9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5871019400619" calcext:value-type="float">
            <text:p>10.5871019401</text:p>
          </table:table-cell>
          <table:table-cell office:value-type="float" office:value="12.8646730490599" calcext:value-type="float">
            <text:p>12.864673049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12.623231" calcext:value-type="float">
            <text:p>112.623231</text:p>
          </table:table-cell>
          <table:table-cell office:value-type="float" office:value="44.936758" calcext:value-type="float">
            <text:p>44.936758</text:p>
          </table:table-cell>
          <table:table-cell office:value-type="float" office:value="18.52877" calcext:value-type="float">
            <text:p>18.52877</text:p>
          </table:table-cell>
          <table:table-cell office:value-type="float" office:value="0.576858" calcext:value-type="float">
            <text:p>0.576858</text:p>
          </table:table-cell>
          <table:table-cell office:value-type="float" office:value="1.348867" calcext:value-type="float">
            <text:p>1.348867</text:p>
          </table:table-cell>
          <table:table-cell office:value-type="float" office:value="11.95" calcext:value-type="float">
            <text:p>11.95</text:p>
          </table:table-cell>
          <table:table-cell office:value-type="float" office:value="1.3" calcext:value-type="float">
            <text:p>1.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2.1392023412314" calcext:value-type="float">
            <text:p>12.1392023412</text:p>
          </table:table-cell>
          <table:table-cell office:value-type="float" office:value="14.0832020888551" calcext:value-type="float">
            <text:p>14.083202088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65.260211" calcext:value-type="float">
            <text:p>65.260211</text:p>
          </table:table-cell>
          <table:table-cell office:value-type="float" office:value="35.899298" calcext:value-type="float">
            <text:p>35.899298</text:p>
          </table:table-cell>
          <table:table-cell office:value-type="float" office:value="37.640432" calcext:value-type="float">
            <text:p>37.640432</text:p>
          </table:table-cell>
          <table:table-cell office:value-type="float" office:value="3.243269" calcext:value-type="float">
            <text:p>3.243269</text:p>
          </table:table-cell>
          <table:table-cell office:value-type="float" office:value="1.588058" calcext:value-type="float">
            <text:p>1.588058</text:p>
          </table:table-cell>
          <table:table-cell office:value-type="float" office:value="12.74" calcext:value-type="float">
            <text:p>12.74</text:p>
          </table:table-cell>
          <table:table-cell office:value-type="float" office:value="0.24" calcext:value-type="float">
            <text:p>0.2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4912042583773" calcext:value-type="float">
            <text:p>11.4912042584</text:p>
          </table:table-cell>
          <table:table-cell office:value-type="float" office:value="13.466062114148" calcext:value-type="float">
            <text:p>13.466062114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71.629295" calcext:value-type="float">
            <text:p>71.629295</text:p>
          </table:table-cell>
          <table:table-cell office:value-type="float" office:value="33.76758" calcext:value-type="float">
            <text:p>33.76758</text:p>
          </table:table-cell>
          <table:table-cell office:value-type="float" office:value="33.613484" calcext:value-type="float">
            <text:p>33.613484</text:p>
          </table:table-cell>
          <table:table-cell office:value-type="float" office:value="2.661646" calcext:value-type="float">
            <text:p>2.661646</text:p>
          </table:table-cell>
          <table:table-cell office:value-type="float" office:value="1.126707" calcext:value-type="float">
            <text:p>1.126707</text:p>
          </table:table-cell>
          <table:table-cell office:value-type="float" office:value="11.93" calcext:value-type="float">
            <text:p>11.93</text:p>
          </table:table-cell>
          <table:table-cell office:value-type="float" office:value="0.6" calcext:value-type="float">
            <text:p>0.6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3015066594025" calcext:value-type="float">
            <text:p>11.3015066594</text:p>
          </table:table-cell>
          <table:table-cell office:value-type="float" office:value="13.8337208996188" calcext:value-type="float">
            <text:p>13.833720899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70.084958" calcext:value-type="float">
            <text:p>70.084958</text:p>
          </table:table-cell>
          <table:table-cell office:value-type="float" office:value="30.76252" calcext:value-type="float">
            <text:p>30.76252</text:p>
          </table:table-cell>
          <table:table-cell office:value-type="float" office:value="32.129665" calcext:value-type="float">
            <text:p>32.129665</text:p>
          </table:table-cell>
          <table:table-cell office:value-type="float" office:value="2.029882" calcext:value-type="float">
            <text:p>2.029882</text:p>
          </table:table-cell>
          <table:table-cell office:value-type="float" office:value="0.762446" calcext:value-type="float">
            <text:p>0.762446</text:p>
          </table:table-cell>
          <table:table-cell office:value-type="float" office:value="12.12" calcext:value-type="float">
            <text:p>12.12</text:p>
          </table:table-cell>
          <table:table-cell office:value-type="float" office:value="0.99" calcext:value-type="float">
            <text:p>0.99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5329143494293" calcext:value-type="float">
            <text:p>11.5329143494</text:p>
          </table:table-cell>
          <table:table-cell office:value-type="float" office:value="13.7179564296897" calcext:value-type="float">
            <text:p>13.717956429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71.791156" calcext:value-type="float">
            <text:p>71.791156</text:p>
          </table:table-cell>
          <table:table-cell office:value-type="float" office:value="32.435783" calcext:value-type="float">
            <text:p>32.435783</text:p>
          </table:table-cell>
          <table:table-cell office:value-type="float" office:value="38.67471" calcext:value-type="float">
            <text:p>38.67471</text:p>
          </table:table-cell>
          <table:table-cell office:value-type="float" office:value="3.062258" calcext:value-type="float">
            <text:p>3.062258</text:p>
          </table:table-cell>
          <table:table-cell office:value-type="float" office:value="1.105326" calcext:value-type="float">
            <text:p>1.105326</text:p>
          </table:table-cell>
          <table:table-cell office:value-type="float" office:value="13.46" calcext:value-type="float">
            <text:p>13.46</text:p>
          </table:table-cell>
          <table:table-cell office:value-type="float" office:value="0.64" calcext:value-type="float">
            <text:p>0.6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2.4740889838155" calcext:value-type="float">
            <text:p>12.4740889838</text:p>
          </table:table-cell>
          <table:table-cell office:value-type="float" office:value="14.5037475060398" calcext:value-type="float">
            <text:p>14.50374750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67.301114" calcext:value-type="float">
            <text:p>67.301114</text:p>
          </table:table-cell>
          <table:table-cell office:value-type="float" office:value="29.500569" calcext:value-type="float">
            <text:p>29.500569</text:p>
          </table:table-cell>
          <table:table-cell office:value-type="float" office:value="32.131204" calcext:value-type="float">
            <text:p>32.131204</text:p>
          </table:table-cell>
          <table:table-cell office:value-type="float" office:value="2.110642" calcext:value-type="float">
            <text:p>2.110642</text:p>
          </table:table-cell>
          <table:table-cell office:value-type="float" office:value="0.906325" calcext:value-type="float">
            <text:p>0.906325</text:p>
          </table:table-cell>
          <table:table-cell office:value-type="float" office:value="11.82" calcext:value-type="float">
            <text:p>11.82</text:p>
          </table:table-cell>
          <table:table-cell office:value-type="float" office:value="0.97" calcext:value-type="float">
            <text:p>0.9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5419006017666" calcext:value-type="float">
            <text:p>11.5419006018</text:p>
          </table:table-cell>
          <table:table-cell office:value-type="float" office:value="13.8844047055115" calcext:value-type="float">
            <text:p>13.884404705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68.930826" calcext:value-type="float">
            <text:p>68.930826</text:p>
          </table:table-cell>
          <table:table-cell office:value-type="float" office:value="30.346582" calcext:value-type="float">
            <text:p>30.346582</text:p>
          </table:table-cell>
          <table:table-cell office:value-type="float" office:value="33.025559" calcext:value-type="float">
            <text:p>33.025559</text:p>
          </table:table-cell>
          <table:table-cell office:value-type="float" office:value="1.807061" calcext:value-type="float">
            <text:p>1.807061</text:p>
          </table:table-cell>
          <table:table-cell office:value-type="float" office:value="0.937854" calcext:value-type="float">
            <text:p>0.937854</text:p>
          </table:table-cell>
          <table:table-cell office:value-type="float" office:value="11.02" calcext:value-type="float">
            <text:p>11.02</text:p>
          </table:table-cell>
          <table:table-cell office:value-type="float" office:value="1.98" calcext:value-type="float">
            <text:p>1.9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2557286263311" calcext:value-type="float">
            <text:p>11.2557286263</text:p>
          </table:table-cell>
          <table:table-cell office:value-type="float" office:value="13.7078689748714" calcext:value-type="float">
            <text:p>13.707868974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71.50768" calcext:value-type="float">
            <text:p>71.50768</text:p>
          </table:table-cell>
          <table:table-cell office:value-type="float" office:value="32.566024" calcext:value-type="float">
            <text:p>32.566024</text:p>
          </table:table-cell>
          <table:table-cell office:value-type="float" office:value="38.057833" calcext:value-type="float">
            <text:p>38.057833</text:p>
          </table:table-cell>
          <table:table-cell office:value-type="float" office:value="2.517924" calcext:value-type="float">
            <text:p>2.517924</text:p>
          </table:table-cell>
          <table:table-cell office:value-type="float" office:value="1.16437" calcext:value-type="float">
            <text:p>1.16437</text:p>
          </table:table-cell>
          <table:table-cell office:value-type="float" office:value="12.51" calcext:value-type="float">
            <text:p>12.51</text:p>
          </table:table-cell>
          <table:table-cell office:value-type="float" office:value="0.17" calcext:value-type="float">
            <text:p>0.1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9116700408059" calcext:value-type="float">
            <text:p>11.9116700408</text:p>
          </table:table-cell>
          <table:table-cell office:value-type="float" office:value="14.0305564806002" calcext:value-type="float">
            <text:p>14.030556480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9.309519" calcext:value-type="float">
            <text:p>59.309519</text:p>
          </table:table-cell>
          <table:table-cell office:value-type="float" office:value="39.417407" calcext:value-type="float">
            <text:p>39.417407</text:p>
          </table:table-cell>
          <table:table-cell office:value-type="float" office:value="32.444309" calcext:value-type="float">
            <text:p>32.444309</text:p>
          </table:table-cell>
          <table:table-cell office:value-type="float" office:value="1.872502" calcext:value-type="float">
            <text:p>1.872502</text:p>
          </table:table-cell>
          <table:table-cell office:value-type="float" office:value="0.963536" calcext:value-type="float">
            <text:p>0.963536</text:p>
          </table:table-cell>
          <table:table-cell office:value-type="float" office:value="11.24" calcext:value-type="float">
            <text:p>11.24</text:p>
          </table:table-cell>
          <table:table-cell office:value-type="float" office:value="1.1" calcext:value-type="float">
            <text:p>1.1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950118590931" calcext:value-type="float">
            <text:p>10.9501185909</text:p>
          </table:table-cell>
          <table:table-cell office:value-type="float" office:value="13.2050661973783" calcext:value-type="float">
            <text:p>13.2050661974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6.085267" calcext:value-type="float">
            <text:p>66.085267</text:p>
          </table:table-cell>
          <table:table-cell office:value-type="float" office:value="34.654062" calcext:value-type="float">
            <text:p>34.654062</text:p>
          </table:table-cell>
          <table:table-cell office:value-type="float" office:value="35.696518" calcext:value-type="float">
            <text:p>35.696518</text:p>
          </table:table-cell>
          <table:table-cell office:value-type="float" office:value="1.684815" calcext:value-type="float">
            <text:p>1.684815</text:p>
          </table:table-cell>
          <table:table-cell office:value-type="float" office:value="1.0798" calcext:value-type="float">
            <text:p>1.0798</text:p>
          </table:table-cell>
          <table:table-cell office:value-type="float" office:value="11.22" calcext:value-type="float">
            <text:p>11.22</text:p>
          </table:table-cell>
          <table:table-cell office:value-type="float" office:value="0.57" calcext:value-type="float">
            <text:p>0.5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3212490879714" calcext:value-type="float">
            <text:p>11.321249088</text:p>
          </table:table-cell>
          <table:table-cell office:value-type="float" office:value="13.2389779066229" calcext:value-type="float">
            <text:p>13.238977906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68.08595" calcext:value-type="float">
            <text:p>68.08595</text:p>
          </table:table-cell>
          <table:table-cell office:value-type="float" office:value="38.464629" calcext:value-type="float">
            <text:p>38.464629</text:p>
          </table:table-cell>
          <table:table-cell office:value-type="float" office:value="27.777294" calcext:value-type="float">
            <text:p>27.777294</text:p>
          </table:table-cell>
          <table:table-cell office:value-type="float" office:value="2.828072" calcext:value-type="float">
            <text:p>2.828072</text:p>
          </table:table-cell>
          <table:table-cell office:value-type="float" office:value="1.964053" calcext:value-type="float">
            <text:p>1.964053</text:p>
          </table:table-cell>
          <table:table-cell office:value-type="float" office:value="13.73" calcext:value-type="float">
            <text:p>13.73</text:p>
          </table:table-cell>
          <table:table-cell office:value-type="float" office:value="0.42" calcext:value-type="float">
            <text:p>0.42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2.0466506801904" calcext:value-type="float">
            <text:p>12.0466506802</text:p>
          </table:table-cell>
          <table:table-cell office:value-type="float" office:value="13.9069756156616" calcext:value-type="float">
            <text:p>13.906975615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2.312713" calcext:value-type="float">
            <text:p>62.312713</text:p>
          </table:table-cell>
          <table:table-cell office:value-type="float" office:value="34.215165" calcext:value-type="float">
            <text:p>34.215165</text:p>
          </table:table-cell>
          <table:table-cell office:value-type="float" office:value="39.301914" calcext:value-type="float">
            <text:p>39.301914</text:p>
          </table:table-cell>
          <table:table-cell office:value-type="float" office:value="2.914327" calcext:value-type="float">
            <text:p>2.914327</text:p>
          </table:table-cell>
          <table:table-cell office:value-type="float" office:value="1.074379" calcext:value-type="float">
            <text:p>1.074379</text:p>
          </table:table-cell>
          <table:table-cell office:value-type="float" office:value="11.21" calcext:value-type="float">
            <text:p>11.21</text:p>
          </table:table-cell>
          <table:table-cell office:value-type="float" office:value="1.61" calcext:value-type="float">
            <text:p>1.61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8.65571958821052" calcext:value-type="float">
            <text:p>8.6557195882</text:p>
          </table:table-cell>
          <table:table-cell office:value-type="float" office:value="10.995444577317" calcext:value-type="float">
            <text:p>10.9954445773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70.616158" calcext:value-type="float">
            <text:p>70.616158</text:p>
          </table:table-cell>
          <table:table-cell office:value-type="float" office:value="26.738786" calcext:value-type="float">
            <text:p>26.738786</text:p>
          </table:table-cell>
          <table:table-cell office:value-type="float" office:value="34.117295" calcext:value-type="float">
            <text:p>34.117295</text:p>
          </table:table-cell>
          <table:table-cell office:value-type="float" office:value="3.143148" calcext:value-type="float">
            <text:p>3.143148</text:p>
          </table:table-cell>
          <table:table-cell office:value-type="float" office:value="1.420451" calcext:value-type="float">
            <text:p>1.420451</text:p>
          </table:table-cell>
          <table:table-cell office:value-type="float" office:value="12.48" calcext:value-type="float">
            <text:p>12.48</text:p>
          </table:table-cell>
          <table:table-cell office:value-type="float" office:value="0.98" calcext:value-type="float">
            <text:p>0.9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9.08243881632363" calcext:value-type="float">
            <text:p>9.0824388163</text:p>
          </table:table-cell>
          <table:table-cell office:value-type="float" office:value="11.2049000358545" calcext:value-type="float">
            <text:p>11.204900035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66.977719" calcext:value-type="float">
            <text:p>66.977719</text:p>
          </table:table-cell>
          <table:table-cell office:value-type="float" office:value="35.137699" calcext:value-type="float">
            <text:p>35.137699</text:p>
          </table:table-cell>
          <table:table-cell office:value-type="float" office:value="35.342967" calcext:value-type="float">
            <text:p>35.342967</text:p>
          </table:table-cell>
          <table:table-cell office:value-type="float" office:value="2.708267" calcext:value-type="float">
            <text:p>2.708267</text:p>
          </table:table-cell>
          <table:table-cell office:value-type="float" office:value="2.703953" calcext:value-type="float">
            <text:p>2.703953</text:p>
          </table:table-cell>
          <table:table-cell office:value-type="float" office:value="13.38" calcext:value-type="float">
            <text:p>13.38</text:p>
          </table:table-cell>
          <table:table-cell office:value-type="float" office:value="0.66" calcext:value-type="float">
            <text:p>0.66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8.43698046929106" calcext:value-type="float">
            <text:p>8.4369804693</text:p>
          </table:table-cell>
          <table:table-cell office:value-type="float" office:value="11.2361767252155" calcext:value-type="float">
            <text:p>11.2361767252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72.953352" calcext:value-type="float">
            <text:p>72.953352</text:p>
          </table:table-cell>
          <table:table-cell office:value-type="float" office:value="38.692769" calcext:value-type="float">
            <text:p>38.692769</text:p>
          </table:table-cell>
          <table:table-cell office:value-type="float" office:value="36.511076" calcext:value-type="float">
            <text:p>36.511076</text:p>
          </table:table-cell>
          <table:table-cell office:value-type="float" office:value="3.014145" calcext:value-type="float">
            <text:p>3.014145</text:p>
          </table:table-cell>
          <table:table-cell office:value-type="float" office:value="1.370636" calcext:value-type="float">
            <text:p>1.370636</text:p>
          </table:table-cell>
          <table:table-cell office:value-type="float" office:value="22.46" calcext:value-type="float">
            <text:p>22.46</text:p>
          </table:table-cell>
          <table:table-cell office:value-type="float" office:value="0.23" calcext:value-type="float">
            <text:p>0.2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7593890098975" calcext:value-type="float">
            <text:p>10.7593890099</text:p>
          </table:table-cell>
          <table:table-cell office:value-type="float" office:value="12.6917791185013" calcext:value-type="float">
            <text:p>12.691779118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62.943118" calcext:value-type="float">
            <text:p>62.943118</text:p>
          </table:table-cell>
          <table:table-cell office:value-type="float" office:value="49.016799" calcext:value-type="float">
            <text:p>49.016799</text:p>
          </table:table-cell>
          <table:table-cell office:value-type="float" office:value="27.474612" calcext:value-type="float">
            <text:p>27.474612</text:p>
          </table:table-cell>
          <table:table-cell office:value-type="float" office:value="4.659189" calcext:value-type="float">
            <text:p>4.659189</text:p>
          </table:table-cell>
          <table:table-cell office:value-type="float" office:value="2.034776" calcext:value-type="float">
            <text:p>2.034776</text:p>
          </table:table-cell>
          <table:table-cell office:value-type="float" office:value="13.6" calcext:value-type="float">
            <text:p>13.6</text:p>
          </table:table-cell>
          <table:table-cell office:value-type="float" office:value="0.47" calcext:value-type="float">
            <text:p>0.4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1.89416345213" calcext:value-type="float">
            <text:p>11.8941634521</text:p>
          </table:table-cell>
          <table:table-cell office:value-type="float" office:value="14.1020164630023" calcext:value-type="float">
            <text:p>14.102016463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92.302546" calcext:value-type="float">
            <text:p>92.302546</text:p>
          </table:table-cell>
          <table:table-cell office:value-type="float" office:value="45.597456" calcext:value-type="float">
            <text:p>45.597456</text:p>
          </table:table-cell>
          <table:table-cell office:value-type="float" office:value="26.475293" calcext:value-type="float">
            <text:p>26.475293</text:p>
          </table:table-cell>
          <table:table-cell office:value-type="float" office:value="1.962273" calcext:value-type="float">
            <text:p>1.962273</text:p>
          </table:table-cell>
          <table:table-cell office:value-type="float" office:value="2.367043" calcext:value-type="float">
            <text:p>2.367043</text:p>
          </table:table-cell>
          <table:table-cell office:value-type="float" office:value="13.96" calcext:value-type="float">
            <text:p>13.96</text:p>
          </table:table-cell>
          <table:table-cell office:value-type="float" office:value="1.55" calcext:value-type="float">
            <text:p>1.5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3.7077365766843" calcext:value-type="float">
            <text:p>13.7077365767</text:p>
          </table:table-cell>
          <table:table-cell office:value-type="float" office:value="15.2012924783088" calcext:value-type="float">
            <text:p>15.2012924783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67.211344" calcext:value-type="float">
            <text:p>67.211344</text:p>
          </table:table-cell>
          <table:table-cell office:value-type="float" office:value="34.824546" calcext:value-type="float">
            <text:p>34.824546</text:p>
          </table:table-cell>
          <table:table-cell office:value-type="float" office:value="39.120053" calcext:value-type="float">
            <text:p>39.120053</text:p>
          </table:table-cell>
          <table:table-cell office:value-type="float" office:value="1.36143" calcext:value-type="float">
            <text:p>1.36143</text:p>
          </table:table-cell>
          <table:table-cell office:value-type="float" office:value="1.34684" calcext:value-type="float">
            <text:p>1.34684</text:p>
          </table:table-cell>
          <table:table-cell office:value-type="float" office:value="11.91" calcext:value-type="float">
            <text:p>11.91</text:p>
          </table:table-cell>
          <table:table-cell office:value-type="float" office:value="2.27" calcext:value-type="float">
            <text:p>2.2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9.01053485769239" calcext:value-type="float">
            <text:p>9.0105348577</text:p>
          </table:table-cell>
          <table:table-cell office:value-type="float" office:value="12.3571564229306" calcext:value-type="float">
            <text:p>12.3571564229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66.038674" calcext:value-type="float">
            <text:p>66.038674</text:p>
          </table:table-cell>
          <table:table-cell office:value-type="float" office:value="30.628414" calcext:value-type="float">
            <text:p>30.628414</text:p>
          </table:table-cell>
          <table:table-cell office:value-type="float" office:value="25.813851" calcext:value-type="float">
            <text:p>25.813851</text:p>
          </table:table-cell>
          <table:table-cell office:value-type="float" office:value="2.639757" calcext:value-type="float">
            <text:p>2.639757</text:p>
          </table:table-cell>
          <table:table-cell office:value-type="float" office:value="0.798056" calcext:value-type="float">
            <text:p>0.798056</text:p>
          </table:table-cell>
          <table:table-cell office:value-type="float" office:value="12.8" calcext:value-type="float">
            <text:p>12.8</text:p>
          </table:table-cell>
          <table:table-cell office:value-type="float" office:value="1.07" calcext:value-type="float">
            <text:p>1.07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5905512662782" calcext:value-type="float">
            <text:p>10.5905512663</text:p>
          </table:table-cell>
          <table:table-cell office:value-type="float" office:value="12.6994261295631" calcext:value-type="float">
            <text:p>12.699426129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63.715633" calcext:value-type="float">
            <text:p>63.715633</text:p>
          </table:table-cell>
          <table:table-cell office:value-type="float" office:value="37.17943" calcext:value-type="float">
            <text:p>37.17943</text:p>
          </table:table-cell>
          <table:table-cell office:value-type="float" office:value="36.588067" calcext:value-type="float">
            <text:p>36.588067</text:p>
          </table:table-cell>
          <table:table-cell office:value-type="float" office:value="2.579997" calcext:value-type="float">
            <text:p>2.579997</text:p>
          </table:table-cell>
          <table:table-cell office:value-type="float" office:value="1.33532" calcext:value-type="float">
            <text:p>1.33532</text:p>
          </table:table-cell>
          <table:table-cell office:value-type="float" office:value="12.17" calcext:value-type="float">
            <text:p>12.17</text:p>
          </table:table-cell>
          <table:table-cell office:value-type="float" office:value="0.98" calcext:value-type="float">
            <text:p>0.9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081608633002" calcext:value-type="float">
            <text:p>10.081608633</text:p>
          </table:table-cell>
          <table:table-cell office:value-type="float" office:value="12.1725064410676" calcext:value-type="float">
            <text:p>12.172506441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75.071973" calcext:value-type="float">
            <text:p>75.071973</text:p>
          </table:table-cell>
          <table:table-cell office:value-type="float" office:value="28.098278" calcext:value-type="float">
            <text:p>28.098278</text:p>
          </table:table-cell>
          <table:table-cell office:value-type="float" office:value="33.71144" calcext:value-type="float">
            <text:p>33.71144</text:p>
          </table:table-cell>
          <table:table-cell office:value-type="float" office:value="2.658011" calcext:value-type="float">
            <text:p>2.658011</text:p>
          </table:table-cell>
          <table:table-cell office:value-type="float" office:value="1.425676" calcext:value-type="float">
            <text:p>1.425676</text:p>
          </table:table-cell>
          <table:table-cell office:value-type="float" office:value="12.58" calcext:value-type="float">
            <text:p>12.58</text:p>
          </table:table-cell>
          <table:table-cell office:value-type="float" office:value="0.18" calcext:value-type="float">
            <text:p>0.1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9.18905544661885" calcext:value-type="float">
            <text:p>9.1890554466</text:p>
          </table:table-cell>
          <table:table-cell office:value-type="float" office:value="11.8901986421758" calcext:value-type="float">
            <text:p>11.8901986422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94.694099" calcext:value-type="float">
            <text:p>94.694099</text:p>
          </table:table-cell>
          <table:table-cell office:value-type="float" office:value="55.663576" calcext:value-type="float">
            <text:p>55.663576</text:p>
          </table:table-cell>
          <table:table-cell office:value-type="float" office:value="37.956047" calcext:value-type="float">
            <text:p>37.956047</text:p>
          </table:table-cell>
          <table:table-cell office:value-type="float" office:value="5.083381" calcext:value-type="float">
            <text:p>5.083381</text:p>
          </table:table-cell>
          <table:table-cell office:value-type="float" office:value="1.921976" calcext:value-type="float">
            <text:p>1.921976</text:p>
          </table:table-cell>
          <table:table-cell office:value-type="float" office:value="18.65" calcext:value-type="float">
            <text:p>18.65</text:p>
          </table:table-cell>
          <table:table-cell office:value-type="float" office:value="1.78" calcext:value-type="float">
            <text:p>1.7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9643754746325" calcext:value-type="float">
            <text:p>10.9643754746</text:p>
          </table:table-cell>
          <table:table-cell office:value-type="float" office:value="12.5536388833752" calcext:value-type="float">
            <text:p>12.5536388834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8.680174" calcext:value-type="float">
            <text:p>68.680174</text:p>
          </table:table-cell>
          <table:table-cell office:value-type="float" office:value="30.144723" calcext:value-type="float">
            <text:p>30.144723</text:p>
          </table:table-cell>
          <table:table-cell office:value-type="float" office:value="39.284273" calcext:value-type="float">
            <text:p>39.284273</text:p>
          </table:table-cell>
          <table:table-cell office:value-type="float" office:value="2.01067" calcext:value-type="float">
            <text:p>2.01067</text:p>
          </table:table-cell>
          <table:table-cell office:value-type="float" office:value="1.335951" calcext:value-type="float">
            <text:p>1.335951</text:p>
          </table:table-cell>
          <table:table-cell office:value-type="float" office:value="12.73" calcext:value-type="float">
            <text:p>12.73</text:p>
          </table:table-cell>
          <table:table-cell office:value-type="float" office:value="1.55" calcext:value-type="float">
            <text:p>1.55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8.73623233114535" calcext:value-type="float">
            <text:p>8.7362323311</text:p>
          </table:table-cell>
          <table:table-cell office:value-type="float" office:value="11.0853073969969" calcext:value-type="float">
            <text:p>11.08530739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68.973778" calcext:value-type="float">
            <text:p>68.973778</text:p>
          </table:table-cell>
          <table:table-cell office:value-type="float" office:value="30.167513" calcext:value-type="float">
            <text:p>30.167513</text:p>
          </table:table-cell>
          <table:table-cell office:value-type="float" office:value="34.244009" calcext:value-type="float">
            <text:p>34.244009</text:p>
          </table:table-cell>
          <table:table-cell office:value-type="float" office:value="2.447015" calcext:value-type="float">
            <text:p>2.447015</text:p>
          </table:table-cell>
          <table:table-cell office:value-type="float" office:value="0.927593" calcext:value-type="float">
            <text:p>0.927593</text:p>
          </table:table-cell>
          <table:table-cell office:value-type="float" office:value="13.8" calcext:value-type="float">
            <text:p>13.8</text:p>
          </table:table-cell>
          <table:table-cell office:value-type="float" office:value="0.33" calcext:value-type="float">
            <text:p>0.3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9.74673432234405" calcext:value-type="float">
            <text:p>9.7467343223</text:p>
          </table:table-cell>
          <table:table-cell office:value-type="float" office:value="12.0488297614299" calcext:value-type="float">
            <text:p>12.0488297614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69.506308" calcext:value-type="float">
            <text:p>69.506308</text:p>
          </table:table-cell>
          <table:table-cell office:value-type="float" office:value="33.291413" calcext:value-type="float">
            <text:p>33.291413</text:p>
          </table:table-cell>
          <table:table-cell office:value-type="float" office:value="44.514691" calcext:value-type="float">
            <text:p>44.514691</text:p>
          </table:table-cell>
          <table:table-cell office:value-type="float" office:value="3.287413" calcext:value-type="float">
            <text:p>3.287413</text:p>
          </table:table-cell>
          <table:table-cell office:value-type="float" office:value="1.63875" calcext:value-type="float">
            <text:p>1.63875</text:p>
          </table:table-cell>
          <table:table-cell office:value-type="float" office:value="15.35" calcext:value-type="float">
            <text:p>15.35</text:p>
          </table:table-cell>
          <table:table-cell office:value-type="float" office:value="0.38" calcext:value-type="float">
            <text:p>0.3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8.63650394840079" calcext:value-type="float">
            <text:p>8.6365039484</text:p>
          </table:table-cell>
          <table:table-cell office:value-type="float" office:value="11.3924324055143" calcext:value-type="float">
            <text:p>11.392432405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53.20218" calcext:value-type="float">
            <text:p>53.20218</text:p>
          </table:table-cell>
          <table:table-cell office:value-type="float" office:value="32.815217" calcext:value-type="float">
            <text:p>32.815217</text:p>
          </table:table-cell>
          <table:table-cell office:value-type="float" office:value="41.030826" calcext:value-type="float">
            <text:p>41.030826</text:p>
          </table:table-cell>
          <table:table-cell office:value-type="float" office:value="4.188837" calcext:value-type="float">
            <text:p>4.188837</text:p>
          </table:table-cell>
          <table:table-cell office:value-type="float" office:value="0.665901" calcext:value-type="float">
            <text:p>0.665901</text:p>
          </table:table-cell>
          <table:table-cell office:value-type="float" office:value="49.15" calcext:value-type="float">
            <text:p>49.15</text:p>
          </table:table-cell>
          <table:table-cell office:value-type="float" office:value="0.99" calcext:value-type="float">
            <text:p>0.99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6.90304419925202" calcext:value-type="float">
            <text:p>6.9030441993</text:p>
          </table:table-cell>
          <table:table-cell office:value-type="float" office:value="9.59875019538402" calcext:value-type="float">
            <text:p>9.5987501954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73.5183" calcext:value-type="float">
            <text:p>73.5183</text:p>
          </table:table-cell>
          <table:table-cell office:value-type="float" office:value="30.779366" calcext:value-type="float">
            <text:p>30.779366</text:p>
          </table:table-cell>
          <table:table-cell office:value-type="float" office:value="40.992773" calcext:value-type="float">
            <text:p>40.992773</text:p>
          </table:table-cell>
          <table:table-cell office:value-type="float" office:value="2.482215" calcext:value-type="float">
            <text:p>2.482215</text:p>
          </table:table-cell>
          <table:table-cell office:value-type="float" office:value="1.246762" calcext:value-type="float">
            <text:p>1.246762</text:p>
          </table:table-cell>
          <table:table-cell office:value-type="float" office:value="12.51" calcext:value-type="float">
            <text:p>12.51</text:p>
          </table:table-cell>
          <table:table-cell office:value-type="float" office:value="0.83" calcext:value-type="float">
            <text:p>0.8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5910617327374" calcext:value-type="float">
            <text:p>10.5910617327</text:p>
          </table:table-cell>
          <table:table-cell office:value-type="float" office:value="12.9276614875719" calcext:value-type="float">
            <text:p>12.9276614876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54255" calcext:value-type="float">
            <text:p>71.54255</text:p>
          </table:table-cell>
          <table:table-cell office:value-type="float" office:value="31.985021" calcext:value-type="float">
            <text:p>31.985021</text:p>
          </table:table-cell>
          <table:table-cell office:value-type="float" office:value="32.7825" calcext:value-type="float">
            <text:p>32.7825</text:p>
          </table:table-cell>
          <table:table-cell office:value-type="float" office:value="2.011175" calcext:value-type="float">
            <text:p>2.011175</text:p>
          </table:table-cell>
          <table:table-cell office:value-type="float" office:value="1.223696" calcext:value-type="float">
            <text:p>1.223696</text:p>
          </table:table-cell>
          <table:table-cell office:value-type="float" office:value="11.97" calcext:value-type="float">
            <text:p>11.97</text:p>
          </table:table-cell>
          <table:table-cell office:value-type="float" office:value="0.16" calcext:value-type="float">
            <text:p>0.16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9569507901297" calcext:value-type="float">
            <text:p>10.9569507901</text:p>
          </table:table-cell>
          <table:table-cell office:value-type="float" office:value="13.3313223195323" calcext:value-type="float">
            <text:p>13.3313223195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77.552129" calcext:value-type="float">
            <text:p>77.552129</text:p>
          </table:table-cell>
          <table:table-cell office:value-type="float" office:value="35.262352" calcext:value-type="float">
            <text:p>35.262352</text:p>
          </table:table-cell>
          <table:table-cell office:value-type="float" office:value="28.608352" calcext:value-type="float">
            <text:p>28.608352</text:p>
          </table:table-cell>
          <table:table-cell office:value-type="float" office:value="2.64286" calcext:value-type="float">
            <text:p>2.64286</text:p>
          </table:table-cell>
          <table:table-cell office:value-type="float" office:value="1.350048" calcext:value-type="float">
            <text:p>1.350048</text:p>
          </table:table-cell>
          <table:table-cell office:value-type="float" office:value="13.54" calcext:value-type="float">
            <text:p>13.54</text:p>
          </table:table-cell>
          <table:table-cell office:value-type="float" office:value="1.78" calcext:value-type="float">
            <text:p>1.78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3.3763680282338" calcext:value-type="float">
            <text:p>13.3763680282</text:p>
          </table:table-cell>
          <table:table-cell office:value-type="float" office:value="15.7917092181322" calcext:value-type="float">
            <text:p>15.7917092181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76.567045" calcext:value-type="float">
            <text:p>76.567045</text:p>
          </table:table-cell>
          <table:table-cell office:value-type="float" office:value="30.597327" calcext:value-type="float">
            <text:p>30.597327</text:p>
          </table:table-cell>
          <table:table-cell office:value-type="float" office:value="31.84921" calcext:value-type="float">
            <text:p>31.84921</text:p>
          </table:table-cell>
          <table:table-cell office:value-type="float" office:value="2.544689" calcext:value-type="float">
            <text:p>2.544689</text:p>
          </table:table-cell>
          <table:table-cell office:value-type="float" office:value="1.409167" calcext:value-type="float">
            <text:p>1.409167</text:p>
          </table:table-cell>
          <table:table-cell office:value-type="float" office:value="11.73" calcext:value-type="float">
            <text:p>11.73</text:p>
          </table:table-cell>
          <table:table-cell office:value-type="float" office:value="0.43" calcext:value-type="float">
            <text:p>0.43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5461174533208" calcext:value-type="float">
            <text:p>10.5461174533</text:p>
          </table:table-cell>
          <table:table-cell office:value-type="float" office:value="12.7089579633388" calcext:value-type="float">
            <text:p>12.7089579633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74.942643" calcext:value-type="float">
            <text:p>74.942643</text:p>
          </table:table-cell>
          <table:table-cell office:value-type="float" office:value="29.595748" calcext:value-type="float">
            <text:p>29.595748</text:p>
          </table:table-cell>
          <table:table-cell office:value-type="float" office:value="31.600574" calcext:value-type="float">
            <text:p>31.600574</text:p>
          </table:table-cell>
          <table:table-cell office:value-type="float" office:value="1.67208" calcext:value-type="float">
            <text:p>1.67208</text:p>
          </table:table-cell>
          <table:table-cell office:value-type="float" office:value="1.118579" calcext:value-type="float">
            <text:p>1.118579</text:p>
          </table:table-cell>
          <table:table-cell office:value-type="float" office:value="13.56" calcext:value-type="float">
            <text:p>13.56</text:p>
          </table:table-cell>
          <table:table-cell office:value-type="float" office:value="0.6" calcext:value-type="float">
            <text:p>0.6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8470003780911" calcext:value-type="float">
            <text:p>10.8470003781</text:p>
          </table:table-cell>
          <table:table-cell office:value-type="float" office:value="13.2888949577397" calcext:value-type="float">
            <text:p>13.2888949577</text:p>
          </table:table-cell>
          <table:table-cell table:number-columns-repeated="100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79.585646" calcext:value-type="float">
            <text:p>79.585646</text:p>
          </table:table-cell>
          <table:table-cell office:value-type="float" office:value="32.112322" calcext:value-type="float">
            <text:p>32.112322</text:p>
          </table:table-cell>
          <table:table-cell office:value-type="float" office:value="41.731297" calcext:value-type="float">
            <text:p>41.731297</text:p>
          </table:table-cell>
          <table:table-cell office:value-type="float" office:value="2.338042" calcext:value-type="float">
            <text:p>2.338042</text:p>
          </table:table-cell>
          <table:table-cell office:value-type="float" office:value="1.071598" calcext:value-type="float">
            <text:p>1.071598</text:p>
          </table:table-cell>
          <table:table-cell office:value-type="float" office:value="13.53" calcext:value-type="float">
            <text:p>13.53</text:p>
          </table:table-cell>
          <table:table-cell office:value-type="float" office:value="0.94" calcext:value-type="float">
            <text:p>0.94</text:p>
          </table:table-cell>
          <table:table-cell office:value-type="float" office:value="9.80134516719535" calcext:value-type="float">
            <text:p>9.8013451672</text:p>
          </table:table-cell>
          <table:table-cell office:value-type="float" office:value="10.9587694950654" calcext:value-type="float">
            <text:p>10.9587694951</text:p>
          </table:table-cell>
          <table:table-cell office:value-type="float" office:value="12.9921261872178" calcext:value-type="float">
            <text:p>12.992126187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6.997665" calcext:value-type="float">
            <text:p>26.997665</text:p>
          </table:table-cell>
          <table:table-cell office:value-type="float" office:value="38.280574" calcext:value-type="float">
            <text:p>38.280574</text:p>
          </table:table-cell>
          <table:table-cell office:value-type="float" office:value="24.927593" calcext:value-type="float">
            <text:p>24.927593</text:p>
          </table:table-cell>
          <table:table-cell office:value-type="float" office:value="4.508984" calcext:value-type="float">
            <text:p>4.508984</text:p>
          </table:table-cell>
          <table:table-cell office:value-type="float" office:value="0.863733" calcext:value-type="float">
            <text:p>0.863733</text:p>
          </table:table-cell>
          <table:table-cell office:value-type="float" office:value="47.57" calcext:value-type="float">
            <text:p>47.57</text:p>
          </table:table-cell>
          <table:table-cell office:value-type="float" office:value="4.73" calcext:value-type="float">
            <text:p>4.7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5.56974428696608" calcext:value-type="float">
            <text:p>5.569744287</text:p>
          </table:table-cell>
          <table:table-cell office:value-type="float" office:value="8.78788941771636" calcext:value-type="float">
            <text:p>8.787889417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60.779748" calcext:value-type="float">
            <text:p>60.779748</text:p>
          </table:table-cell>
          <table:table-cell office:value-type="float" office:value="31.577785" calcext:value-type="float">
            <text:p>31.577785</text:p>
          </table:table-cell>
          <table:table-cell office:value-type="float" office:value="24.406601" calcext:value-type="float">
            <text:p>24.406601</text:p>
          </table:table-cell>
          <table:table-cell office:value-type="float" office:value="4.134686" calcext:value-type="float">
            <text:p>4.134686</text:p>
          </table:table-cell>
          <table:table-cell office:value-type="float" office:value="2.601189" calcext:value-type="float">
            <text:p>2.601189</text:p>
          </table:table-cell>
          <table:table-cell office:value-type="float" office:value="25.52" calcext:value-type="float">
            <text:p>25.52</text:p>
          </table:table-cell>
          <table:table-cell office:value-type="float" office:value="0.09" calcext:value-type="float">
            <text:p>0.0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5.02322240960173" calcext:value-type="float">
            <text:p>5.0232224096</text:p>
          </table:table-cell>
          <table:table-cell office:value-type="float" office:value="8.71571432367645" calcext:value-type="float">
            <text:p>8.715714323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77.248261" calcext:value-type="float">
            <text:p>77.248261</text:p>
          </table:table-cell>
          <table:table-cell office:value-type="float" office:value="47.4469" calcext:value-type="float">
            <text:p>47.4469</text:p>
          </table:table-cell>
          <table:table-cell office:value-type="float" office:value="29.366971" calcext:value-type="float">
            <text:p>29.366971</text:p>
          </table:table-cell>
          <table:table-cell office:value-type="float" office:value="4.665314" calcext:value-type="float">
            <text:p>4.665314</text:p>
          </table:table-cell>
          <table:table-cell office:value-type="float" office:value="3.788499" calcext:value-type="float">
            <text:p>3.788499</text:p>
          </table:table-cell>
          <table:table-cell office:value-type="float" office:value="13.23" calcext:value-type="float">
            <text:p>13.23</text:p>
          </table:table-cell>
          <table:table-cell office:value-type="float" office:value="2.63" calcext:value-type="float">
            <text:p>2.6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045774777061" calcext:value-type="float">
            <text:p>12.0457747771</text:p>
          </table:table-cell>
          <table:table-cell office:value-type="float" office:value="13.8668079411935" calcext:value-type="float">
            <text:p>13.866807941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62.185601" calcext:value-type="float">
            <text:p>62.185601</text:p>
          </table:table-cell>
          <table:table-cell office:value-type="float" office:value="61.529872" calcext:value-type="float">
            <text:p>61.529872</text:p>
          </table:table-cell>
          <table:table-cell office:value-type="float" office:value="33.034618" calcext:value-type="float">
            <text:p>33.034618</text:p>
          </table:table-cell>
          <table:table-cell office:value-type="float" office:value="5.208626" calcext:value-type="float">
            <text:p>5.208626</text:p>
          </table:table-cell>
          <table:table-cell office:value-type="float" office:value="4.106014" calcext:value-type="float">
            <text:p>4.106014</text:p>
          </table:table-cell>
          <table:table-cell office:value-type="float" office:value="15.25" calcext:value-type="float">
            <text:p>15.25</text:p>
          </table:table-cell>
          <table:table-cell office:value-type="float" office:value="0.88" calcext:value-type="float">
            <text:p>0.8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2207751130329" calcext:value-type="float">
            <text:p>10.220775113</text:p>
          </table:table-cell>
          <table:table-cell office:value-type="float" office:value="12.4274095097677" calcext:value-type="float">
            <text:p>12.427409509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55.210194" calcext:value-type="float">
            <text:p>55.210194</text:p>
          </table:table-cell>
          <table:table-cell office:value-type="float" office:value="62.344704" calcext:value-type="float">
            <text:p>62.344704</text:p>
          </table:table-cell>
          <table:table-cell office:value-type="float" office:value="32.757775" calcext:value-type="float">
            <text:p>32.757775</text:p>
          </table:table-cell>
          <table:table-cell office:value-type="float" office:value="4.299176" calcext:value-type="float">
            <text:p>4.299176</text:p>
          </table:table-cell>
          <table:table-cell office:value-type="float" office:value="3.165717" calcext:value-type="float">
            <text:p>3.165717</text:p>
          </table:table-cell>
          <table:table-cell office:value-type="float" office:value="15.31" calcext:value-type="float">
            <text:p>15.31</text:p>
          </table:table-cell>
          <table:table-cell office:value-type="float" office:value="1.42" calcext:value-type="float">
            <text:p>1.42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70153562366" calcext:value-type="float">
            <text:p>11.7015356237</text:p>
          </table:table-cell>
          <table:table-cell office:value-type="float" office:value="13.7602133279878" calcext:value-type="float">
            <text:p>13.76021332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04.38266" calcext:value-type="float">
            <text:p>104.38266</text:p>
          </table:table-cell>
          <table:table-cell office:value-type="float" office:value="67.735071" calcext:value-type="float">
            <text:p>67.735071</text:p>
          </table:table-cell>
          <table:table-cell office:value-type="float" office:value="39.576202" calcext:value-type="float">
            <text:p>39.576202</text:p>
          </table:table-cell>
          <table:table-cell office:value-type="float" office:value="5.044284" calcext:value-type="float">
            <text:p>5.044284</text:p>
          </table:table-cell>
          <table:table-cell office:value-type="float" office:value="3.672937" calcext:value-type="float">
            <text:p>3.672937</text:p>
          </table:table-cell>
          <table:table-cell office:value-type="float" office:value="12.66" calcext:value-type="float">
            <text:p>12.66</text:p>
          </table:table-cell>
          <table:table-cell office:value-type="float" office:value="2.2" calcext:value-type="float">
            <text:p>2.2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3842054534312" calcext:value-type="float">
            <text:p>10.3842054534</text:p>
          </table:table-cell>
          <table:table-cell office:value-type="float" office:value="12.6146328854389" calcext:value-type="float">
            <text:p>12.614632885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office:value-type="float" office:value="89.68312" calcext:value-type="float">
            <text:p>89.68312</text:p>
          </table:table-cell>
          <table:table-cell office:value-type="float" office:value="37.20312" calcext:value-type="float">
            <text:p>37.20312</text:p>
          </table:table-cell>
          <table:table-cell office:value-type="float" office:value="25.837148" calcext:value-type="float">
            <text:p>25.837148</text:p>
          </table:table-cell>
          <table:table-cell office:value-type="float" office:value="3.697601" calcext:value-type="float">
            <text:p>3.697601</text:p>
          </table:table-cell>
          <table:table-cell office:value-type="float" office:value="3.624184" calcext:value-type="float">
            <text:p>3.624184</text:p>
          </table:table-cell>
          <table:table-cell office:value-type="float" office:value="11.56" calcext:value-type="float">
            <text:p>11.56</text:p>
          </table:table-cell>
          <table:table-cell office:value-type="float" office:value="1.37" calcext:value-type="float">
            <text:p>1.37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7245487035745" calcext:value-type="float">
            <text:p>11.7245487036</text:p>
          </table:table-cell>
          <table:table-cell office:value-type="float" office:value="13.7898365090978" calcext:value-type="float">
            <text:p>13.7898365091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81.305476" calcext:value-type="float">
            <text:p>81.305476</text:p>
          </table:table-cell>
          <table:table-cell office:value-type="float" office:value="35.677169" calcext:value-type="float">
            <text:p>35.677169</text:p>
          </table:table-cell>
          <table:table-cell office:value-type="float" office:value="25.999525" calcext:value-type="float">
            <text:p>25.999525</text:p>
          </table:table-cell>
          <table:table-cell office:value-type="float" office:value="2.584004" calcext:value-type="float">
            <text:p>2.584004</text:p>
          </table:table-cell>
          <table:table-cell office:value-type="float" office:value="0.567918" calcext:value-type="float">
            <text:p>0.567918</text:p>
          </table:table-cell>
          <table:table-cell office:value-type="float" office:value="38.01" calcext:value-type="float">
            <text:p>38.01</text:p>
          </table:table-cell>
          <table:table-cell office:value-type="float" office:value="4.31625" calcext:value-type="float">
            <text:p>4.31625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5.94933962080731" calcext:value-type="float">
            <text:p>5.9493396208</text:p>
          </table:table-cell>
          <table:table-cell office:value-type="float" office:value="8.74327801295122" calcext:value-type="float">
            <text:p>8.74327801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69.201513" calcext:value-type="float">
            <text:p>69.201513</text:p>
          </table:table-cell>
          <table:table-cell office:value-type="float" office:value="34.89517" calcext:value-type="float">
            <text:p>34.89517</text:p>
          </table:table-cell>
          <table:table-cell office:value-type="float" office:value="34.752393" calcext:value-type="float">
            <text:p>34.752393</text:p>
          </table:table-cell>
          <table:table-cell office:value-type="float" office:value="2.390718" calcext:value-type="float">
            <text:p>2.390718</text:p>
          </table:table-cell>
          <table:table-cell office:value-type="float" office:value="1.264678" calcext:value-type="float">
            <text:p>1.264678</text:p>
          </table:table-cell>
          <table:table-cell office:value-type="float" office:value="13.11" calcext:value-type="float">
            <text:p>13.11</text:p>
          </table:table-cell>
          <table:table-cell office:value-type="float" office:value="0.72" calcext:value-type="float">
            <text:p>0.72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2293217314437" calcext:value-type="float">
            <text:p>11.2293217314</text:p>
          </table:table-cell>
          <table:table-cell office:value-type="float" office:value="13.7917096276571" calcext:value-type="float">
            <text:p>13.791709627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74.321005" calcext:value-type="float">
            <text:p>74.321005</text:p>
          </table:table-cell>
          <table:table-cell office:value-type="float" office:value="28.47467" calcext:value-type="float">
            <text:p>28.47467</text:p>
          </table:table-cell>
          <table:table-cell office:value-type="float" office:value="36.234896" calcext:value-type="float">
            <text:p>36.234896</text:p>
          </table:table-cell>
          <table:table-cell office:value-type="float" office:value="2.601766" calcext:value-type="float">
            <text:p>2.601766</text:p>
          </table:table-cell>
          <table:table-cell office:value-type="float" office:value="1.224009" calcext:value-type="float">
            <text:p>1.224009</text:p>
          </table:table-cell>
          <table:table-cell office:value-type="float" office:value="13.22" calcext:value-type="float">
            <text:p>13.22</text:p>
          </table:table-cell>
          <table:table-cell office:value-type="float" office:value="0.18" calcext:value-type="float">
            <text:p>0.1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0294993559327" calcext:value-type="float">
            <text:p>11.0294993559</text:p>
          </table:table-cell>
          <table:table-cell office:value-type="float" office:value="13.4367244920905" calcext:value-type="float">
            <text:p>13.4367244921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74.456174" calcext:value-type="float">
            <text:p>74.456174</text:p>
          </table:table-cell>
          <table:table-cell office:value-type="float" office:value="27.259203" calcext:value-type="float">
            <text:p>27.259203</text:p>
          </table:table-cell>
          <table:table-cell office:value-type="float" office:value="26.70134" calcext:value-type="float">
            <text:p>26.70134</text:p>
          </table:table-cell>
          <table:table-cell office:value-type="float" office:value="2.522159" calcext:value-type="float">
            <text:p>2.522159</text:p>
          </table:table-cell>
          <table:table-cell office:value-type="float" office:value="1.357544" calcext:value-type="float">
            <text:p>1.357544</text:p>
          </table:table-cell>
          <table:table-cell office:value-type="float" office:value="14.05" calcext:value-type="float">
            <text:p>14.05</text:p>
          </table:table-cell>
          <table:table-cell office:value-type="float" office:value="0.31" calcext:value-type="float">
            <text:p>0.31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0525997359648" calcext:value-type="float">
            <text:p>12.052599736</text:p>
          </table:table-cell>
          <table:table-cell office:value-type="float" office:value="14.6338454592644" calcext:value-type="float">
            <text:p>14.633845459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75.331042" calcext:value-type="float">
            <text:p>75.331042</text:p>
          </table:table-cell>
          <table:table-cell office:value-type="float" office:value="27.730536" calcext:value-type="float">
            <text:p>27.730536</text:p>
          </table:table-cell>
          <table:table-cell office:value-type="float" office:value="26.27194" calcext:value-type="float">
            <text:p>26.27194</text:p>
          </table:table-cell>
          <table:table-cell office:value-type="float" office:value="2.719997" calcext:value-type="float">
            <text:p>2.719997</text:p>
          </table:table-cell>
          <table:table-cell office:value-type="float" office:value="1.509584" calcext:value-type="float">
            <text:p>1.509584</text:p>
          </table:table-cell>
          <table:table-cell office:value-type="float" office:value="13.01" calcext:value-type="float">
            <text:p>13.01</text:p>
          </table:table-cell>
          <table:table-cell office:value-type="float" office:value="0.44" calcext:value-type="float">
            <text:p>0.4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3312787287387" calcext:value-type="float">
            <text:p>12.3312787287</text:p>
          </table:table-cell>
          <table:table-cell office:value-type="float" office:value="14.6286683672518" calcext:value-type="float">
            <text:p>14.628668367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65.622095" calcext:value-type="float">
            <text:p>65.622095</text:p>
          </table:table-cell>
          <table:table-cell office:value-type="float" office:value="35.177824" calcext:value-type="float">
            <text:p>35.177824</text:p>
          </table:table-cell>
          <table:table-cell office:value-type="float" office:value="36.729255" calcext:value-type="float">
            <text:p>36.729255</text:p>
          </table:table-cell>
          <table:table-cell office:value-type="float" office:value="2.344668" calcext:value-type="float">
            <text:p>2.344668</text:p>
          </table:table-cell>
          <table:table-cell office:value-type="float" office:value="0.933037" calcext:value-type="float">
            <text:p>0.933037</text:p>
          </table:table-cell>
          <table:table-cell office:value-type="float" office:value="12.05" calcext:value-type="float">
            <text:p>12.05</text:p>
          </table:table-cell>
          <table:table-cell office:value-type="float" office:value="0.79" calcext:value-type="float">
            <text:p>0.7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1350516909262" calcext:value-type="float">
            <text:p>11.1350516909</text:p>
          </table:table-cell>
          <table:table-cell office:value-type="float" office:value="13.2883921513853" calcext:value-type="float">
            <text:p>13.288392151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73.95663" calcext:value-type="float">
            <text:p>73.95663</text:p>
          </table:table-cell>
          <table:table-cell office:value-type="float" office:value="30.914511" calcext:value-type="float">
            <text:p>30.914511</text:p>
          </table:table-cell>
          <table:table-cell office:value-type="float" office:value="33.273995" calcext:value-type="float">
            <text:p>33.273995</text:p>
          </table:table-cell>
          <table:table-cell office:value-type="float" office:value="2.357875" calcext:value-type="float">
            <text:p>2.357875</text:p>
          </table:table-cell>
          <table:table-cell office:value-type="float" office:value="1.155103" calcext:value-type="float">
            <text:p>1.155103</text:p>
          </table:table-cell>
          <table:table-cell office:value-type="float" office:value="14.1" calcext:value-type="float">
            <text:p>14.1</text:p>
          </table:table-cell>
          <table:table-cell office:value-type="float" office:value="1.09" calcext:value-type="float">
            <text:p>1.0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0838767625694" calcext:value-type="float">
            <text:p>12.0838767626</text:p>
          </table:table-cell>
          <table:table-cell office:value-type="float" office:value="14.6023566363652" calcext:value-type="float">
            <text:p>14.602356636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65.119214" calcext:value-type="float">
            <text:p>65.119214</text:p>
          </table:table-cell>
          <table:table-cell office:value-type="float" office:value="32.802704" calcext:value-type="float">
            <text:p>32.802704</text:p>
          </table:table-cell>
          <table:table-cell office:value-type="float" office:value="31.386529" calcext:value-type="float">
            <text:p>31.386529</text:p>
          </table:table-cell>
          <table:table-cell office:value-type="float" office:value="1.64093" calcext:value-type="float">
            <text:p>1.64093</text:p>
          </table:table-cell>
          <table:table-cell office:value-type="float" office:value="0.78787" calcext:value-type="float">
            <text:p>0.78787</text:p>
          </table:table-cell>
          <table:table-cell office:value-type="float" office:value="13.12" calcext:value-type="float">
            <text:p>13.12</text:p>
          </table:table-cell>
          <table:table-cell office:value-type="float" office:value="1.24" calcext:value-type="float">
            <text:p>1.2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1545093146861" calcext:value-type="float">
            <text:p>12.1545093147</text:p>
          </table:table-cell>
          <table:table-cell office:value-type="float" office:value="14.205220358477" calcext:value-type="float">
            <text:p>14.2052203585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65.57123" calcext:value-type="float">
            <text:p>65.57123</text:p>
          </table:table-cell>
          <table:table-cell office:value-type="float" office:value="33.707013" calcext:value-type="float">
            <text:p>33.707013</text:p>
          </table:table-cell>
          <table:table-cell office:value-type="float" office:value="31.739581" calcext:value-type="float">
            <text:p>31.739581</text:p>
          </table:table-cell>
          <table:table-cell office:value-type="float" office:value="2.203177" calcext:value-type="float">
            <text:p>2.203177</text:p>
          </table:table-cell>
          <table:table-cell office:value-type="float" office:value="1.442592" calcext:value-type="float">
            <text:p>1.442592</text:p>
          </table:table-cell>
          <table:table-cell office:value-type="float" office:value="13.61" calcext:value-type="float">
            <text:p>13.61</text:p>
          </table:table-cell>
          <table:table-cell office:value-type="float" office:value="0.29" calcext:value-type="float">
            <text:p>0.2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5206475726026" calcext:value-type="float">
            <text:p>11.5206475726</text:p>
          </table:table-cell>
          <table:table-cell office:value-type="float" office:value="13.6751652627719" calcext:value-type="float">
            <text:p>13.675165262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67.079083" calcext:value-type="float">
            <text:p>67.079083</text:p>
          </table:table-cell>
          <table:table-cell office:value-type="float" office:value="28.973064" calcext:value-type="float">
            <text:p>28.973064</text:p>
          </table:table-cell>
          <table:table-cell office:value-type="float" office:value="33.982793" calcext:value-type="float">
            <text:p>33.982793</text:p>
          </table:table-cell>
          <table:table-cell office:value-type="float" office:value="2.444081" calcext:value-type="float">
            <text:p>2.444081</text:p>
          </table:table-cell>
          <table:table-cell office:value-type="float" office:value="0.987634" calcext:value-type="float">
            <text:p>0.987634</text:p>
          </table:table-cell>
          <table:table-cell office:value-type="float" office:value="12.07" calcext:value-type="float">
            <text:p>12.07</text:p>
          </table:table-cell>
          <table:table-cell office:value-type="float" office:value="1.09" calcext:value-type="float">
            <text:p>1.0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6857690633582" calcext:value-type="float">
            <text:p>10.6857690634</text:p>
          </table:table-cell>
          <table:table-cell office:value-type="float" office:value="13.0910895412926" calcext:value-type="float">
            <text:p>13.091089541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92.031625" calcext:value-type="float">
            <text:p>92.031625</text:p>
          </table:table-cell>
          <table:table-cell office:value-type="float" office:value="44.52593" calcext:value-type="float">
            <text:p>44.52593</text:p>
          </table:table-cell>
          <table:table-cell office:value-type="float" office:value="21.981125" calcext:value-type="float">
            <text:p>21.981125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0.97423" calcext:value-type="float">
            <text:p>0.97423</text:p>
          </table:table-cell>
          <table:table-cell office:value-type="float" office:value="11.57" calcext:value-type="float">
            <text:p>11.57</text:p>
          </table:table-cell>
          <table:table-cell office:value-type="float" office:value="0.92" calcext:value-type="float">
            <text:p>0.92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4187613347367" calcext:value-type="float">
            <text:p>12.4187613347</text:p>
          </table:table-cell>
          <table:table-cell office:value-type="float" office:value="14.3601711929922" calcext:value-type="float">
            <text:p>14.36017119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70.811849" calcext:value-type="float">
            <text:p>70.811849</text:p>
          </table:table-cell>
          <table:table-cell office:value-type="float" office:value="31.413601" calcext:value-type="float">
            <text:p>31.413601</text:p>
          </table:table-cell>
          <table:table-cell office:value-type="float" office:value="35.51506" calcext:value-type="float">
            <text:p>35.51506</text:p>
          </table:table-cell>
          <table:table-cell office:value-type="float" office:value="3.37537" calcext:value-type="float">
            <text:p>3.37537</text:p>
          </table:table-cell>
          <table:table-cell office:value-type="float" office:value="1.339848" calcext:value-type="float">
            <text:p>1.339848</text:p>
          </table:table-cell>
          <table:table-cell office:value-type="float" office:value="13.98" calcext:value-type="float">
            <text:p>13.98</text:p>
          </table:table-cell>
          <table:table-cell office:value-type="float" office:value="0.18" calcext:value-type="float">
            <text:p>0.1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7516265675503" calcext:value-type="float">
            <text:p>11.7516265676</text:p>
          </table:table-cell>
          <table:table-cell office:value-type="float" office:value="13.6417978143731" calcext:value-type="float">
            <text:p>13.641797814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74.798589" calcext:value-type="float">
            <text:p>74.798589</text:p>
          </table:table-cell>
          <table:table-cell office:value-type="float" office:value="31.179305" calcext:value-type="float">
            <text:p>31.179305</text:p>
          </table:table-cell>
          <table:table-cell office:value-type="float" office:value="32.441733" calcext:value-type="float">
            <text:p>32.441733</text:p>
          </table:table-cell>
          <table:table-cell office:value-type="float" office:value="2.574649" calcext:value-type="float">
            <text:p>2.574649</text:p>
          </table:table-cell>
          <table:table-cell office:value-type="float" office:value="1.431809" calcext:value-type="float">
            <text:p>1.431809</text:p>
          </table:table-cell>
          <table:table-cell office:value-type="float" office:value="13.2" calcext:value-type="float">
            <text:p>13.2</text:p>
          </table:table-cell>
          <table:table-cell office:value-type="float" office:value="1.33" calcext:value-type="float">
            <text:p>1.3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7152653120779" calcext:value-type="float">
            <text:p>11.7152653121</text:p>
          </table:table-cell>
          <table:table-cell office:value-type="float" office:value="14.0067373344915" calcext:value-type="float">
            <text:p>14.0067373345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69.636239" calcext:value-type="float">
            <text:p>69.636239</text:p>
          </table:table-cell>
          <table:table-cell office:value-type="float" office:value="28.961356" calcext:value-type="float">
            <text:p>28.961356</text:p>
          </table:table-cell>
          <table:table-cell office:value-type="float" office:value="31.009643" calcext:value-type="float">
            <text:p>31.009643</text:p>
          </table:table-cell>
          <table:table-cell office:value-type="float" office:value="1.964206" calcext:value-type="float">
            <text:p>1.964206</text:p>
          </table:table-cell>
          <table:table-cell office:value-type="float" office:value="1.053994" calcext:value-type="float">
            <text:p>1.053994</text:p>
          </table:table-cell>
          <table:table-cell office:value-type="float" office:value="12.98" calcext:value-type="float">
            <text:p>12.98</text:p>
          </table:table-cell>
          <table:table-cell office:value-type="float" office:value="0.65" calcext:value-type="float">
            <text:p>0.65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8619782337968" calcext:value-type="float">
            <text:p>11.8619782338</text:p>
          </table:table-cell>
          <table:table-cell office:value-type="float" office:value="13.93402748781" calcext:value-type="float">
            <text:p>13.934027487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73.752204" calcext:value-type="float">
            <text:p>73.752204</text:p>
          </table:table-cell>
          <table:table-cell office:value-type="float" office:value="30.217882" calcext:value-type="float">
            <text:p>30.217882</text:p>
          </table:table-cell>
          <table:table-cell office:value-type="float" office:value="31.810856" calcext:value-type="float">
            <text:p>31.810856</text:p>
          </table:table-cell>
          <table:table-cell office:value-type="float" office:value="3.064057" calcext:value-type="float">
            <text:p>3.064057</text:p>
          </table:table-cell>
          <table:table-cell office:value-type="float" office:value="1.374487" calcext:value-type="float">
            <text:p>1.374487</text:p>
          </table:table-cell>
          <table:table-cell office:value-type="float" office:value="14.03" calcext:value-type="float">
            <text:p>14.03</text:p>
          </table:table-cell>
          <table:table-cell office:value-type="float" office:value="0.17" calcext:value-type="float">
            <text:p>0.17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7127860256002" calcext:value-type="float">
            <text:p>12.7127860256</text:p>
          </table:table-cell>
          <table:table-cell office:value-type="float" office:value="14.7193991696968" calcext:value-type="float">
            <text:p>14.719399169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70.356103" calcext:value-type="float">
            <text:p>70.356103</text:p>
          </table:table-cell>
          <table:table-cell office:value-type="float" office:value="26.35129" calcext:value-type="float">
            <text:p>26.35129</text:p>
          </table:table-cell>
          <table:table-cell office:value-type="float" office:value="32.37154" calcext:value-type="float">
            <text:p>32.37154</text:p>
          </table:table-cell>
          <table:table-cell office:value-type="float" office:value="2.146489" calcext:value-type="float">
            <text:p>2.146489</text:p>
          </table:table-cell>
          <table:table-cell office:value-type="float" office:value="0.770604" calcext:value-type="float">
            <text:p>0.770604</text:p>
          </table:table-cell>
          <table:table-cell office:value-type="float" office:value="12.68" calcext:value-type="float">
            <text:p>12.68</text:p>
          </table:table-cell>
          <table:table-cell office:value-type="float" office:value="0.77" calcext:value-type="float">
            <text:p>0.77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6424025248839" calcext:value-type="float">
            <text:p>11.6424025249</text:p>
          </table:table-cell>
          <table:table-cell office:value-type="float" office:value="14.0798395472492" calcext:value-type="float">
            <text:p>14.079839547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68.651756" calcext:value-type="float">
            <text:p>68.651756</text:p>
          </table:table-cell>
          <table:table-cell office:value-type="float" office:value="29.319818" calcext:value-type="float">
            <text:p>29.319818</text:p>
          </table:table-cell>
          <table:table-cell office:value-type="float" office:value="31.285853" calcext:value-type="float">
            <text:p>31.285853</text:p>
          </table:table-cell>
          <table:table-cell office:value-type="float" office:value="1.632794" calcext:value-type="float">
            <text:p>1.632794</text:p>
          </table:table-cell>
          <table:table-cell office:value-type="float" office:value="1.012508" calcext:value-type="float">
            <text:p>1.012508</text:p>
          </table:table-cell>
          <table:table-cell office:value-type="float" office:value="11.93" calcext:value-type="float">
            <text:p>11.93</text:p>
          </table:table-cell>
          <table:table-cell office:value-type="float" office:value="1.18" calcext:value-type="float">
            <text:p>1.1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2269818804722" calcext:value-type="float">
            <text:p>11.2269818805</text:p>
          </table:table-cell>
          <table:table-cell office:value-type="float" office:value="13.9258362369723" calcext:value-type="float">
            <text:p>13.92583623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69.597881" calcext:value-type="float">
            <text:p>69.597881</text:p>
          </table:table-cell>
          <table:table-cell office:value-type="float" office:value="30.999341" calcext:value-type="float">
            <text:p>30.999341</text:p>
          </table:table-cell>
          <table:table-cell office:value-type="float" office:value="33.128565" calcext:value-type="float">
            <text:p>33.128565</text:p>
          </table:table-cell>
          <table:table-cell office:value-type="float" office:value="2.676493" calcext:value-type="float">
            <text:p>2.676493</text:p>
          </table:table-cell>
          <table:table-cell office:value-type="float" office:value="1.040506" calcext:value-type="float">
            <text:p>1.040506</text:p>
          </table:table-cell>
          <table:table-cell office:value-type="float" office:value="13.27" calcext:value-type="float">
            <text:p>13.27</text:p>
          </table:table-cell>
          <table:table-cell office:value-type="float" office:value="0.34" calcext:value-type="float">
            <text:p>0.3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1355181982753" calcext:value-type="float">
            <text:p>12.1355181983</text:p>
          </table:table-cell>
          <table:table-cell office:value-type="float" office:value="14.2915926229074" calcext:value-type="float">
            <text:p>14.2915926229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64.899534" calcext:value-type="float">
            <text:p>64.899534</text:p>
          </table:table-cell>
          <table:table-cell office:value-type="float" office:value="32.866817" calcext:value-type="float">
            <text:p>32.866817</text:p>
          </table:table-cell>
          <table:table-cell office:value-type="float" office:value="31.095338" calcext:value-type="float">
            <text:p>31.095338</text:p>
          </table:table-cell>
          <table:table-cell office:value-type="float" office:value="1.996542" calcext:value-type="float">
            <text:p>1.996542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3.28" calcext:value-type="float">
            <text:p>13.28</text:p>
          </table:table-cell>
          <table:table-cell office:value-type="float" office:value="1.48" calcext:value-type="float">
            <text:p>1.4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056491746601" calcext:value-type="float">
            <text:p>11.0564917466</text:p>
          </table:table-cell>
          <table:table-cell office:value-type="float" office:value="13.3381312156987" calcext:value-type="float">
            <text:p>13.338131215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65.036018" calcext:value-type="float">
            <text:p>65.036018</text:p>
          </table:table-cell>
          <table:table-cell office:value-type="float" office:value="31.883317" calcext:value-type="float">
            <text:p>31.883317</text:p>
          </table:table-cell>
          <table:table-cell office:value-type="float" office:value="35.01463" calcext:value-type="float">
            <text:p>35.01463</text:p>
          </table:table-cell>
          <table:table-cell office:value-type="float" office:value="1.897334" calcext:value-type="float">
            <text:p>1.897334</text:p>
          </table:table-cell>
          <table:table-cell office:value-type="float" office:value="1.178765" calcext:value-type="float">
            <text:p>1.178765</text:p>
          </table:table-cell>
          <table:table-cell office:value-type="float" office:value="13.15" calcext:value-type="float">
            <text:p>13.15</text:p>
          </table:table-cell>
          <table:table-cell office:value-type="float" office:value="0.82" calcext:value-type="float">
            <text:p>0.82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4279077357073" calcext:value-type="float">
            <text:p>11.4279077357</text:p>
          </table:table-cell>
          <table:table-cell office:value-type="float" office:value="13.3436197074362" calcext:value-type="float">
            <text:p>13.343619707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69.484462" calcext:value-type="float">
            <text:p>69.484462</text:p>
          </table:table-cell>
          <table:table-cell office:value-type="float" office:value="39.472379" calcext:value-type="float">
            <text:p>39.472379</text:p>
          </table:table-cell>
          <table:table-cell office:value-type="float" office:value="28.138738" calcext:value-type="float">
            <text:p>28.138738</text:p>
          </table:table-cell>
          <table:table-cell office:value-type="float" office:value="2.865303" calcext:value-type="float">
            <text:p>2.865303</text:p>
          </table:table-cell>
          <table:table-cell office:value-type="float" office:value="2.251752" calcext:value-type="float">
            <text:p>2.251752</text:p>
          </table:table-cell>
          <table:table-cell office:value-type="float" office:value="13.69" calcext:value-type="float">
            <text:p>13.69</text:p>
          </table:table-cell>
          <table:table-cell office:value-type="float" office:value="0.4" calcext:value-type="float">
            <text:p>0.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2794062822493" calcext:value-type="float">
            <text:p>12.2794062822</text:p>
          </table:table-cell>
          <table:table-cell office:value-type="float" office:value="14.2056728306702" calcext:value-type="float">
            <text:p>14.205672830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58.170591" calcext:value-type="float">
            <text:p>58.170591</text:p>
          </table:table-cell>
          <table:table-cell office:value-type="float" office:value="34.486467" calcext:value-type="float">
            <text:p>34.486467</text:p>
          </table:table-cell>
          <table:table-cell office:value-type="float" office:value="38.341355" calcext:value-type="float">
            <text:p>38.341355</text:p>
          </table:table-cell>
          <table:table-cell office:value-type="float" office:value="2.549717" calcext:value-type="float">
            <text:p>2.549717</text:p>
          </table:table-cell>
          <table:table-cell office:value-type="float" office:value="1.531919" calcext:value-type="float">
            <text:p>1.531919</text:p>
          </table:table-cell>
          <table:table-cell office:value-type="float" office:value="12.29" calcext:value-type="float">
            <text:p>12.29</text:p>
          </table:table-cell>
          <table:table-cell office:value-type="float" office:value="2.39" calcext:value-type="float">
            <text:p>2.3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8.70834233681287" calcext:value-type="float">
            <text:p>8.7083423368</text:p>
          </table:table-cell>
          <table:table-cell office:value-type="float" office:value="11.1619547779221" calcext:value-type="float">
            <text:p>11.1619547779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8.789" calcext:value-type="float">
            <text:p>68.789</text:p>
          </table:table-cell>
          <table:table-cell office:value-type="float" office:value="29.213776" calcext:value-type="float">
            <text:p>29.213776</text:p>
          </table:table-cell>
          <table:table-cell office:value-type="float" office:value="32.326771" calcext:value-type="float">
            <text:p>32.326771</text:p>
          </table:table-cell>
          <table:table-cell office:value-type="float" office:value="2.922516" calcext:value-type="float">
            <text:p>2.922516</text:p>
          </table:table-cell>
          <table:table-cell office:value-type="float" office:value="1.490151" calcext:value-type="float">
            <text:p>1.490151</text:p>
          </table:table-cell>
          <table:table-cell office:value-type="float" office:value="12.69" calcext:value-type="float">
            <text:p>12.69</text:p>
          </table:table-cell>
          <table:table-cell office:value-type="float" office:value="1.08" calcext:value-type="float">
            <text:p>1.0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9.23359780885293" calcext:value-type="float">
            <text:p>9.2335978089</text:p>
          </table:table-cell>
          <table:table-cell office:value-type="float" office:value="11.43507278244" calcext:value-type="float">
            <text:p>11.435072782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70.456116" calcext:value-type="float">
            <text:p>70.456116</text:p>
          </table:table-cell>
          <table:table-cell office:value-type="float" office:value="34.899189" calcext:value-type="float">
            <text:p>34.899189</text:p>
          </table:table-cell>
          <table:table-cell office:value-type="float" office:value="41.885882" calcext:value-type="float">
            <text:p>41.885882</text:p>
          </table:table-cell>
          <table:table-cell office:value-type="float" office:value="2.916774" calcext:value-type="float">
            <text:p>2.916774</text:p>
          </table:table-cell>
          <table:table-cell office:value-type="float" office:value="1.775368" calcext:value-type="float">
            <text:p>1.775368</text:p>
          </table:table-cell>
          <table:table-cell office:value-type="float" office:value="13.3" calcext:value-type="float">
            <text:p>13.3</text:p>
          </table:table-cell>
          <table:table-cell office:value-type="float" office:value="3.88" calcext:value-type="float">
            <text:p>3.8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7.97080947224953" calcext:value-type="float">
            <text:p>7.9708094722</text:p>
          </table:table-cell>
          <table:table-cell office:value-type="float" office:value="10.9925627742791" calcext:value-type="float">
            <text:p>10.992562774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69.543891" calcext:value-type="float">
            <text:p>69.543891</text:p>
          </table:table-cell>
          <table:table-cell office:value-type="float" office:value="37.638655" calcext:value-type="float">
            <text:p>37.638655</text:p>
          </table:table-cell>
          <table:table-cell office:value-type="float" office:value="37.799009" calcext:value-type="float">
            <text:p>37.799009</text:p>
          </table:table-cell>
          <table:table-cell office:value-type="float" office:value="3.686944" calcext:value-type="float">
            <text:p>3.686944</text:p>
          </table:table-cell>
          <table:table-cell office:value-type="float" office:value="1.445613" calcext:value-type="float">
            <text:p>1.445613</text:p>
          </table:table-cell>
          <table:table-cell office:value-type="float" office:value="20.22" calcext:value-type="float">
            <text:p>20.22</text:p>
          </table:table-cell>
          <table:table-cell office:value-type="float" office:value="0.3" calcext:value-type="float">
            <text:p>0.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0312184171105" calcext:value-type="float">
            <text:p>11.0312184171</text:p>
          </table:table-cell>
          <table:table-cell office:value-type="float" office:value="12.8700707033685" calcext:value-type="float">
            <text:p>12.870070703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69.240217" calcext:value-type="float">
            <text:p>69.240217</text:p>
          </table:table-cell>
          <table:table-cell office:value-type="float" office:value="41.18542" calcext:value-type="float">
            <text:p>41.18542</text:p>
          </table:table-cell>
          <table:table-cell office:value-type="float" office:value="30.118001" calcext:value-type="float">
            <text:p>30.118001</text:p>
          </table:table-cell>
          <table:table-cell office:value-type="float" office:value="4.690294" calcext:value-type="float">
            <text:p>4.690294</text:p>
          </table:table-cell>
          <table:table-cell office:value-type="float" office:value="2.079716" calcext:value-type="float">
            <text:p>2.079716</text:p>
          </table:table-cell>
          <table:table-cell office:value-type="float" office:value="15.69" calcext:value-type="float">
            <text:p>15.69</text:p>
          </table:table-cell>
          <table:table-cell office:value-type="float" office:value="0.63" calcext:value-type="float">
            <text:p>0.6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2.3368381541216" calcext:value-type="float">
            <text:p>12.3368381541</text:p>
          </table:table-cell>
          <table:table-cell office:value-type="float" office:value="14.4213050662091" calcext:value-type="float">
            <text:p>14.421305066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99.983066" calcext:value-type="float">
            <text:p>99.983066</text:p>
          </table:table-cell>
          <table:table-cell office:value-type="float" office:value="47.199146" calcext:value-type="float">
            <text:p>47.199146</text:p>
          </table:table-cell>
          <table:table-cell office:value-type="float" office:value="28.423506" calcext:value-type="float">
            <text:p>28.423506</text:p>
          </table:table-cell>
          <table:table-cell office:value-type="float" office:value="2.147775" calcext:value-type="float">
            <text:p>2.147775</text:p>
          </table:table-cell>
          <table:table-cell office:value-type="float" office:value="1.951936" calcext:value-type="float">
            <text:p>1.951936</text:p>
          </table:table-cell>
          <table:table-cell office:value-type="float" office:value="15.53" calcext:value-type="float">
            <text:p>15.53</text:p>
          </table:table-cell>
          <table:table-cell office:value-type="float" office:value="2.09" calcext:value-type="float">
            <text:p>2.0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3.6290071092365" calcext:value-type="float">
            <text:p>13.6290071092</text:p>
          </table:table-cell>
          <table:table-cell office:value-type="float" office:value="15.1486703577097" calcext:value-type="float">
            <text:p>15.148670357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71.327253" calcext:value-type="float">
            <text:p>71.327253</text:p>
          </table:table-cell>
          <table:table-cell office:value-type="float" office:value="36.559535" calcext:value-type="float">
            <text:p>36.559535</text:p>
          </table:table-cell>
          <table:table-cell office:value-type="float" office:value="35.311104" calcext:value-type="float">
            <text:p>35.311104</text:p>
          </table:table-cell>
          <table:table-cell office:value-type="float" office:value="1.804497" calcext:value-type="float">
            <text:p>1.804497</text:p>
          </table:table-cell>
          <table:table-cell office:value-type="float" office:value="1.79357" calcext:value-type="float">
            <text:p>1.79357</text:p>
          </table:table-cell>
          <table:table-cell office:value-type="float" office:value="12.55" calcext:value-type="float">
            <text:p>12.55</text:p>
          </table:table-cell>
          <table:table-cell office:value-type="float" office:value="1.14" calcext:value-type="float">
            <text:p>1.1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9.25059900783974" calcext:value-type="float">
            <text:p>9.2505990078</text:p>
          </table:table-cell>
          <table:table-cell office:value-type="float" office:value="12.5286879778886" calcext:value-type="float">
            <text:p>12.5286879779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63.417603" calcext:value-type="float">
            <text:p>63.417603</text:p>
          </table:table-cell>
          <table:table-cell office:value-type="float" office:value="32.530302" calcext:value-type="float">
            <text:p>32.530302</text:p>
          </table:table-cell>
          <table:table-cell office:value-type="float" office:value="35.097003" calcext:value-type="float">
            <text:p>35.097003</text:p>
          </table:table-cell>
          <table:table-cell office:value-type="float" office:value="2.793034" calcext:value-type="float">
            <text:p>2.793034</text:p>
          </table:table-cell>
          <table:table-cell office:value-type="float" office:value="0.742312" calcext:value-type="float">
            <text:p>0.742312</text:p>
          </table:table-cell>
          <table:table-cell office:value-type="float" office:value="14.48" calcext:value-type="float">
            <text:p>14.48</text:p>
          </table:table-cell>
          <table:table-cell office:value-type="float" office:value="1.38" calcext:value-type="float">
            <text:p>1.3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5625064315767" calcext:value-type="float">
            <text:p>10.5625064316</text:p>
          </table:table-cell>
          <table:table-cell office:value-type="float" office:value="12.8398217183602" calcext:value-type="float">
            <text:p>12.8398217184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8.082326" calcext:value-type="float">
            <text:p>58.082326</text:p>
          </table:table-cell>
          <table:table-cell office:value-type="float" office:value="44.072997" calcext:value-type="float">
            <text:p>44.072997</text:p>
          </table:table-cell>
          <table:table-cell office:value-type="float" office:value="37.020672" calcext:value-type="float">
            <text:p>37.020672</text:p>
          </table:table-cell>
          <table:table-cell office:value-type="float" office:value="2.393171" calcext:value-type="float">
            <text:p>2.393171</text:p>
          </table:table-cell>
          <table:table-cell office:value-type="float" office:value="1.525172" calcext:value-type="float">
            <text:p>1.525172</text:p>
          </table:table-cell>
          <table:table-cell office:value-type="float" office:value="13.48" calcext:value-type="float">
            <text:p>13.48</text:p>
          </table:table-cell>
          <table:table-cell office:value-type="float" office:value="0.98" calcext:value-type="float">
            <text:p>0.9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1041687024891" calcext:value-type="float">
            <text:p>10.1041687025</text:p>
          </table:table-cell>
          <table:table-cell office:value-type="float" office:value="12.3396330502338" calcext:value-type="float">
            <text:p>12.339633050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68.933263" calcext:value-type="float">
            <text:p>68.933263</text:p>
          </table:table-cell>
          <table:table-cell office:value-type="float" office:value="31.228783" calcext:value-type="float">
            <text:p>31.228783</text:p>
          </table:table-cell>
          <table:table-cell office:value-type="float" office:value="36.322155" calcext:value-type="float">
            <text:p>36.322155</text:p>
          </table:table-cell>
          <table:table-cell office:value-type="float" office:value="2.59393" calcext:value-type="float">
            <text:p>2.59393</text:p>
          </table:table-cell>
          <table:table-cell office:value-type="float" office:value="1.676217" calcext:value-type="float">
            <text:p>1.676217</text:p>
          </table:table-cell>
          <table:table-cell office:value-type="float" office:value="14.92" calcext:value-type="float">
            <text:p>14.92</text:p>
          </table:table-cell>
          <table:table-cell office:value-type="float" office:value="0.25" calcext:value-type="float">
            <text:p>0.25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9.47345819859823" calcext:value-type="float">
            <text:p>9.4734581986</text:p>
          </table:table-cell>
          <table:table-cell office:value-type="float" office:value="12.0471204711216" calcext:value-type="float">
            <text:p>12.0471204711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06.272955" calcext:value-type="float">
            <text:p>106.272955</text:p>
          </table:table-cell>
          <table:table-cell office:value-type="float" office:value="58.234356" calcext:value-type="float">
            <text:p>58.234356</text:p>
          </table:table-cell>
          <table:table-cell office:value-type="float" office:value="37.764411" calcext:value-type="float">
            <text:p>37.764411</text:p>
          </table:table-cell>
          <table:table-cell office:value-type="float" office:value="5.325969" calcext:value-type="float">
            <text:p>5.325969</text:p>
          </table:table-cell>
          <table:table-cell office:value-type="float" office:value="0.959698" calcext:value-type="float">
            <text:p>0.959698</text:p>
          </table:table-cell>
          <table:table-cell office:value-type="float" office:value="20.01" calcext:value-type="float">
            <text:p>20.01</text:p>
          </table:table-cell>
          <table:table-cell office:value-type="float" office:value="2.39" calcext:value-type="float">
            <text:p>2.3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1999187469039" calcext:value-type="float">
            <text:p>11.1999187469</text:p>
          </table:table-cell>
          <table:table-cell office:value-type="float" office:value="12.56765113392" calcext:value-type="float">
            <text:p>12.5676511339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71.135482" calcext:value-type="float">
            <text:p>71.135482</text:p>
          </table:table-cell>
          <table:table-cell office:value-type="float" office:value="25.310158" calcext:value-type="float">
            <text:p>25.310158</text:p>
          </table:table-cell>
          <table:table-cell office:value-type="float" office:value="31.129057" calcext:value-type="float">
            <text:p>31.129057</text:p>
          </table:table-cell>
          <table:table-cell office:value-type="float" office:value="2.070903" calcext:value-type="float">
            <text:p>2.070903</text:p>
          </table:table-cell>
          <table:table-cell office:value-type="float" office:value="1.443047" calcext:value-type="float">
            <text:p>1.443047</text:p>
          </table:table-cell>
          <table:table-cell office:value-type="float" office:value="10.29" calcext:value-type="float">
            <text:p>10.29</text:p>
          </table:table-cell>
          <table:table-cell office:value-type="float" office:value="1.24" calcext:value-type="float">
            <text:p>1.2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8.83111302356694" calcext:value-type="float">
            <text:p>8.8311130236</text:p>
          </table:table-cell>
          <table:table-cell office:value-type="float" office:value="11.3275158971743" calcext:value-type="float">
            <text:p>11.327515897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65.48582" calcext:value-type="float">
            <text:p>65.48582</text:p>
          </table:table-cell>
          <table:table-cell office:value-type="float" office:value="33.578884" calcext:value-type="float">
            <text:p>33.578884</text:p>
          </table:table-cell>
          <table:table-cell office:value-type="float" office:value="33.996387" calcext:value-type="float">
            <text:p>33.996387</text:p>
          </table:table-cell>
          <table:table-cell office:value-type="float" office:value="2.790996" calcext:value-type="float">
            <text:p>2.790996</text:p>
          </table:table-cell>
          <table:table-cell office:value-type="float" office:value="0.876833" calcext:value-type="float">
            <text:p>0.876833</text:p>
          </table:table-cell>
          <table:table-cell office:value-type="float" office:value="14.76" calcext:value-type="float">
            <text:p>14.76</text:p>
          </table:table-cell>
          <table:table-cell office:value-type="float" office:value="1.13" calcext:value-type="float">
            <text:p>1.13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9.78240971999279" calcext:value-type="float">
            <text:p>9.78240972</text:p>
          </table:table-cell>
          <table:table-cell office:value-type="float" office:value="12.2248652825657" calcext:value-type="float">
            <text:p>12.2248652826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68.698054" calcext:value-type="float">
            <text:p>68.698054</text:p>
          </table:table-cell>
          <table:table-cell office:value-type="float" office:value="33.526846" calcext:value-type="float">
            <text:p>33.526846</text:p>
          </table:table-cell>
          <table:table-cell office:value-type="float" office:value="41.971067" calcext:value-type="float">
            <text:p>41.971067</text:p>
          </table:table-cell>
          <table:table-cell office:value-type="float" office:value="3.319177" calcext:value-type="float">
            <text:p>3.319177</text:p>
          </table:table-cell>
          <table:table-cell office:value-type="float" office:value="1.351117" calcext:value-type="float">
            <text:p>1.351117</text:p>
          </table:table-cell>
          <table:table-cell office:value-type="float" office:value="16.05" calcext:value-type="float">
            <text:p>16.05</text:p>
          </table:table-cell>
          <table:table-cell office:value-type="float" office:value="0.34" calcext:value-type="float">
            <text:p>0.34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8.80633419910426" calcext:value-type="float">
            <text:p>8.8063341991</text:p>
          </table:table-cell>
          <table:table-cell office:value-type="float" office:value="11.6301344247655" calcext:value-type="float">
            <text:p>11.630134424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61.291872" calcext:value-type="float">
            <text:p>61.291872</text:p>
          </table:table-cell>
          <table:table-cell office:value-type="float" office:value="30.946315" calcext:value-type="float">
            <text:p>30.946315</text:p>
          </table:table-cell>
          <table:table-cell office:value-type="float" office:value="29.578063" calcext:value-type="float">
            <text:p>29.578063</text:p>
          </table:table-cell>
          <table:table-cell office:value-type="float" office:value="3.987583" calcext:value-type="float">
            <text:p>3.987583</text:p>
          </table:table-cell>
          <table:table-cell office:value-type="float" office:value="0.984435" calcext:value-type="float">
            <text:p>0.984435</text:p>
          </table:table-cell>
          <table:table-cell office:value-type="float" office:value="42.3" calcext:value-type="float">
            <text:p>42.3</text:p>
          </table:table-cell>
          <table:table-cell office:value-type="float" office:value="0.68" calcext:value-type="float">
            <text:p>0.6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7.28530090709217" calcext:value-type="float">
            <text:p>7.2853009071</text:p>
          </table:table-cell>
          <table:table-cell office:value-type="float" office:value="9.74504711818785" calcext:value-type="float">
            <text:p>9.7450471182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76.102352" calcext:value-type="float">
            <text:p>76.102352</text:p>
          </table:table-cell>
          <table:table-cell office:value-type="float" office:value="28.040677" calcext:value-type="float">
            <text:p>28.040677</text:p>
          </table:table-cell>
          <table:table-cell office:value-type="float" office:value="38.801103" calcext:value-type="float">
            <text:p>38.801103</text:p>
          </table:table-cell>
          <table:table-cell office:value-type="float" office:value="2.520954" calcext:value-type="float">
            <text:p>2.520954</text:p>
          </table:table-cell>
          <table:table-cell office:value-type="float" office:value="1.318611" calcext:value-type="float">
            <text:p>1.318611</text:p>
          </table:table-cell>
          <table:table-cell office:value-type="float" office:value="14.52" calcext:value-type="float">
            <text:p>14.52</text:p>
          </table:table-cell>
          <table:table-cell office:value-type="float" office:value="0.85" calcext:value-type="float">
            <text:p>0.85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7076012556922" calcext:value-type="float">
            <text:p>10.7076012557</text:p>
          </table:table-cell>
          <table:table-cell office:value-type="float" office:value="13.0469973942865" calcext:value-type="float">
            <text:p>13.046997394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69.943855" calcext:value-type="float">
            <text:p>69.943855</text:p>
          </table:table-cell>
          <table:table-cell office:value-type="float" office:value="33.598124" calcext:value-type="float">
            <text:p>33.598124</text:p>
          </table:table-cell>
          <table:table-cell office:value-type="float" office:value="31.966814" calcext:value-type="float">
            <text:p>31.966814</text:p>
          </table:table-cell>
          <table:table-cell office:value-type="float" office:value="2.120526" calcext:value-type="float">
            <text:p>2.120526</text:p>
          </table:table-cell>
          <table:table-cell office:value-type="float" office:value="1.112208" calcext:value-type="float">
            <text:p>1.112208</text:p>
          </table:table-cell>
          <table:table-cell office:value-type="float" office:value="11.53" calcext:value-type="float">
            <text:p>11.53</text:p>
          </table:table-cell>
          <table:table-cell office:value-type="float" office:value="0.38" calcext:value-type="float">
            <text:p>0.3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9777883643058" calcext:value-type="float">
            <text:p>10.9777883643</text:p>
          </table:table-cell>
          <table:table-cell office:value-type="float" office:value="13.5505274737799" calcext:value-type="float">
            <text:p>13.5505274738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73.106434" calcext:value-type="float">
            <text:p>73.106434</text:p>
          </table:table-cell>
          <table:table-cell office:value-type="float" office:value="37.186895" calcext:value-type="float">
            <text:p>37.186895</text:p>
          </table:table-cell>
          <table:table-cell office:value-type="float" office:value="26.476814" calcext:value-type="float">
            <text:p>26.476814</text:p>
          </table:table-cell>
          <table:table-cell office:value-type="float" office:value="2.476116" calcext:value-type="float">
            <text:p>2.476116</text:p>
          </table:table-cell>
          <table:table-cell office:value-type="float" office:value="1.505469" calcext:value-type="float">
            <text:p>1.505469</text:p>
          </table:table-cell>
          <table:table-cell office:value-type="float" office:value="14.25" calcext:value-type="float">
            <text:p>14.25</text:p>
          </table:table-cell>
          <table:table-cell office:value-type="float" office:value="1.79" calcext:value-type="float">
            <text:p>1.79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3.4741365271556" calcext:value-type="float">
            <text:p>13.4741365272</text:p>
          </table:table-cell>
          <table:table-cell office:value-type="float" office:value="16.0818797826615" calcext:value-type="float">
            <text:p>16.081879782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77.823038" calcext:value-type="float">
            <text:p>77.823038</text:p>
          </table:table-cell>
          <table:table-cell office:value-type="float" office:value="34.566898" calcext:value-type="float">
            <text:p>34.566898</text:p>
          </table:table-cell>
          <table:table-cell office:value-type="float" office:value="33.215216" calcext:value-type="float">
            <text:p>33.215216</text:p>
          </table:table-cell>
          <table:table-cell office:value-type="float" office:value="2.279249" calcext:value-type="float">
            <text:p>2.279249</text:p>
          </table:table-cell>
          <table:table-cell office:value-type="float" office:value="1.306123" calcext:value-type="float">
            <text:p>1.306123</text:p>
          </table:table-cell>
          <table:table-cell office:value-type="float" office:value="12.99" calcext:value-type="float">
            <text:p>12.99</text:p>
          </table:table-cell>
          <table:table-cell office:value-type="float" office:value="0.5" calcext:value-type="float">
            <text:p>0.5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825384539951" calcext:value-type="float">
            <text:p>10.82538454</text:p>
          </table:table-cell>
          <table:table-cell office:value-type="float" office:value="12.9112914203239" calcext:value-type="float">
            <text:p>12.9112914203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72.637865" calcext:value-type="float">
            <text:p>72.637865</text:p>
          </table:table-cell>
          <table:table-cell office:value-type="float" office:value="28.379087" calcext:value-type="float">
            <text:p>28.379087</text:p>
          </table:table-cell>
          <table:table-cell office:value-type="float" office:value="32.146269" calcext:value-type="float">
            <text:p>32.146269</text:p>
          </table:table-cell>
          <table:table-cell office:value-type="float" office:value="1.752803" calcext:value-type="float">
            <text:p>1.752803</text:p>
          </table:table-cell>
          <table:table-cell office:value-type="float" office:value="0.981726" calcext:value-type="float">
            <text:p>0.981726</text:p>
          </table:table-cell>
          <table:table-cell office:value-type="float" office:value="12.6" calcext:value-type="float">
            <text:p>12.6</text:p>
          </table:table-cell>
          <table:table-cell office:value-type="float" office:value="0.6" calcext:value-type="float">
            <text:p>0.6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0.9005118303232" calcext:value-type="float">
            <text:p>10.9005118303</text:p>
          </table:table-cell>
          <table:table-cell office:value-type="float" office:value="13.4533710676944" calcext:value-type="float">
            <text:p>13.4533710677</text:p>
          </table:table-cell>
          <table:table-cell table:number-columns-repeated="100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77.546604" calcext:value-type="float">
            <text:p>77.546604</text:p>
          </table:table-cell>
          <table:table-cell office:value-type="float" office:value="31.473284" calcext:value-type="float">
            <text:p>31.473284</text:p>
          </table:table-cell>
          <table:table-cell office:value-type="float" office:value="39.920401" calcext:value-type="float">
            <text:p>39.920401</text:p>
          </table:table-cell>
          <table:table-cell office:value-type="float" office:value="2.750916" calcext:value-type="float">
            <text:p>2.750916</text:p>
          </table:table-cell>
          <table:table-cell office:value-type="float" office:value="1.229222" calcext:value-type="float">
            <text:p>1.229222</text:p>
          </table:table-cell>
          <table:table-cell office:value-type="float" office:value="14.03" calcext:value-type="float">
            <text:p>14.03</text:p>
          </table:table-cell>
          <table:table-cell office:value-type="float" office:value="0.58" calcext:value-type="float">
            <text:p>0.58</text:p>
          </table:table-cell>
          <table:table-cell office:value-type="float" office:value="3.89096829482936" calcext:value-type="float">
            <text:p>3.8909682948</text:p>
          </table:table-cell>
          <table:table-cell office:value-type="float" office:value="11.1846991372029" calcext:value-type="float">
            <text:p>11.1846991372</text:p>
          </table:table-cell>
          <table:table-cell office:value-type="float" office:value="13.1092985530475" calcext:value-type="float">
            <text:p>13.109298553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29.143513" calcext:value-type="float">
            <text:p>29.143513</text:p>
          </table:table-cell>
          <table:table-cell office:value-type="float" office:value="46.996466" calcext:value-type="float">
            <text:p>46.996466</text:p>
          </table:table-cell>
          <table:table-cell office:value-type="float" office:value="23.945795" calcext:value-type="float">
            <text:p>23.945795</text:p>
          </table:table-cell>
          <table:table-cell office:value-type="float" office:value="3.158002" calcext:value-type="float">
            <text:p>3.158002</text:p>
          </table:table-cell>
          <table:table-cell office:value-type="float" office:value="0.492467" calcext:value-type="float">
            <text:p>0.492467</text:p>
          </table:table-cell>
          <table:table-cell office:value-type="float" office:value="44.79" calcext:value-type="float">
            <text:p>44.79</text:p>
          </table:table-cell>
          <table:table-cell office:value-type="float" office:value="0.19" calcext:value-type="float">
            <text:p>0.19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5.70492848440278" calcext:value-type="float">
            <text:p>5.7049284844</text:p>
          </table:table-cell>
          <table:table-cell office:value-type="float" office:value="8.81796970622433" calcext:value-type="float">
            <text:p>8.8179697062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75.072045" calcext:value-type="float">
            <text:p>75.072045</text:p>
          </table:table-cell>
          <table:table-cell office:value-type="float" office:value="43.71918" calcext:value-type="float">
            <text:p>43.71918</text:p>
          </table:table-cell>
          <table:table-cell office:value-type="float" office:value="30.976403" calcext:value-type="float">
            <text:p>30.976403</text:p>
          </table:table-cell>
          <table:table-cell office:value-type="float" office:value="2.14574" calcext:value-type="float">
            <text:p>2.14574</text:p>
          </table:table-cell>
          <table:table-cell office:value-type="float" office:value="1.557091" calcext:value-type="float">
            <text:p>1.557091</text:p>
          </table:table-cell>
          <table:table-cell office:value-type="float" office:value="25.01" calcext:value-type="float">
            <text:p>25.01</text:p>
          </table:table-cell>
          <table:table-cell office:value-type="float" office:value="1.95" calcext:value-type="float">
            <text:p>1.95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5.09375020080676" calcext:value-type="float">
            <text:p>5.0937502008</text:p>
          </table:table-cell>
          <table:table-cell office:value-type="float" office:value="8.84984499661696" calcext:value-type="float">
            <text:p>8.849844996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67.316135" calcext:value-type="float">
            <text:p>67.316135</text:p>
          </table:table-cell>
          <table:table-cell office:value-type="float" office:value="51.62092" calcext:value-type="float">
            <text:p>51.62092</text:p>
          </table:table-cell>
          <table:table-cell office:value-type="float" office:value="36.19755" calcext:value-type="float">
            <text:p>36.19755</text:p>
          </table:table-cell>
          <table:table-cell office:value-type="float" office:value="4.038515" calcext:value-type="float">
            <text:p>4.038515</text:p>
          </table:table-cell>
          <table:table-cell office:value-type="float" office:value="1.585372" calcext:value-type="float">
            <text:p>1.585372</text:p>
          </table:table-cell>
          <table:table-cell office:value-type="float" office:value="18.14" calcext:value-type="float">
            <text:p>18.14</text:p>
          </table:table-cell>
          <table:table-cell office:value-type="float" office:value="2.14" calcext:value-type="float">
            <text:p>2.1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8917043078159" calcext:value-type="float">
            <text:p>11.8917043078</text:p>
          </table:table-cell>
          <table:table-cell office:value-type="float" office:value="13.7693482271145" calcext:value-type="float">
            <text:p>13.769348227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87.952151" calcext:value-type="float">
            <text:p>87.952151</text:p>
          </table:table-cell>
          <table:table-cell office:value-type="float" office:value="61.574539" calcext:value-type="float">
            <text:p>61.574539</text:p>
          </table:table-cell>
          <table:table-cell office:value-type="float" office:value="26.55128" calcext:value-type="float">
            <text:p>26.55128</text:p>
          </table:table-cell>
          <table:table-cell office:value-type="float" office:value="4.791242" calcext:value-type="float">
            <text:p>4.791242</text:p>
          </table:table-cell>
          <table:table-cell office:value-type="float" office:value="3.066669" calcext:value-type="float">
            <text:p>3.066669</text:p>
          </table:table-cell>
          <table:table-cell office:value-type="float" office:value="16.45" calcext:value-type="float">
            <text:p>16.45</text:p>
          </table:table-cell>
          <table:table-cell office:value-type="float" office:value="0.79" calcext:value-type="float">
            <text:p>0.79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061461258136" calcext:value-type="float">
            <text:p>10.0614612581</text:p>
          </table:table-cell>
          <table:table-cell office:value-type="float" office:value="12.5542880638682" calcext:value-type="float">
            <text:p>12.5542880639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42.108848" calcext:value-type="float">
            <text:p>42.108848</text:p>
          </table:table-cell>
          <table:table-cell office:value-type="float" office:value="74.063994" calcext:value-type="float">
            <text:p>74.063994</text:p>
          </table:table-cell>
          <table:table-cell office:value-type="float" office:value="34.99203" calcext:value-type="float">
            <text:p>34.99203</text:p>
          </table:table-cell>
          <table:table-cell office:value-type="float" office:value="3.513812" calcext:value-type="float">
            <text:p>3.513812</text:p>
          </table:table-cell>
          <table:table-cell office:value-type="float" office:value="2.307958" calcext:value-type="float">
            <text:p>2.307958</text:p>
          </table:table-cell>
          <table:table-cell office:value-type="float" office:value="18.03" calcext:value-type="float">
            <text:p>18.03</text:p>
          </table:table-cell>
          <table:table-cell office:value-type="float" office:value="2.31" calcext:value-type="float">
            <text:p>2.3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690584602895" calcext:value-type="float">
            <text:p>11.6905846029</text:p>
          </table:table-cell>
          <table:table-cell office:value-type="float" office:value="13.7149561256745" calcext:value-type="float">
            <text:p>13.714956125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80.752128" calcext:value-type="float">
            <text:p>80.752128</text:p>
          </table:table-cell>
          <table:table-cell office:value-type="float" office:value="43.763606" calcext:value-type="float">
            <text:p>43.763606</text:p>
          </table:table-cell>
          <table:table-cell office:value-type="float" office:value="45.236632" calcext:value-type="float">
            <text:p>45.236632</text:p>
          </table:table-cell>
          <table:table-cell office:value-type="float" office:value="5.239593" calcext:value-type="float">
            <text:p>5.239593</text:p>
          </table:table-cell>
          <table:table-cell office:value-type="float" office:value="2.780843" calcext:value-type="float">
            <text:p>2.780843</text:p>
          </table:table-cell>
          <table:table-cell office:value-type="float" office:value="12.5" calcext:value-type="float">
            <text:p>12.5</text:p>
          </table:table-cell>
          <table:table-cell office:value-type="float" office:value="1.95" calcext:value-type="float">
            <text:p>1.95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84419397261527" calcext:value-type="float">
            <text:p>9.8441939726</text:p>
          </table:table-cell>
          <table:table-cell office:value-type="float" office:value="12.3804373008115" calcext:value-type="float">
            <text:p>12.3804373008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86.221404" calcext:value-type="float">
            <text:p>86.221404</text:p>
          </table:table-cell>
          <table:table-cell office:value-type="float" office:value="38.340958" calcext:value-type="float">
            <text:p>38.340958</text:p>
          </table:table-cell>
          <table:table-cell office:value-type="float" office:value="27.561556" calcext:value-type="float">
            <text:p>27.561556</text:p>
          </table:table-cell>
          <table:table-cell office:value-type="float" office:value="4.178591" calcext:value-type="float">
            <text:p>4.178591</text:p>
          </table:table-cell>
          <table:table-cell office:value-type="float" office:value="3.047266" calcext:value-type="float">
            <text:p>3.047266</text:p>
          </table:table-cell>
          <table:table-cell office:value-type="float" office:value="12.41" calcext:value-type="float">
            <text:p>12.41</text:p>
          </table:table-cell>
          <table:table-cell office:value-type="float" office:value="1.4" calcext:value-type="float">
            <text:p>1.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0546719842666" calcext:value-type="float">
            <text:p>12.0546719843</text:p>
          </table:table-cell>
          <table:table-cell office:value-type="float" office:value="13.6964450565501" calcext:value-type="float">
            <text:p>13.696445056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float" office:value="117.888613" calcext:value-type="float">
            <text:p>117.888613</text:p>
          </table:table-cell>
          <table:table-cell office:value-type="float" office:value="35.169632" calcext:value-type="float">
            <text:p>35.169632</text:p>
          </table:table-cell>
          <table:table-cell office:value-type="float" office:value="23.495159" calcext:value-type="float">
            <text:p>23.495159</text:p>
          </table:table-cell>
          <table:table-cell office:value-type="float" office:value="1.267969" calcext:value-type="float">
            <text:p>1.267969</text:p>
          </table:table-cell>
          <table:table-cell office:value-type="float" office:value="0.730826" calcext:value-type="float">
            <text:p>0.730826</text:p>
          </table:table-cell>
          <table:table-cell office:value-type="float" office:value="34.4" calcext:value-type="float">
            <text:p>34.4</text:p>
          </table:table-cell>
          <table:table-cell office:value-type="float" office:value="4.32" calcext:value-type="float">
            <text:p>4.3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5.92905708697937" calcext:value-type="float">
            <text:p>5.929057087</text:p>
          </table:table-cell>
          <table:table-cell office:value-type="float" office:value="8.73735983613762" calcext:value-type="float">
            <text:p>8.737359836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67.516254" calcext:value-type="float">
            <text:p>67.516254</text:p>
          </table:table-cell>
          <table:table-cell office:value-type="float" office:value="36.23436" calcext:value-type="float">
            <text:p>36.23436</text:p>
          </table:table-cell>
          <table:table-cell office:value-type="float" office:value="33.9074" calcext:value-type="float">
            <text:p>33.9074</text:p>
          </table:table-cell>
          <table:table-cell office:value-type="float" office:value="2.416697" calcext:value-type="float">
            <text:p>2.416697</text:p>
          </table:table-cell>
          <table:table-cell office:value-type="float" office:value="1.382194" calcext:value-type="float">
            <text:p>1.382194</text:p>
          </table:table-cell>
          <table:table-cell office:value-type="float" office:value="13.62" calcext:value-type="float">
            <text:p>13.62</text:p>
          </table:table-cell>
          <table:table-cell office:value-type="float" office:value="0.66" calcext:value-type="float">
            <text:p>0.66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2424767088884" calcext:value-type="float">
            <text:p>11.2424767089</text:p>
          </table:table-cell>
          <table:table-cell office:value-type="float" office:value="14.0118929052273" calcext:value-type="float">
            <text:p>14.0118929052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72.229118" calcext:value-type="float">
            <text:p>72.229118</text:p>
          </table:table-cell>
          <table:table-cell office:value-type="float" office:value="26.877951" calcext:value-type="float">
            <text:p>26.877951</text:p>
          </table:table-cell>
          <table:table-cell office:value-type="float" office:value="35.517498" calcext:value-type="float">
            <text:p>35.517498</text:p>
          </table:table-cell>
          <table:table-cell office:value-type="float" office:value="2.76395" calcext:value-type="float">
            <text:p>2.76395</text:p>
          </table:table-cell>
          <table:table-cell office:value-type="float" office:value="1.214798" calcext:value-type="float">
            <text:p>1.214798</text:p>
          </table:table-cell>
          <table:table-cell office:value-type="float" office:value="13.93" calcext:value-type="float">
            <text:p>13.93</text:p>
          </table:table-cell>
          <table:table-cell office:value-type="float" office:value="0.17" calcext:value-type="float">
            <text:p>0.17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9286093706648" calcext:value-type="float">
            <text:p>10.9286093707</text:p>
          </table:table-cell>
          <table:table-cell office:value-type="float" office:value="13.7139472936135" calcext:value-type="float">
            <text:p>13.713947293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72.5499" calcext:value-type="float">
            <text:p>72.5499</text:p>
          </table:table-cell>
          <table:table-cell office:value-type="float" office:value="25.359317" calcext:value-type="float">
            <text:p>25.359317</text:p>
          </table:table-cell>
          <table:table-cell office:value-type="float" office:value="26.35005" calcext:value-type="float">
            <text:p>26.35005</text:p>
          </table:table-cell>
          <table:table-cell office:value-type="float" office:value="2.352323" calcext:value-type="float">
            <text:p>2.352323</text:p>
          </table:table-cell>
          <table:table-cell office:value-type="float" office:value="1.111453" calcext:value-type="float">
            <text:p>1.111453</text:p>
          </table:table-cell>
          <table:table-cell office:value-type="float" office:value="14.36" calcext:value-type="float">
            <text:p>14.36</text:p>
          </table:table-cell>
          <table:table-cell office:value-type="float" office:value="0.34" calcext:value-type="float">
            <text:p>0.3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433917528247" calcext:value-type="float">
            <text:p>12.4339175282</text:p>
          </table:table-cell>
          <table:table-cell office:value-type="float" office:value="14.8391000559546" calcext:value-type="float">
            <text:p>14.83910005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73.332732" calcext:value-type="float">
            <text:p>73.332732</text:p>
          </table:table-cell>
          <table:table-cell office:value-type="float" office:value="29.195514" calcext:value-type="float">
            <text:p>29.195514</text:p>
          </table:table-cell>
          <table:table-cell office:value-type="float" office:value="25.478495" calcext:value-type="float">
            <text:p>25.478495</text:p>
          </table:table-cell>
          <table:table-cell office:value-type="float" office:value="2.300224" calcext:value-type="float">
            <text:p>2.300224</text:p>
          </table:table-cell>
          <table:table-cell office:value-type="float" office:value="1.045675" calcext:value-type="float">
            <text:p>1.045675</text:p>
          </table:table-cell>
          <table:table-cell office:value-type="float" office:value="12.94" calcext:value-type="float">
            <text:p>12.94</text:p>
          </table:table-cell>
          <table:table-cell office:value-type="float" office:value="1.31" calcext:value-type="float">
            <text:p>1.3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3252387243413" calcext:value-type="float">
            <text:p>12.3252387243</text:p>
          </table:table-cell>
          <table:table-cell office:value-type="float" office:value="14.826989493113" calcext:value-type="float">
            <text:p>14.826989493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63.68421" calcext:value-type="float">
            <text:p>63.68421</text:p>
          </table:table-cell>
          <table:table-cell office:value-type="float" office:value="33.684803" calcext:value-type="float">
            <text:p>33.684803</text:p>
          </table:table-cell>
          <table:table-cell office:value-type="float" office:value="39.437091" calcext:value-type="float">
            <text:p>39.437091</text:p>
          </table:table-cell>
          <table:table-cell office:value-type="float" office:value="1.992917" calcext:value-type="float">
            <text:p>1.992917</text:p>
          </table:table-cell>
          <table:table-cell office:value-type="float" office:value="0.909004" calcext:value-type="float">
            <text:p>0.909004</text:p>
          </table:table-cell>
          <table:table-cell office:value-type="float" office:value="12.78" calcext:value-type="float">
            <text:p>12.78</text:p>
          </table:table-cell>
          <table:table-cell office:value-type="float" office:value="1.64" calcext:value-type="float">
            <text:p>1.6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3257304521572" calcext:value-type="float">
            <text:p>11.3257304522</text:p>
          </table:table-cell>
          <table:table-cell office:value-type="float" office:value="13.4738057052547" calcext:value-type="float">
            <text:p>13.4738057053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72.164325" calcext:value-type="float">
            <text:p>72.164325</text:p>
          </table:table-cell>
          <table:table-cell office:value-type="float" office:value="29.693809" calcext:value-type="float">
            <text:p>29.693809</text:p>
          </table:table-cell>
          <table:table-cell office:value-type="float" office:value="33.478639" calcext:value-type="float">
            <text:p>33.478639</text:p>
          </table:table-cell>
          <table:table-cell office:value-type="float" office:value="2.345453" calcext:value-type="float">
            <text:p>2.345453</text:p>
          </table:table-cell>
          <table:table-cell office:value-type="float" office:value="1.180008" calcext:value-type="float">
            <text:p>1.180008</text:p>
          </table:table-cell>
          <table:table-cell office:value-type="float" office:value="13.43" calcext:value-type="float">
            <text:p>13.43</text:p>
          </table:table-cell>
          <table:table-cell office:value-type="float" office:value="1.06" calcext:value-type="float">
            <text:p>1.06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0274745480498" calcext:value-type="float">
            <text:p>12.027474548</text:p>
          </table:table-cell>
          <table:table-cell office:value-type="float" office:value="14.7890926743041" calcext:value-type="float">
            <text:p>14.7890926743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65.008409" calcext:value-type="float">
            <text:p>65.008409</text:p>
          </table:table-cell>
          <table:table-cell office:value-type="float" office:value="31.190955" calcext:value-type="float">
            <text:p>31.190955</text:p>
          </table:table-cell>
          <table:table-cell office:value-type="float" office:value="32.14273" calcext:value-type="float">
            <text:p>32.14273</text:p>
          </table:table-cell>
          <table:table-cell office:value-type="float" office:value="1.541076" calcext:value-type="float">
            <text:p>1.541076</text:p>
          </table:table-cell>
          <table:table-cell office:value-type="float" office:value="1.050623" calcext:value-type="float">
            <text:p>1.050623</text:p>
          </table:table-cell>
          <table:table-cell office:value-type="float" office:value="12.23" calcext:value-type="float">
            <text:p>12.23</text:p>
          </table:table-cell>
          <table:table-cell office:value-type="float" office:value="0.69" calcext:value-type="float">
            <text:p>0.69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1176659318746" calcext:value-type="float">
            <text:p>12.1176659319</text:p>
          </table:table-cell>
          <table:table-cell office:value-type="float" office:value="14.4180305074791" calcext:value-type="float">
            <text:p>14.4180305075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68.154927" calcext:value-type="float">
            <text:p>68.154927</text:p>
          </table:table-cell>
          <table:table-cell office:value-type="float" office:value="37.227718" calcext:value-type="float">
            <text:p>37.227718</text:p>
          </table:table-cell>
          <table:table-cell office:value-type="float" office:value="31.565437" calcext:value-type="float">
            <text:p>31.565437</text:p>
          </table:table-cell>
          <table:table-cell office:value-type="float" office:value="1.917018" calcext:value-type="float">
            <text:p>1.917018</text:p>
          </table:table-cell>
          <table:table-cell office:value-type="float" office:value="1.504069" calcext:value-type="float">
            <text:p>1.504069</text:p>
          </table:table-cell>
          <table:table-cell office:value-type="float" office:value="15.37" calcext:value-type="float">
            <text:p>15.37</text:p>
          </table:table-cell>
          <table:table-cell office:value-type="float" office:value="0.31" calcext:value-type="float">
            <text:p>0.3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6193724901627" calcext:value-type="float">
            <text:p>11.6193724902</text:p>
          </table:table-cell>
          <table:table-cell office:value-type="float" office:value="13.9258642742216" calcext:value-type="float">
            <text:p>13.9258642742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69.067958" calcext:value-type="float">
            <text:p>69.067958</text:p>
          </table:table-cell>
          <table:table-cell office:value-type="float" office:value="30.566654" calcext:value-type="float">
            <text:p>30.566654</text:p>
          </table:table-cell>
          <table:table-cell office:value-type="float" office:value="32.917065" calcext:value-type="float">
            <text:p>32.917065</text:p>
          </table:table-cell>
          <table:table-cell office:value-type="float" office:value="2.074592" calcext:value-type="float">
            <text:p>2.074592</text:p>
          </table:table-cell>
          <table:table-cell office:value-type="float" office:value="1.110137" calcext:value-type="float">
            <text:p>1.110137</text:p>
          </table:table-cell>
          <table:table-cell office:value-type="float" office:value="12.77" calcext:value-type="float">
            <text:p>12.77</text:p>
          </table:table-cell>
          <table:table-cell office:value-type="float" office:value="1.21" calcext:value-type="float">
            <text:p>1.2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8090893608647" calcext:value-type="float">
            <text:p>10.8090893609</text:p>
          </table:table-cell>
          <table:table-cell office:value-type="float" office:value="13.2636298639069" calcext:value-type="float">
            <text:p>13.2636298639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82.426351" calcext:value-type="float">
            <text:p>82.426351</text:p>
          </table:table-cell>
          <table:table-cell office:value-type="float" office:value="43.744702" calcext:value-type="float">
            <text:p>43.744702</text:p>
          </table:table-cell>
          <table:table-cell office:value-type="float" office:value="22.434533" calcext:value-type="float">
            <text:p>22.434533</text:p>
          </table:table-cell>
          <table:table-cell office:value-type="float" office:value="1.111448" calcext:value-type="float">
            <text:p>1.111448</text:p>
          </table:table-cell>
          <table:table-cell office:value-type="float" office:value="1.133929" calcext:value-type="float">
            <text:p>1.133929</text:p>
          </table:table-cell>
          <table:table-cell office:value-type="float" office:value="11.31" calcext:value-type="float">
            <text:p>11.31</text:p>
          </table:table-cell>
          <table:table-cell office:value-type="float" office:value="1.02" calcext:value-type="float">
            <text:p>1.0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7402129573747" calcext:value-type="float">
            <text:p>12.7402129574</text:p>
          </table:table-cell>
          <table:table-cell office:value-type="float" office:value="14.6638339645848" calcext:value-type="float">
            <text:p>14.663833964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.67</text:p>
          </table:table-cell>
          <table:table-cell office:value-type="float" office:value="70.438379" calcext:value-type="float">
            <text:p>70.438379</text:p>
          </table:table-cell>
          <table:table-cell office:value-type="float" office:value="32.040212" calcext:value-type="float">
            <text:p>32.040212</text:p>
          </table:table-cell>
          <table:table-cell office:value-type="float" office:value="34.8372" calcext:value-type="float">
            <text:p>34.8372</text:p>
          </table:table-cell>
          <table:table-cell office:value-type="float" office:value="3.409331" calcext:value-type="float">
            <text:p>3.409331</text:p>
          </table:table-cell>
          <table:table-cell office:value-type="float" office:value="1.419743" calcext:value-type="float">
            <text:p>1.419743</text:p>
          </table:table-cell>
          <table:table-cell office:value-type="float" office:value="12.71" calcext:value-type="float">
            <text:p>12.71</text:p>
          </table:table-cell>
          <table:table-cell office:value-type="float" office:value="0.23" calcext:value-type="float">
            <text:p>0.23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5754701246866" calcext:value-type="float">
            <text:p>11.5754701247</text:p>
          </table:table-cell>
          <table:table-cell office:value-type="float" office:value="13.8293080798686" calcext:value-type="float">
            <text:p>13.8293080799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71.302284" calcext:value-type="float">
            <text:p>71.302284</text:p>
          </table:table-cell>
          <table:table-cell office:value-type="float" office:value="33.982274" calcext:value-type="float">
            <text:p>33.982274</text:p>
          </table:table-cell>
          <table:table-cell office:value-type="float" office:value="34.477867" calcext:value-type="float">
            <text:p>34.477867</text:p>
          </table:table-cell>
          <table:table-cell office:value-type="float" office:value="2.512532" calcext:value-type="float">
            <text:p>2.512532</text:p>
          </table:table-cell>
          <table:table-cell office:value-type="float" office:value="0.90675" calcext:value-type="float">
            <text:p>0.90675</text:p>
          </table:table-cell>
          <table:table-cell office:value-type="float" office:value="14.78" calcext:value-type="float">
            <text:p>14.78</text:p>
          </table:table-cell>
          <table:table-cell office:value-type="float" office:value="2.52" calcext:value-type="float">
            <text:p>2.5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8931001151474" calcext:value-type="float">
            <text:p>11.8931001151</text:p>
          </table:table-cell>
          <table:table-cell office:value-type="float" office:value="14.0862369117372" calcext:value-type="float">
            <text:p>14.086236911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69.425388" calcext:value-type="float">
            <text:p>69.425388</text:p>
          </table:table-cell>
          <table:table-cell office:value-type="float" office:value="29.757224" calcext:value-type="float">
            <text:p>29.757224</text:p>
          </table:table-cell>
          <table:table-cell office:value-type="float" office:value="33.651495" calcext:value-type="float">
            <text:p>33.651495</text:p>
          </table:table-cell>
          <table:table-cell office:value-type="float" office:value="2.325823" calcext:value-type="float">
            <text:p>2.325823</text:p>
          </table:table-cell>
          <table:table-cell office:value-type="float" office:value="0.959983" calcext:value-type="float">
            <text:p>0.959983</text:p>
          </table:table-cell>
          <table:table-cell office:value-type="float" office:value="12.54" calcext:value-type="float">
            <text:p>12.54</text:p>
          </table:table-cell>
          <table:table-cell office:value-type="float" office:value="0.87" calcext:value-type="float">
            <text:p>0.87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9920071387975" calcext:value-type="float">
            <text:p>11.9920071388</text:p>
          </table:table-cell>
          <table:table-cell office:value-type="float" office:value="14.1334622961964" calcext:value-type="float">
            <text:p>14.1334622962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74.841116" calcext:value-type="float">
            <text:p>74.841116</text:p>
          </table:table-cell>
          <table:table-cell office:value-type="float" office:value="31.173356" calcext:value-type="float">
            <text:p>31.173356</text:p>
          </table:table-cell>
          <table:table-cell office:value-type="float" office:value="35.69938" calcext:value-type="float">
            <text:p>35.69938</text:p>
          </table:table-cell>
          <table:table-cell office:value-type="float" office:value="3.119511" calcext:value-type="float">
            <text:p>3.119511</text:p>
          </table:table-cell>
          <table:table-cell office:value-type="float" office:value="1.328348" calcext:value-type="float">
            <text:p>1.328348</text:p>
          </table:table-cell>
          <table:table-cell office:value-type="float" office:value="14.16" calcext:value-type="float">
            <text:p>14.16</text:p>
          </table:table-cell>
          <table:table-cell office:value-type="float" office:value="0.53" calcext:value-type="float">
            <text:p>0.53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7453828054" calcext:value-type="float">
            <text:p>12.7453828054</text:p>
          </table:table-cell>
          <table:table-cell office:value-type="float" office:value="14.9028353053517" calcext:value-type="float">
            <text:p>14.9028353054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77.253361" calcext:value-type="float">
            <text:p>77.253361</text:p>
          </table:table-cell>
          <table:table-cell office:value-type="float" office:value="28.20825" calcext:value-type="float">
            <text:p>28.20825</text:p>
          </table:table-cell>
          <table:table-cell office:value-type="float" office:value="34.384337" calcext:value-type="float">
            <text:p>34.384337</text:p>
          </table:table-cell>
          <table:table-cell office:value-type="float" office:value="2.034714" calcext:value-type="float">
            <text:p>2.034714</text:p>
          </table:table-cell>
          <table:table-cell office:value-type="float" office:value="0.867012" calcext:value-type="float">
            <text:p>0.867012</text:p>
          </table:table-cell>
          <table:table-cell office:value-type="float" office:value="12.7" calcext:value-type="float">
            <text:p>12.7</text:p>
          </table:table-cell>
          <table:table-cell office:value-type="float" office:value="1.07" calcext:value-type="float">
            <text:p>1.07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970903323627" calcext:value-type="float">
            <text:p>11.9709033236</text:p>
          </table:table-cell>
          <table:table-cell office:value-type="float" office:value="14.1451807753585" calcext:value-type="float">
            <text:p>14.1451807754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67.397102" calcext:value-type="float">
            <text:p>67.397102</text:p>
          </table:table-cell>
          <table:table-cell office:value-type="float" office:value="35.55221" calcext:value-type="float">
            <text:p>35.55221</text:p>
          </table:table-cell>
          <table:table-cell office:value-type="float" office:value="29.525005" calcext:value-type="float">
            <text:p>29.525005</text:p>
          </table:table-cell>
          <table:table-cell office:value-type="float" office:value="1.86689" calcext:value-type="float">
            <text:p>1.86689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13.21" calcext:value-type="float">
            <text:p>13.21</text:p>
          </table:table-cell>
          <table:table-cell office:value-type="float" office:value="1.17" calcext:value-type="float">
            <text:p>1.17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3504524167728" calcext:value-type="float">
            <text:p>11.3504524168</text:p>
          </table:table-cell>
          <table:table-cell office:value-type="float" office:value="14.1326506280624" calcext:value-type="float">
            <text:p>14.132650628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70.169066" calcext:value-type="float">
            <text:p>70.169066</text:p>
          </table:table-cell>
          <table:table-cell office:value-type="float" office:value="31.994595" calcext:value-type="float">
            <text:p>31.994595</text:p>
          </table:table-cell>
          <table:table-cell office:value-type="float" office:value="35.041375" calcext:value-type="float">
            <text:p>35.041375</text:p>
          </table:table-cell>
          <table:table-cell office:value-type="float" office:value="2.354379" calcext:value-type="float">
            <text:p>2.354379</text:p>
          </table:table-cell>
          <table:table-cell office:value-type="float" office:value="1.108977" calcext:value-type="float">
            <text:p>1.108977</text:p>
          </table:table-cell>
          <table:table-cell office:value-type="float" office:value="12.51" calcext:value-type="float">
            <text:p>12.51</text:p>
          </table:table-cell>
          <table:table-cell office:value-type="float" office:value="0.81" calcext:value-type="float">
            <text:p>0.8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1381256554899" calcext:value-type="float">
            <text:p>12.1381256555</text:p>
          </table:table-cell>
          <table:table-cell office:value-type="float" office:value="14.4841695504127" calcext:value-type="float">
            <text:p>14.4841695504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62.085421" calcext:value-type="float">
            <text:p>62.085421</text:p>
          </table:table-cell>
          <table:table-cell office:value-type="float" office:value="38.233519" calcext:value-type="float">
            <text:p>38.233519</text:p>
          </table:table-cell>
          <table:table-cell office:value-type="float" office:value="31.678003" calcext:value-type="float">
            <text:p>31.678003</text:p>
          </table:table-cell>
          <table:table-cell office:value-type="float" office:value="2.001102" calcext:value-type="float">
            <text:p>2.001102</text:p>
          </table:table-cell>
          <table:table-cell office:value-type="float" office:value="0.803681" calcext:value-type="float">
            <text:p>0.803681</text:p>
          </table:table-cell>
          <table:table-cell office:value-type="float" office:value="12.8" calcext:value-type="float">
            <text:p>12.8</text:p>
          </table:table-cell>
          <table:table-cell office:value-type="float" office:value="1.84" calcext:value-type="float">
            <text:p>1.8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1250649820853" calcext:value-type="float">
            <text:p>11.1250649821</text:p>
          </table:table-cell>
          <table:table-cell office:value-type="float" office:value="13.5542105917304" calcext:value-type="float">
            <text:p>13.554210591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67.020032" calcext:value-type="float">
            <text:p>67.020032</text:p>
          </table:table-cell>
          <table:table-cell office:value-type="float" office:value="34.081788" calcext:value-type="float">
            <text:p>34.081788</text:p>
          </table:table-cell>
          <table:table-cell office:value-type="float" office:value="34.710291" calcext:value-type="float">
            <text:p>34.710291</text:p>
          </table:table-cell>
          <table:table-cell office:value-type="float" office:value="2.185819" calcext:value-type="float">
            <text:p>2.185819</text:p>
          </table:table-cell>
          <table:table-cell office:value-type="float" office:value="1.024898" calcext:value-type="float">
            <text:p>1.024898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5721929309731" calcext:value-type="float">
            <text:p>11.572192931</text:p>
          </table:table-cell>
          <table:table-cell office:value-type="float" office:value="13.4617889756993" calcext:value-type="float">
            <text:p>13.461788975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3.843444" calcext:value-type="float">
            <text:p>73.843444</text:p>
          </table:table-cell>
          <table:table-cell office:value-type="float" office:value="39.614104" calcext:value-type="float">
            <text:p>39.614104</text:p>
          </table:table-cell>
          <table:table-cell office:value-type="float" office:value="28.694793" calcext:value-type="float">
            <text:p>28.694793</text:p>
          </table:table-cell>
          <table:table-cell office:value-type="float" office:value="3.048084" calcext:value-type="float">
            <text:p>3.048084</text:p>
          </table:table-cell>
          <table:table-cell office:value-type="float" office:value="2.403254" calcext:value-type="float">
            <text:p>2.403254</text:p>
          </table:table-cell>
          <table:table-cell office:value-type="float" office:value="15.8" calcext:value-type="float">
            <text:p>15.8</text:p>
          </table:table-cell>
          <table:table-cell office:value-type="float" office:value="0.4" calcext:value-type="float">
            <text:p>0.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6008346795451" calcext:value-type="float">
            <text:p>12.6008346795</text:p>
          </table:table-cell>
          <table:table-cell office:value-type="float" office:value="14.4068899385498" calcext:value-type="float">
            <text:p>14.4068899385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64.01137" calcext:value-type="float">
            <text:p>64.01137</text:p>
          </table:table-cell>
          <table:table-cell office:value-type="float" office:value="32.807334" calcext:value-type="float">
            <text:p>32.807334</text:p>
          </table:table-cell>
          <table:table-cell office:value-type="float" office:value="33.706102" calcext:value-type="float">
            <text:p>33.706102</text:p>
          </table:table-cell>
          <table:table-cell office:value-type="float" office:value="1.667445" calcext:value-type="float">
            <text:p>1.667445</text:p>
          </table:table-cell>
          <table:table-cell office:value-type="float" office:value="1.004319" calcext:value-type="float">
            <text:p>1.004319</text:p>
          </table:table-cell>
          <table:table-cell office:value-type="float" office:value="10.82" calcext:value-type="float">
            <text:p>10.82</text:p>
          </table:table-cell>
          <table:table-cell office:value-type="float" office:value="1.58" calcext:value-type="float">
            <text:p>1.58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8.55196170050904" calcext:value-type="float">
            <text:p>8.5519617005</text:p>
          </table:table-cell>
          <table:table-cell office:value-type="float" office:value="11.2501642327215" calcext:value-type="float">
            <text:p>11.250164232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66.443678" calcext:value-type="float">
            <text:p>66.443678</text:p>
          </table:table-cell>
          <table:table-cell office:value-type="float" office:value="31.215926" calcext:value-type="float">
            <text:p>31.215926</text:p>
          </table:table-cell>
          <table:table-cell office:value-type="float" office:value="36.8311" calcext:value-type="float">
            <text:p>36.8311</text:p>
          </table:table-cell>
          <table:table-cell office:value-type="float" office:value="2.673102" calcext:value-type="float">
            <text:p>2.673102</text:p>
          </table:table-cell>
          <table:table-cell office:value-type="float" office:value="1.379112" calcext:value-type="float">
            <text:p>1.379112</text:p>
          </table:table-cell>
          <table:table-cell office:value-type="float" office:value="13.46" calcext:value-type="float">
            <text:p>13.46</text:p>
          </table:table-cell>
          <table:table-cell office:value-type="float" office:value="0.58" calcext:value-type="float">
            <text:p>0.58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8.69347990847377" calcext:value-type="float">
            <text:p>8.6934799085</text:p>
          </table:table-cell>
          <table:table-cell office:value-type="float" office:value="11.6578427824895" calcext:value-type="float">
            <text:p>11.6578427825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72.268069" calcext:value-type="float">
            <text:p>72.268069</text:p>
          </table:table-cell>
          <table:table-cell office:value-type="float" office:value="42.151485" calcext:value-type="float">
            <text:p>42.151485</text:p>
          </table:table-cell>
          <table:table-cell office:value-type="float" office:value="42.12964" calcext:value-type="float">
            <text:p>42.12964</text:p>
          </table:table-cell>
          <table:table-cell office:value-type="float" office:value="2.34361" calcext:value-type="float">
            <text:p>2.34361</text:p>
          </table:table-cell>
          <table:table-cell office:value-type="float" office:value="1.780201" calcext:value-type="float">
            <text:p>1.780201</text:p>
          </table:table-cell>
          <table:table-cell office:value-type="float" office:value="14.85" calcext:value-type="float">
            <text:p>14.85</text:p>
          </table:table-cell>
          <table:table-cell office:value-type="float" office:value="3.11" calcext:value-type="float">
            <text:p>3.1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8.3392141920564" calcext:value-type="float">
            <text:p>8.3392141921</text:p>
          </table:table-cell>
          <table:table-cell office:value-type="float" office:value="11.0246218395525" calcext:value-type="float">
            <text:p>11.024621839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74.741106" calcext:value-type="float">
            <text:p>74.741106</text:p>
          </table:table-cell>
          <table:table-cell office:value-type="float" office:value="36.20463" calcext:value-type="float">
            <text:p>36.20463</text:p>
          </table:table-cell>
          <table:table-cell office:value-type="float" office:value="36.55298" calcext:value-type="float">
            <text:p>36.55298</text:p>
          </table:table-cell>
          <table:table-cell office:value-type="float" office:value="3.419105" calcext:value-type="float">
            <text:p>3.419105</text:p>
          </table:table-cell>
          <table:table-cell office:value-type="float" office:value="1.286636" calcext:value-type="float">
            <text:p>1.286636</text:p>
          </table:table-cell>
          <table:table-cell office:value-type="float" office:value="18.36" calcext:value-type="float">
            <text:p>18.36</text:p>
          </table:table-cell>
          <table:table-cell office:value-type="float" office:value="0.48" calcext:value-type="float">
            <text:p>0.48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1116177031101" calcext:value-type="float">
            <text:p>11.1116177031</text:p>
          </table:table-cell>
          <table:table-cell office:value-type="float" office:value="12.9871300825082" calcext:value-type="float">
            <text:p>12.9871300825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75.165625" calcext:value-type="float">
            <text:p>75.165625</text:p>
          </table:table-cell>
          <table:table-cell office:value-type="float" office:value="35.009595" calcext:value-type="float">
            <text:p>35.009595</text:p>
          </table:table-cell>
          <table:table-cell office:value-type="float" office:value="35.092871" calcext:value-type="float">
            <text:p>35.092871</text:p>
          </table:table-cell>
          <table:table-cell office:value-type="float" office:value="4.133998" calcext:value-type="float">
            <text:p>4.133998</text:p>
          </table:table-cell>
          <table:table-cell office:value-type="float" office:value="1.963431" calcext:value-type="float">
            <text:p>1.963431</text:p>
          </table:table-cell>
          <table:table-cell office:value-type="float" office:value="17.44" calcext:value-type="float">
            <text:p>17.44</text:p>
          </table:table-cell>
          <table:table-cell office:value-type="float" office:value="0.31" calcext:value-type="float">
            <text:p>0.3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2.6436444399509" calcext:value-type="float">
            <text:p>12.64364444</text:p>
          </table:table-cell>
          <table:table-cell office:value-type="float" office:value="14.6150812526489" calcext:value-type="float">
            <text:p>14.615081252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89.698371" calcext:value-type="float">
            <text:p>89.698371</text:p>
          </table:table-cell>
          <table:table-cell office:value-type="float" office:value="59.843004" calcext:value-type="float">
            <text:p>59.843004</text:p>
          </table:table-cell>
          <table:table-cell office:value-type="float" office:value="29.787925" calcext:value-type="float">
            <text:p>29.787925</text:p>
          </table:table-cell>
          <table:table-cell office:value-type="float" office:value="2.185096" calcext:value-type="float">
            <text:p>2.185096</text:p>
          </table:table-cell>
          <table:table-cell office:value-type="float" office:value="2.013638" calcext:value-type="float">
            <text:p>2.013638</text:p>
          </table:table-cell>
          <table:table-cell office:value-type="float" office:value="19.41" calcext:value-type="float">
            <text:p>19.41</text:p>
          </table:table-cell>
          <table:table-cell office:value-type="float" office:value="2.12" calcext:value-type="float">
            <text:p>2.1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3.5277975517007" calcext:value-type="float">
            <text:p>13.5277975517</text:p>
          </table:table-cell>
          <table:table-cell office:value-type="float" office:value="15.1058437439534" calcext:value-type="float">
            <text:p>15.105843744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76.939194" calcext:value-type="float">
            <text:p>76.939194</text:p>
          </table:table-cell>
          <table:table-cell office:value-type="float" office:value="38.94337" calcext:value-type="float">
            <text:p>38.94337</text:p>
          </table:table-cell>
          <table:table-cell office:value-type="float" office:value="30.785637" calcext:value-type="float">
            <text:p>30.785637</text:p>
          </table:table-cell>
          <table:table-cell office:value-type="float" office:value="2.814725" calcext:value-type="float">
            <text:p>2.814725</text:p>
          </table:table-cell>
          <table:table-cell office:value-type="float" office:value="1.757512" calcext:value-type="float">
            <text:p>1.757512</text:p>
          </table:table-cell>
          <table:table-cell office:value-type="float" office:value="15.33" calcext:value-type="float">
            <text:p>15.33</text:p>
          </table:table-cell>
          <table:table-cell office:value-type="float" office:value="0.5" calcext:value-type="float">
            <text:p>0.5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66257455561034" calcext:value-type="float">
            <text:p>9.6625745556</text:p>
          </table:table-cell>
          <table:table-cell office:value-type="float" office:value="12.7761909286796" calcext:value-type="float">
            <text:p>12.776190928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1.919934" calcext:value-type="float">
            <text:p>61.919934</text:p>
          </table:table-cell>
          <table:table-cell office:value-type="float" office:value="37.479354" calcext:value-type="float">
            <text:p>37.479354</text:p>
          </table:table-cell>
          <table:table-cell office:value-type="float" office:value="37.438527" calcext:value-type="float">
            <text:p>37.438527</text:p>
          </table:table-cell>
          <table:table-cell office:value-type="float" office:value="2.789968" calcext:value-type="float">
            <text:p>2.789968</text:p>
          </table:table-cell>
          <table:table-cell office:value-type="float" office:value="1.037476" calcext:value-type="float">
            <text:p>1.037476</text:p>
          </table:table-cell>
          <table:table-cell office:value-type="float" office:value="15.89" calcext:value-type="float">
            <text:p>15.89</text:p>
          </table:table-cell>
          <table:table-cell office:value-type="float" office:value="0.28" calcext:value-type="float">
            <text:p>0.28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216358455905" calcext:value-type="float">
            <text:p>10.2163584559</text:p>
          </table:table-cell>
          <table:table-cell office:value-type="float" office:value="12.9609448963087" calcext:value-type="float">
            <text:p>12.9609448963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0.831389" calcext:value-type="float">
            <text:p>60.831389</text:p>
          </table:table-cell>
          <table:table-cell office:value-type="float" office:value="42.106081" calcext:value-type="float">
            <text:p>42.106081</text:p>
          </table:table-cell>
          <table:table-cell office:value-type="float" office:value="36.388705" calcext:value-type="float">
            <text:p>36.388705</text:p>
          </table:table-cell>
          <table:table-cell office:value-type="float" office:value="1.075312" calcext:value-type="float">
            <text:p>1.075312</text:p>
          </table:table-cell>
          <table:table-cell office:value-type="float" office:value="1.518495" calcext:value-type="float">
            <text:p>1.518495</text:p>
          </table:table-cell>
          <table:table-cell office:value-type="float" office:value="12.37" calcext:value-type="float">
            <text:p>12.37</text:p>
          </table:table-cell>
          <table:table-cell office:value-type="float" office:value="1.31" calcext:value-type="float">
            <text:p>1.3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96842755556906" calcext:value-type="float">
            <text:p>9.9684275556</text:p>
          </table:table-cell>
          <table:table-cell office:value-type="float" office:value="12.5069758116283" calcext:value-type="float">
            <text:p>12.506975811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69.775318" calcext:value-type="float">
            <text:p>69.775318</text:p>
          </table:table-cell>
          <table:table-cell office:value-type="float" office:value="34.258045" calcext:value-type="float">
            <text:p>34.258045</text:p>
          </table:table-cell>
          <table:table-cell office:value-type="float" office:value="33.099322" calcext:value-type="float">
            <text:p>33.099322</text:p>
          </table:table-cell>
          <table:table-cell office:value-type="float" office:value="2.897252" calcext:value-type="float">
            <text:p>2.897252</text:p>
          </table:table-cell>
          <table:table-cell office:value-type="float" office:value="1.266695" calcext:value-type="float">
            <text:p>1.266695</text:p>
          </table:table-cell>
          <table:table-cell office:value-type="float" office:value="14.49" calcext:value-type="float">
            <text:p>14.49</text:p>
          </table:table-cell>
          <table:table-cell office:value-type="float" office:value="0.23" calcext:value-type="float">
            <text:p>0.23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43710934350543" calcext:value-type="float">
            <text:p>9.4371093435</text:p>
          </table:table-cell>
          <table:table-cell office:value-type="float" office:value="12.2984121946498" calcext:value-type="float">
            <text:p>12.2984121946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86.97416" calcext:value-type="float">
            <text:p>86.97416</text:p>
          </table:table-cell>
          <table:table-cell office:value-type="float" office:value="52.383898" calcext:value-type="float">
            <text:p>52.383898</text:p>
          </table:table-cell>
          <table:table-cell office:value-type="float" office:value="32.68521" calcext:value-type="float">
            <text:p>32.68521</text:p>
          </table:table-cell>
          <table:table-cell office:value-type="float" office:value="5.618141" calcext:value-type="float">
            <text:p>5.618141</text:p>
          </table:table-cell>
          <table:table-cell office:value-type="float" office:value="1.899493" calcext:value-type="float">
            <text:p>1.899493</text:p>
          </table:table-cell>
          <table:table-cell office:value-type="float" office:value="18.35" calcext:value-type="float">
            <text:p>18.35</text:p>
          </table:table-cell>
          <table:table-cell office:value-type="float" office:value="1.73" calcext:value-type="float">
            <text:p>1.73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0745553774088" calcext:value-type="float">
            <text:p>11.0745553774</text:p>
          </table:table-cell>
          <table:table-cell office:value-type="float" office:value="12.8329816346643" calcext:value-type="float">
            <text:p>12.832981634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69.170622" calcext:value-type="float">
            <text:p>69.170622</text:p>
          </table:table-cell>
          <table:table-cell office:value-type="float" office:value="32.871605" calcext:value-type="float">
            <text:p>32.871605</text:p>
          </table:table-cell>
          <table:table-cell office:value-type="float" office:value="34.128827" calcext:value-type="float">
            <text:p>34.128827</text:p>
          </table:table-cell>
          <table:table-cell office:value-type="float" office:value="2.65118" calcext:value-type="float">
            <text:p>2.65118</text:p>
          </table:table-cell>
          <table:table-cell office:value-type="float" office:value="1.102027" calcext:value-type="float">
            <text:p>1.102027</text:p>
          </table:table-cell>
          <table:table-cell office:value-type="float" office:value="14.82" calcext:value-type="float">
            <text:p>14.82</text:p>
          </table:table-cell>
          <table:table-cell office:value-type="float" office:value="4.11" calcext:value-type="float">
            <text:p>4.1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8.66112036022288" calcext:value-type="float">
            <text:p>8.6611203602</text:p>
          </table:table-cell>
          <table:table-cell office:value-type="float" office:value="11.5604072020936" calcext:value-type="float">
            <text:p>11.560407202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68.760841" calcext:value-type="float">
            <text:p>68.760841</text:p>
          </table:table-cell>
          <table:table-cell office:value-type="float" office:value="31.095779" calcext:value-type="float">
            <text:p>31.095779</text:p>
          </table:table-cell>
          <table:table-cell office:value-type="float" office:value="31.229616" calcext:value-type="float">
            <text:p>31.229616</text:p>
          </table:table-cell>
          <table:table-cell office:value-type="float" office:value="2.475495" calcext:value-type="float">
            <text:p>2.475495</text:p>
          </table:table-cell>
          <table:table-cell office:value-type="float" office:value="0.908057" calcext:value-type="float">
            <text:p>0.908057</text:p>
          </table:table-cell>
          <table:table-cell office:value-type="float" office:value="15.39" calcext:value-type="float">
            <text:p>15.39</text:p>
          </table:table-cell>
          <table:table-cell office:value-type="float" office:value="0.39" calcext:value-type="float">
            <text:p>0.39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71959476200069" calcext:value-type="float">
            <text:p>9.719594762</text:p>
          </table:table-cell>
          <table:table-cell office:value-type="float" office:value="12.4503530160635" calcext:value-type="float">
            <text:p>12.450353016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71.203649" calcext:value-type="float">
            <text:p>71.203649</text:p>
          </table:table-cell>
          <table:table-cell office:value-type="float" office:value="30.063543" calcext:value-type="float">
            <text:p>30.063543</text:p>
          </table:table-cell>
          <table:table-cell office:value-type="float" office:value="43.484233" calcext:value-type="float">
            <text:p>43.484233</text:p>
          </table:table-cell>
          <table:table-cell office:value-type="float" office:value="3.017058" calcext:value-type="float">
            <text:p>3.017058</text:p>
          </table:table-cell>
          <table:table-cell office:value-type="float" office:value="1.391886" calcext:value-type="float">
            <text:p>1.391886</text:p>
          </table:table-cell>
          <table:table-cell office:value-type="float" office:value="15.54" calcext:value-type="float">
            <text:p>15.54</text:p>
          </table:table-cell>
          <table:table-cell office:value-type="float" office:value="0.24" calcext:value-type="float">
            <text:p>0.2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9.26542497027974" calcext:value-type="float">
            <text:p>9.2654249703</text:p>
          </table:table-cell>
          <table:table-cell office:value-type="float" office:value="11.8193465698899" calcext:value-type="float">
            <text:p>11.8193465699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73.843319" calcext:value-type="float">
            <text:p>73.843319</text:p>
          </table:table-cell>
          <table:table-cell office:value-type="float" office:value="32.000369" calcext:value-type="float">
            <text:p>32.000369</text:p>
          </table:table-cell>
          <table:table-cell office:value-type="float" office:value="25.587314" calcext:value-type="float">
            <text:p>25.587314</text:p>
          </table:table-cell>
          <table:table-cell office:value-type="float" office:value="3.106952" calcext:value-type="float">
            <text:p>3.106952</text:p>
          </table:table-cell>
          <table:table-cell office:value-type="float" office:value="0.697123" calcext:value-type="float">
            <text:p>0.697123</text:p>
          </table:table-cell>
          <table:table-cell office:value-type="float" office:value="34.07" calcext:value-type="float">
            <text:p>34.07</text:p>
          </table:table-cell>
          <table:table-cell office:value-type="float" office:value="0.97" calcext:value-type="float">
            <text:p>0.97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7.00215595440362" calcext:value-type="float">
            <text:p>7.0021559544</text:p>
          </table:table-cell>
          <table:table-cell office:value-type="float" office:value="9.94547036105105" calcext:value-type="float">
            <text:p>9.9454703611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76.372715" calcext:value-type="float">
            <text:p>76.372715</text:p>
          </table:table-cell>
          <table:table-cell office:value-type="float" office:value="29.528543" calcext:value-type="float">
            <text:p>29.528543</text:p>
          </table:table-cell>
          <table:table-cell office:value-type="float" office:value="37.854589" calcext:value-type="float">
            <text:p>37.854589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1.159399" calcext:value-type="float">
            <text:p>1.159399</text:p>
          </table:table-cell>
          <table:table-cell office:value-type="float" office:value="13.3" calcext:value-type="float">
            <text:p>13.3</text:p>
          </table:table-cell>
          <table:table-cell office:value-type="float" office:value="0.78" calcext:value-type="float">
            <text:p>0.78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6825623980819" calcext:value-type="float">
            <text:p>10.6825623981</text:p>
          </table:table-cell>
          <table:table-cell office:value-type="float" office:value="13.2019785967947" calcext:value-type="float">
            <text:p>13.2019785968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72.391828" calcext:value-type="float">
            <text:p>72.391828</text:p>
          </table:table-cell>
          <table:table-cell office:value-type="float" office:value="32.901576" calcext:value-type="float">
            <text:p>32.901576</text:p>
          </table:table-cell>
          <table:table-cell office:value-type="float" office:value="33.931505" calcext:value-type="float">
            <text:p>33.931505</text:p>
          </table:table-cell>
          <table:table-cell office:value-type="float" office:value="2.256992" calcext:value-type="float">
            <text:p>2.256992</text:p>
          </table:table-cell>
          <table:table-cell office:value-type="float" office:value="1.019126" calcext:value-type="float">
            <text:p>1.019126</text:p>
          </table:table-cell>
          <table:table-cell office:value-type="float" office:value="14.9" calcext:value-type="float">
            <text:p>14.9</text:p>
          </table:table-cell>
          <table:table-cell office:value-type="float" office:value="0.55" calcext:value-type="float">
            <text:p>0.55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240679638285" calcext:value-type="float">
            <text:p>11.2406796383</text:p>
          </table:table-cell>
          <table:table-cell office:value-type="float" office:value="13.6920541424554" calcext:value-type="float">
            <text:p>13.6920541425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78.584927" calcext:value-type="float">
            <text:p>78.584927</text:p>
          </table:table-cell>
          <table:table-cell office:value-type="float" office:value="36.783886" calcext:value-type="float">
            <text:p>36.783886</text:p>
          </table:table-cell>
          <table:table-cell office:value-type="float" office:value="26.992307" calcext:value-type="float">
            <text:p>26.992307</text:p>
          </table:table-cell>
          <table:table-cell office:value-type="float" office:value="2.346209" calcext:value-type="float">
            <text:p>2.346209</text:p>
          </table:table-cell>
          <table:table-cell office:value-type="float" office:value="1.483577" calcext:value-type="float">
            <text:p>1.483577</text:p>
          </table:table-cell>
          <table:table-cell office:value-type="float" office:value="13.39" calcext:value-type="float">
            <text:p>13.39</text:p>
          </table:table-cell>
          <table:table-cell office:value-type="float" office:value="1.72" calcext:value-type="float">
            <text:p>1.7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3.7644329245308" calcext:value-type="float">
            <text:p>13.7644329245</text:p>
          </table:table-cell>
          <table:table-cell office:value-type="float" office:value="16.1701317134004" calcext:value-type="float">
            <text:p>16.1701317134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75.966712" calcext:value-type="float">
            <text:p>75.966712</text:p>
          </table:table-cell>
          <table:table-cell office:value-type="float" office:value="29.563805" calcext:value-type="float">
            <text:p>29.563805</text:p>
          </table:table-cell>
          <table:table-cell office:value-type="float" office:value="30.545442" calcext:value-type="float">
            <text:p>30.545442</text:p>
          </table:table-cell>
          <table:table-cell office:value-type="float" office:value="2.879231" calcext:value-type="float">
            <text:p>2.879231</text:p>
          </table:table-cell>
          <table:table-cell office:value-type="float" office:value="0.991264" calcext:value-type="float">
            <text:p>0.991264</text:p>
          </table:table-cell>
          <table:table-cell office:value-type="float" office:value="12.42" calcext:value-type="float">
            <text:p>12.42</text:p>
          </table:table-cell>
          <table:table-cell office:value-type="float" office:value="1.02" calcext:value-type="float">
            <text:p>1.02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7712789779377" calcext:value-type="float">
            <text:p>10.7712789779</text:p>
          </table:table-cell>
          <table:table-cell office:value-type="float" office:value="13.026049294658" calcext:value-type="float">
            <text:p>13.0260492947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71.798353" calcext:value-type="float">
            <text:p>71.798353</text:p>
          </table:table-cell>
          <table:table-cell office:value-type="float" office:value="28.140294" calcext:value-type="float">
            <text:p>28.140294</text:p>
          </table:table-cell>
          <table:table-cell office:value-type="float" office:value="38.47236" calcext:value-type="float">
            <text:p>38.47236</text:p>
          </table:table-cell>
          <table:table-cell office:value-type="float" office:value="2.106065" calcext:value-type="float">
            <text:p>2.106065</text:p>
          </table:table-cell>
          <table:table-cell office:value-type="float" office:value="0.925818" calcext:value-type="float">
            <text:p>0.925818</text:p>
          </table:table-cell>
          <table:table-cell office:value-type="float" office:value="13.26" calcext:value-type="float">
            <text:p>13.26</text:p>
          </table:table-cell>
          <table:table-cell office:value-type="float" office:value="1.04" calcext:value-type="float">
            <text:p>1.04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0.8917249225635" calcext:value-type="float">
            <text:p>10.8917249226</text:p>
          </table:table-cell>
          <table:table-cell office:value-type="float" office:value="13.5420859248025" calcext:value-type="float">
            <text:p>13.5420859248</text:p>
          </table:table-cell>
          <table:table-cell table:number-columns-repeated="100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75.58707" calcext:value-type="float">
            <text:p>75.58707</text:p>
          </table:table-cell>
          <table:table-cell office:value-type="float" office:value="31.138628" calcext:value-type="float">
            <text:p>31.138628</text:p>
          </table:table-cell>
          <table:table-cell office:value-type="float" office:value="36.638025" calcext:value-type="float">
            <text:p>36.638025</text:p>
          </table:table-cell>
          <table:table-cell office:value-type="float" office:value="2.573723" calcext:value-type="float">
            <text:p>2.573723</text:p>
          </table:table-cell>
          <table:table-cell office:value-type="float" office:value="0.970465" calcext:value-type="float">
            <text:p>0.970465</text:p>
          </table:table-cell>
          <table:table-cell office:value-type="float" office:value="13.74" calcext:value-type="float">
            <text:p>13.74</text:p>
          </table:table-cell>
          <table:table-cell office:value-type="float" office:value="0.91" calcext:value-type="float">
            <text:p>0.91</text:p>
          </table:table-cell>
          <table:table-cell office:value-type="float" office:value="8.47978534310007" calcext:value-type="float">
            <text:p>8.4797853431</text:p>
          </table:table-cell>
          <table:table-cell office:value-type="float" office:value="11.3120288551025" calcext:value-type="float">
            <text:p>11.3120288551</text:p>
          </table:table-cell>
          <table:table-cell office:value-type="float" office:value="13.2955551257079" calcext:value-type="float">
            <text:p>13.2955551257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31.914135" calcext:value-type="float">
            <text:p>31.914135</text:p>
          </table:table-cell>
          <table:table-cell office:value-type="float" office:value="38.971388" calcext:value-type="float">
            <text:p>38.971388</text:p>
          </table:table-cell>
          <table:table-cell office:value-type="float" office:value="41.435235" calcext:value-type="float">
            <text:p>41.435235</text:p>
          </table:table-cell>
          <table:table-cell office:value-type="float" office:value="2.268393" calcext:value-type="float">
            <text:p>2.268393</text:p>
          </table:table-cell>
          <table:table-cell office:value-type="float" office:value="0.432219" calcext:value-type="float">
            <text:p>0.432219</text:p>
          </table:table-cell>
          <table:table-cell office:value-type="float" office:value="45.25" calcext:value-type="float">
            <text:p>45.25</text:p>
          </table:table-cell>
          <table:table-cell office:value-type="float" office:value="2.89" calcext:value-type="float">
            <text:p>2.8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5.69981795967503" calcext:value-type="float">
            <text:p>5.6998179597</text:p>
          </table:table-cell>
          <table:table-cell office:value-type="float" office:value="9.15814245801739" calcext:value-type="float">
            <text:p>9.158142458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74.383354" calcext:value-type="float">
            <text:p>74.383354</text:p>
          </table:table-cell>
          <table:table-cell office:value-type="float" office:value="45.300333" calcext:value-type="float">
            <text:p>45.300333</text:p>
          </table:table-cell>
          <table:table-cell office:value-type="float" office:value="27.89087" calcext:value-type="float">
            <text:p>27.89087</text:p>
          </table:table-cell>
          <table:table-cell office:value-type="float" office:value="3.919311" calcext:value-type="float">
            <text:p>3.919311</text:p>
          </table:table-cell>
          <table:table-cell office:value-type="float" office:value="1.330648" calcext:value-type="float">
            <text:p>1.330648</text:p>
          </table:table-cell>
          <table:table-cell office:value-type="float" office:value="23.28" calcext:value-type="float">
            <text:p>23.28</text:p>
          </table:table-cell>
          <table:table-cell office:value-type="float" office:value="0.52" calcext:value-type="float">
            <text:p>0.5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5.51100645995839" calcext:value-type="float">
            <text:p>5.51100646</text:p>
          </table:table-cell>
          <table:table-cell office:value-type="float" office:value="8.91708399189979" calcext:value-type="float">
            <text:p>8.917083991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71.640017" calcext:value-type="float">
            <text:p>71.640017</text:p>
          </table:table-cell>
          <table:table-cell office:value-type="float" office:value="53.643104" calcext:value-type="float">
            <text:p>53.643104</text:p>
          </table:table-cell>
          <table:table-cell office:value-type="float" office:value="32.775672" calcext:value-type="float">
            <text:p>32.775672</text:p>
          </table:table-cell>
          <table:table-cell office:value-type="float" office:value="3.908392" calcext:value-type="float">
            <text:p>3.908392</text:p>
          </table:table-cell>
          <table:table-cell office:value-type="float" office:value="1.880681" calcext:value-type="float">
            <text:p>1.880681</text:p>
          </table:table-cell>
          <table:table-cell office:value-type="float" office:value="17.31" calcext:value-type="float">
            <text:p>17.31</text:p>
          </table:table-cell>
          <table:table-cell office:value-type="float" office:value="1.21" calcext:value-type="float">
            <text:p>1.2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876390106655" calcext:value-type="float">
            <text:p>11.8763901067</text:p>
          </table:table-cell>
          <table:table-cell office:value-type="float" office:value="13.9251382109282" calcext:value-type="float">
            <text:p>13.925138210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97.592471" calcext:value-type="float">
            <text:p>97.592471</text:p>
          </table:table-cell>
          <table:table-cell office:value-type="float" office:value="58.706384" calcext:value-type="float">
            <text:p>58.706384</text:p>
          </table:table-cell>
          <table:table-cell office:value-type="float" office:value="32.260827" calcext:value-type="float">
            <text:p>32.260827</text:p>
          </table:table-cell>
          <table:table-cell office:value-type="float" office:value="4.976449" calcext:value-type="float">
            <text:p>4.976449</text:p>
          </table:table-cell>
          <table:table-cell office:value-type="float" office:value="3.439574" calcext:value-type="float">
            <text:p>3.439574</text:p>
          </table:table-cell>
          <table:table-cell office:value-type="float" office:value="15.03" calcext:value-type="float">
            <text:p>15.03</text:p>
          </table:table-cell>
          <table:table-cell office:value-type="float" office:value="0.23" calcext:value-type="float">
            <text:p>0.23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42533358788" calcext:value-type="float">
            <text:p>10.4253335879</text:p>
          </table:table-cell>
          <table:table-cell office:value-type="float" office:value="12.5665336233891" calcext:value-type="float">
            <text:p>12.566533623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50.641816" calcext:value-type="float">
            <text:p>50.641816</text:p>
          </table:table-cell>
          <table:table-cell office:value-type="float" office:value="68.899187" calcext:value-type="float">
            <text:p>68.899187</text:p>
          </table:table-cell>
          <table:table-cell office:value-type="float" office:value="35.051272" calcext:value-type="float">
            <text:p>35.051272</text:p>
          </table:table-cell>
          <table:table-cell office:value-type="float" office:value="3.674191" calcext:value-type="float">
            <text:p>3.674191</text:p>
          </table:table-cell>
          <table:table-cell office:value-type="float" office:value="1.970072" calcext:value-type="float">
            <text:p>1.970072</text:p>
          </table:table-cell>
          <table:table-cell office:value-type="float" office:value="18.03" calcext:value-type="float">
            <text:p>18.03</text:p>
          </table:table-cell>
          <table:table-cell office:value-type="float" office:value="0.91" calcext:value-type="float">
            <text:p>0.9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6546342241107" calcext:value-type="float">
            <text:p>11.6546342241</text:p>
          </table:table-cell>
          <table:table-cell office:value-type="float" office:value="13.7228301401029" calcext:value-type="float">
            <text:p>13.722830140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75.648477" calcext:value-type="float">
            <text:p>75.648477</text:p>
          </table:table-cell>
          <table:table-cell office:value-type="float" office:value="63.823623" calcext:value-type="float">
            <text:p>63.823623</text:p>
          </table:table-cell>
          <table:table-cell office:value-type="float" office:value="44.165094" calcext:value-type="float">
            <text:p>44.165094</text:p>
          </table:table-cell>
          <table:table-cell office:value-type="float" office:value="4.703934" calcext:value-type="float">
            <text:p>4.703934</text:p>
          </table:table-cell>
          <table:table-cell office:value-type="float" office:value="3.433088" calcext:value-type="float">
            <text:p>3.433088</text:p>
          </table:table-cell>
          <table:table-cell office:value-type="float" office:value="11.65" calcext:value-type="float">
            <text:p>11.65</text:p>
          </table:table-cell>
          <table:table-cell office:value-type="float" office:value="1.65" calcext:value-type="float">
            <text:p>1.65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40905286049289" calcext:value-type="float">
            <text:p>9.4090528605</text:p>
          </table:table-cell>
          <table:table-cell office:value-type="float" office:value="12.3014470096383" calcext:value-type="float">
            <text:p>12.3014470096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84.220373" calcext:value-type="float">
            <text:p>84.220373</text:p>
          </table:table-cell>
          <table:table-cell office:value-type="float" office:value="39.521596" calcext:value-type="float">
            <text:p>39.521596</text:p>
          </table:table-cell>
          <table:table-cell office:value-type="float" office:value="26.374908" calcext:value-type="float">
            <text:p>26.374908</text:p>
          </table:table-cell>
          <table:table-cell office:value-type="float" office:value="4.102669" calcext:value-type="float">
            <text:p>4.102669</text:p>
          </table:table-cell>
          <table:table-cell office:value-type="float" office:value="2.533756" calcext:value-type="float">
            <text:p>2.533756</text:p>
          </table:table-cell>
          <table:table-cell office:value-type="float" office:value="11.88" calcext:value-type="float">
            <text:p>11.88</text:p>
          </table:table-cell>
          <table:table-cell office:value-type="float" office:value="0.27" calcext:value-type="float">
            <text:p>0.27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4597943512146" calcext:value-type="float">
            <text:p>12.4597943512</text:p>
          </table:table-cell>
          <table:table-cell office:value-type="float" office:value="13.8766901561058" calcext:value-type="float">
            <text:p>13.876690156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19.437283" calcext:value-type="float">
            <text:p>119.437283</text:p>
          </table:table-cell>
          <table:table-cell office:value-type="float" office:value="83.415748" calcext:value-type="float">
            <text:p>83.415748</text:p>
          </table:table-cell>
          <table:table-cell office:value-type="float" office:value="30.841053" calcext:value-type="float">
            <text:p>30.841053</text:p>
          </table:table-cell>
          <table:table-cell office:value-type="float" office:value="2.450642" calcext:value-type="float">
            <text:p>2.450642</text:p>
          </table:table-cell>
          <table:table-cell office:value-type="float" office:value="0.623243" calcext:value-type="float">
            <text:p>0.623243</text:p>
          </table:table-cell>
          <table:table-cell office:value-type="float" office:value="45.66" calcext:value-type="float">
            <text:p>45.66</text:p>
          </table:table-cell>
          <table:table-cell office:value-type="float" office:value="2.18" calcext:value-type="float">
            <text:p>2.1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5.1602040644184" calcext:value-type="float">
            <text:p>5.1602040644</text:p>
          </table:table-cell>
          <table:table-cell office:value-type="float" office:value="9.34276686692602" calcext:value-type="float">
            <text:p>9.342766866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70.98863" calcext:value-type="float">
            <text:p>70.98863</text:p>
          </table:table-cell>
          <table:table-cell office:value-type="float" office:value="32.790959" calcext:value-type="float">
            <text:p>32.790959</text:p>
          </table:table-cell>
          <table:table-cell office:value-type="float" office:value="32.858496" calcext:value-type="float">
            <text:p>32.858496</text:p>
          </table:table-cell>
          <table:table-cell office:value-type="float" office:value="2.947018" calcext:value-type="float">
            <text:p>2.947018</text:p>
          </table:table-cell>
          <table:table-cell office:value-type="float" office:value="1.004018" calcext:value-type="float">
            <text:p>1.004018</text:p>
          </table:table-cell>
          <table:table-cell office:value-type="float" office:value="12.96" calcext:value-type="float">
            <text:p>12.96</text:p>
          </table:table-cell>
          <table:table-cell office:value-type="float" office:value="0.79" calcext:value-type="float">
            <text:p>0.7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4561550934792" calcext:value-type="float">
            <text:p>11.4561550935</text:p>
          </table:table-cell>
          <table:table-cell office:value-type="float" office:value="14.2295148426397" calcext:value-type="float">
            <text:p>14.2295148426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77.515452" calcext:value-type="float">
            <text:p>77.515452</text:p>
          </table:table-cell>
          <table:table-cell office:value-type="float" office:value="26.26408" calcext:value-type="float">
            <text:p>26.26408</text:p>
          </table:table-cell>
          <table:table-cell office:value-type="float" office:value="33.00067" calcext:value-type="float">
            <text:p>33.00067</text:p>
          </table:table-cell>
          <table:table-cell office:value-type="float" office:value="3.233205" calcext:value-type="float">
            <text:p>3.233205</text:p>
          </table:table-cell>
          <table:table-cell office:value-type="float" office:value="0.900365" calcext:value-type="float">
            <text:p>0.900365</text:p>
          </table:table-cell>
          <table:table-cell office:value-type="float" office:value="14.38" calcext:value-type="float">
            <text:p>14.38</text:p>
          </table:table-cell>
          <table:table-cell office:value-type="float" office:value="0.38" calcext:value-type="float">
            <text:p>0.3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5194471524604" calcext:value-type="float">
            <text:p>11.5194471525</text:p>
          </table:table-cell>
          <table:table-cell office:value-type="float" office:value="13.9007770088722" calcext:value-type="float">
            <text:p>13.900777008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74.867977" calcext:value-type="float">
            <text:p>74.867977</text:p>
          </table:table-cell>
          <table:table-cell office:value-type="float" office:value="23.375037" calcext:value-type="float">
            <text:p>23.375037</text:p>
          </table:table-cell>
          <table:table-cell office:value-type="float" office:value="24.011783" calcext:value-type="float">
            <text:p>24.011783</text:p>
          </table:table-cell>
          <table:table-cell office:value-type="float" office:value="2.764902" calcext:value-type="float">
            <text:p>2.764902</text:p>
          </table:table-cell>
          <table:table-cell office:value-type="float" office:value="0.882401" calcext:value-type="float">
            <text:p>0.882401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4861404277101" calcext:value-type="float">
            <text:p>12.4861404277</text:p>
          </table:table-cell>
          <table:table-cell office:value-type="float" office:value="15.0919821719075" calcext:value-type="float">
            <text:p>15.091982171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71.296856" calcext:value-type="float">
            <text:p>71.296856</text:p>
          </table:table-cell>
          <table:table-cell office:value-type="float" office:value="28.730845" calcext:value-type="float">
            <text:p>28.730845</text:p>
          </table:table-cell>
          <table:table-cell office:value-type="float" office:value="25.755064" calcext:value-type="float">
            <text:p>25.755064</text:p>
          </table:table-cell>
          <table:table-cell office:value-type="float" office:value="2.494875" calcext:value-type="float">
            <text:p>2.494875</text:p>
          </table:table-cell>
          <table:table-cell office:value-type="float" office:value="0.84383" calcext:value-type="float">
            <text:p>0.84383</text:p>
          </table:table-cell>
          <table:table-cell office:value-type="float" office:value="12.17" calcext:value-type="float">
            <text:p>12.17</text:p>
          </table:table-cell>
          <table:table-cell office:value-type="float" office:value="0.91" calcext:value-type="float">
            <text:p>0.9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3908644820027" calcext:value-type="float">
            <text:p>12.390864482</text:p>
          </table:table-cell>
          <table:table-cell office:value-type="float" office:value="15.0716180675273" calcext:value-type="float">
            <text:p>15.0716180675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70.133819" calcext:value-type="float">
            <text:p>70.133819</text:p>
          </table:table-cell>
          <table:table-cell office:value-type="float" office:value="33.646755" calcext:value-type="float">
            <text:p>33.646755</text:p>
          </table:table-cell>
          <table:table-cell office:value-type="float" office:value="34.358016" calcext:value-type="float">
            <text:p>34.358016</text:p>
          </table:table-cell>
          <table:table-cell office:value-type="float" office:value="2.669051" calcext:value-type="float">
            <text:p>2.669051</text:p>
          </table:table-cell>
          <table:table-cell office:value-type="float" office:value="0.719817" calcext:value-type="float">
            <text:p>0.719817</text:p>
          </table:table-cell>
          <table:table-cell office:value-type="float" office:value="13.35" calcext:value-type="float">
            <text:p>13.35</text:p>
          </table:table-cell>
          <table:table-cell office:value-type="float" office:value="1.32" calcext:value-type="float">
            <text:p>1.3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3315534572119" calcext:value-type="float">
            <text:p>11.3315534572</text:p>
          </table:table-cell>
          <table:table-cell office:value-type="float" office:value="13.5468755032246" calcext:value-type="float">
            <text:p>13.5468755032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71.997925" calcext:value-type="float">
            <text:p>71.997925</text:p>
          </table:table-cell>
          <table:table-cell office:value-type="float" office:value="28.502241" calcext:value-type="float">
            <text:p>28.502241</text:p>
          </table:table-cell>
          <table:table-cell office:value-type="float" office:value="32.186235" calcext:value-type="float">
            <text:p>32.186235</text:p>
          </table:table-cell>
          <table:table-cell office:value-type="float" office:value="2.563514" calcext:value-type="float">
            <text:p>2.563514</text:p>
          </table:table-cell>
          <table:table-cell office:value-type="float" office:value="0.936084" calcext:value-type="float">
            <text:p>0.936084</text:p>
          </table:table-cell>
          <table:table-cell office:value-type="float" office:value="15.38" calcext:value-type="float">
            <text:p>15.38</text:p>
          </table:table-cell>
          <table:table-cell office:value-type="float" office:value="1.1" calcext:value-type="float">
            <text:p>1.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1917287621446" calcext:value-type="float">
            <text:p>12.1917287621</text:p>
          </table:table-cell>
          <table:table-cell office:value-type="float" office:value="15.0272874015064" calcext:value-type="float">
            <text:p>15.0272874015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72.328439" calcext:value-type="float">
            <text:p>72.328439</text:p>
          </table:table-cell>
          <table:table-cell office:value-type="float" office:value="30.388994" calcext:value-type="float">
            <text:p>30.388994</text:p>
          </table:table-cell>
          <table:table-cell office:value-type="float" office:value="31.227121" calcext:value-type="float">
            <text:p>31.227121</text:p>
          </table:table-cell>
          <table:table-cell office:value-type="float" office:value="2.714039" calcext:value-type="float">
            <text:p>2.714039</text:p>
          </table:table-cell>
          <table:table-cell office:value-type="float" office:value="0.644724" calcext:value-type="float">
            <text:p>0.644724</text:p>
          </table:table-cell>
          <table:table-cell office:value-type="float" office:value="11.64" calcext:value-type="float">
            <text:p>11.64</text:p>
          </table:table-cell>
          <table:table-cell office:value-type="float" office:value="0.65" calcext:value-type="float">
            <text:p>0.65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18887053396" calcext:value-type="float">
            <text:p>12.188870534</text:p>
          </table:table-cell>
          <table:table-cell office:value-type="float" office:value="14.5562916482986" calcext:value-type="float">
            <text:p>14.556291648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74.391662" calcext:value-type="float">
            <text:p>74.391662</text:p>
          </table:table-cell>
          <table:table-cell office:value-type="float" office:value="37.219421" calcext:value-type="float">
            <text:p>37.219421</text:p>
          </table:table-cell>
          <table:table-cell office:value-type="float" office:value="27.524043" calcext:value-type="float">
            <text:p>27.524043</text:p>
          </table:table-cell>
          <table:table-cell office:value-type="float" office:value="2.304091" calcext:value-type="float">
            <text:p>2.304091</text:p>
          </table:table-cell>
          <table:table-cell office:value-type="float" office:value="0.984323" calcext:value-type="float">
            <text:p>0.984323</text:p>
          </table:table-cell>
          <table:table-cell office:value-type="float" office:value="14.11" calcext:value-type="float">
            <text:p>14.11</text:p>
          </table:table-cell>
          <table:table-cell office:value-type="float" office:value="0.46" calcext:value-type="float">
            <text:p>0.46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9238774923672" calcext:value-type="float">
            <text:p>11.9238774924</text:p>
          </table:table-cell>
          <table:table-cell office:value-type="float" office:value="14.176735287613" calcext:value-type="float">
            <text:p>14.1767352876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815155" calcext:value-type="float">
            <text:p>69.815155</text:p>
          </table:table-cell>
          <table:table-cell office:value-type="float" office:value="29.230688" calcext:value-type="float">
            <text:p>29.230688</text:p>
          </table:table-cell>
          <table:table-cell office:value-type="float" office:value="33.79505" calcext:value-type="float">
            <text:p>33.79505</text:p>
          </table:table-cell>
          <table:table-cell office:value-type="float" office:value="2.746135" calcext:value-type="float">
            <text:p>2.746135</text:p>
          </table:table-cell>
          <table:table-cell office:value-type="float" office:value="0.831366" calcext:value-type="float">
            <text:p>0.831366</text:p>
          </table:table-cell>
          <table:table-cell office:value-type="float" office:value="13.41" calcext:value-type="float">
            <text:p>13.41</text:p>
          </table:table-cell>
          <table:table-cell office:value-type="float" office:value="1.22" calcext:value-type="float">
            <text:p>1.2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9006594097443" calcext:value-type="float">
            <text:p>10.9006594097</text:p>
          </table:table-cell>
          <table:table-cell office:value-type="float" office:value="13.4707418738006" calcext:value-type="float">
            <text:p>13.4707418738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87.041793" calcext:value-type="float">
            <text:p>87.041793</text:p>
          </table:table-cell>
          <table:table-cell office:value-type="float" office:value="37.825237" calcext:value-type="float">
            <text:p>37.825237</text:p>
          </table:table-cell>
          <table:table-cell office:value-type="float" office:value="26.865836" calcext:value-type="float">
            <text:p>26.865836</text:p>
          </table:table-cell>
          <table:table-cell office:value-type="float" office:value="1.753493" calcext:value-type="float">
            <text:p>1.753493</text:p>
          </table:table-cell>
          <table:table-cell office:value-type="float" office:value="0.880268" calcext:value-type="float">
            <text:p>0.880268</text:p>
          </table:table-cell>
          <table:table-cell office:value-type="float" office:value="13.64" calcext:value-type="float">
            <text:p>13.64</text:p>
          </table:table-cell>
          <table:table-cell office:value-type="float" office:value="1.06" calcext:value-type="float">
            <text:p>1.06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7886971203377" calcext:value-type="float">
            <text:p>12.7886971203</text:p>
          </table:table-cell>
          <table:table-cell office:value-type="float" office:value="14.7452180524017" calcext:value-type="float">
            <text:p>14.745218052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71.121863" calcext:value-type="float">
            <text:p>71.121863</text:p>
          </table:table-cell>
          <table:table-cell office:value-type="float" office:value="32.875599" calcext:value-type="float">
            <text:p>32.875599</text:p>
          </table:table-cell>
          <table:table-cell office:value-type="float" office:value="34.291534" calcext:value-type="float">
            <text:p>34.291534</text:p>
          </table:table-cell>
          <table:table-cell office:value-type="float" office:value="3.618085" calcext:value-type="float">
            <text:p>3.618085</text:p>
          </table:table-cell>
          <table:table-cell office:value-type="float" office:value="1.059478" calcext:value-type="float">
            <text:p>1.059478</text:p>
          </table:table-cell>
          <table:table-cell office:value-type="float" office:value="13.56" calcext:value-type="float">
            <text:p>13.56</text:p>
          </table:table-cell>
          <table:table-cell office:value-type="float" office:value="0.53" calcext:value-type="float">
            <text:p>0.53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566158127567" calcext:value-type="float">
            <text:p>11.5661581276</text:p>
          </table:table-cell>
          <table:table-cell office:value-type="float" office:value="14.012049778078" calcext:value-type="float">
            <text:p>14.012049778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77.004709" calcext:value-type="float">
            <text:p>77.004709</text:p>
          </table:table-cell>
          <table:table-cell office:value-type="float" office:value="33.471646" calcext:value-type="float">
            <text:p>33.471646</text:p>
          </table:table-cell>
          <table:table-cell office:value-type="float" office:value="29.19367" calcext:value-type="float">
            <text:p>29.19367</text:p>
          </table:table-cell>
          <table:table-cell office:value-type="float" office:value="2.715942" calcext:value-type="float">
            <text:p>2.715942</text:p>
          </table:table-cell>
          <table:table-cell office:value-type="float" office:value="0.790705" calcext:value-type="float">
            <text:p>0.790705</text:p>
          </table:table-cell>
          <table:table-cell office:value-type="float" office:value="14.55" calcext:value-type="float">
            <text:p>14.55</text:p>
          </table:table-cell>
          <table:table-cell office:value-type="float" office:value="1.19" calcext:value-type="float">
            <text:p>1.1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0296856443744" calcext:value-type="float">
            <text:p>12.0296856444</text:p>
          </table:table-cell>
          <table:table-cell office:value-type="float" office:value="14.3965203029974" calcext:value-type="float">
            <text:p>14.39652030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68.971795" calcext:value-type="float">
            <text:p>68.971795</text:p>
          </table:table-cell>
          <table:table-cell office:value-type="float" office:value="35.630272" calcext:value-type="float">
            <text:p>35.630272</text:p>
          </table:table-cell>
          <table:table-cell office:value-type="float" office:value="36.45002" calcext:value-type="float">
            <text:p>36.45002</text:p>
          </table:table-cell>
          <table:table-cell office:value-type="float" office:value="2.796458" calcext:value-type="float">
            <text:p>2.796458</text:p>
          </table:table-cell>
          <table:table-cell office:value-type="float" office:value="0.642673" calcext:value-type="float">
            <text:p>0.642673</text:p>
          </table:table-cell>
          <table:table-cell office:value-type="float" office:value="14.23" calcext:value-type="float">
            <text:p>14.23</text:p>
          </table:table-cell>
          <table:table-cell office:value-type="float" office:value="0.98" calcext:value-type="float">
            <text:p>0.9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009040821338" calcext:value-type="float">
            <text:p>12.0090408213</text:p>
          </table:table-cell>
          <table:table-cell office:value-type="float" office:value="14.293875218667" calcext:value-type="float">
            <text:p>14.2938752187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77.375408" calcext:value-type="float">
            <text:p>77.375408</text:p>
          </table:table-cell>
          <table:table-cell office:value-type="float" office:value="30.413146" calcext:value-type="float">
            <text:p>30.413146</text:p>
          </table:table-cell>
          <table:table-cell office:value-type="float" office:value="32.480315" calcext:value-type="float">
            <text:p>32.480315</text:p>
          </table:table-cell>
          <table:table-cell office:value-type="float" office:value="3.498688" calcext:value-type="float">
            <text:p>3.498688</text:p>
          </table:table-cell>
          <table:table-cell office:value-type="float" office:value="1.070461" calcext:value-type="float">
            <text:p>1.070461</text:p>
          </table:table-cell>
          <table:table-cell office:value-type="float" office:value="12.42" calcext:value-type="float">
            <text:p>12.42</text:p>
          </table:table-cell>
          <table:table-cell office:value-type="float" office:value="0.85" calcext:value-type="float">
            <text:p>0.85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3.0496341773842" calcext:value-type="float">
            <text:p>13.0496341774</text:p>
          </table:table-cell>
          <table:table-cell office:value-type="float" office:value="15.1460946214529" calcext:value-type="float">
            <text:p>15.1460946215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78.750005" calcext:value-type="float">
            <text:p>78.750005</text:p>
          </table:table-cell>
          <table:table-cell office:value-type="float" office:value="25.861821" calcext:value-type="float">
            <text:p>25.861821</text:p>
          </table:table-cell>
          <table:table-cell office:value-type="float" office:value="30.13234" calcext:value-type="float">
            <text:p>30.13234</text:p>
          </table:table-cell>
          <table:table-cell office:value-type="float" office:value="2.965436" calcext:value-type="float">
            <text:p>2.965436</text:p>
          </table:table-cell>
          <table:table-cell office:value-type="float" office:value="0.61918" calcext:value-type="float">
            <text:p>0.61918</text:p>
          </table:table-cell>
          <table:table-cell office:value-type="float" office:value="13.04" calcext:value-type="float">
            <text:p>13.04</text:p>
          </table:table-cell>
          <table:table-cell office:value-type="float" office:value="0.97" calcext:value-type="float">
            <text:p>0.97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9567147305996" calcext:value-type="float">
            <text:p>11.9567147306</text:p>
          </table:table-cell>
          <table:table-cell office:value-type="float" office:value="14.2636441953376" calcext:value-type="float">
            <text:p>14.263644195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68.194142" calcext:value-type="float">
            <text:p>68.194142</text:p>
          </table:table-cell>
          <table:table-cell office:value-type="float" office:value="29.548452" calcext:value-type="float">
            <text:p>29.548452</text:p>
          </table:table-cell>
          <table:table-cell office:value-type="float" office:value="24.315604" calcext:value-type="float">
            <text:p>24.315604</text:p>
          </table:table-cell>
          <table:table-cell office:value-type="float" office:value="2.557158" calcext:value-type="float">
            <text:p>2.557158</text:p>
          </table:table-cell>
          <table:table-cell office:value-type="float" office:value="0.615469" calcext:value-type="float">
            <text:p>0.615469</text:p>
          </table:table-cell>
          <table:table-cell office:value-type="float" office:value="13.71" calcext:value-type="float">
            <text:p>13.71</text:p>
          </table:table-cell>
          <table:table-cell office:value-type="float" office:value="1.84" calcext:value-type="float">
            <text:p>1.84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7835898037074" calcext:value-type="float">
            <text:p>11.7835898037</text:p>
          </table:table-cell>
          <table:table-cell office:value-type="float" office:value="14.306532088017" calcext:value-type="float">
            <text:p>14.306532088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74.575286" calcext:value-type="float">
            <text:p>74.575286</text:p>
          </table:table-cell>
          <table:table-cell office:value-type="float" office:value="28.844595" calcext:value-type="float">
            <text:p>28.844595</text:p>
          </table:table-cell>
          <table:table-cell office:value-type="float" office:value="32.041869" calcext:value-type="float">
            <text:p>32.041869</text:p>
          </table:table-cell>
          <table:table-cell office:value-type="float" office:value="2.883568" calcext:value-type="float">
            <text:p>2.883568</text:p>
          </table:table-cell>
          <table:table-cell office:value-type="float" office:value="0.94575" calcext:value-type="float">
            <text:p>0.94575</text:p>
          </table:table-cell>
          <table:table-cell office:value-type="float" office:value="12.95" calcext:value-type="float">
            <text:p>12.95</text:p>
          </table:table-cell>
          <table:table-cell office:value-type="float" office:value="1.19" calcext:value-type="float">
            <text:p>1.1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2479585538933" calcext:value-type="float">
            <text:p>12.2479585539</text:p>
          </table:table-cell>
          <table:table-cell office:value-type="float" office:value="14.6741062722878" calcext:value-type="float">
            <text:p>14.674106272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68.729622" calcext:value-type="float">
            <text:p>68.729622</text:p>
          </table:table-cell>
          <table:table-cell office:value-type="float" office:value="33.732434" calcext:value-type="float">
            <text:p>33.732434</text:p>
          </table:table-cell>
          <table:table-cell office:value-type="float" office:value="31.938557" calcext:value-type="float">
            <text:p>31.938557</text:p>
          </table:table-cell>
          <table:table-cell office:value-type="float" office:value="2.597309" calcext:value-type="float">
            <text:p>2.597309</text:p>
          </table:table-cell>
          <table:table-cell office:value-type="float" office:value="0.76273" calcext:value-type="float">
            <text:p>0.76273</text:p>
          </table:table-cell>
          <table:table-cell office:value-type="float" office:value="13.05" calcext:value-type="float">
            <text:p>13.05</text:p>
          </table:table-cell>
          <table:table-cell office:value-type="float" office:value="1.42" calcext:value-type="float">
            <text:p>1.4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4523279677859" calcext:value-type="float">
            <text:p>11.4523279678</text:p>
          </table:table-cell>
          <table:table-cell office:value-type="float" office:value="13.7106002254033" calcext:value-type="float">
            <text:p>13.710600225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66.511597" calcext:value-type="float">
            <text:p>66.511597</text:p>
          </table:table-cell>
          <table:table-cell office:value-type="float" office:value="34.319665" calcext:value-type="float">
            <text:p>34.319665</text:p>
          </table:table-cell>
          <table:table-cell office:value-type="float" office:value="29.47926" calcext:value-type="float">
            <text:p>29.47926</text:p>
          </table:table-cell>
          <table:table-cell office:value-type="float" office:value="2.557839" calcext:value-type="float">
            <text:p>2.557839</text:p>
          </table:table-cell>
          <table:table-cell office:value-type="float" office:value="0.700546" calcext:value-type="float">
            <text:p>0.700546</text:p>
          </table:table-cell>
          <table:table-cell office:value-type="float" office:value="13.88" calcext:value-type="float">
            <text:p>13.88</text:p>
          </table:table-cell>
          <table:table-cell office:value-type="float" office:value="1.52" calcext:value-type="float">
            <text:p>1.5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5715565716433" calcext:value-type="float">
            <text:p>11.5715565716</text:p>
          </table:table-cell>
          <table:table-cell office:value-type="float" office:value="13.6172226632651" calcext:value-type="float">
            <text:p>13.617222663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75.253373" calcext:value-type="float">
            <text:p>75.253373</text:p>
          </table:table-cell>
          <table:table-cell office:value-type="float" office:value="38.042939" calcext:value-type="float">
            <text:p>38.042939</text:p>
          </table:table-cell>
          <table:table-cell office:value-type="float" office:value="28.993571" calcext:value-type="float">
            <text:p>28.993571</text:p>
          </table:table-cell>
          <table:table-cell office:value-type="float" office:value="3.100418" calcext:value-type="float">
            <text:p>3.100418</text:p>
          </table:table-cell>
          <table:table-cell office:value-type="float" office:value="2.188266" calcext:value-type="float">
            <text:p>2.188266</text:p>
          </table:table-cell>
          <table:table-cell office:value-type="float" office:value="12.65" calcext:value-type="float">
            <text:p>12.65</text:p>
          </table:table-cell>
          <table:table-cell office:value-type="float" office:value="0.29" calcext:value-type="float">
            <text:p>0.2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9702156569806" calcext:value-type="float">
            <text:p>12.970215657</text:p>
          </table:table-cell>
          <table:table-cell office:value-type="float" office:value="14.7022215783703" calcext:value-type="float">
            <text:p>14.702221578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71.284208" calcext:value-type="float">
            <text:p>71.284208</text:p>
          </table:table-cell>
          <table:table-cell office:value-type="float" office:value="30.831533" calcext:value-type="float">
            <text:p>30.831533</text:p>
          </table:table-cell>
          <table:table-cell office:value-type="float" office:value="34.588665" calcext:value-type="float">
            <text:p>34.588665</text:p>
          </table:table-cell>
          <table:table-cell office:value-type="float" office:value="2.833076" calcext:value-type="float">
            <text:p>2.833076</text:p>
          </table:table-cell>
          <table:table-cell office:value-type="float" office:value="0.850616" calcext:value-type="float">
            <text:p>0.850616</text:p>
          </table:table-cell>
          <table:table-cell office:value-type="float" office:value="11.22" calcext:value-type="float">
            <text:p>11.22</text:p>
          </table:table-cell>
          <table:table-cell office:value-type="float" office:value="1.74" calcext:value-type="float">
            <text:p>1.74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8.79496128235421" calcext:value-type="float">
            <text:p>8.7949612824</text:p>
          </table:table-cell>
          <table:table-cell office:value-type="float" office:value="11.4956847340134" calcext:value-type="float">
            <text:p>11.49568473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1.668391" calcext:value-type="float">
            <text:p>71.668391</text:p>
          </table:table-cell>
          <table:table-cell office:value-type="float" office:value="28.001763" calcext:value-type="float">
            <text:p>28.001763</text:p>
          </table:table-cell>
          <table:table-cell office:value-type="float" office:value="36.95948" calcext:value-type="float">
            <text:p>36.95948</text:p>
          </table:table-cell>
          <table:table-cell office:value-type="float" office:value="3.212337" calcext:value-type="float">
            <text:p>3.212337</text:p>
          </table:table-cell>
          <table:table-cell office:value-type="float" office:value="1.203807" calcext:value-type="float">
            <text:p>1.203807</text:p>
          </table:table-cell>
          <table:table-cell office:value-type="float" office:value="12.75" calcext:value-type="float">
            <text:p>12.75</text:p>
          </table:table-cell>
          <table:table-cell office:value-type="float" office:value="0.52" calcext:value-type="float">
            <text:p>0.5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21381433078768" calcext:value-type="float">
            <text:p>9.2138143308</text:p>
          </table:table-cell>
          <table:table-cell office:value-type="float" office:value="11.8907808277907" calcext:value-type="float">
            <text:p>11.8907808278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6.320151" calcext:value-type="float">
            <text:p>76.320151</text:p>
          </table:table-cell>
          <table:table-cell office:value-type="float" office:value="40.90868" calcext:value-type="float">
            <text:p>40.90868</text:p>
          </table:table-cell>
          <table:table-cell office:value-type="float" office:value="37.908189" calcext:value-type="float">
            <text:p>37.908189</text:p>
          </table:table-cell>
          <table:table-cell office:value-type="float" office:value="2.791805" calcext:value-type="float">
            <text:p>2.791805</text:p>
          </table:table-cell>
          <table:table-cell office:value-type="float" office:value="1.654648" calcext:value-type="float">
            <text:p>1.654648</text:p>
          </table:table-cell>
          <table:table-cell office:value-type="float" office:value="13.25" calcext:value-type="float">
            <text:p>13.25</text:p>
          </table:table-cell>
          <table:table-cell office:value-type="float" office:value="0.96" calcext:value-type="float">
            <text:p>0.96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8.91966716386837" calcext:value-type="float">
            <text:p>8.9196671639</text:p>
          </table:table-cell>
          <table:table-cell office:value-type="float" office:value="11.2135583610084" calcext:value-type="float">
            <text:p>11.21355836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74.284312" calcext:value-type="float">
            <text:p>74.284312</text:p>
          </table:table-cell>
          <table:table-cell office:value-type="float" office:value="33.796929" calcext:value-type="float">
            <text:p>33.796929</text:p>
          </table:table-cell>
          <table:table-cell office:value-type="float" office:value="33.129039" calcext:value-type="float">
            <text:p>33.129039</text:p>
          </table:table-cell>
          <table:table-cell office:value-type="float" office:value="3.671907" calcext:value-type="float">
            <text:p>3.671907</text:p>
          </table:table-cell>
          <table:table-cell office:value-type="float" office:value="1.08652" calcext:value-type="float">
            <text:p>1.08652</text:p>
          </table:table-cell>
          <table:table-cell office:value-type="float" office:value="16.79" calcext:value-type="float">
            <text:p>16.79</text:p>
          </table:table-cell>
          <table:table-cell office:value-type="float" office:value="0.6" calcext:value-type="float">
            <text:p>0.6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1827449936172" calcext:value-type="float">
            <text:p>11.1827449936</text:p>
          </table:table-cell>
          <table:table-cell office:value-type="float" office:value="13.1510745233994" calcext:value-type="float">
            <text:p>13.151074523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76.69851" calcext:value-type="float">
            <text:p>76.69851</text:p>
          </table:table-cell>
          <table:table-cell office:value-type="float" office:value="34.004788" calcext:value-type="float">
            <text:p>34.004788</text:p>
          </table:table-cell>
          <table:table-cell office:value-type="float" office:value="34.241976" calcext:value-type="float">
            <text:p>34.241976</text:p>
          </table:table-cell>
          <table:table-cell office:value-type="float" office:value="4.218845" calcext:value-type="float">
            <text:p>4.218845</text:p>
          </table:table-cell>
          <table:table-cell office:value-type="float" office:value="1.734716" calcext:value-type="float">
            <text:p>1.734716</text:p>
          </table:table-cell>
          <table:table-cell office:value-type="float" office:value="16.22" calcext:value-type="float">
            <text:p>16.22</text:p>
          </table:table-cell>
          <table:table-cell office:value-type="float" office:value="0.19" calcext:value-type="float">
            <text:p>0.1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2.8020961278549" calcext:value-type="float">
            <text:p>12.8020961279</text:p>
          </table:table-cell>
          <table:table-cell office:value-type="float" office:value="14.8356299611416" calcext:value-type="float">
            <text:p>14.835629961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95.905975" calcext:value-type="float">
            <text:p>95.905975</text:p>
          </table:table-cell>
          <table:table-cell office:value-type="float" office:value="59.700667" calcext:value-type="float">
            <text:p>59.700667</text:p>
          </table:table-cell>
          <table:table-cell office:value-type="float" office:value="24.681135" calcext:value-type="float">
            <text:p>24.681135</text:p>
          </table:table-cell>
          <table:table-cell office:value-type="float" office:value="2.343168" calcext:value-type="float">
            <text:p>2.343168</text:p>
          </table:table-cell>
          <table:table-cell office:value-type="float" office:value="1.727548" calcext:value-type="float">
            <text:p>1.727548</text:p>
          </table:table-cell>
          <table:table-cell office:value-type="float" office:value="19.54" calcext:value-type="float">
            <text:p>19.54</text:p>
          </table:table-cell>
          <table:table-cell office:value-type="float" office:value="1.11" calcext:value-type="float">
            <text:p>1.1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3.8576781747287" calcext:value-type="float">
            <text:p>13.8576781747</text:p>
          </table:table-cell>
          <table:table-cell office:value-type="float" office:value="15.2172689049352" calcext:value-type="float">
            <text:p>15.217268904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76.139574" calcext:value-type="float">
            <text:p>76.139574</text:p>
          </table:table-cell>
          <table:table-cell office:value-type="float" office:value="39.431595" calcext:value-type="float">
            <text:p>39.431595</text:p>
          </table:table-cell>
          <table:table-cell office:value-type="float" office:value="35.760528" calcext:value-type="float">
            <text:p>35.760528</text:p>
          </table:table-cell>
          <table:table-cell office:value-type="float" office:value="3.398522" calcext:value-type="float">
            <text:p>3.398522</text:p>
          </table:table-cell>
          <table:table-cell office:value-type="float" office:value="1.76201" calcext:value-type="float">
            <text:p>1.76201</text:p>
          </table:table-cell>
          <table:table-cell office:value-type="float" office:value="15.89" calcext:value-type="float">
            <text:p>15.89</text:p>
          </table:table-cell>
          <table:table-cell office:value-type="float" office:value="0.28" calcext:value-type="float">
            <text:p>0.2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0547870286854" calcext:value-type="float">
            <text:p>10.0547870287</text:p>
          </table:table-cell>
          <table:table-cell office:value-type="float" office:value="13.0310337753778" calcext:value-type="float">
            <text:p>13.031033775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58.630301" calcext:value-type="float">
            <text:p>58.630301</text:p>
          </table:table-cell>
          <table:table-cell office:value-type="float" office:value="44.085855" calcext:value-type="float">
            <text:p>44.085855</text:p>
          </table:table-cell>
          <table:table-cell office:value-type="float" office:value="39.225049" calcext:value-type="float">
            <text:p>39.225049</text:p>
          </table:table-cell>
          <table:table-cell office:value-type="float" office:value="3.317747" calcext:value-type="float">
            <text:p>3.317747</text:p>
          </table:table-cell>
          <table:table-cell office:value-type="float" office:value="0.783959" calcext:value-type="float">
            <text:p>0.783959</text:p>
          </table:table-cell>
          <table:table-cell office:value-type="float" office:value="13.72" calcext:value-type="float">
            <text:p>13.72</text:p>
          </table:table-cell>
          <table:table-cell office:value-type="float" office:value="0.2" calcext:value-type="float">
            <text:p>0.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4788360723176" calcext:value-type="float">
            <text:p>10.4788360723</text:p>
          </table:table-cell>
          <table:table-cell office:value-type="float" office:value="13.1324751486906" calcext:value-type="float">
            <text:p>13.1324751487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63.461325" calcext:value-type="float">
            <text:p>63.461325</text:p>
          </table:table-cell>
          <table:table-cell office:value-type="float" office:value="42.09157" calcext:value-type="float">
            <text:p>42.09157</text:p>
          </table:table-cell>
          <table:table-cell office:value-type="float" office:value="35.959987" calcext:value-type="float">
            <text:p>35.959987</text:p>
          </table:table-cell>
          <table:table-cell office:value-type="float" office:value="2.086311" calcext:value-type="float">
            <text:p>2.086311</text:p>
          </table:table-cell>
          <table:table-cell office:value-type="float" office:value="0.993809" calcext:value-type="float">
            <text:p>0.993809</text:p>
          </table:table-cell>
          <table:table-cell office:value-type="float" office:value="13.33" calcext:value-type="float">
            <text:p>13.33</text:p>
          </table:table-cell>
          <table:table-cell office:value-type="float" office:value="1.62" calcext:value-type="float">
            <text:p>1.6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99252811932686" calcext:value-type="float">
            <text:p>9.9925281193</text:p>
          </table:table-cell>
          <table:table-cell office:value-type="float" office:value="12.6664364449311" calcext:value-type="float">
            <text:p>12.666436444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72.059586" calcext:value-type="float">
            <text:p>72.059586</text:p>
          </table:table-cell>
          <table:table-cell office:value-type="float" office:value="31.274988" calcext:value-type="float">
            <text:p>31.274988</text:p>
          </table:table-cell>
          <table:table-cell office:value-type="float" office:value="31.57879" calcext:value-type="float">
            <text:p>31.57879</text:p>
          </table:table-cell>
          <table:table-cell office:value-type="float" office:value="3.057658" calcext:value-type="float">
            <text:p>3.057658</text:p>
          </table:table-cell>
          <table:table-cell office:value-type="float" office:value="1.053969" calcext:value-type="float">
            <text:p>1.053969</text:p>
          </table:table-cell>
          <table:table-cell office:value-type="float" office:value="14.41" calcext:value-type="float">
            <text:p>14.41</text:p>
          </table:table-cell>
          <table:table-cell office:value-type="float" office:value="0.07" calcext:value-type="float">
            <text:p>0.07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60947213338362" calcext:value-type="float">
            <text:p>9.6094721334</text:p>
          </table:table-cell>
          <table:table-cell office:value-type="float" office:value="12.5505427849186" calcext:value-type="float">
            <text:p>12.5505427849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.233547" calcext:value-type="float">
            <text:p>100.233547</text:p>
          </table:table-cell>
          <table:table-cell office:value-type="float" office:value="58.512894" calcext:value-type="float">
            <text:p>58.512894</text:p>
          </table:table-cell>
          <table:table-cell office:value-type="float" office:value="29.792442" calcext:value-type="float">
            <text:p>29.792442</text:p>
          </table:table-cell>
          <table:table-cell office:value-type="float" office:value="4.75172" calcext:value-type="float">
            <text:p>4.75172</text:p>
          </table:table-cell>
          <table:table-cell office:value-type="float" office:value="1.768177" calcext:value-type="float">
            <text:p>1.768177</text:p>
          </table:table-cell>
          <table:table-cell office:value-type="float" office:value="19.92" calcext:value-type="float">
            <text:p>19.92</text:p>
          </table:table-cell>
          <table:table-cell office:value-type="float" office:value="0.72" calcext:value-type="float">
            <text:p>0.72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5130264598701" calcext:value-type="float">
            <text:p>11.5130264599</text:p>
          </table:table-cell>
          <table:table-cell office:value-type="float" office:value="13.139233587797" calcext:value-type="float">
            <text:p>13.1392335878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72.598906" calcext:value-type="float">
            <text:p>72.598906</text:p>
          </table:table-cell>
          <table:table-cell office:value-type="float" office:value="31.560581" calcext:value-type="float">
            <text:p>31.560581</text:p>
          </table:table-cell>
          <table:table-cell office:value-type="float" office:value="35.707027" calcext:value-type="float">
            <text:p>35.707027</text:p>
          </table:table-cell>
          <table:table-cell office:value-type="float" office:value="3.06877" calcext:value-type="float">
            <text:p>3.06877</text:p>
          </table:table-cell>
          <table:table-cell office:value-type="float" office:value="1.152001" calcext:value-type="float">
            <text:p>1.152001</text:p>
          </table:table-cell>
          <table:table-cell office:value-type="float" office:value="13.19" calcext:value-type="float">
            <text:p>13.19</text:p>
          </table:table-cell>
          <table:table-cell office:value-type="float" office:value="0.9" calcext:value-type="float">
            <text:p>0.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8.89375115157674" calcext:value-type="float">
            <text:p>8.8937511516</text:p>
          </table:table-cell>
          <table:table-cell office:value-type="float" office:value="11.7981933506167" calcext:value-type="float">
            <text:p>11.7981933506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68.936716" calcext:value-type="float">
            <text:p>68.936716</text:p>
          </table:table-cell>
          <table:table-cell office:value-type="float" office:value="30.025065" calcext:value-type="float">
            <text:p>30.025065</text:p>
          </table:table-cell>
          <table:table-cell office:value-type="float" office:value="30.249919" calcext:value-type="float">
            <text:p>30.249919</text:p>
          </table:table-cell>
          <table:table-cell office:value-type="float" office:value="2.711375" calcext:value-type="float">
            <text:p>2.711375</text:p>
          </table:table-cell>
          <table:table-cell office:value-type="float" office:value="0.674138" calcext:value-type="float">
            <text:p>0.674138</text:p>
          </table:table-cell>
          <table:table-cell office:value-type="float" office:value="14.01" calcext:value-type="float">
            <text:p>14.01</text:p>
          </table:table-cell>
          <table:table-cell office:value-type="float" office:value="0.29" calcext:value-type="float">
            <text:p>0.29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75413451227591" calcext:value-type="float">
            <text:p>9.7541345123</text:p>
          </table:table-cell>
          <table:table-cell office:value-type="float" office:value="12.7013851760799" calcext:value-type="float">
            <text:p>12.7013851761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77.999165" calcext:value-type="float">
            <text:p>77.999165</text:p>
          </table:table-cell>
          <table:table-cell office:value-type="float" office:value="27.31138" calcext:value-type="float">
            <text:p>27.31138</text:p>
          </table:table-cell>
          <table:table-cell office:value-type="float" office:value="42.789641" calcext:value-type="float">
            <text:p>42.789641</text:p>
          </table:table-cell>
          <table:table-cell office:value-type="float" office:value="3.662225" calcext:value-type="float">
            <text:p>3.662225</text:p>
          </table:table-cell>
          <table:table-cell office:value-type="float" office:value="1.268166" calcext:value-type="float">
            <text:p>1.268166</text:p>
          </table:table-cell>
          <table:table-cell office:value-type="float" office:value="15.13" calcext:value-type="float">
            <text:p>15.13</text:p>
          </table:table-cell>
          <table:table-cell office:value-type="float" office:value="0.27" calcext:value-type="float">
            <text:p>0.27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9.30797512060294" calcext:value-type="float">
            <text:p>9.3079751206</text:p>
          </table:table-cell>
          <table:table-cell office:value-type="float" office:value="11.990233874228" calcext:value-type="float">
            <text:p>11.9902338742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93.291921" calcext:value-type="float">
            <text:p>93.291921</text:p>
          </table:table-cell>
          <table:table-cell office:value-type="float" office:value="43.702991" calcext:value-type="float">
            <text:p>43.702991</text:p>
          </table:table-cell>
          <table:table-cell office:value-type="float" office:value="26.739316" calcext:value-type="float">
            <text:p>26.739316</text:p>
          </table:table-cell>
          <table:table-cell office:value-type="float" office:value="3.580354" calcext:value-type="float">
            <text:p>3.580354</text:p>
          </table:table-cell>
          <table:table-cell office:value-type="float" office:value="0.699073" calcext:value-type="float">
            <text:p>0.699073</text:p>
          </table:table-cell>
          <table:table-cell office:value-type="float" office:value="56.41" calcext:value-type="float">
            <text:p>56.41</text:p>
          </table:table-cell>
          <table:table-cell office:value-type="float" office:value="0.36" calcext:value-type="float">
            <text:p>0.36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6.94505106372583" calcext:value-type="float">
            <text:p>6.9450510637</text:p>
          </table:table-cell>
          <table:table-cell office:value-type="float" office:value="10.3827257553042" calcext:value-type="float">
            <text:p>10.382725755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76.517868" calcext:value-type="float">
            <text:p>76.517868</text:p>
          </table:table-cell>
          <table:table-cell office:value-type="float" office:value="25.107007" calcext:value-type="float">
            <text:p>25.107007</text:p>
          </table:table-cell>
          <table:table-cell office:value-type="float" office:value="36.549845" calcext:value-type="float">
            <text:p>36.549845</text:p>
          </table:table-cell>
          <table:table-cell office:value-type="float" office:value="3.022637" calcext:value-type="float">
            <text:p>3.022637</text:p>
          </table:table-cell>
          <table:table-cell office:value-type="float" office:value="1.092577" calcext:value-type="float">
            <text:p>1.092577</text:p>
          </table:table-cell>
          <table:table-cell office:value-type="float" office:value="11.68" calcext:value-type="float">
            <text:p>11.68</text:p>
          </table:table-cell>
          <table:table-cell office:value-type="float" office:value="0.83" calcext:value-type="float">
            <text:p>0.83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8381779672556" calcext:value-type="float">
            <text:p>10.8381779673</text:p>
          </table:table-cell>
          <table:table-cell office:value-type="float" office:value="13.3527524833761" calcext:value-type="float">
            <text:p>13.352752483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73.024784" calcext:value-type="float">
            <text:p>73.024784</text:p>
          </table:table-cell>
          <table:table-cell office:value-type="float" office:value="32.096741" calcext:value-type="float">
            <text:p>32.096741</text:p>
          </table:table-cell>
          <table:table-cell office:value-type="float" office:value="36.173095" calcext:value-type="float">
            <text:p>36.173095</text:p>
          </table:table-cell>
          <table:table-cell office:value-type="float" office:value="2.920282" calcext:value-type="float">
            <text:p>2.920282</text:p>
          </table:table-cell>
          <table:table-cell office:value-type="float" office:value="1.008544" calcext:value-type="float">
            <text:p>1.008544</text:p>
          </table:table-cell>
          <table:table-cell office:value-type="float" office:value="14.25" calcext:value-type="float">
            <text:p>14.25</text:p>
          </table:table-cell>
          <table:table-cell office:value-type="float" office:value="0.87" calcext:value-type="float">
            <text:p>0.87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3929125700245" calcext:value-type="float">
            <text:p>11.39291257</text:p>
          </table:table-cell>
          <table:table-cell office:value-type="float" office:value="13.8803431683534" calcext:value-type="float">
            <text:p>13.880343168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81.025041" calcext:value-type="float">
            <text:p>81.025041</text:p>
          </table:table-cell>
          <table:table-cell office:value-type="float" office:value="31.65116" calcext:value-type="float">
            <text:p>31.65116</text:p>
          </table:table-cell>
          <table:table-cell office:value-type="float" office:value="30.605513" calcext:value-type="float">
            <text:p>30.605513</text:p>
          </table:table-cell>
          <table:table-cell office:value-type="float" office:value="2.856765" calcext:value-type="float">
            <text:p>2.856765</text:p>
          </table:table-cell>
          <table:table-cell office:value-type="float" office:value="1.38986" calcext:value-type="float">
            <text:p>1.38986</text:p>
          </table:table-cell>
          <table:table-cell office:value-type="float" office:value="11.98" calcext:value-type="float">
            <text:p>11.98</text:p>
          </table:table-cell>
          <table:table-cell office:value-type="float" office:value="1.63" calcext:value-type="float">
            <text:p>1.63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4.1867898671058" calcext:value-type="float">
            <text:p>14.1867898671</text:p>
          </table:table-cell>
          <table:table-cell office:value-type="float" office:value="16.3200042893528" calcext:value-type="float">
            <text:p>16.3200042894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78.726303" calcext:value-type="float">
            <text:p>78.726303</text:p>
          </table:table-cell>
          <table:table-cell office:value-type="float" office:value="29.906296" calcext:value-type="float">
            <text:p>29.906296</text:p>
          </table:table-cell>
          <table:table-cell office:value-type="float" office:value="34.520119" calcext:value-type="float">
            <text:p>34.520119</text:p>
          </table:table-cell>
          <table:table-cell office:value-type="float" office:value="3.357916" calcext:value-type="float">
            <text:p>3.357916</text:p>
          </table:table-cell>
          <table:table-cell office:value-type="float" office:value="0.934261" calcext:value-type="float">
            <text:p>0.934261</text:p>
          </table:table-cell>
          <table:table-cell office:value-type="float" office:value="13.76" calcext:value-type="float">
            <text:p>13.76</text:p>
          </table:table-cell>
          <table:table-cell office:value-type="float" office:value="1.38" calcext:value-type="float">
            <text:p>1.3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0.8242661986408" calcext:value-type="float">
            <text:p>10.8242661986</text:p>
          </table:table-cell>
          <table:table-cell office:value-type="float" office:value="13.1622081284977" calcext:value-type="float">
            <text:p>13.1622081285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75.56366" calcext:value-type="float">
            <text:p>75.56366</text:p>
          </table:table-cell>
          <table:table-cell office:value-type="float" office:value="25.379222" calcext:value-type="float">
            <text:p>25.379222</text:p>
          </table:table-cell>
          <table:table-cell office:value-type="float" office:value="37.553673" calcext:value-type="float">
            <text:p>37.553673</text:p>
          </table:table-cell>
          <table:table-cell office:value-type="float" office:value="2.965727" calcext:value-type="float">
            <text:p>2.965727</text:p>
          </table:table-cell>
          <table:table-cell office:value-type="float" office:value="0.960254" calcext:value-type="float">
            <text:p>0.960254</text:p>
          </table:table-cell>
          <table:table-cell office:value-type="float" office:value="13.41" calcext:value-type="float">
            <text:p>13.41</text:p>
          </table:table-cell>
          <table:table-cell office:value-type="float" office:value="1.21" calcext:value-type="float">
            <text:p>1.21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0906539165116" calcext:value-type="float">
            <text:p>11.0906539165</text:p>
          </table:table-cell>
          <table:table-cell office:value-type="float" office:value="13.6083171983263" calcext:value-type="float">
            <text:p>13.6083171983</text:p>
          </table:table-cell>
          <table:table-cell table:number-columns-repeated="100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79.171033" calcext:value-type="float">
            <text:p>79.171033</text:p>
          </table:table-cell>
          <table:table-cell office:value-type="float" office:value="30.82467" calcext:value-type="float">
            <text:p>30.82467</text:p>
          </table:table-cell>
          <table:table-cell office:value-type="float" office:value="37.472876" calcext:value-type="float">
            <text:p>37.472876</text:p>
          </table:table-cell>
          <table:table-cell office:value-type="float" office:value="2.600648" calcext:value-type="float">
            <text:p>2.600648</text:p>
          </table:table-cell>
          <table:table-cell office:value-type="float" office:value="0.891264" calcext:value-type="float">
            <text:p>0.891264</text:p>
          </table:table-cell>
          <table:table-cell office:value-type="float" office:value="12.54" calcext:value-type="float">
            <text:p>12.54</text:p>
          </table:table-cell>
          <table:table-cell office:value-type="float" office:value="0.98" calcext:value-type="float">
            <text:p>0.98</text:p>
          </table:table-cell>
          <table:table-cell office:value-type="float" office:value="10.2599602951211" calcext:value-type="float">
            <text:p>10.2599602951</text:p>
          </table:table-cell>
          <table:table-cell office:value-type="float" office:value="11.4914627805414" calcext:value-type="float">
            <text:p>11.4914627805</text:p>
          </table:table-cell>
          <table:table-cell office:value-type="float" office:value="13.4726927785035" calcext:value-type="float">
            <text:p>13.4726927785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46.391787" calcext:value-type="float">
            <text:p>46.391787</text:p>
          </table:table-cell>
          <table:table-cell office:value-type="float" office:value="36.332722" calcext:value-type="float">
            <text:p>36.332722</text:p>
          </table:table-cell>
          <table:table-cell office:value-type="float" office:value="21.138927" calcext:value-type="float">
            <text:p>21.138927</text:p>
          </table:table-cell>
          <table:table-cell office:value-type="float" office:value="3.297202" calcext:value-type="float">
            <text:p>3.297202</text:p>
          </table:table-cell>
          <table:table-cell office:value-type="float" office:value="0.430393" calcext:value-type="float">
            <text:p>0.430393</text:p>
          </table:table-cell>
          <table:table-cell office:value-type="float" office:value="80.88" calcext:value-type="float">
            <text:p>80.88</text:p>
          </table:table-cell>
          <table:table-cell office:value-type="float" office:value="4.73" calcext:value-type="float">
            <text:p>4.7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5.68397424734434" calcext:value-type="float">
            <text:p>5.6839742473</text:p>
          </table:table-cell>
          <table:table-cell office:value-type="float" office:value="9.40872981280906" calcext:value-type="float">
            <text:p>9.408729812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95.782474" calcext:value-type="float">
            <text:p>95.782474</text:p>
          </table:table-cell>
          <table:table-cell office:value-type="float" office:value="50.524778" calcext:value-type="float">
            <text:p>50.524778</text:p>
          </table:table-cell>
          <table:table-cell office:value-type="float" office:value="29.282547" calcext:value-type="float">
            <text:p>29.282547</text:p>
          </table:table-cell>
          <table:table-cell office:value-type="float" office:value="4.868051" calcext:value-type="float">
            <text:p>4.868051</text:p>
          </table:table-cell>
          <table:table-cell office:value-type="float" office:value="1.102437" calcext:value-type="float">
            <text:p>1.102437</text:p>
          </table:table-cell>
          <table:table-cell office:value-type="float" office:value="38.6" calcext:value-type="float">
            <text:p>38.6</text:p>
          </table:table-cell>
          <table:table-cell office:value-type="float" office:value="2.49" calcext:value-type="float">
            <text:p>2.49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5.53338948872752" calcext:value-type="float">
            <text:p>5.5333894887</text:p>
          </table:table-cell>
          <table:table-cell office:value-type="float" office:value="9.38309438880985" calcext:value-type="float">
            <text:p>9.383094388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72.804774" calcext:value-type="float">
            <text:p>72.804774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28.868119" calcext:value-type="float">
            <text:p>28.868119</text:p>
          </table:table-cell>
          <table:table-cell office:value-type="float" office:value="4.066567" calcext:value-type="float">
            <text:p>4.066567</text:p>
          </table:table-cell>
          <table:table-cell office:value-type="float" office:value="1.160983" calcext:value-type="float">
            <text:p>1.160983</text:p>
          </table:table-cell>
          <table:table-cell office:value-type="float" office:value="16.03" calcext:value-type="float">
            <text:p>16.03</text:p>
          </table:table-cell>
          <table:table-cell office:value-type="float" office:value="0.9" calcext:value-type="float">
            <text:p>0.9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1111898243951" calcext:value-type="float">
            <text:p>12.1111898244</text:p>
          </table:table-cell>
          <table:table-cell office:value-type="float" office:value="14.0657051483496" calcext:value-type="float">
            <text:p>14.065705148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74.506348" calcext:value-type="float">
            <text:p>74.506348</text:p>
          </table:table-cell>
          <table:table-cell office:value-type="float" office:value="50.000948" calcext:value-type="float">
            <text:p>50.000948</text:p>
          </table:table-cell>
          <table:table-cell office:value-type="float" office:value="24.890576" calcext:value-type="float">
            <text:p>24.890576</text:p>
          </table:table-cell>
          <table:table-cell office:value-type="float" office:value="6.311533" calcext:value-type="float">
            <text:p>6.311533</text:p>
          </table:table-cell>
          <table:table-cell office:value-type="float" office:value="2.627889" calcext:value-type="float">
            <text:p>2.627889</text:p>
          </table:table-cell>
          <table:table-cell office:value-type="float" office:value="14.12" calcext:value-type="float">
            <text:p>14.12</text:p>
          </table:table-cell>
          <table:table-cell office:value-type="float" office:value="0.09" calcext:value-type="float">
            <text:p>0.09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6337820241562" calcext:value-type="float">
            <text:p>10.6337820242</text:p>
          </table:table-cell>
          <table:table-cell office:value-type="float" office:value="12.564644627454" calcext:value-type="float">
            <text:p>12.5646446275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57.815633" calcext:value-type="float">
            <text:p>57.815633</text:p>
          </table:table-cell>
          <table:table-cell office:value-type="float" office:value="65.649085" calcext:value-type="float">
            <text:p>65.649085</text:p>
          </table:table-cell>
          <table:table-cell office:value-type="float" office:value="30.250147" calcext:value-type="float">
            <text:p>30.250147</text:p>
          </table:table-cell>
          <table:table-cell office:value-type="float" office:value="3.73879" calcext:value-type="float">
            <text:p>3.73879</text:p>
          </table:table-cell>
          <table:table-cell office:value-type="float" office:value="2.196672" calcext:value-type="float">
            <text:p>2.196672</text:p>
          </table:table-cell>
          <table:table-cell office:value-type="float" office:value="16.04" calcext:value-type="float">
            <text:p>16.04</text:p>
          </table:table-cell>
          <table:table-cell office:value-type="float" office:value="0.62" calcext:value-type="float">
            <text:p>0.6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669113813055" calcext:value-type="float">
            <text:p>11.6691138131</text:p>
          </table:table-cell>
          <table:table-cell office:value-type="float" office:value="13.9037437347525" calcext:value-type="float">
            <text:p>13.903743734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96.126913" calcext:value-type="float">
            <text:p>96.126913</text:p>
          </table:table-cell>
          <table:table-cell office:value-type="float" office:value="59.215132" calcext:value-type="float">
            <text:p>59.215132</text:p>
          </table:table-cell>
          <table:table-cell office:value-type="float" office:value="40.559142" calcext:value-type="float">
            <text:p>40.559142</text:p>
          </table:table-cell>
          <table:table-cell office:value-type="float" office:value="3.699633" calcext:value-type="float">
            <text:p>3.699633</text:p>
          </table:table-cell>
          <table:table-cell office:value-type="float" office:value="3.272209" calcext:value-type="float">
            <text:p>3.272209</text:p>
          </table:table-cell>
          <table:table-cell office:value-type="float" office:value="12.46" calcext:value-type="float">
            <text:p>12.46</text:p>
          </table:table-cell>
          <table:table-cell office:value-type="float" office:value="0.74" calcext:value-type="float">
            <text:p>0.7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29614790797327" calcext:value-type="float">
            <text:p>9.296147908</text:p>
          </table:table-cell>
          <table:table-cell office:value-type="float" office:value="12.5423882770323" calcext:value-type="float">
            <text:p>12.54238827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86.87606" calcext:value-type="float">
            <text:p>86.87606</text:p>
          </table:table-cell>
          <table:table-cell office:value-type="float" office:value="42.717128" calcext:value-type="float">
            <text:p>42.717128</text:p>
          </table:table-cell>
          <table:table-cell office:value-type="float" office:value="26.386158" calcext:value-type="float">
            <text:p>26.386158</text:p>
          </table:table-cell>
          <table:table-cell office:value-type="float" office:value="3.731475" calcext:value-type="float">
            <text:p>3.731475</text:p>
          </table:table-cell>
          <table:table-cell office:value-type="float" office:value="2.621875" calcext:value-type="float">
            <text:p>2.621875</text:p>
          </table:table-cell>
          <table:table-cell office:value-type="float" office:value="11.05" calcext:value-type="float">
            <text:p>11.05</text:p>
          </table:table-cell>
          <table:table-cell office:value-type="float" office:value="0.7" calcext:value-type="float">
            <text:p>0.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5577409667233" calcext:value-type="float">
            <text:p>12.5577409667</text:p>
          </table:table-cell>
          <table:table-cell office:value-type="float" office:value="14.0113782320914" calcext:value-type="float">
            <text:p>14.011378232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05.995345" calcext:value-type="float">
            <text:p>105.995345</text:p>
          </table:table-cell>
          <table:table-cell office:value-type="float" office:value="62.916538" calcext:value-type="float">
            <text:p>62.916538</text:p>
          </table:table-cell>
          <table:table-cell/>
          <table:table-cell office:value-type="float" office:value="3.057155" calcext:value-type="float">
            <text:p>3.057155</text:p>
          </table:table-cell>
          <table:table-cell office:value-type="float" office:value="0.980151" calcext:value-type="float">
            <text:p>0.980151</text:p>
          </table:table-cell>
          <table:table-cell office:value-type="float" office:value="39.02" calcext:value-type="float">
            <text:p>39.02</text:p>
          </table:table-cell>
          <table:table-cell office:value-type="float" office:value="0.87" calcext:value-type="float">
            <text:p>0.8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5.16877799519305" calcext:value-type="float">
            <text:p>5.1687779952</text:p>
          </table:table-cell>
          <table:table-cell office:value-type="float" office:value="9.55649685030375" calcext:value-type="float">
            <text:p>9.556496850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69.642806" calcext:value-type="float">
            <text:p>69.642806</text:p>
          </table:table-cell>
          <table:table-cell office:value-type="float" office:value="34.013528" calcext:value-type="float">
            <text:p>34.013528</text:p>
          </table:table-cell>
          <table:table-cell office:value-type="float" office:value="33.646495" calcext:value-type="float">
            <text:p>33.646495</text:p>
          </table:table-cell>
          <table:table-cell office:value-type="float" office:value="3.089362" calcext:value-type="float">
            <text:p>3.089362</text:p>
          </table:table-cell>
          <table:table-cell office:value-type="float" office:value="0.777138" calcext:value-type="float">
            <text:p>0.777138</text:p>
          </table:table-cell>
          <table:table-cell office:value-type="float" office:value="12.83" calcext:value-type="float">
            <text:p>12.83</text:p>
          </table:table-cell>
          <table:table-cell office:value-type="float" office:value="0.98" calcext:value-type="float">
            <text:p>0.98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7391626261351" calcext:value-type="float">
            <text:p>11.7391626261</text:p>
          </table:table-cell>
          <table:table-cell office:value-type="float" office:value="14.4194689078748" calcext:value-type="float">
            <text:p>14.4194689079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78.622598" calcext:value-type="float">
            <text:p>78.622598</text:p>
          </table:table-cell>
          <table:table-cell office:value-type="float" office:value="27.991085" calcext:value-type="float">
            <text:p>27.991085</text:p>
          </table:table-cell>
          <table:table-cell office:value-type="float" office:value="33.235386" calcext:value-type="float">
            <text:p>33.235386</text:p>
          </table:table-cell>
          <table:table-cell office:value-type="float" office:value="3.220719" calcext:value-type="float">
            <text:p>3.220719</text:p>
          </table:table-cell>
          <table:table-cell office:value-type="float" office:value="0.736726" calcext:value-type="float">
            <text:p>0.736726</text:p>
          </table:table-cell>
          <table:table-cell office:value-type="float" office:value="13.18" calcext:value-type="float">
            <text:p>13.18</text:p>
          </table:table-cell>
          <table:table-cell office:value-type="float" office:value="0.91" calcext:value-type="float">
            <text:p>0.9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5239989272513" calcext:value-type="float">
            <text:p>11.5239989273</text:p>
          </table:table-cell>
          <table:table-cell office:value-type="float" office:value="14.0350105748612" calcext:value-type="float">
            <text:p>14.0350105749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74.668451" calcext:value-type="float">
            <text:p>74.668451</text:p>
          </table:table-cell>
          <table:table-cell office:value-type="float" office:value="21.620069" calcext:value-type="float">
            <text:p>21.620069</text:p>
          </table:table-cell>
          <table:table-cell office:value-type="float" office:value="22.587009" calcext:value-type="float">
            <text:p>22.587009</text:p>
          </table:table-cell>
          <table:table-cell office:value-type="float" office:value="2.560947" calcext:value-type="float">
            <text:p>2.560947</text:p>
          </table:table-cell>
          <table:table-cell office:value-type="float" office:value="0.849509" calcext:value-type="float">
            <text:p>0.849509</text:p>
          </table:table-cell>
          <table:table-cell office:value-type="float" office:value="14.67" calcext:value-type="float">
            <text:p>14.67</text:p>
          </table:table-cell>
          <table:table-cell office:value-type="float" office:value="0.54" calcext:value-type="float">
            <text:p>0.5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6147588935258" calcext:value-type="float">
            <text:p>12.6147588935</text:p>
          </table:table-cell>
          <table:table-cell office:value-type="float" office:value="15.3136178736622" calcext:value-type="float">
            <text:p>15.313617873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78.196357" calcext:value-type="float">
            <text:p>78.196357</text:p>
          </table:table-cell>
          <table:table-cell office:value-type="float" office:value="27.262481" calcext:value-type="float">
            <text:p>27.262481</text:p>
          </table:table-cell>
          <table:table-cell office:value-type="float" office:value="22.561253" calcext:value-type="float">
            <text:p>22.561253</text:p>
          </table:table-cell>
          <table:table-cell office:value-type="float" office:value="2.259982" calcext:value-type="float">
            <text:p>2.259982</text:p>
          </table:table-cell>
          <table:table-cell office:value-type="float" office:value="0.902851" calcext:value-type="float">
            <text:p>0.902851</text:p>
          </table:table-cell>
          <table:table-cell office:value-type="float" office:value="11.95" calcext:value-type="float">
            <text:p>11.95</text:p>
          </table:table-cell>
          <table:table-cell office:value-type="float" office:value="1.47" calcext:value-type="float">
            <text:p>1.4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5205793245499" calcext:value-type="float">
            <text:p>12.5205793245</text:p>
          </table:table-cell>
          <table:table-cell office:value-type="float" office:value="15.1623764099828" calcext:value-type="float">
            <text:p>15.1623764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73.253303" calcext:value-type="float">
            <text:p>73.253303</text:p>
          </table:table-cell>
          <table:table-cell office:value-type="float" office:value="34.01518" calcext:value-type="float">
            <text:p>34.01518</text:p>
          </table:table-cell>
          <table:table-cell office:value-type="float" office:value="33.625501" calcext:value-type="float">
            <text:p>33.625501</text:p>
          </table:table-cell>
          <table:table-cell office:value-type="float" office:value="3.004052" calcext:value-type="float">
            <text:p>3.004052</text:p>
          </table:table-cell>
          <table:table-cell office:value-type="float" office:value="0.764611" calcext:value-type="float">
            <text:p>0.764611</text:p>
          </table:table-cell>
          <table:table-cell office:value-type="float" office:value="12.43" calcext:value-type="float">
            <text:p>12.43</text:p>
          </table:table-cell>
          <table:table-cell office:value-type="float" office:value="0.84" calcext:value-type="float">
            <text:p>0.8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5600876380143" calcext:value-type="float">
            <text:p>11.560087638</text:p>
          </table:table-cell>
          <table:table-cell office:value-type="float" office:value="13.722708477348" calcext:value-type="float">
            <text:p>13.722708477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71.086124" calcext:value-type="float">
            <text:p>71.086124</text:p>
          </table:table-cell>
          <table:table-cell office:value-type="float" office:value="31.205096" calcext:value-type="float">
            <text:p>31.205096</text:p>
          </table:table-cell>
          <table:table-cell office:value-type="float" office:value="29.795235" calcext:value-type="float">
            <text:p>29.795235</text:p>
          </table:table-cell>
          <table:table-cell office:value-type="float" office:value="2.165682" calcext:value-type="float">
            <text:p>2.165682</text:p>
          </table:table-cell>
          <table:table-cell office:value-type="float" office:value="0.824553" calcext:value-type="float">
            <text:p>0.824553</text:p>
          </table:table-cell>
          <table:table-cell office:value-type="float" office:value="13.76" calcext:value-type="float">
            <text:p>13.76</text:p>
          </table:table-cell>
          <table:table-cell office:value-type="float" office:value="1.46" calcext:value-type="float">
            <text:p>1.46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2766769512926" calcext:value-type="float">
            <text:p>12.2766769513</text:p>
          </table:table-cell>
          <table:table-cell office:value-type="float" office:value="15.135024400414" calcext:value-type="float">
            <text:p>15.135024400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75.195162" calcext:value-type="float">
            <text:p>75.195162</text:p>
          </table:table-cell>
          <table:table-cell office:value-type="float" office:value="30.19945" calcext:value-type="float">
            <text:p>30.19945</text:p>
          </table:table-cell>
          <table:table-cell office:value-type="float" office:value="26.114458" calcext:value-type="float">
            <text:p>26.114458</text:p>
          </table:table-cell>
          <table:table-cell office:value-type="float" office:value="2.351749" calcext:value-type="float">
            <text:p>2.351749</text:p>
          </table:table-cell>
          <table:table-cell office:value-type="float" office:value="0.634867" calcext:value-type="float">
            <text:p>0.634867</text:p>
          </table:table-cell>
          <table:table-cell office:value-type="float" office:value="12.4" calcext:value-type="float">
            <text:p>12.4</text:p>
          </table:table-cell>
          <table:table-cell office:value-type="float" office:value="3.09" calcext:value-type="float">
            <text:p>3.09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2523281716453" calcext:value-type="float">
            <text:p>12.2523281716</text:p>
          </table:table-cell>
          <table:table-cell office:value-type="float" office:value="14.6475486024903" calcext:value-type="float">
            <text:p>14.6475486025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73.797118" calcext:value-type="float">
            <text:p>73.797118</text:p>
          </table:table-cell>
          <table:table-cell office:value-type="float" office:value="34.871355" calcext:value-type="float">
            <text:p>34.871355</text:p>
          </table:table-cell>
          <table:table-cell office:value-type="float" office:value="29.187629" calcext:value-type="float">
            <text:p>29.187629</text:p>
          </table:table-cell>
          <table:table-cell office:value-type="float" office:value="2.049636" calcext:value-type="float">
            <text:p>2.049636</text:p>
          </table:table-cell>
          <table:table-cell office:value-type="float" office:value="0.972172" calcext:value-type="float">
            <text:p>0.972172</text:p>
          </table:table-cell>
          <table:table-cell office:value-type="float" office:value="13" calcext:value-type="float">
            <text:p>13</text:p>
          </table:table-cell>
          <table:table-cell office:value-type="float" office:value="0.87" calcext:value-type="float">
            <text:p>0.8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0072167467723" calcext:value-type="float">
            <text:p>12.0072167468</text:p>
          </table:table-cell>
          <table:table-cell office:value-type="float" office:value="14.3075228408369" calcext:value-type="float">
            <text:p>14.307522840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73.467527" calcext:value-type="float">
            <text:p>73.467527</text:p>
          </table:table-cell>
          <table:table-cell office:value-type="float" office:value="29.841394" calcext:value-type="float">
            <text:p>29.841394</text:p>
          </table:table-cell>
          <table:table-cell office:value-type="float" office:value="30.256282" calcext:value-type="float">
            <text:p>30.256282</text:p>
          </table:table-cell>
          <table:table-cell office:value-type="float" office:value="2.655693" calcext:value-type="float">
            <text:p>2.655693</text:p>
          </table:table-cell>
          <table:table-cell office:value-type="float" office:value="0.73587" calcext:value-type="float">
            <text:p>0.73587</text:p>
          </table:table-cell>
          <table:table-cell office:value-type="float" office:value="11.51" calcext:value-type="float">
            <text:p>11.51</text:p>
          </table:table-cell>
          <table:table-cell office:value-type="float" office:value="1.01" calcext:value-type="float">
            <text:p>1.0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0535214606911" calcext:value-type="float">
            <text:p>11.0535214607</text:p>
          </table:table-cell>
          <table:table-cell office:value-type="float" office:value="13.6806973910751" calcext:value-type="float">
            <text:p>13.680697391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85.785596" calcext:value-type="float">
            <text:p>85.785596</text:p>
          </table:table-cell>
          <table:table-cell office:value-type="float" office:value="39.514633" calcext:value-type="float">
            <text:p>39.514633</text:p>
          </table:table-cell>
          <table:table-cell office:value-type="float" office:value="26.818" calcext:value-type="float">
            <text:p>26.818</text:p>
          </table:table-cell>
          <table:table-cell office:value-type="float" office:value="1.671843" calcext:value-type="float">
            <text:p>1.671843</text:p>
          </table:table-cell>
          <table:table-cell office:value-type="float" office:value="0.776977" calcext:value-type="float">
            <text:p>0.776977</text:p>
          </table:table-cell>
          <table:table-cell office:value-type="float" office:value="14.58" calcext:value-type="float">
            <text:p>14.58</text:p>
          </table:table-cell>
          <table:table-cell office:value-type="float" office:value="1.61" calcext:value-type="float">
            <text:p>1.6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9156351051475" calcext:value-type="float">
            <text:p>12.9156351051</text:p>
          </table:table-cell>
          <table:table-cell office:value-type="float" office:value="14.8813115087335" calcext:value-type="float">
            <text:p>14.881311508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74.76884" calcext:value-type="float">
            <text:p>74.76884</text:p>
          </table:table-cell>
          <table:table-cell office:value-type="float" office:value="31.436122" calcext:value-type="float">
            <text:p>31.436122</text:p>
          </table:table-cell>
          <table:table-cell office:value-type="float" office:value="32.980554" calcext:value-type="float">
            <text:p>32.980554</text:p>
          </table:table-cell>
          <table:table-cell office:value-type="float" office:value="3.357942" calcext:value-type="float">
            <text:p>3.357942</text:p>
          </table:table-cell>
          <table:table-cell office:value-type="float" office:value="0.936514" calcext:value-type="float">
            <text:p>0.936514</text:p>
          </table:table-cell>
          <table:table-cell office:value-type="float" office:value="13.47" calcext:value-type="float">
            <text:p>13.47</text:p>
          </table:table-cell>
          <table:table-cell office:value-type="float" office:value="1.33" calcext:value-type="float">
            <text:p>1.3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7846054339772" calcext:value-type="float">
            <text:p>11.784605434</text:p>
          </table:table-cell>
          <table:table-cell office:value-type="float" office:value="14.1620688998135" calcext:value-type="float">
            <text:p>14.162068899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78.866306" calcext:value-type="float">
            <text:p>78.866306</text:p>
          </table:table-cell>
          <table:table-cell office:value-type="float" office:value="31.140829" calcext:value-type="float">
            <text:p>31.140829</text:p>
          </table:table-cell>
          <table:table-cell office:value-type="float" office:value="30.034089" calcext:value-type="float">
            <text:p>30.034089</text:p>
          </table:table-cell>
          <table:table-cell office:value-type="float" office:value="2.518023" calcext:value-type="float">
            <text:p>2.518023</text:p>
          </table:table-cell>
          <table:table-cell office:value-type="float" office:value="0.843852" calcext:value-type="float">
            <text:p>0.843852</text:p>
          </table:table-cell>
          <table:table-cell office:value-type="float" office:value="13.32" calcext:value-type="float">
            <text:p>13.32</text:p>
          </table:table-cell>
          <table:table-cell office:value-type="float" office:value="1.35" calcext:value-type="float">
            <text:p>1.35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1884970964533" calcext:value-type="float">
            <text:p>12.1884970965</text:p>
          </table:table-cell>
          <table:table-cell office:value-type="float" office:value="14.602317129253" calcext:value-type="float">
            <text:p>14.602317129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71.796715" calcext:value-type="float">
            <text:p>71.796715</text:p>
          </table:table-cell>
          <table:table-cell office:value-type="float" office:value="33.405801" calcext:value-type="float">
            <text:p>33.405801</text:p>
          </table:table-cell>
          <table:table-cell office:value-type="float" office:value="35.748611" calcext:value-type="float">
            <text:p>35.748611</text:p>
          </table:table-cell>
          <table:table-cell office:value-type="float" office:value="2.488088" calcext:value-type="float">
            <text:p>2.488088</text:p>
          </table:table-cell>
          <table:table-cell office:value-type="float" office:value="0.731973" calcext:value-type="float">
            <text:p>0.731973</text:p>
          </table:table-cell>
          <table:table-cell office:value-type="float" office:value="12.69" calcext:value-type="float">
            <text:p>12.69</text:p>
          </table:table-cell>
          <table:table-cell office:value-type="float" office:value="2.21" calcext:value-type="float">
            <text:p>2.2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9734991466899" calcext:value-type="float">
            <text:p>11.9734991467</text:p>
          </table:table-cell>
          <table:table-cell office:value-type="float" office:value="14.389505794027" calcext:value-type="float">
            <text:p>14.38950579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77.392959" calcext:value-type="float">
            <text:p>77.392959</text:p>
          </table:table-cell>
          <table:table-cell office:value-type="float" office:value="32.325276" calcext:value-type="float">
            <text:p>32.325276</text:p>
          </table:table-cell>
          <table:table-cell office:value-type="float" office:value="31.327727" calcext:value-type="float">
            <text:p>31.327727</text:p>
          </table:table-cell>
          <table:table-cell office:value-type="float" office:value="3.20721" calcext:value-type="float">
            <text:p>3.20721</text:p>
          </table:table-cell>
          <table:table-cell office:value-type="float" office:value="1.004786" calcext:value-type="float">
            <text:p>1.004786</text:p>
          </table:table-cell>
          <table:table-cell office:value-type="float" office:value="12.63" calcext:value-type="float">
            <text:p>12.63</text:p>
          </table:table-cell>
          <table:table-cell office:value-type="float" office:value="1.52" calcext:value-type="float">
            <text:p>1.5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3.1714830111022" calcext:value-type="float">
            <text:p>13.1714830111</text:p>
          </table:table-cell>
          <table:table-cell office:value-type="float" office:value="15.3376294399792" calcext:value-type="float">
            <text:p>15.3376294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78.269818" calcext:value-type="float">
            <text:p>78.269818</text:p>
          </table:table-cell>
          <table:table-cell office:value-type="float" office:value="25.841958" calcext:value-type="float">
            <text:p>25.841958</text:p>
          </table:table-cell>
          <table:table-cell office:value-type="float" office:value="29.462107" calcext:value-type="float">
            <text:p>29.462107</text:p>
          </table:table-cell>
          <table:table-cell office:value-type="float" office:value="2.99996" calcext:value-type="float">
            <text:p>2.99996</text:p>
          </table:table-cell>
          <table:table-cell office:value-type="float" office:value="0.634724" calcext:value-type="float">
            <text:p>0.634724</text:p>
          </table:table-cell>
          <table:table-cell office:value-type="float" office:value="12.24" calcext:value-type="float">
            <text:p>12.24</text:p>
          </table:table-cell>
          <table:table-cell office:value-type="float" office:value="0.96" calcext:value-type="float">
            <text:p>0.96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109505576171" calcext:value-type="float">
            <text:p>12.1095055762</text:p>
          </table:table-cell>
          <table:table-cell office:value-type="float" office:value="14.4169155570865" calcext:value-type="float">
            <text:p>14.416915557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75.024281" calcext:value-type="float">
            <text:p>75.024281</text:p>
          </table:table-cell>
          <table:table-cell office:value-type="float" office:value="29.721077" calcext:value-type="float">
            <text:p>29.721077</text:p>
          </table:table-cell>
          <table:table-cell office:value-type="float" office:value="25.034229" calcext:value-type="float">
            <text:p>25.034229</text:p>
          </table:table-cell>
          <table:table-cell office:value-type="float" office:value="2.269344" calcext:value-type="float">
            <text:p>2.269344</text:p>
          </table:table-cell>
          <table:table-cell office:value-type="float" office:value="0.561538" calcext:value-type="float">
            <text:p>0.561538</text:p>
          </table:table-cell>
          <table:table-cell office:value-type="float" office:value="12.35" calcext:value-type="float">
            <text:p>12.35</text:p>
          </table:table-cell>
          <table:table-cell office:value-type="float" office:value="1.96" calcext:value-type="float">
            <text:p>1.96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6906858018652" calcext:value-type="float">
            <text:p>11.6906858019</text:p>
          </table:table-cell>
          <table:table-cell office:value-type="float" office:value="14.4060622804577" calcext:value-type="float">
            <text:p>14.4060622805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79.814656" calcext:value-type="float">
            <text:p>79.814656</text:p>
          </table:table-cell>
          <table:table-cell office:value-type="float" office:value="27.982166" calcext:value-type="float">
            <text:p>27.982166</text:p>
          </table:table-cell>
          <table:table-cell office:value-type="float" office:value="23.866083" calcext:value-type="float">
            <text:p>23.866083</text:p>
          </table:table-cell>
          <table:table-cell office:value-type="float" office:value="2.727066" calcext:value-type="float">
            <text:p>2.727066</text:p>
          </table:table-cell>
          <table:table-cell office:value-type="float" office:value="0.982828" calcext:value-type="float">
            <text:p>0.982828</text:p>
          </table:table-cell>
          <table:table-cell office:value-type="float" office:value="11.85" calcext:value-type="float">
            <text:p>11.85</text:p>
          </table:table-cell>
          <table:table-cell office:value-type="float" office:value="1.7" calcext:value-type="float">
            <text:p>1.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3444997844079" calcext:value-type="float">
            <text:p>12.3444997844</text:p>
          </table:table-cell>
          <table:table-cell office:value-type="float" office:value="14.7794915636359" calcext:value-type="float">
            <text:p>14.7794915636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70.742749" calcext:value-type="float">
            <text:p>70.742749</text:p>
          </table:table-cell>
          <table:table-cell office:value-type="float" office:value="32.607737" calcext:value-type="float">
            <text:p>32.607737</text:p>
          </table:table-cell>
          <table:table-cell office:value-type="float" office:value="35.148227" calcext:value-type="float">
            <text:p>35.148227</text:p>
          </table:table-cell>
          <table:table-cell office:value-type="float" office:value="2.581854" calcext:value-type="float">
            <text:p>2.581854</text:p>
          </table:table-cell>
          <table:table-cell office:value-type="float" office:value="0.763239" calcext:value-type="float">
            <text:p>0.763239</text:p>
          </table:table-cell>
          <table:table-cell office:value-type="float" office:value="12.69" calcext:value-type="float">
            <text:p>12.69</text:p>
          </table:table-cell>
          <table:table-cell office:value-type="float" office:value="1.72" calcext:value-type="float">
            <text:p>1.7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2973246455972" calcext:value-type="float">
            <text:p>11.2973246456</text:p>
          </table:table-cell>
          <table:table-cell office:value-type="float" office:value="13.8354150692858" calcext:value-type="float">
            <text:p>13.835415069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69.716919" calcext:value-type="float">
            <text:p>69.716919</text:p>
          </table:table-cell>
          <table:table-cell office:value-type="float" office:value="34.487541" calcext:value-type="float">
            <text:p>34.487541</text:p>
          </table:table-cell>
          <table:table-cell office:value-type="float" office:value="29.558809" calcext:value-type="float">
            <text:p>29.558809</text:p>
          </table:table-cell>
          <table:table-cell office:value-type="float" office:value="2.141481" calcext:value-type="float">
            <text:p>2.141481</text:p>
          </table:table-cell>
          <table:table-cell office:value-type="float" office:value="0.593894" calcext:value-type="float">
            <text:p>0.593894</text:p>
          </table:table-cell>
          <table:table-cell office:value-type="float" office:value="13.06" calcext:value-type="float">
            <text:p>13.06</text:p>
          </table:table-cell>
          <table:table-cell office:value-type="float" office:value="1.72" calcext:value-type="float">
            <text:p>1.7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6746760493665" calcext:value-type="float">
            <text:p>11.6746760494</text:p>
          </table:table-cell>
          <table:table-cell office:value-type="float" office:value="13.772227328756" calcext:value-type="float">
            <text:p>13.772227328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77.12686" calcext:value-type="float">
            <text:p>77.12686</text:p>
          </table:table-cell>
          <table:table-cell office:value-type="float" office:value="42.339965" calcext:value-type="float">
            <text:p>42.339965</text:p>
          </table:table-cell>
          <table:table-cell office:value-type="float" office:value="28.557593" calcext:value-type="float">
            <text:p>28.557593</text:p>
          </table:table-cell>
          <table:table-cell office:value-type="float" office:value="3.035064" calcext:value-type="float">
            <text:p>3.035064</text:p>
          </table:table-cell>
          <table:table-cell office:value-type="float" office:value="2.051786" calcext:value-type="float">
            <text:p>2.051786</text:p>
          </table:table-cell>
          <table:table-cell office:value-type="float" office:value="13.66" calcext:value-type="float">
            <text:p>13.66</text:p>
          </table:table-cell>
          <table:table-cell office:value-type="float" office:value="0.27" calcext:value-type="float">
            <text:p>0.2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3.2617294153327" calcext:value-type="float">
            <text:p>13.2617294153</text:p>
          </table:table-cell>
          <table:table-cell office:value-type="float" office:value="14.8650299135331" calcext:value-type="float">
            <text:p>14.8650299135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72.264369" calcext:value-type="float">
            <text:p>72.264369</text:p>
          </table:table-cell>
          <table:table-cell office:value-type="float" office:value="29.657563" calcext:value-type="float">
            <text:p>29.657563</text:p>
          </table:table-cell>
          <table:table-cell office:value-type="float" office:value="33.778413" calcext:value-type="float">
            <text:p>33.778413</text:p>
          </table:table-cell>
          <table:table-cell office:value-type="float" office:value="2.806687" calcext:value-type="float">
            <text:p>2.806687</text:p>
          </table:table-cell>
          <table:table-cell office:value-type="float" office:value="0.779243" calcext:value-type="float">
            <text:p>0.779243</text:p>
          </table:table-cell>
          <table:table-cell office:value-type="float" office:value="11.08" calcext:value-type="float">
            <text:p>11.08</text:p>
          </table:table-cell>
          <table:table-cell office:value-type="float" office:value="1.1" calcext:value-type="float">
            <text:p>1.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8.74725674419561" calcext:value-type="float">
            <text:p>8.7472567442</text:p>
          </table:table-cell>
          <table:table-cell office:value-type="float" office:value="11.6993282986785" calcext:value-type="float">
            <text:p>11.699328298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74.277225" calcext:value-type="float">
            <text:p>74.277225</text:p>
          </table:table-cell>
          <table:table-cell office:value-type="float" office:value="28.065974" calcext:value-type="float">
            <text:p>28.065974</text:p>
          </table:table-cell>
          <table:table-cell office:value-type="float" office:value="36.233206" calcext:value-type="float">
            <text:p>36.233206</text:p>
          </table:table-cell>
          <table:table-cell office:value-type="float" office:value="3.034109" calcext:value-type="float">
            <text:p>3.034109</text:p>
          </table:table-cell>
          <table:table-cell office:value-type="float" office:value="1.257564" calcext:value-type="float">
            <text:p>1.257564</text:p>
          </table:table-cell>
          <table:table-cell office:value-type="float" office:value="12.57" calcext:value-type="float">
            <text:p>12.57</text:p>
          </table:table-cell>
          <table:table-cell office:value-type="float" office:value="0.44" calcext:value-type="float">
            <text:p>0.4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58887954214509" calcext:value-type="float">
            <text:p>9.5888795421</text:p>
          </table:table-cell>
          <table:table-cell office:value-type="float" office:value="12.1200057986951" calcext:value-type="float">
            <text:p>12.120005798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83.408983" calcext:value-type="float">
            <text:p>83.408983</text:p>
          </table:table-cell>
          <table:table-cell office:value-type="float" office:value="39.740111" calcext:value-type="float">
            <text:p>39.740111</text:p>
          </table:table-cell>
          <table:table-cell office:value-type="float" office:value="36.325168" calcext:value-type="float">
            <text:p>36.325168</text:p>
          </table:table-cell>
          <table:table-cell office:value-type="float" office:value="2.830389" calcext:value-type="float">
            <text:p>2.830389</text:p>
          </table:table-cell>
          <table:table-cell office:value-type="float" office:value="1.247676" calcext:value-type="float">
            <text:p>1.247676</text:p>
          </table:table-cell>
          <table:table-cell office:value-type="float" office:value="15.41" calcext:value-type="float">
            <text:p>15.41</text:p>
          </table:table-cell>
          <table:table-cell office:value-type="float" office:value="0.57" calcext:value-type="float">
            <text:p>0.5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16365748593577" calcext:value-type="float">
            <text:p>9.1636574859</text:p>
          </table:table-cell>
          <table:table-cell office:value-type="float" office:value="11.3709986203844" calcext:value-type="float">
            <text:p>11.370998620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77.152036" calcext:value-type="float">
            <text:p>77.152036</text:p>
          </table:table-cell>
          <table:table-cell office:value-type="float" office:value="35.560914" calcext:value-type="float">
            <text:p>35.560914</text:p>
          </table:table-cell>
          <table:table-cell office:value-type="float" office:value="32.282188" calcext:value-type="float">
            <text:p>32.282188</text:p>
          </table:table-cell>
          <table:table-cell office:value-type="float" office:value="3.48564" calcext:value-type="float">
            <text:p>3.48564</text:p>
          </table:table-cell>
          <table:table-cell office:value-type="float" office:value="0.949908" calcext:value-type="float">
            <text:p>0.949908</text:p>
          </table:table-cell>
          <table:table-cell office:value-type="float" office:value="16.64" calcext:value-type="float">
            <text:p>16.64</text:p>
          </table:table-cell>
          <table:table-cell office:value-type="float" office:value="0.53" calcext:value-type="float">
            <text:p>0.5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1887771755882" calcext:value-type="float">
            <text:p>11.1887771756</text:p>
          </table:table-cell>
          <table:table-cell office:value-type="float" office:value="13.3150769513221" calcext:value-type="float">
            <text:p>13.315076951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79.211562" calcext:value-type="float">
            <text:p>79.211562</text:p>
          </table:table-cell>
          <table:table-cell office:value-type="float" office:value="39.513726" calcext:value-type="float">
            <text:p>39.513726</text:p>
          </table:table-cell>
          <table:table-cell office:value-type="float" office:value="32.679864" calcext:value-type="float">
            <text:p>32.679864</text:p>
          </table:table-cell>
          <table:table-cell office:value-type="float" office:value="4.188334" calcext:value-type="float">
            <text:p>4.188334</text:p>
          </table:table-cell>
          <table:table-cell office:value-type="float" office:value="1.880053" calcext:value-type="float">
            <text:p>1.880053</text:p>
          </table:table-cell>
          <table:table-cell office:value-type="float" office:value="16.52" calcext:value-type="float">
            <text:p>16.52</text:p>
          </table:table-cell>
          <table:table-cell office:value-type="float" office:value="0.18" calcext:value-type="float">
            <text:p>0.18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2.686267294483" calcext:value-type="float">
            <text:p>12.6862672945</text:p>
          </table:table-cell>
          <table:table-cell office:value-type="float" office:value="15.0331184771687" calcext:value-type="float">
            <text:p>15.0331184772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99.306341" calcext:value-type="float">
            <text:p>99.306341</text:p>
          </table:table-cell>
          <table:table-cell office:value-type="float" office:value="62.450125" calcext:value-type="float">
            <text:p>62.450125</text:p>
          </table:table-cell>
          <table:table-cell office:value-type="float" office:value="23.365858" calcext:value-type="float">
            <text:p>23.365858</text:p>
          </table:table-cell>
          <table:table-cell office:value-type="float" office:value="2.397884" calcext:value-type="float">
            <text:p>2.397884</text:p>
          </table:table-cell>
          <table:table-cell office:value-type="float" office:value="1.676028" calcext:value-type="float">
            <text:p>1.676028</text:p>
          </table:table-cell>
          <table:table-cell office:value-type="float" office:value="18.52" calcext:value-type="float">
            <text:p>18.52</text:p>
          </table:table-cell>
          <table:table-cell office:value-type="float" office:value="0.73" calcext:value-type="float">
            <text:p>0.7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3.8329830215561" calcext:value-type="float">
            <text:p>13.8329830216</text:p>
          </table:table-cell>
          <table:table-cell office:value-type="float" office:value="15.4028435409213" calcext:value-type="float">
            <text:p>15.4028435409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82.773061" calcext:value-type="float">
            <text:p>82.773061</text:p>
          </table:table-cell>
          <table:table-cell office:value-type="float" office:value="34.398992" calcext:value-type="float">
            <text:p>34.398992</text:p>
          </table:table-cell>
          <table:table-cell office:value-type="float" office:value="35.667705" calcext:value-type="float">
            <text:p>35.667705</text:p>
          </table:table-cell>
          <table:table-cell office:value-type="float" office:value="3.301778" calcext:value-type="float">
            <text:p>3.301778</text:p>
          </table:table-cell>
          <table:table-cell office:value-type="float" office:value="1.960213" calcext:value-type="float">
            <text:p>1.960213</text:p>
          </table:table-cell>
          <table:table-cell office:value-type="float" office:value="13.85" calcext:value-type="float">
            <text:p>13.85</text:p>
          </table:table-cell>
          <table:table-cell office:value-type="float" office:value="0.27" calcext:value-type="float">
            <text:p>0.27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2834980911718" calcext:value-type="float">
            <text:p>10.2834980912</text:p>
          </table:table-cell>
          <table:table-cell office:value-type="float" office:value="13.263794702975" calcext:value-type="float">
            <text:p>13.263794703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62.004391" calcext:value-type="float">
            <text:p>62.004391</text:p>
          </table:table-cell>
          <table:table-cell office:value-type="float" office:value="40.535285" calcext:value-type="float">
            <text:p>40.535285</text:p>
          </table:table-cell>
          <table:table-cell office:value-type="float" office:value="30.114264" calcext:value-type="float">
            <text:p>30.114264</text:p>
          </table:table-cell>
          <table:table-cell office:value-type="float" office:value="3.319008" calcext:value-type="float">
            <text:p>3.319008</text:p>
          </table:table-cell>
          <table:table-cell office:value-type="float" office:value="0.603234" calcext:value-type="float">
            <text:p>0.603234</text:p>
          </table:table-cell>
          <table:table-cell office:value-type="float" office:value="13.36" calcext:value-type="float">
            <text:p>13.36</text:p>
          </table:table-cell>
          <table:table-cell office:value-type="float" office:value="0.15" calcext:value-type="float">
            <text:p>0.15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7816131739124" calcext:value-type="float">
            <text:p>10.7816131739</text:p>
          </table:table-cell>
          <table:table-cell office:value-type="float" office:value="13.309161902603" calcext:value-type="float">
            <text:p>13.3091619026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65.554561" calcext:value-type="float">
            <text:p>65.554561</text:p>
          </table:table-cell>
          <table:table-cell office:value-type="float" office:value="40.626113" calcext:value-type="float">
            <text:p>40.626113</text:p>
          </table:table-cell>
          <table:table-cell office:value-type="float" office:value="36.53483" calcext:value-type="float">
            <text:p>36.53483</text:p>
          </table:table-cell>
          <table:table-cell office:value-type="float" office:value="2.152836" calcext:value-type="float">
            <text:p>2.152836</text:p>
          </table:table-cell>
          <table:table-cell office:value-type="float" office:value="1.018229" calcext:value-type="float">
            <text:p>1.018229</text:p>
          </table:table-cell>
          <table:table-cell office:value-type="float" office:value="12.84" calcext:value-type="float">
            <text:p>12.84</text:p>
          </table:table-cell>
          <table:table-cell office:value-type="float" office:value="2.11" calcext:value-type="float">
            <text:p>2.1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2577295392332" calcext:value-type="float">
            <text:p>10.2577295392</text:p>
          </table:table-cell>
          <table:table-cell office:value-type="float" office:value="12.8027521846855" calcext:value-type="float">
            <text:p>12.8027521847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74.581123" calcext:value-type="float">
            <text:p>74.581123</text:p>
          </table:table-cell>
          <table:table-cell office:value-type="float" office:value="32.717454" calcext:value-type="float">
            <text:p>32.717454</text:p>
          </table:table-cell>
          <table:table-cell office:value-type="float" office:value="31.272325" calcext:value-type="float">
            <text:p>31.272325</text:p>
          </table:table-cell>
          <table:table-cell office:value-type="float" office:value="2.785091" calcext:value-type="float">
            <text:p>2.785091</text:p>
          </table:table-cell>
          <table:table-cell office:value-type="float" office:value="1.06332" calcext:value-type="float">
            <text:p>1.06332</text:p>
          </table:table-cell>
          <table:table-cell office:value-type="float" office:value="14.33" calcext:value-type="float">
            <text:p>14.33</text:p>
          </table:table-cell>
          <table:table-cell office:value-type="float" office:value="0.33" calcext:value-type="float">
            <text:p>0.3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99334196759366" calcext:value-type="float">
            <text:p>9.9933419676</text:p>
          </table:table-cell>
          <table:table-cell office:value-type="float" office:value="12.8382718777906" calcext:value-type="float">
            <text:p>12.838271877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101.408305" calcext:value-type="float">
            <text:p>101.408305</text:p>
          </table:table-cell>
          <table:table-cell office:value-type="float" office:value="55.964607" calcext:value-type="float">
            <text:p>55.964607</text:p>
          </table:table-cell>
          <table:table-cell office:value-type="float" office:value="31.465694" calcext:value-type="float">
            <text:p>31.465694</text:p>
          </table:table-cell>
          <table:table-cell office:value-type="float" office:value="4.312642" calcext:value-type="float">
            <text:p>4.312642</text:p>
          </table:table-cell>
          <table:table-cell office:value-type="float" office:value="1.677595" calcext:value-type="float">
            <text:p>1.677595</text:p>
          </table:table-cell>
          <table:table-cell office:value-type="float" office:value="17.52" calcext:value-type="float">
            <text:p>17.52</text:p>
          </table:table-cell>
          <table:table-cell office:value-type="float" office:value="0.61" calcext:value-type="float">
            <text:p>0.61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5976755371362" calcext:value-type="float">
            <text:p>11.5976755371</text:p>
          </table:table-cell>
          <table:table-cell office:value-type="float" office:value="13.3949337252422" calcext:value-type="float">
            <text:p>13.3949337252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72.187747" calcext:value-type="float">
            <text:p>72.187747</text:p>
          </table:table-cell>
          <table:table-cell office:value-type="float" office:value="31.139821" calcext:value-type="float">
            <text:p>31.139821</text:p>
          </table:table-cell>
          <table:table-cell office:value-type="float" office:value="34.329189" calcext:value-type="float">
            <text:p>34.329189</text:p>
          </table:table-cell>
          <table:table-cell office:value-type="float" office:value="2.519842" calcext:value-type="float">
            <text:p>2.519842</text:p>
          </table:table-cell>
          <table:table-cell office:value-type="float" office:value="1.071988" calcext:value-type="float">
            <text:p>1.071988</text:p>
          </table:table-cell>
          <table:table-cell office:value-type="float" office:value="13.1" calcext:value-type="float">
            <text:p>13.1</text:p>
          </table:table-cell>
          <table:table-cell office:value-type="float" office:value="1.74" calcext:value-type="float">
            <text:p>1.7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8.70673859329951" calcext:value-type="float">
            <text:p>8.7067385933</text:p>
          </table:table-cell>
          <table:table-cell office:value-type="float" office:value="11.9930567793904" calcext:value-type="float">
            <text:p>11.993056779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74.740648" calcext:value-type="float">
            <text:p>74.740648</text:p>
          </table:table-cell>
          <table:table-cell office:value-type="float" office:value="25.752703" calcext:value-type="float">
            <text:p>25.752703</text:p>
          </table:table-cell>
          <table:table-cell office:value-type="float" office:value="18.761464" calcext:value-type="float">
            <text:p>18.761464</text:p>
          </table:table-cell>
          <table:table-cell office:value-type="float" office:value="2.792009" calcext:value-type="float">
            <text:p>2.792009</text:p>
          </table:table-cell>
          <table:table-cell office:value-type="float" office:value="0.675144" calcext:value-type="float">
            <text:p>0.675144</text:p>
          </table:table-cell>
          <table:table-cell office:value-type="float" office:value="14" calcext:value-type="float">
            <text:p>14</text:p>
          </table:table-cell>
          <table:table-cell office:value-type="float" office:value="0.28" calcext:value-type="float">
            <text:p>0.28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80947353235387" calcext:value-type="float">
            <text:p>9.8094735324</text:p>
          </table:table-cell>
          <table:table-cell office:value-type="float" office:value="12.9084287584129" calcext:value-type="float">
            <text:p>12.908428758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80.52898" calcext:value-type="float">
            <text:p>80.52898</text:p>
          </table:table-cell>
          <table:table-cell office:value-type="float" office:value="28.580608" calcext:value-type="float">
            <text:p>28.580608</text:p>
          </table:table-cell>
          <table:table-cell office:value-type="float" office:value="42.72751" calcext:value-type="float">
            <text:p>42.72751</text:p>
          </table:table-cell>
          <table:table-cell office:value-type="float" office:value="3.570875" calcext:value-type="float">
            <text:p>3.570875</text:p>
          </table:table-cell>
          <table:table-cell office:value-type="float" office:value="1.27192" calcext:value-type="float">
            <text:p>1.27192</text:p>
          </table:table-cell>
          <table:table-cell office:value-type="float" office:value="14.69" calcext:value-type="float">
            <text:p>14.69</text:p>
          </table:table-cell>
          <table:table-cell office:value-type="float" office:value="0.45" calcext:value-type="float">
            <text:p>0.45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9.53085742752154" calcext:value-type="float">
            <text:p>9.5308574275</text:p>
          </table:table-cell>
          <table:table-cell office:value-type="float" office:value="12.2214150762151" calcext:value-type="float">
            <text:p>12.2214150762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87.191006" calcext:value-type="float">
            <text:p>87.191006</text:p>
          </table:table-cell>
          <table:table-cell office:value-type="float" office:value="49.243981" calcext:value-type="float">
            <text:p>49.243981</text:p>
          </table:table-cell>
          <table:table-cell office:value-type="float" office:value="20.424295" calcext:value-type="float">
            <text:p>20.424295</text:p>
          </table:table-cell>
          <table:table-cell office:value-type="float" office:value="3.580107" calcext:value-type="float">
            <text:p>3.580107</text:p>
          </table:table-cell>
          <table:table-cell office:value-type="float" office:value="1.286682" calcext:value-type="float">
            <text:p>1.286682</text:p>
          </table:table-cell>
          <table:table-cell office:value-type="float" office:value="23.2" calcext:value-type="float">
            <text:p>23.2</text:p>
          </table:table-cell>
          <table:table-cell office:value-type="float" office:value="0.2" calcext:value-type="float">
            <text:p>0.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8.00232607849053" calcext:value-type="float">
            <text:p>8.0023260785</text:p>
          </table:table-cell>
          <table:table-cell office:value-type="float" office:value="11.1851607079745" calcext:value-type="float">
            <text:p>11.185160708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79.978324" calcext:value-type="float">
            <text:p>79.978324</text:p>
          </table:table-cell>
          <table:table-cell office:value-type="float" office:value="27.073102" calcext:value-type="float">
            <text:p>27.073102</text:p>
          </table:table-cell>
          <table:table-cell office:value-type="float" office:value="35.351187" calcext:value-type="float">
            <text:p>35.351187</text:p>
          </table:table-cell>
          <table:table-cell office:value-type="float" office:value="3.279234" calcext:value-type="float">
            <text:p>3.279234</text:p>
          </table:table-cell>
          <table:table-cell office:value-type="float" office:value="0.884205" calcext:value-type="float">
            <text:p>0.884205</text:p>
          </table:table-cell>
          <table:table-cell office:value-type="float" office:value="13.76" calcext:value-type="float">
            <text:p>13.76</text:p>
          </table:table-cell>
          <table:table-cell office:value-type="float" office:value="1.92" calcext:value-type="float">
            <text:p>1.9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9936525968171" calcext:value-type="float">
            <text:p>10.9936525968</text:p>
          </table:table-cell>
          <table:table-cell office:value-type="float" office:value="13.4943149040839" calcext:value-type="float">
            <text:p>13.494314904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78.041952" calcext:value-type="float">
            <text:p>78.041952</text:p>
          </table:table-cell>
          <table:table-cell office:value-type="float" office:value="29.617373" calcext:value-type="float">
            <text:p>29.617373</text:p>
          </table:table-cell>
          <table:table-cell office:value-type="float" office:value="34.53343" calcext:value-type="float">
            <text:p>34.53343</text:p>
          </table:table-cell>
          <table:table-cell office:value-type="float" office:value="2.990478" calcext:value-type="float">
            <text:p>2.990478</text:p>
          </table:table-cell>
          <table:table-cell office:value-type="float" office:value="0.910442" calcext:value-type="float">
            <text:p>0.910442</text:p>
          </table:table-cell>
          <table:table-cell office:value-type="float" office:value="13.56" calcext:value-type="float">
            <text:p>13.56</text:p>
          </table:table-cell>
          <table:table-cell office:value-type="float" office:value="1.3" calcext:value-type="float">
            <text:p>1.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5883631241268" calcext:value-type="float">
            <text:p>11.5883631241</text:p>
          </table:table-cell>
          <table:table-cell office:value-type="float" office:value="13.9836947058654" calcext:value-type="float">
            <text:p>13.9836947059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83.129505" calcext:value-type="float">
            <text:p>83.129505</text:p>
          </table:table-cell>
          <table:table-cell office:value-type="float" office:value="29.91409" calcext:value-type="float">
            <text:p>29.91409</text:p>
          </table:table-cell>
          <table:table-cell office:value-type="float" office:value="28.836221" calcext:value-type="float">
            <text:p>28.836221</text:p>
          </table:table-cell>
          <table:table-cell office:value-type="float" office:value="3.3831" calcext:value-type="float">
            <text:p>3.3831</text:p>
          </table:table-cell>
          <table:table-cell office:value-type="float" office:value="1.121533" calcext:value-type="float">
            <text:p>1.121533</text:p>
          </table:table-cell>
          <table:table-cell office:value-type="float" office:value="13.86" calcext:value-type="float">
            <text:p>13.86</text:p>
          </table:table-cell>
          <table:table-cell office:value-type="float" office:value="1.82" calcext:value-type="float">
            <text:p>1.82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4.2091636446817" calcext:value-type="float">
            <text:p>14.2091636447</text:p>
          </table:table-cell>
          <table:table-cell office:value-type="float" office:value="16.4074158040481" calcext:value-type="float">
            <text:p>16.407415804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79.374864" calcext:value-type="float">
            <text:p>79.374864</text:p>
          </table:table-cell>
          <table:table-cell office:value-type="float" office:value="29.356026" calcext:value-type="float">
            <text:p>29.356026</text:p>
          </table:table-cell>
          <table:table-cell office:value-type="float" office:value="28.262096" calcext:value-type="float">
            <text:p>28.262096</text:p>
          </table:table-cell>
          <table:table-cell office:value-type="float" office:value="2.818123" calcext:value-type="float">
            <text:p>2.818123</text:p>
          </table:table-cell>
          <table:table-cell office:value-type="float" office:value="0.918555" calcext:value-type="float">
            <text:p>0.918555</text:p>
          </table:table-cell>
          <table:table-cell office:value-type="float" office:value="12.55" calcext:value-type="float">
            <text:p>12.55</text:p>
          </table:table-cell>
          <table:table-cell office:value-type="float" office:value="1.93" calcext:value-type="float">
            <text:p>1.93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0.9405559428159" calcext:value-type="float">
            <text:p>10.9405559428</text:p>
          </table:table-cell>
          <table:table-cell office:value-type="float" office:value="13.3113885430533" calcext:value-type="float">
            <text:p>13.311388543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79.246015" calcext:value-type="float">
            <text:p>79.246015</text:p>
          </table:table-cell>
          <table:table-cell office:value-type="float" office:value="27.756084" calcext:value-type="float">
            <text:p>27.756084</text:p>
          </table:table-cell>
          <table:table-cell office:value-type="float" office:value="32.232238" calcext:value-type="float">
            <text:p>32.232238</text:p>
          </table:table-cell>
          <table:table-cell office:value-type="float" office:value="2.597399" calcext:value-type="float">
            <text:p>2.597399</text:p>
          </table:table-cell>
          <table:table-cell office:value-type="float" office:value="0.835346" calcext:value-type="float">
            <text:p>0.835346</text:p>
          </table:table-cell>
          <table:table-cell office:value-type="float" office:value="12.3" calcext:value-type="float">
            <text:p>12.3</text:p>
          </table:table-cell>
          <table:table-cell office:value-type="float" office:value="1.35" calcext:value-type="float">
            <text:p>1.35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1954822231354" calcext:value-type="float">
            <text:p>11.1954822231</text:p>
          </table:table-cell>
          <table:table-cell office:value-type="float" office:value="13.8006717311212" calcext:value-type="float">
            <text:p>13.8006717311</text:p>
          </table:table-cell>
          <table:table-cell table:number-columns-repeated="100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77.439605" calcext:value-type="float">
            <text:p>77.439605</text:p>
          </table:table-cell>
          <table:table-cell office:value-type="float" office:value="31.394484" calcext:value-type="float">
            <text:p>31.394484</text:p>
          </table:table-cell>
          <table:table-cell office:value-type="float" office:value="36.212866" calcext:value-type="float">
            <text:p>36.212866</text:p>
          </table:table-cell>
          <table:table-cell office:value-type="float" office:value="2.418081" calcext:value-type="float">
            <text:p>2.418081</text:p>
          </table:table-cell>
          <table:table-cell office:value-type="float" office:value="0.740182" calcext:value-type="float">
            <text:p>0.740182</text:p>
          </table:table-cell>
          <table:table-cell office:value-type="float" office:value="13.55" calcext:value-type="float">
            <text:p>13.55</text:p>
          </table:table-cell>
          <table:table-cell office:value-type="float" office:value="1.54" calcext:value-type="float">
            <text:p>1.54</text:p>
          </table:table-cell>
          <table:table-cell office:value-type="float" office:value="6.63836379999493" calcext:value-type="float">
            <text:p>6.6383638</text:p>
          </table:table-cell>
          <table:table-cell office:value-type="float" office:value="11.61474531988" calcext:value-type="float">
            <text:p>11.6147453199</text:p>
          </table:table-cell>
          <table:table-cell office:value-type="float" office:value="13.6645328690396" calcext:value-type="float">
            <text:p>13.66453286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73.805749" calcext:value-type="float">
            <text:p>73.805749</text:p>
          </table:table-cell>
          <table:table-cell office:value-type="float" office:value="33.022903" calcext:value-type="float">
            <text:p>33.022903</text:p>
          </table:table-cell>
          <table:table-cell office:value-type="float" office:value="24.441596" calcext:value-type="float">
            <text:p>24.441596</text:p>
          </table:table-cell>
          <table:table-cell office:value-type="float" office:value="3.372038" calcext:value-type="float">
            <text:p>3.372038</text:p>
          </table:table-cell>
          <table:table-cell office:value-type="float" office:value="0.465562" calcext:value-type="float">
            <text:p>0.465562</text:p>
          </table:table-cell>
          <table:table-cell office:value-type="float" office:value="66.82" calcext:value-type="float">
            <text:p>66.82</text:p>
          </table:table-cell>
          <table:table-cell office:value-type="float" office:value="4.73" calcext:value-type="float">
            <text:p>4.7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5.62752038919364" calcext:value-type="float">
            <text:p>5.6275203892</text:p>
          </table:table-cell>
          <table:table-cell office:value-type="float" office:value="9.70366677357038" calcext:value-type="float">
            <text:p>9.7036667736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99.53635" calcext:value-type="float">
            <text:p>99.53635</text:p>
          </table:table-cell>
          <table:table-cell office:value-type="float" office:value="46.769108" calcext:value-type="float">
            <text:p>46.769108</text:p>
          </table:table-cell>
          <table:table-cell office:value-type="float" office:value="31.487184" calcext:value-type="float">
            <text:p>31.487184</text:p>
          </table:table-cell>
          <table:table-cell office:value-type="float" office:value="4.460456" calcext:value-type="float">
            <text:p>4.460456</text:p>
          </table:table-cell>
          <table:table-cell office:value-type="float" office:value="0.887467" calcext:value-type="float">
            <text:p>0.887467</text:p>
          </table:table-cell>
          <table:table-cell office:value-type="float" office:value="34.7" calcext:value-type="float">
            <text:p>34.7</text:p>
          </table:table-cell>
          <table:table-cell office:value-type="float" office:value="3.16" calcext:value-type="float">
            <text:p>3.1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4.23265617801961" calcext:value-type="float">
            <text:p>4.232656178</text:p>
          </table:table-cell>
          <table:table-cell office:value-type="float" office:value="9.36536215799454" calcext:value-type="float">
            <text:p>9.365362158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78.179124" calcext:value-type="float">
            <text:p>78.179124</text:p>
          </table:table-cell>
          <table:table-cell office:value-type="float" office:value="66.2215" calcext:value-type="float">
            <text:p>66.2215</text:p>
          </table:table-cell>
          <table:table-cell office:value-type="float" office:value="26.65411" calcext:value-type="float">
            <text:p>26.65411</text:p>
          </table:table-cell>
          <table:table-cell office:value-type="float" office:value="4.032545" calcext:value-type="float">
            <text:p>4.032545</text:p>
          </table:table-cell>
          <table:table-cell office:value-type="float" office:value="1.555416" calcext:value-type="float">
            <text:p>1.555416</text:p>
          </table:table-cell>
          <table:table-cell office:value-type="float" office:value="15.9" calcext:value-type="float">
            <text:p>15.9</text:p>
          </table:table-cell>
          <table:table-cell office:value-type="float" office:value="1.47" calcext:value-type="float">
            <text:p>1.4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2422792052991" calcext:value-type="float">
            <text:p>12.2422792053</text:p>
          </table:table-cell>
          <table:table-cell office:value-type="float" office:value="14.0653426993116" calcext:value-type="float">
            <text:p>14.065342699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107.597449" calcext:value-type="float">
            <text:p>107.597449</text:p>
          </table:table-cell>
          <table:table-cell office:value-type="float" office:value="50.981295" calcext:value-type="float">
            <text:p>50.981295</text:p>
          </table:table-cell>
          <table:table-cell office:value-type="float" office:value="22.563455" calcext:value-type="float">
            <text:p>22.563455</text:p>
          </table:table-cell>
          <table:table-cell office:value-type="float" office:value="5.776161" calcext:value-type="float">
            <text:p>5.776161</text:p>
          </table:table-cell>
          <table:table-cell office:value-type="float" office:value="2.709512" calcext:value-type="float">
            <text:p>2.709512</text:p>
          </table:table-cell>
          <table:table-cell office:value-type="float" office:value="14.08" calcext:value-type="float">
            <text:p>14.08</text:p>
          </table:table-cell>
          <table:table-cell office:value-type="float" office:value="0.13" calcext:value-type="float">
            <text:p>0.1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0.7527588430001" calcext:value-type="float">
            <text:p>10.752758843</text:p>
          </table:table-cell>
          <table:table-cell office:value-type="float" office:value="12.9114540987416" calcext:value-type="float">
            <text:p>12.9114540987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62.794464" calcext:value-type="float">
            <text:p>62.794464</text:p>
          </table:table-cell>
          <table:table-cell office:value-type="float" office:value="79.447648" calcext:value-type="float">
            <text:p>79.447648</text:p>
          </table:table-cell>
          <table:table-cell office:value-type="float" office:value="27.715874" calcext:value-type="float">
            <text:p>27.715874</text:p>
          </table:table-cell>
          <table:table-cell office:value-type="float" office:value="3.744332" calcext:value-type="float">
            <text:p>3.744332</text:p>
          </table:table-cell>
          <table:table-cell office:value-type="float" office:value="1.600987" calcext:value-type="float">
            <text:p>1.600987</text:p>
          </table:table-cell>
          <table:table-cell office:value-type="float" office:value="17.1" calcext:value-type="float">
            <text:p>17.1</text:p>
          </table:table-cell>
          <table:table-cell office:value-type="float" office:value="0.33" calcext:value-type="float">
            <text:p>0.3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9037306191403" calcext:value-type="float">
            <text:p>11.9037306191</text:p>
          </table:table-cell>
          <table:table-cell office:value-type="float" office:value="13.8753861652217" calcext:value-type="float">
            <text:p>13.8753861652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98.309661" calcext:value-type="float">
            <text:p>98.309661</text:p>
          </table:table-cell>
          <table:table-cell office:value-type="float" office:value="71.560184" calcext:value-type="float">
            <text:p>71.560184</text:p>
          </table:table-cell>
          <table:table-cell office:value-type="float" office:value="45.931235" calcext:value-type="float">
            <text:p>45.931235</text:p>
          </table:table-cell>
          <table:table-cell office:value-type="float" office:value="3.524728" calcext:value-type="float">
            <text:p>3.524728</text:p>
          </table:table-cell>
          <table:table-cell office:value-type="float" office:value="2.012639" calcext:value-type="float">
            <text:p>2.012639</text:p>
          </table:table-cell>
          <table:table-cell office:value-type="float" office:value="14.5" calcext:value-type="float">
            <text:p>14.5</text:p>
          </table:table-cell>
          <table:table-cell office:value-type="float" office:value="0.29" calcext:value-type="float">
            <text:p>0.2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8.46805651721914" calcext:value-type="float">
            <text:p>8.4680565172</text:p>
          </table:table-cell>
          <table:table-cell office:value-type="float" office:value="12.4821720837587" calcext:value-type="float">
            <text:p>12.4821720838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99.687178" calcext:value-type="float">
            <text:p>99.687178</text:p>
          </table:table-cell>
          <table:table-cell office:value-type="float" office:value="49.473454" calcext:value-type="float">
            <text:p>49.473454</text:p>
          </table:table-cell>
          <table:table-cell office:value-type="float" office:value="28.640558" calcext:value-type="float">
            <text:p>28.640558</text:p>
          </table:table-cell>
          <table:table-cell office:value-type="float" office:value="4.154437" calcext:value-type="float">
            <text:p>4.154437</text:p>
          </table:table-cell>
          <table:table-cell office:value-type="float" office:value="2.325836" calcext:value-type="float">
            <text:p>2.325836</text:p>
          </table:table-cell>
          <table:table-cell office:value-type="float" office:value="13" calcext:value-type="float">
            <text:p>13</text:p>
          </table:table-cell>
          <table:table-cell office:value-type="float" office:value="1.63" calcext:value-type="float">
            <text:p>1.6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7028002404538" calcext:value-type="float">
            <text:p>12.7028002405</text:p>
          </table:table-cell>
          <table:table-cell office:value-type="float" office:value="13.9958131496858" calcext:value-type="float">
            <text:p>13.9958131497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136.157476" calcext:value-type="float">
            <text:p>136.157476</text:p>
          </table:table-cell>
          <table:table-cell office:value-type="float" office:value="76.869067" calcext:value-type="float">
            <text:p>76.869067</text:p>
          </table:table-cell>
          <table:table-cell office:value-type="float" office:value="36.900591" calcext:value-type="float">
            <text:p>36.900591</text:p>
          </table:table-cell>
          <table:table-cell office:value-type="float" office:value="4.664607" calcext:value-type="float">
            <text:p>4.664607</text:p>
          </table:table-cell>
          <table:table-cell office:value-type="float" office:value="1.399051" calcext:value-type="float">
            <text:p>1.399051</text:p>
          </table:table-cell>
          <table:table-cell office:value-type="float" office:value="55.01" calcext:value-type="float">
            <text:p>55.01</text:p>
          </table:table-cell>
          <table:table-cell office:value-type="float" office:value="1.88" calcext:value-type="float">
            <text:p>1.8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5.36644319559564" calcext:value-type="float">
            <text:p>5.3664431956</text:p>
          </table:table-cell>
          <table:table-cell office:value-type="float" office:value="9.59726519969295" calcext:value-type="float">
            <text:p>9.5972651997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72.445166" calcext:value-type="float">
            <text:p>72.445166</text:p>
          </table:table-cell>
          <table:table-cell office:value-type="float" office:value="32.620194" calcext:value-type="float">
            <text:p>32.620194</text:p>
          </table:table-cell>
          <table:table-cell office:value-type="float" office:value="30.429799" calcext:value-type="float">
            <text:p>30.429799</text:p>
          </table:table-cell>
          <table:table-cell office:value-type="float" office:value="2.512943" calcext:value-type="float">
            <text:p>2.512943</text:p>
          </table:table-cell>
          <table:table-cell office:value-type="float" office:value="0.762654" calcext:value-type="float">
            <text:p>0.762654</text:p>
          </table:table-cell>
          <table:table-cell office:value-type="float" office:value="11.03" calcext:value-type="float">
            <text:p>11.03</text:p>
          </table:table-cell>
          <table:table-cell office:value-type="float" office:value="3.19" calcext:value-type="float">
            <text:p>3.1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9188344745396" calcext:value-type="float">
            <text:p>11.9188344745</text:p>
          </table:table-cell>
          <table:table-cell office:value-type="float" office:value="14.5302880519371" calcext:value-type="float">
            <text:p>14.530288051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79.464307" calcext:value-type="float">
            <text:p>79.464307</text:p>
          </table:table-cell>
          <table:table-cell office:value-type="float" office:value="30.398821" calcext:value-type="float">
            <text:p>30.398821</text:p>
          </table:table-cell>
          <table:table-cell office:value-type="float" office:value="35.194446" calcext:value-type="float">
            <text:p>35.194446</text:p>
          </table:table-cell>
          <table:table-cell office:value-type="float" office:value="2.774301" calcext:value-type="float">
            <text:p>2.774301</text:p>
          </table:table-cell>
          <table:table-cell office:value-type="float" office:value="0.773451" calcext:value-type="float">
            <text:p>0.773451</text:p>
          </table:table-cell>
          <table:table-cell office:value-type="float" office:value="11.76" calcext:value-type="float">
            <text:p>11.76</text:p>
          </table:table-cell>
          <table:table-cell office:value-type="float" office:value="2.45" calcext:value-type="float">
            <text:p>2.45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7996866135017" calcext:value-type="float">
            <text:p>11.7996866135</text:p>
          </table:table-cell>
          <table:table-cell office:value-type="float" office:value="14.1959924632982" calcext:value-type="float">
            <text:p>14.195992463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69.254548" calcext:value-type="float">
            <text:p>69.254548</text:p>
          </table:table-cell>
          <table:table-cell office:value-type="float" office:value="25.616795" calcext:value-type="float">
            <text:p>25.616795</text:p>
          </table:table-cell>
          <table:table-cell office:value-type="float" office:value="24.214076" calcext:value-type="float">
            <text:p>24.214076</text:p>
          </table:table-cell>
          <table:table-cell office:value-type="float" office:value="2.275667" calcext:value-type="float">
            <text:p>2.275667</text:p>
          </table:table-cell>
          <table:table-cell office:value-type="float" office:value="0.730172" calcext:value-type="float">
            <text:p>0.730172</text:p>
          </table:table-cell>
          <table:table-cell office:value-type="float" office:value="13.3" calcext:value-type="float">
            <text:p>13.3</text:p>
          </table:table-cell>
          <table:table-cell office:value-type="float" office:value="1.28" calcext:value-type="float">
            <text:p>1.2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7583559017558" calcext:value-type="float">
            <text:p>12.7583559018</text:p>
          </table:table-cell>
          <table:table-cell office:value-type="float" office:value="15.5150367494162" calcext:value-type="float">
            <text:p>15.5150367494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75.782477" calcext:value-type="float">
            <text:p>75.782477</text:p>
          </table:table-cell>
          <table:table-cell office:value-type="float" office:value="24.778319" calcext:value-type="float">
            <text:p>24.778319</text:p>
          </table:table-cell>
          <table:table-cell office:value-type="float" office:value="22.451063" calcext:value-type="float">
            <text:p>22.451063</text:p>
          </table:table-cell>
          <table:table-cell office:value-type="float" office:value="2.155916" calcext:value-type="float">
            <text:p>2.155916</text:p>
          </table:table-cell>
          <table:table-cell office:value-type="float" office:value="0.899742" calcext:value-type="float">
            <text:p>0.899742</text:p>
          </table:table-cell>
          <table:table-cell office:value-type="float" office:value="11.02" calcext:value-type="float">
            <text:p>11.02</text:p>
          </table:table-cell>
          <table:table-cell office:value-type="float" office:value="2.06" calcext:value-type="float">
            <text:p>2.0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6098436527928" calcext:value-type="float">
            <text:p>12.6098436528</text:p>
          </table:table-cell>
          <table:table-cell office:value-type="float" office:value="15.3253551111231" calcext:value-type="float">
            <text:p>15.325355111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80.001306" calcext:value-type="float">
            <text:p>80.001306</text:p>
          </table:table-cell>
          <table:table-cell office:value-type="float" office:value="33.317083" calcext:value-type="float">
            <text:p>33.317083</text:p>
          </table:table-cell>
          <table:table-cell office:value-type="float" office:value="32.250305" calcext:value-type="float">
            <text:p>32.250305</text:p>
          </table:table-cell>
          <table:table-cell office:value-type="float" office:value="2.915416" calcext:value-type="float">
            <text:p>2.915416</text:p>
          </table:table-cell>
          <table:table-cell office:value-type="float" office:value="0.876544" calcext:value-type="float">
            <text:p>0.876544</text:p>
          </table:table-cell>
          <table:table-cell office:value-type="float" office:value="12.59" calcext:value-type="float">
            <text:p>12.59</text:p>
          </table:table-cell>
          <table:table-cell office:value-type="float" office:value="0.52" calcext:value-type="float">
            <text:p>0.52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9015854886582" calcext:value-type="float">
            <text:p>11.9015854887</text:p>
          </table:table-cell>
          <table:table-cell office:value-type="float" office:value="13.9721108544578" calcext:value-type="float">
            <text:p>13.9721108545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8.054671" calcext:value-type="float">
            <text:p>68.054671</text:p>
          </table:table-cell>
          <table:table-cell office:value-type="float" office:value="34.039846" calcext:value-type="float">
            <text:p>34.039846</text:p>
          </table:table-cell>
          <table:table-cell office:value-type="float" office:value="33.879726" calcext:value-type="float">
            <text:p>33.879726</text:p>
          </table:table-cell>
          <table:table-cell office:value-type="float" office:value="2.003551" calcext:value-type="float">
            <text:p>2.003551</text:p>
          </table:table-cell>
          <table:table-cell office:value-type="float" office:value="0.801779" calcext:value-type="float">
            <text:p>0.801779</text:p>
          </table:table-cell>
          <table:table-cell office:value-type="float" office:value="12.4" calcext:value-type="float">
            <text:p>12.4</text:p>
          </table:table-cell>
          <table:table-cell office:value-type="float" office:value="2.18" calcext:value-type="float">
            <text:p>2.1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1632528233472" calcext:value-type="float">
            <text:p>12.1632528233</text:p>
          </table:table-cell>
          <table:table-cell office:value-type="float" office:value="15.2321949500312" calcext:value-type="float">
            <text:p>15.23219495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76.064911" calcext:value-type="float">
            <text:p>76.064911</text:p>
          </table:table-cell>
          <table:table-cell office:value-type="float" office:value="32.120127" calcext:value-type="float">
            <text:p>32.120127</text:p>
          </table:table-cell>
          <table:table-cell office:value-type="float" office:value="29.097157" calcext:value-type="float">
            <text:p>29.097157</text:p>
          </table:table-cell>
          <table:table-cell office:value-type="float" office:value="2.304572" calcext:value-type="float">
            <text:p>2.304572</text:p>
          </table:table-cell>
          <table:table-cell office:value-type="float" office:value="0.669705" calcext:value-type="float">
            <text:p>0.669705</text:p>
          </table:table-cell>
          <table:table-cell office:value-type="float" office:value="11.49" calcext:value-type="float">
            <text:p>11.49</text:p>
          </table:table-cell>
          <table:table-cell office:value-type="float" office:value="2.9" calcext:value-type="float">
            <text:p>2.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4507087679299" calcext:value-type="float">
            <text:p>12.4507087679</text:p>
          </table:table-cell>
          <table:table-cell office:value-type="float" office:value="14.8018106274819" calcext:value-type="float">
            <text:p>14.8018106275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71.513702" calcext:value-type="float">
            <text:p>71.513702</text:p>
          </table:table-cell>
          <table:table-cell office:value-type="float" office:value="35.037701" calcext:value-type="float">
            <text:p>35.037701</text:p>
          </table:table-cell>
          <table:table-cell office:value-type="float" office:value="31.347404" calcext:value-type="float">
            <text:p>31.347404</text:p>
          </table:table-cell>
          <table:table-cell office:value-type="float" office:value="1.919228" calcext:value-type="float">
            <text:p>1.919228</text:p>
          </table:table-cell>
          <table:table-cell office:value-type="float" office:value="0.900799" calcext:value-type="float">
            <text:p>0.900799</text:p>
          </table:table-cell>
          <table:table-cell office:value-type="float" office:value="12.33" calcext:value-type="float">
            <text:p>12.33</text:p>
          </table:table-cell>
          <table:table-cell office:value-type="float" office:value="1.19" calcext:value-type="float">
            <text:p>1.1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0359679579605" calcext:value-type="float">
            <text:p>12.035967958</text:p>
          </table:table-cell>
          <table:table-cell office:value-type="float" office:value="14.4753198219419" calcext:value-type="float">
            <text:p>14.475319821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67.671171" calcext:value-type="float">
            <text:p>67.671171</text:p>
          </table:table-cell>
          <table:table-cell office:value-type="float" office:value="35.329806" calcext:value-type="float">
            <text:p>35.329806</text:p>
          </table:table-cell>
          <table:table-cell office:value-type="float" office:value="28.147641" calcext:value-type="float">
            <text:p>28.147641</text:p>
          </table:table-cell>
          <table:table-cell office:value-type="float" office:value="2.373272" calcext:value-type="float">
            <text:p>2.373272</text:p>
          </table:table-cell>
          <table:table-cell office:value-type="float" office:value="0.65276" calcext:value-type="float">
            <text:p>0.65276</text:p>
          </table:table-cell>
          <table:table-cell office:value-type="float" office:value="11.03" calcext:value-type="float">
            <text:p>11.03</text:p>
          </table:table-cell>
          <table:table-cell office:value-type="float" office:value="1.39" calcext:value-type="float">
            <text:p>1.3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189690823491" calcext:value-type="float">
            <text:p>11.1896908235</text:p>
          </table:table-cell>
          <table:table-cell office:value-type="float" office:value="13.9416181724117" calcext:value-type="float">
            <text:p>13.9416181724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86.434262" calcext:value-type="float">
            <text:p>86.434262</text:p>
          </table:table-cell>
          <table:table-cell office:value-type="float" office:value="43.502316" calcext:value-type="float">
            <text:p>43.502316</text:p>
          </table:table-cell>
          <table:table-cell office:value-type="float" office:value="17.529999" calcext:value-type="float">
            <text:p>17.529999</text:p>
          </table:table-cell>
          <table:table-cell office:value-type="float" office:value="1.752812" calcext:value-type="float">
            <text:p>1.752812</text:p>
          </table:table-cell>
          <table:table-cell office:value-type="float" office:value="1.050264" calcext:value-type="float">
            <text:p>1.050264</text:p>
          </table:table-cell>
          <table:table-cell office:value-type="float" office:value="13.13" calcext:value-type="float">
            <text:p>13.13</text:p>
          </table:table-cell>
          <table:table-cell office:value-type="float" office:value="1.58" calcext:value-type="float">
            <text:p>1.5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9487999162811" calcext:value-type="float">
            <text:p>12.9487999163</text:p>
          </table:table-cell>
          <table:table-cell office:value-type="float" office:value="14.9872757528081" calcext:value-type="float">
            <text:p>14.9872757528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74.406558" calcext:value-type="float">
            <text:p>74.406558</text:p>
          </table:table-cell>
          <table:table-cell office:value-type="float" office:value="29.444241" calcext:value-type="float">
            <text:p>29.444241</text:p>
          </table:table-cell>
          <table:table-cell office:value-type="float" office:value="34.174983" calcext:value-type="float">
            <text:p>34.174983</text:p>
          </table:table-cell>
          <table:table-cell office:value-type="float" office:value="2.977273" calcext:value-type="float">
            <text:p>2.977273</text:p>
          </table:table-cell>
          <table:table-cell office:value-type="float" office:value="0.843508" calcext:value-type="float">
            <text:p>0.843508</text:p>
          </table:table-cell>
          <table:table-cell office:value-type="float" office:value="13.08" calcext:value-type="float">
            <text:p>13.08</text:p>
          </table:table-cell>
          <table:table-cell office:value-type="float" office:value="2.26" calcext:value-type="float">
            <text:p>2.2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7481090433888" calcext:value-type="float">
            <text:p>11.7481090434</text:p>
          </table:table-cell>
          <table:table-cell office:value-type="float" office:value="14.3030016660287" calcext:value-type="float">
            <text:p>14.303001666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79.335019" calcext:value-type="float">
            <text:p>79.335019</text:p>
          </table:table-cell>
          <table:table-cell office:value-type="float" office:value="30.384269" calcext:value-type="float">
            <text:p>30.384269</text:p>
          </table:table-cell>
          <table:table-cell office:value-type="float" office:value="31.065189" calcext:value-type="float">
            <text:p>31.065189</text:p>
          </table:table-cell>
          <table:table-cell office:value-type="float" office:value="2.262342" calcext:value-type="float">
            <text:p>2.262342</text:p>
          </table:table-cell>
          <table:table-cell office:value-type="float" office:value="0.849853" calcext:value-type="float">
            <text:p>0.849853</text:p>
          </table:table-cell>
          <table:table-cell office:value-type="float" office:value="11.85" calcext:value-type="float">
            <text:p>11.85</text:p>
          </table:table-cell>
          <table:table-cell office:value-type="float" office:value="2.5" calcext:value-type="float">
            <text:p>2.5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2275092313065" calcext:value-type="float">
            <text:p>12.2275092313</text:p>
          </table:table-cell>
          <table:table-cell office:value-type="float" office:value="14.7101936560738" calcext:value-type="float">
            <text:p>14.710193656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73.312608" calcext:value-type="float">
            <text:p>73.312608</text:p>
          </table:table-cell>
          <table:table-cell office:value-type="float" office:value="33.289076" calcext:value-type="float">
            <text:p>33.289076</text:p>
          </table:table-cell>
          <table:table-cell office:value-type="float" office:value="35.857191" calcext:value-type="float">
            <text:p>35.857191</text:p>
          </table:table-cell>
          <table:table-cell office:value-type="float" office:value="2.485859" calcext:value-type="float">
            <text:p>2.485859</text:p>
          </table:table-cell>
          <table:table-cell office:value-type="float" office:value="0.874973" calcext:value-type="float">
            <text:p>0.874973</text:p>
          </table:table-cell>
          <table:table-cell office:value-type="float" office:value="12.04" calcext:value-type="float">
            <text:p>12.04</text:p>
          </table:table-cell>
          <table:table-cell office:value-type="float" office:value="2.27" calcext:value-type="float">
            <text:p>2.2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15084583553" calcext:value-type="float">
            <text:p>12.1508458355</text:p>
          </table:table-cell>
          <table:table-cell office:value-type="float" office:value="14.5121376899634" calcext:value-type="float">
            <text:p>14.5121376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862973" calcext:value-type="float">
            <text:p>78.862973</text:p>
          </table:table-cell>
          <table:table-cell office:value-type="float" office:value="33.174014" calcext:value-type="float">
            <text:p>33.174014</text:p>
          </table:table-cell>
          <table:table-cell office:value-type="float" office:value="30.036982" calcext:value-type="float">
            <text:p>30.036982</text:p>
          </table:table-cell>
          <table:table-cell office:value-type="float" office:value="3.169003" calcext:value-type="float">
            <text:p>3.169003</text:p>
          </table:table-cell>
          <table:table-cell office:value-type="float" office:value="0.901344" calcext:value-type="float">
            <text:p>0.901344</text:p>
          </table:table-cell>
          <table:table-cell office:value-type="float" office:value="12.72" calcext:value-type="float">
            <text:p>12.72</text:p>
          </table:table-cell>
          <table:table-cell office:value-type="float" office:value="2.35" calcext:value-type="float">
            <text:p>2.35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3.2398626394675" calcext:value-type="float">
            <text:p>13.2398626395</text:p>
          </table:table-cell>
          <table:table-cell office:value-type="float" office:value="15.3819318484023" calcext:value-type="float">
            <text:p>15.3819318484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79.613883" calcext:value-type="float">
            <text:p>79.613883</text:p>
          </table:table-cell>
          <table:table-cell office:value-type="float" office:value="24.627034" calcext:value-type="float">
            <text:p>24.627034</text:p>
          </table:table-cell>
          <table:table-cell office:value-type="float" office:value="26.634284" calcext:value-type="float">
            <text:p>26.634284</text:p>
          </table:table-cell>
          <table:table-cell office:value-type="float" office:value="2.743556" calcext:value-type="float">
            <text:p>2.743556</text:p>
          </table:table-cell>
          <table:table-cell office:value-type="float" office:value="0.590737" calcext:value-type="float">
            <text:p>0.590737</text:p>
          </table:table-cell>
          <table:table-cell office:value-type="float" office:value="12.59" calcext:value-type="float">
            <text:p>12.59</text:p>
          </table:table-cell>
          <table:table-cell office:value-type="float" office:value="0.76" calcext:value-type="float">
            <text:p>0.7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3365261814094" calcext:value-type="float">
            <text:p>12.3365261814</text:p>
          </table:table-cell>
          <table:table-cell office:value-type="float" office:value="14.5815471922644" calcext:value-type="float">
            <text:p>14.581547192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73.967647" calcext:value-type="float">
            <text:p>73.967647</text:p>
          </table:table-cell>
          <table:table-cell office:value-type="float" office:value="30.124305" calcext:value-type="float">
            <text:p>30.124305</text:p>
          </table:table-cell>
          <table:table-cell office:value-type="float" office:value="25.976998" calcext:value-type="float">
            <text:p>25.976998</text:p>
          </table:table-cell>
          <table:table-cell office:value-type="float" office:value="2.416742" calcext:value-type="float">
            <text:p>2.416742</text:p>
          </table:table-cell>
          <table:table-cell office:value-type="float" office:value="0.502267" calcext:value-type="float">
            <text:p>0.502267</text:p>
          </table:table-cell>
          <table:table-cell office:value-type="float" office:value="14.15" calcext:value-type="float">
            <text:p>14.15</text:p>
          </table:table-cell>
          <table:table-cell office:value-type="float" office:value="3.17" calcext:value-type="float">
            <text:p>3.1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5580833260209" calcext:value-type="float">
            <text:p>11.558083326</text:p>
          </table:table-cell>
          <table:table-cell office:value-type="float" office:value="14.5018918982593" calcext:value-type="float">
            <text:p>14.501891898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78.897841" calcext:value-type="float">
            <text:p>78.897841</text:p>
          </table:table-cell>
          <table:table-cell office:value-type="float" office:value="30.64527" calcext:value-type="float">
            <text:p>30.64527</text:p>
          </table:table-cell>
          <table:table-cell office:value-type="float" office:value="26.602488" calcext:value-type="float">
            <text:p>26.602488</text:p>
          </table:table-cell>
          <table:table-cell office:value-type="float" office:value="2.626587" calcext:value-type="float">
            <text:p>2.626587</text:p>
          </table:table-cell>
          <table:table-cell office:value-type="float" office:value="0.888674" calcext:value-type="float">
            <text:p>0.888674</text:p>
          </table:table-cell>
          <table:table-cell office:value-type="float" office:value="11.45" calcext:value-type="float">
            <text:p>11.45</text:p>
          </table:table-cell>
          <table:table-cell office:value-type="float" office:value="1.61" calcext:value-type="float">
            <text:p>1.6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5453512976239" calcext:value-type="float">
            <text:p>12.5453512976</text:p>
          </table:table-cell>
          <table:table-cell office:value-type="float" office:value="14.9537722102096" calcext:value-type="float">
            <text:p>14.9537722102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68.462599" calcext:value-type="float">
            <text:p>68.462599</text:p>
          </table:table-cell>
          <table:table-cell office:value-type="float" office:value="33.246784" calcext:value-type="float">
            <text:p>33.246784</text:p>
          </table:table-cell>
          <table:table-cell office:value-type="float" office:value="36.494081" calcext:value-type="float">
            <text:p>36.494081</text:p>
          </table:table-cell>
          <table:table-cell office:value-type="float" office:value="2.296371" calcext:value-type="float">
            <text:p>2.296371</text:p>
          </table:table-cell>
          <table:table-cell office:value-type="float" office:value="0.984709" calcext:value-type="float">
            <text:p>0.984709</text:p>
          </table:table-cell>
          <table:table-cell office:value-type="float" office:value="11.66" calcext:value-type="float">
            <text:p>11.66</text:p>
          </table:table-cell>
          <table:table-cell office:value-type="float" office:value="2.87" calcext:value-type="float">
            <text:p>2.8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3609449286772" calcext:value-type="float">
            <text:p>11.3609449287</text:p>
          </table:table-cell>
          <table:table-cell office:value-type="float" office:value="13.9519200445252" calcext:value-type="float">
            <text:p>13.9519200445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71.910688" calcext:value-type="float">
            <text:p>71.910688</text:p>
          </table:table-cell>
          <table:table-cell office:value-type="float" office:value="32.246811" calcext:value-type="float">
            <text:p>32.246811</text:p>
          </table:table-cell>
          <table:table-cell office:value-type="float" office:value="27.542724" calcext:value-type="float">
            <text:p>27.542724</text:p>
          </table:table-cell>
          <table:table-cell office:value-type="float" office:value="1.816725" calcext:value-type="float">
            <text:p>1.816725</text:p>
          </table:table-cell>
          <table:table-cell office:value-type="float" office:value="0.587193" calcext:value-type="float">
            <text:p>0.587193</text:p>
          </table:table-cell>
          <table:table-cell office:value-type="float" office:value="11.32" calcext:value-type="float">
            <text:p>11.32</text:p>
          </table:table-cell>
          <table:table-cell office:value-type="float" office:value="1.3" calcext:value-type="float">
            <text:p>1.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6981735685788" calcext:value-type="float">
            <text:p>11.6981735686</text:p>
          </table:table-cell>
          <table:table-cell office:value-type="float" office:value="13.9197061471587" calcext:value-type="float">
            <text:p>13.9197061472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77.971244" calcext:value-type="float">
            <text:p>77.971244</text:p>
          </table:table-cell>
          <table:table-cell office:value-type="float" office:value="45.024315" calcext:value-type="float">
            <text:p>45.024315</text:p>
          </table:table-cell>
          <table:table-cell office:value-type="float" office:value="24.622658" calcext:value-type="float">
            <text:p>24.622658</text:p>
          </table:table-cell>
          <table:table-cell office:value-type="float" office:value="3.087334" calcext:value-type="float">
            <text:p>3.087334</text:p>
          </table:table-cell>
          <table:table-cell office:value-type="float" office:value="2.092375" calcext:value-type="float">
            <text:p>2.092375</text:p>
          </table:table-cell>
          <table:table-cell office:value-type="float" office:value="17" calcext:value-type="float">
            <text:p>17</text:p>
          </table:table-cell>
          <table:table-cell office:value-type="float" office:value="0.36" calcext:value-type="float">
            <text:p>0.3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3.4355016245173" calcext:value-type="float">
            <text:p>13.4355016245</text:p>
          </table:table-cell>
          <table:table-cell office:value-type="float" office:value="15.0409336267806" calcext:value-type="float">
            <text:p>15.0409336268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1.720845" calcext:value-type="float">
            <text:p>71.720845</text:p>
          </table:table-cell>
          <table:table-cell office:value-type="float" office:value="26.7473" calcext:value-type="float">
            <text:p>26.7473</text:p>
          </table:table-cell>
          <table:table-cell office:value-type="float" office:value="21.621336" calcext:value-type="float">
            <text:p>21.621336</text:p>
          </table:table-cell>
          <table:table-cell office:value-type="float" office:value="2.642983" calcext:value-type="float">
            <text:p>2.642983</text:p>
          </table:table-cell>
          <table:table-cell office:value-type="float" office:value="0.736936" calcext:value-type="float">
            <text:p>0.736936</text:p>
          </table:table-cell>
          <table:table-cell office:value-type="float" office:value="12.29" calcext:value-type="float">
            <text:p>12.29</text:p>
          </table:table-cell>
          <table:table-cell office:value-type="float" office:value="1.12" calcext:value-type="float">
            <text:p>1.12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8.82541291508557" calcext:value-type="float">
            <text:p>8.8254129151</text:p>
          </table:table-cell>
          <table:table-cell office:value-type="float" office:value="11.8218884979156" calcext:value-type="float">
            <text:p>11.821888497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75.086142" calcext:value-type="float">
            <text:p>75.086142</text:p>
          </table:table-cell>
          <table:table-cell office:value-type="float" office:value="25.938768" calcext:value-type="float">
            <text:p>25.938768</text:p>
          </table:table-cell>
          <table:table-cell office:value-type="float" office:value="37.650205" calcext:value-type="float">
            <text:p>37.650205</text:p>
          </table:table-cell>
          <table:table-cell office:value-type="float" office:value="3.019813" calcext:value-type="float">
            <text:p>3.019813</text:p>
          </table:table-cell>
          <table:table-cell office:value-type="float" office:value="1.324228" calcext:value-type="float">
            <text:p>1.324228</text:p>
          </table:table-cell>
          <table:table-cell office:value-type="float" office:value="13.98" calcext:value-type="float">
            <text:p>13.98</text:p>
          </table:table-cell>
          <table:table-cell office:value-type="float" office:value="0.63" calcext:value-type="float">
            <text:p>0.6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9.75439572179355" calcext:value-type="float">
            <text:p>9.7543957218</text:p>
          </table:table-cell>
          <table:table-cell office:value-type="float" office:value="12.3448376650559" calcext:value-type="float">
            <text:p>12.344837665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78.744768" calcext:value-type="float">
            <text:p>78.744768</text:p>
          </table:table-cell>
          <table:table-cell office:value-type="float" office:value="40.156883" calcext:value-type="float">
            <text:p>40.156883</text:p>
          </table:table-cell>
          <table:table-cell office:value-type="float" office:value="32.183995" calcext:value-type="float">
            <text:p>32.183995</text:p>
          </table:table-cell>
          <table:table-cell office:value-type="float" office:value="2.850403" calcext:value-type="float">
            <text:p>2.850403</text:p>
          </table:table-cell>
          <table:table-cell office:value-type="float" office:value="1.172791" calcext:value-type="float">
            <text:p>1.172791</text:p>
          </table:table-cell>
          <table:table-cell office:value-type="float" office:value="13.61" calcext:value-type="float">
            <text:p>13.61</text:p>
          </table:table-cell>
          <table:table-cell office:value-type="float" office:value="0.75" calcext:value-type="float">
            <text:p>0.75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9.4066223602266" calcext:value-type="float">
            <text:p>9.4066223602</text:p>
          </table:table-cell>
          <table:table-cell office:value-type="float" office:value="11.6332673484258" calcext:value-type="float">
            <text:p>11.6332673484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76.537026" calcext:value-type="float">
            <text:p>76.537026</text:p>
          </table:table-cell>
          <table:table-cell office:value-type="float" office:value="36.717246" calcext:value-type="float">
            <text:p>36.717246</text:p>
          </table:table-cell>
          <table:table-cell office:value-type="float" office:value="26.069289" calcext:value-type="float">
            <text:p>26.069289</text:p>
          </table:table-cell>
          <table:table-cell office:value-type="float" office:value="2.999632" calcext:value-type="float">
            <text:p>2.999632</text:p>
          </table:table-cell>
          <table:table-cell office:value-type="float" office:value="1.009329" calcext:value-type="float">
            <text:p>1.009329</text:p>
          </table:table-cell>
          <table:table-cell office:value-type="float" office:value="14.73" calcext:value-type="float">
            <text:p>14.73</text:p>
          </table:table-cell>
          <table:table-cell office:value-type="float" office:value="0.98" calcext:value-type="float">
            <text:p>0.9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3046877673804" calcext:value-type="float">
            <text:p>11.3046877674</text:p>
          </table:table-cell>
          <table:table-cell office:value-type="float" office:value="13.4734841582964" calcext:value-type="float">
            <text:p>13.473484158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80.919184" calcext:value-type="float">
            <text:p>80.919184</text:p>
          </table:table-cell>
          <table:table-cell office:value-type="float" office:value="37.675859" calcext:value-type="float">
            <text:p>37.675859</text:p>
          </table:table-cell>
          <table:table-cell office:value-type="float" office:value="32.013524" calcext:value-type="float">
            <text:p>32.013524</text:p>
          </table:table-cell>
          <table:table-cell office:value-type="float" office:value="4.283456" calcext:value-type="float">
            <text:p>4.283456</text:p>
          </table:table-cell>
          <table:table-cell office:value-type="float" office:value="1.856472" calcext:value-type="float">
            <text:p>1.856472</text:p>
          </table:table-cell>
          <table:table-cell office:value-type="float" office:value="16.8" calcext:value-type="float">
            <text:p>16.8</text:p>
          </table:table-cell>
          <table:table-cell office:value-type="float" office:value="0.2" calcext:value-type="float">
            <text:p>0.2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2.8381757256798" calcext:value-type="float">
            <text:p>12.8381757257</text:p>
          </table:table-cell>
          <table:table-cell office:value-type="float" office:value="15.2026343182875" calcext:value-type="float">
            <text:p>15.2026343183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99.192044" calcext:value-type="float">
            <text:p>99.192044</text:p>
          </table:table-cell>
          <table:table-cell office:value-type="float" office:value="58.573349" calcext:value-type="float">
            <text:p>58.573349</text:p>
          </table:table-cell>
          <table:table-cell office:value-type="float" office:value="20.600918" calcext:value-type="float">
            <text:p>20.600918</text:p>
          </table:table-cell>
          <table:table-cell office:value-type="float" office:value="2.703364" calcext:value-type="float">
            <text:p>2.703364</text:p>
          </table:table-cell>
          <table:table-cell office:value-type="float" office:value="1.627059" calcext:value-type="float">
            <text:p>1.627059</text:p>
          </table:table-cell>
          <table:table-cell office:value-type="float" office:value="18.74" calcext:value-type="float">
            <text:p>18.74</text:p>
          </table:table-cell>
          <table:table-cell office:value-type="float" office:value="0.77" calcext:value-type="float">
            <text:p>0.7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3.9611397759044" calcext:value-type="float">
            <text:p>13.9611397759</text:p>
          </table:table-cell>
          <table:table-cell office:value-type="float" office:value="15.4959560490525" calcext:value-type="float">
            <text:p>15.495956049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81.89819" calcext:value-type="float">
            <text:p>81.89819</text:p>
          </table:table-cell>
          <table:table-cell office:value-type="float" office:value="36.318106" calcext:value-type="float">
            <text:p>36.318106</text:p>
          </table:table-cell>
          <table:table-cell office:value-type="float" office:value="32.318037" calcext:value-type="float">
            <text:p>32.318037</text:p>
          </table:table-cell>
          <table:table-cell office:value-type="float" office:value="3.411493" calcext:value-type="float">
            <text:p>3.411493</text:p>
          </table:table-cell>
          <table:table-cell office:value-type="float" office:value="2.082405" calcext:value-type="float">
            <text:p>2.082405</text:p>
          </table:table-cell>
          <table:table-cell office:value-type="float" office:value="15.36" calcext:value-type="float">
            <text:p>15.36</text:p>
          </table:table-cell>
          <table:table-cell office:value-type="float" office:value="0.31" calcext:value-type="float">
            <text:p>0.3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0.9944288273999" calcext:value-type="float">
            <text:p>10.9944288274</text:p>
          </table:table-cell>
          <table:table-cell office:value-type="float" office:value="13.5049898636853" calcext:value-type="float">
            <text:p>13.5049898637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1.040225" calcext:value-type="float">
            <text:p>61.040225</text:p>
          </table:table-cell>
          <table:table-cell office:value-type="float" office:value="40.082244" calcext:value-type="float">
            <text:p>40.082244</text:p>
          </table:table-cell>
          <table:table-cell office:value-type="float" office:value="29.20474" calcext:value-type="float">
            <text:p>29.20474</text:p>
          </table:table-cell>
          <table:table-cell office:value-type="float" office:value="3.508824" calcext:value-type="float">
            <text:p>3.508824</text:p>
          </table:table-cell>
          <table:table-cell office:value-type="float" office:value="0.732849" calcext:value-type="float">
            <text:p>0.732849</text:p>
          </table:table-cell>
          <table:table-cell office:value-type="float" office:value="12.83" calcext:value-type="float">
            <text:p>12.83</text:p>
          </table:table-cell>
          <table:table-cell office:value-type="float" office:value="0.14" calcext:value-type="float">
            <text:p>0.14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0.7902011620009" calcext:value-type="float">
            <text:p>10.790201162</text:p>
          </table:table-cell>
          <table:table-cell office:value-type="float" office:value="13.4834350529374" calcext:value-type="float">
            <text:p>13.483435052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69.912148" calcext:value-type="float">
            <text:p>69.912148</text:p>
          </table:table-cell>
          <table:table-cell office:value-type="float" office:value="37.254277" calcext:value-type="float">
            <text:p>37.254277</text:p>
          </table:table-cell>
          <table:table-cell office:value-type="float" office:value="37.141918" calcext:value-type="float">
            <text:p>37.141918</text:p>
          </table:table-cell>
          <table:table-cell office:value-type="float" office:value="2.321787" calcext:value-type="float">
            <text:p>2.321787</text:p>
          </table:table-cell>
          <table:table-cell office:value-type="float" office:value="1.021584" calcext:value-type="float">
            <text:p>1.021584</text:p>
          </table:table-cell>
          <table:table-cell office:value-type="float" office:value="13.22" calcext:value-type="float">
            <text:p>13.22</text:p>
          </table:table-cell>
          <table:table-cell office:value-type="float" office:value="1.51" calcext:value-type="float">
            <text:p>1.5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0.4704165337658" calcext:value-type="float">
            <text:p>10.4704165338</text:p>
          </table:table-cell>
          <table:table-cell office:value-type="float" office:value="12.9366692599155" calcext:value-type="float">
            <text:p>12.936669259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76.268703" calcext:value-type="float">
            <text:p>76.268703</text:p>
          </table:table-cell>
          <table:table-cell office:value-type="float" office:value="35.798685" calcext:value-type="float">
            <text:p>35.798685</text:p>
          </table:table-cell>
          <table:table-cell office:value-type="float" office:value="34.429657" calcext:value-type="float">
            <text:p>34.429657</text:p>
          </table:table-cell>
          <table:table-cell office:value-type="float" office:value="2.746216" calcext:value-type="float">
            <text:p>2.746216</text:p>
          </table:table-cell>
          <table:table-cell office:value-type="float" office:value="1.072825" calcext:value-type="float">
            <text:p>1.072825</text:p>
          </table:table-cell>
          <table:table-cell office:value-type="float" office:value="14.41" calcext:value-type="float">
            <text:p>14.41</text:p>
          </table:table-cell>
          <table:table-cell office:value-type="float" office:value="0.37" calcext:value-type="float">
            <text:p>0.3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0.2752717742754" calcext:value-type="float">
            <text:p>10.2752717743</text:p>
          </table:table-cell>
          <table:table-cell office:value-type="float" office:value="13.0547981898629" calcext:value-type="float">
            <text:p>13.054798189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94.983646" calcext:value-type="float">
            <text:p>94.983646</text:p>
          </table:table-cell>
          <table:table-cell office:value-type="float" office:value="56.582648" calcext:value-type="float">
            <text:p>56.582648</text:p>
          </table:table-cell>
          <table:table-cell office:value-type="float" office:value="28.924257" calcext:value-type="float">
            <text:p>28.924257</text:p>
          </table:table-cell>
          <table:table-cell office:value-type="float" office:value="4.292529" calcext:value-type="float">
            <text:p>4.292529</text:p>
          </table:table-cell>
          <table:table-cell office:value-type="float" office:value="1.554179" calcext:value-type="float">
            <text:p>1.554179</text:p>
          </table:table-cell>
          <table:table-cell office:value-type="float" office:value="16.05" calcext:value-type="float">
            <text:p>16.05</text:p>
          </table:table-cell>
          <table:table-cell office:value-type="float" office:value="0.64" calcext:value-type="float">
            <text:p>0.64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8201814620972" calcext:value-type="float">
            <text:p>11.8201814621</text:p>
          </table:table-cell>
          <table:table-cell office:value-type="float" office:value="13.6375039201036" calcext:value-type="float">
            <text:p>13.637503920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4.92677" calcext:value-type="float">
            <text:p>74.92677</text:p>
          </table:table-cell>
          <table:table-cell office:value-type="float" office:value="27.687771" calcext:value-type="float">
            <text:p>27.687771</text:p>
          </table:table-cell>
          <table:table-cell office:value-type="float" office:value="38.033327" calcext:value-type="float">
            <text:p>38.033327</text:p>
          </table:table-cell>
          <table:table-cell office:value-type="float" office:value="2.317491" calcext:value-type="float">
            <text:p>2.317491</text:p>
          </table:table-cell>
          <table:table-cell office:value-type="float" office:value="1.165054" calcext:value-type="float">
            <text:p>1.165054</text:p>
          </table:table-cell>
          <table:table-cell office:value-type="float" office:value="12.32" calcext:value-type="float">
            <text:p>12.32</text:p>
          </table:table-cell>
          <table:table-cell office:value-type="float" office:value="2.43" calcext:value-type="float">
            <text:p>2.43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8.60886037994206" calcext:value-type="float">
            <text:p>8.6088603799</text:p>
          </table:table-cell>
          <table:table-cell office:value-type="float" office:value="12.082020768558" calcext:value-type="float">
            <text:p>12.0820207686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71.879531" calcext:value-type="float">
            <text:p>71.879531</text:p>
          </table:table-cell>
          <table:table-cell office:value-type="float" office:value="28.293754" calcext:value-type="float">
            <text:p>28.293754</text:p>
          </table:table-cell>
          <table:table-cell office:value-type="float" office:value="26.134689" calcext:value-type="float">
            <text:p>26.134689</text:p>
          </table:table-cell>
          <table:table-cell office:value-type="float" office:value="2.841069" calcext:value-type="float">
            <text:p>2.841069</text:p>
          </table:table-cell>
          <table:table-cell office:value-type="float" office:value="0.742922" calcext:value-type="float">
            <text:p>0.742922</text:p>
          </table:table-cell>
          <table:table-cell office:value-type="float" office:value="13.91" calcext:value-type="float">
            <text:p>13.91</text:p>
          </table:table-cell>
          <table:table-cell office:value-type="float" office:value="0.78" calcext:value-type="float">
            <text:p>0.78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9.87178530475561" calcext:value-type="float">
            <text:p>9.8717853048</text:p>
          </table:table-cell>
          <table:table-cell office:value-type="float" office:value="13.1182555839615" calcext:value-type="float">
            <text:p>13.118255584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.380448" calcext:value-type="float">
            <text:p>80.380448</text:p>
          </table:table-cell>
          <table:table-cell office:value-type="float" office:value="26.445422" calcext:value-type="float">
            <text:p>26.445422</text:p>
          </table:table-cell>
          <table:table-cell office:value-type="float" office:value="45.424708" calcext:value-type="float">
            <text:p>45.424708</text:p>
          </table:table-cell>
          <table:table-cell office:value-type="float" office:value="3.907512" calcext:value-type="float">
            <text:p>3.907512</text:p>
          </table:table-cell>
          <table:table-cell office:value-type="float" office:value="1.130699" calcext:value-type="float">
            <text:p>1.130699</text:p>
          </table:table-cell>
          <table:table-cell office:value-type="float" office:value="15.01" calcext:value-type="float">
            <text:p>15.01</text:p>
          </table:table-cell>
          <table:table-cell office:value-type="float" office:value="0.66" calcext:value-type="float">
            <text:p>0.6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9.65496849926567" calcext:value-type="float">
            <text:p>9.6549684993</text:p>
          </table:table-cell>
          <table:table-cell office:value-type="float" office:value="12.3751537328961" calcext:value-type="float">
            <text:p>12.375153732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76.448628" calcext:value-type="float">
            <text:p>76.448628</text:p>
          </table:table-cell>
          <table:table-cell office:value-type="float" office:value="66.799449" calcext:value-type="float">
            <text:p>66.799449</text:p>
          </table:table-cell>
          <table:table-cell office:value-type="float" office:value="20.624742" calcext:value-type="float">
            <text:p>20.624742</text:p>
          </table:table-cell>
          <table:table-cell office:value-type="float" office:value="2.553934" calcext:value-type="float">
            <text:p>2.553934</text:p>
          </table:table-cell>
          <table:table-cell office:value-type="float" office:value="1.253806" calcext:value-type="float">
            <text:p>1.253806</text:p>
          </table:table-cell>
          <table:table-cell office:value-type="float" office:value="17.11" calcext:value-type="float">
            <text:p>17.11</text:p>
          </table:table-cell>
          <table:table-cell office:value-type="float" office:value="0.11" calcext:value-type="float">
            <text:p>0.1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8.87870641199522" calcext:value-type="float">
            <text:p>8.878706412</text:p>
          </table:table-cell>
          <table:table-cell office:value-type="float" office:value="11.7724674505527" calcext:value-type="float">
            <text:p>11.7724674506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79.780894" calcext:value-type="float">
            <text:p>79.780894</text:p>
          </table:table-cell>
          <table:table-cell office:value-type="float" office:value="27.935298" calcext:value-type="float">
            <text:p>27.935298</text:p>
          </table:table-cell>
          <table:table-cell office:value-type="float" office:value="35.305486" calcext:value-type="float">
            <text:p>35.305486</text:p>
          </table:table-cell>
          <table:table-cell office:value-type="float" office:value="3.236698" calcext:value-type="float">
            <text:p>3.236698</text:p>
          </table:table-cell>
          <table:table-cell office:value-type="float" office:value="0.916193" calcext:value-type="float">
            <text:p>0.916193</text:p>
          </table:table-cell>
          <table:table-cell office:value-type="float" office:value="12.16" calcext:value-type="float">
            <text:p>12.16</text:p>
          </table:table-cell>
          <table:table-cell office:value-type="float" office:value="2.27" calcext:value-type="float">
            <text:p>2.27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1980818345893" calcext:value-type="float">
            <text:p>11.1980818346</text:p>
          </table:table-cell>
          <table:table-cell office:value-type="float" office:value="13.6648832909548" calcext:value-type="float">
            <text:p>13.66488329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79.291509" calcext:value-type="float">
            <text:p>79.291509</text:p>
          </table:table-cell>
          <table:table-cell office:value-type="float" office:value="29.974146" calcext:value-type="float">
            <text:p>29.974146</text:p>
          </table:table-cell>
          <table:table-cell office:value-type="float" office:value="33.72104" calcext:value-type="float">
            <text:p>33.72104</text:p>
          </table:table-cell>
          <table:table-cell office:value-type="float" office:value="3.080186" calcext:value-type="float">
            <text:p>3.080186</text:p>
          </table:table-cell>
          <table:table-cell office:value-type="float" office:value="0.767006" calcext:value-type="float">
            <text:p>0.767006</text:p>
          </table:table-cell>
          <table:table-cell office:value-type="float" office:value="12.36" calcext:value-type="float">
            <text:p>12.36</text:p>
          </table:table-cell>
          <table:table-cell office:value-type="float" office:value="1.61" calcext:value-type="float">
            <text:p>1.6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7540668787169" calcext:value-type="float">
            <text:p>11.7540668787</text:p>
          </table:table-cell>
          <table:table-cell office:value-type="float" office:value="14.1235690739306" calcext:value-type="float">
            <text:p>14.1235690739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86.936239" calcext:value-type="float">
            <text:p>86.936239</text:p>
          </table:table-cell>
          <table:table-cell office:value-type="float" office:value="29.17319" calcext:value-type="float">
            <text:p>29.17319</text:p>
          </table:table-cell>
          <table:table-cell office:value-type="float" office:value="25.278281" calcext:value-type="float">
            <text:p>25.278281</text:p>
          </table:table-cell>
          <table:table-cell office:value-type="float" office:value="3.05537" calcext:value-type="float">
            <text:p>3.05537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12.92" calcext:value-type="float">
            <text:p>12.92</text:p>
          </table:table-cell>
          <table:table-cell office:value-type="float" office:value="2.1" calcext:value-type="float">
            <text:p>2.1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4.4077082577098" calcext:value-type="float">
            <text:p>14.4077082577</text:p>
          </table:table-cell>
          <table:table-cell office:value-type="float" office:value="16.5667551524538" calcext:value-type="float">
            <text:p>16.5667551525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78.871912" calcext:value-type="float">
            <text:p>78.871912</text:p>
          </table:table-cell>
          <table:table-cell office:value-type="float" office:value="29.445074" calcext:value-type="float">
            <text:p>29.445074</text:p>
          </table:table-cell>
          <table:table-cell office:value-type="float" office:value="29.856345" calcext:value-type="float">
            <text:p>29.856345</text:p>
          </table:table-cell>
          <table:table-cell office:value-type="float" office:value="2.883513" calcext:value-type="float">
            <text:p>2.883513</text:p>
          </table:table-cell>
          <table:table-cell office:value-type="float" office:value="0.933262" calcext:value-type="float">
            <text:p>0.933262</text:p>
          </table:table-cell>
          <table:table-cell office:value-type="float" office:value="11.79" calcext:value-type="float">
            <text:p>11.79</text:p>
          </table:table-cell>
          <table:table-cell office:value-type="float" office:value="2.69" calcext:value-type="float">
            <text:p>2.69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1257913135468" calcext:value-type="float">
            <text:p>11.1257913135</text:p>
          </table:table-cell>
          <table:table-cell office:value-type="float" office:value="13.4185009560947" calcext:value-type="float">
            <text:p>13.4185009561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83.227763" calcext:value-type="float">
            <text:p>83.227763</text:p>
          </table:table-cell>
          <table:table-cell office:value-type="float" office:value="27.01714" calcext:value-type="float">
            <text:p>27.01714</text:p>
          </table:table-cell>
          <table:table-cell office:value-type="float" office:value="31.330053" calcext:value-type="float">
            <text:p>31.330053</text:p>
          </table:table-cell>
          <table:table-cell office:value-type="float" office:value="2.367069" calcext:value-type="float">
            <text:p>2.367069</text:p>
          </table:table-cell>
          <table:table-cell office:value-type="float" office:value="0.732889" calcext:value-type="float">
            <text:p>0.732889</text:p>
          </table:table-cell>
          <table:table-cell office:value-type="float" office:value="11.12" calcext:value-type="float">
            <text:p>11.12</text:p>
          </table:table-cell>
          <table:table-cell office:value-type="float" office:value="1.62" calcext:value-type="float">
            <text:p>1.62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3775512325018" calcext:value-type="float">
            <text:p>11.3775512325</text:p>
          </table:table-cell>
          <table:table-cell office:value-type="float" office:value="13.8975570425814" calcext:value-type="float">
            <text:p>13.8975570426</text:p>
          </table:table-cell>
          <table:table-cell table:number-columns-repeated="100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79.745508" calcext:value-type="float">
            <text:p>79.745508</text:p>
          </table:table-cell>
          <table:table-cell office:value-type="float" office:value="32.172423" calcext:value-type="float">
            <text:p>32.172423</text:p>
          </table:table-cell>
          <table:table-cell office:value-type="float" office:value="36.303054" calcext:value-type="float">
            <text:p>36.303054</text:p>
          </table:table-cell>
          <table:table-cell office:value-type="float" office:value="2.269285" calcext:value-type="float">
            <text:p>2.269285</text:p>
          </table:table-cell>
          <table:table-cell office:value-type="float" office:value="0.696312" calcext:value-type="float">
            <text:p>0.696312</text:p>
          </table:table-cell>
          <table:table-cell office:value-type="float" office:value="11.7" calcext:value-type="float">
            <text:p>11.7</text:p>
          </table:table-cell>
          <table:table-cell office:value-type="float" office:value="1.46" calcext:value-type="float">
            <text:p>1.46</text:p>
          </table:table-cell>
          <table:table-cell office:value-type="float" office:value="5.45638791762536" calcext:value-type="float">
            <text:p>5.4563879176</text:p>
          </table:table-cell>
          <table:table-cell office:value-type="float" office:value="11.5970708221793" calcext:value-type="float">
            <text:p>11.5970708222</text:p>
          </table:table-cell>
          <table:table-cell office:value-type="float" office:value="13.831180400194" calcext:value-type="float">
            <text:p>13.8311804002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68.051691" calcext:value-type="float">
            <text:p>68.051691</text:p>
          </table:table-cell>
          <table:table-cell office:value-type="float" office:value="17.204257" calcext:value-type="float">
            <text:p>17.204257</text:p>
          </table:table-cell>
          <table:table-cell office:value-type="float" office:value="18.798191" calcext:value-type="float">
            <text:p>18.798191</text:p>
          </table:table-cell>
          <table:table-cell office:value-type="float" office:value="2.40232" calcext:value-type="float">
            <text:p>2.40232</text:p>
          </table:table-cell>
          <table:table-cell office:value-type="float" office:value="0.599642" calcext:value-type="float">
            <text:p>0.599642</text:p>
          </table:table-cell>
          <table:table-cell office:value-type="float" office:value="35.92" calcext:value-type="float">
            <text:p>35.92</text:p>
          </table:table-cell>
          <table:table-cell office:value-type="float" office:value="0.62" calcext:value-type="float">
            <text:p>0.6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5.35730771248637" calcext:value-type="float">
            <text:p>5.3573077125</text:p>
          </table:table-cell>
          <table:table-cell office:value-type="float" office:value="10.0430889602872" calcext:value-type="float">
            <text:p>10.043088960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87.862511" calcext:value-type="float">
            <text:p>87.862511</text:p>
          </table:table-cell>
          <table:table-cell office:value-type="float" office:value="32.671992" calcext:value-type="float">
            <text:p>32.671992</text:p>
          </table:table-cell>
          <table:table-cell office:value-type="float" office:value="31.466256" calcext:value-type="float">
            <text:p>31.466256</text:p>
          </table:table-cell>
          <table:table-cell office:value-type="float" office:value="3.387526" calcext:value-type="float">
            <text:p>3.387526</text:p>
          </table:table-cell>
          <table:table-cell office:value-type="float" office:value="1.154695" calcext:value-type="float">
            <text:p>1.154695</text:p>
          </table:table-cell>
          <table:table-cell office:value-type="float" office:value="277.45" calcext:value-type="float">
            <text:p>277.45</text:p>
          </table:table-cell>
          <table:table-cell office:value-type="float" office:value="7.67" calcext:value-type="float">
            <text:p>7.67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3.87949981372259" calcext:value-type="float">
            <text:p>3.8794998137</text:p>
          </table:table-cell>
          <table:table-cell office:value-type="float" office:value="9.40320655494205" calcext:value-type="float">
            <text:p>9.403206554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  <table:table-cell office:value-type="float" office:value="72.171026" calcext:value-type="float">
            <text:p>72.171026</text:p>
          </table:table-cell>
          <table:table-cell office:value-type="float" office:value="65.470761" calcext:value-type="float">
            <text:p>65.470761</text:p>
          </table:table-cell>
          <table:table-cell office:value-type="float" office:value="26.700751" calcext:value-type="float">
            <text:p>26.700751</text:p>
          </table:table-cell>
          <table:table-cell office:value-type="float" office:value="3.992477" calcext:value-type="float">
            <text:p>3.992477</text:p>
          </table:table-cell>
          <table:table-cell office:value-type="float" office:value="2.197917" calcext:value-type="float">
            <text:p>2.197917</text:p>
          </table:table-cell>
          <table:table-cell office:value-type="float" office:value="16.49" calcext:value-type="float">
            <text:p>16.49</text:p>
          </table:table-cell>
          <table:table-cell office:value-type="float" office:value="1.24" calcext:value-type="float">
            <text:p>1.24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2374579340694" calcext:value-type="float">
            <text:p>12.2374579341</text:p>
          </table:table-cell>
          <table:table-cell office:value-type="float" office:value="14.1869404502917" calcext:value-type="float">
            <text:p>14.186940450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11.108816" calcext:value-type="float">
            <text:p>111.108816</text:p>
          </table:table-cell>
          <table:table-cell office:value-type="float" office:value="75.482619" calcext:value-type="float">
            <text:p>75.482619</text:p>
          </table:table-cell>
          <table:table-cell office:value-type="float" office:value="22.815404" calcext:value-type="float">
            <text:p>22.815404</text:p>
          </table:table-cell>
          <table:table-cell office:value-type="float" office:value="4.532346" calcext:value-type="float">
            <text:p>4.532346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14.84" calcext:value-type="float">
            <text:p>14.84</text:p>
          </table:table-cell>
          <table:table-cell office:value-type="float" office:value="0.09" calcext:value-type="float">
            <text:p>0.09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0739791495879" calcext:value-type="float">
            <text:p>11.0739791496</text:p>
          </table:table-cell>
          <table:table-cell office:value-type="float" office:value="13.2655116908516" calcext:value-type="float">
            <text:p>13.265511690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56.053446" calcext:value-type="float">
            <text:p>56.053446</text:p>
          </table:table-cell>
          <table:table-cell office:value-type="float" office:value="78.864279" calcext:value-type="float">
            <text:p>78.864279</text:p>
          </table:table-cell>
          <table:table-cell office:value-type="float" office:value="24.039362" calcext:value-type="float">
            <text:p>24.039362</text:p>
          </table:table-cell>
          <table:table-cell office:value-type="float" office:value="3.235406" calcext:value-type="float">
            <text:p>3.235406</text:p>
          </table:table-cell>
          <table:table-cell office:value-type="float" office:value="1.277847" calcext:value-type="float">
            <text:p>1.277847</text:p>
          </table:table-cell>
          <table:table-cell office:value-type="float" office:value="17.36" calcext:value-type="float">
            <text:p>17.36</text:p>
          </table:table-cell>
          <table:table-cell office:value-type="float" office:value="0.24" calcext:value-type="float">
            <text:p>0.24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1424731926633" calcext:value-type="float">
            <text:p>12.1424731927</text:p>
          </table:table-cell>
          <table:table-cell office:value-type="float" office:value="14.0921440047704" calcext:value-type="float">
            <text:p>14.0921440048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95.781029" calcext:value-type="float">
            <text:p>95.781029</text:p>
          </table:table-cell>
          <table:table-cell office:value-type="float" office:value="46.773887" calcext:value-type="float">
            <text:p>46.773887</text:p>
          </table:table-cell>
          <table:table-cell office:value-type="float" office:value="48.199031" calcext:value-type="float">
            <text:p>48.199031</text:p>
          </table:table-cell>
          <table:table-cell office:value-type="float" office:value="4.102726" calcext:value-type="float">
            <text:p>4.102726</text:p>
          </table:table-cell>
          <table:table-cell office:value-type="float" office:value="2.80339" calcext:value-type="float">
            <text:p>2.80339</text:p>
          </table:table-cell>
          <table:table-cell office:value-type="float" office:value="15.32" calcext:value-type="float">
            <text:p>15.32</text:p>
          </table:table-cell>
          <table:table-cell office:value-type="float" office:value="-0.05" calcext:value-type="float">
            <text:p>-0.0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6.02872902114956" calcext:value-type="float">
            <text:p>6.0287290211</text:p>
          </table:table-cell>
          <table:table-cell office:value-type="float" office:value="12.2242212488198" calcext:value-type="float">
            <text:p>12.2242212488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94.884613" calcext:value-type="float">
            <text:p>94.884613</text:p>
          </table:table-cell>
          <table:table-cell office:value-type="float" office:value="39.366196" calcext:value-type="float">
            <text:p>39.366196</text:p>
          </table:table-cell>
          <table:table-cell office:value-type="float" office:value="30.161785" calcext:value-type="float">
            <text:p>30.161785</text:p>
          </table:table-cell>
          <table:table-cell office:value-type="float" office:value="4.29621" calcext:value-type="float">
            <text:p>4.29621</text:p>
          </table:table-cell>
          <table:table-cell office:value-type="float" office:value="2.508704" calcext:value-type="float">
            <text:p>2.508704</text:p>
          </table:table-cell>
          <table:table-cell office:value-type="float" office:value="12.48" calcext:value-type="float">
            <text:p>12.48</text:p>
          </table:table-cell>
          <table:table-cell office:value-type="float" office:value="0.45" calcext:value-type="float">
            <text:p>0.4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8497914180364" calcext:value-type="float">
            <text:p>12.849791418</text:p>
          </table:table-cell>
          <table:table-cell office:value-type="float" office:value="14.0855450524022" calcext:value-type="float">
            <text:p>14.0855450524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.32" calcext:value-type="float">
            <text:p>-3.32</text:p>
          </table:table-cell>
          <table:table-cell office:value-type="float" office:value="79.253087" calcext:value-type="float">
            <text:p>79.253087</text:p>
          </table:table-cell>
          <table:table-cell office:value-type="float" office:value="65.800671" calcext:value-type="float">
            <text:p>65.800671</text:p>
          </table:table-cell>
          <table:table-cell office:value-type="float" office:value="47.445528" calcext:value-type="float">
            <text:p>47.445528</text:p>
          </table:table-cell>
          <table:table-cell office:value-type="float" office:value="3.729924" calcext:value-type="float">
            <text:p>3.729924</text:p>
          </table:table-cell>
          <table:table-cell office:value-type="float" office:value="0.847291" calcext:value-type="float">
            <text:p>0.847291</text:p>
          </table:table-cell>
          <table:table-cell office:value-type="float" office:value="39.47" calcext:value-type="float">
            <text:p>39.47</text:p>
          </table:table-cell>
          <table:table-cell office:value-type="float" office:value="11.93" calcext:value-type="float">
            <text:p>11.93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4.16355963124357" calcext:value-type="float">
            <text:p>4.1635596312</text:p>
          </table:table-cell>
          <table:table-cell office:value-type="float" office:value="9.56509299944797" calcext:value-type="float">
            <text:p>9.5650929994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72.314264" calcext:value-type="float">
            <text:p>72.314264</text:p>
          </table:table-cell>
          <table:table-cell office:value-type="float" office:value="33.514772" calcext:value-type="float">
            <text:p>33.514772</text:p>
          </table:table-cell>
          <table:table-cell office:value-type="float" office:value="33.812824" calcext:value-type="float">
            <text:p>33.812824</text:p>
          </table:table-cell>
          <table:table-cell office:value-type="float" office:value="2.500578" calcext:value-type="float">
            <text:p>2.500578</text:p>
          </table:table-cell>
          <table:table-cell office:value-type="float" office:value="1.019639" calcext:value-type="float">
            <text:p>1.019639</text:p>
          </table:table-cell>
          <table:table-cell office:value-type="float" office:value="9.96" calcext:value-type="float">
            <text:p>9.96</text:p>
          </table:table-cell>
          <table:table-cell office:value-type="float" office:value="4.15" calcext:value-type="float">
            <text:p>4.1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8646367101137" calcext:value-type="float">
            <text:p>11.8646367101</text:p>
          </table:table-cell>
          <table:table-cell office:value-type="float" office:value="14.6059399866139" calcext:value-type="float">
            <text:p>14.605939986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75.888545" calcext:value-type="float">
            <text:p>75.888545</text:p>
          </table:table-cell>
          <table:table-cell office:value-type="float" office:value="31.976158" calcext:value-type="float">
            <text:p>31.976158</text:p>
          </table:table-cell>
          <table:table-cell office:value-type="float" office:value="37.761019" calcext:value-type="float">
            <text:p>37.761019</text:p>
          </table:table-cell>
          <table:table-cell office:value-type="float" office:value="2.383201" calcext:value-type="float">
            <text:p>2.383201</text:p>
          </table:table-cell>
          <table:table-cell office:value-type="float" office:value="0.849919" calcext:value-type="float">
            <text:p>0.849919</text:p>
          </table:table-cell>
          <table:table-cell office:value-type="float" office:value="10.78" calcext:value-type="float">
            <text:p>10.78</text:p>
          </table:table-cell>
          <table:table-cell office:value-type="float" office:value="3.11" calcext:value-type="float">
            <text:p>3.11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8313166486782" calcext:value-type="float">
            <text:p>11.8313166487</text:p>
          </table:table-cell>
          <table:table-cell office:value-type="float" office:value="14.3303735710942" calcext:value-type="float">
            <text:p>14.330373571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69.785503" calcext:value-type="float">
            <text:p>69.785503</text:p>
          </table:table-cell>
          <table:table-cell office:value-type="float" office:value="20.410231" calcext:value-type="float">
            <text:p>20.410231</text:p>
          </table:table-cell>
          <table:table-cell office:value-type="float" office:value="21.202889" calcext:value-type="float">
            <text:p>21.202889</text:p>
          </table:table-cell>
          <table:table-cell office:value-type="float" office:value="1.98325" calcext:value-type="float">
            <text:p>1.98325</text:p>
          </table:table-cell>
          <table:table-cell office:value-type="float" office:value="0.739698" calcext:value-type="float">
            <text:p>0.739698</text:p>
          </table:table-cell>
          <table:table-cell office:value-type="float" office:value="12.28" calcext:value-type="float">
            <text:p>12.28</text:p>
          </table:table-cell>
          <table:table-cell office:value-type="float" office:value="1.52" calcext:value-type="float">
            <text:p>1.5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3.0545568019899" calcext:value-type="float">
            <text:p>13.054556802</text:p>
          </table:table-cell>
          <table:table-cell office:value-type="float" office:value="15.7018292181054" calcext:value-type="float">
            <text:p>15.701829218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77.726144" calcext:value-type="float">
            <text:p>77.726144</text:p>
          </table:table-cell>
          <table:table-cell office:value-type="float" office:value="23.93263" calcext:value-type="float">
            <text:p>23.93263</text:p>
          </table:table-cell>
          <table:table-cell office:value-type="float" office:value="20.876331" calcext:value-type="float">
            <text:p>20.876331</text:p>
          </table:table-cell>
          <table:table-cell office:value-type="float" office:value="2.111641" calcext:value-type="float">
            <text:p>2.111641</text:p>
          </table:table-cell>
          <table:table-cell office:value-type="float" office:value="0.836785" calcext:value-type="float">
            <text:p>0.836785</text:p>
          </table:table-cell>
          <table:table-cell office:value-type="float" office:value="9.97" calcext:value-type="float">
            <text:p>9.97</text:p>
          </table:table-cell>
          <table:table-cell office:value-type="float" office:value="2" calcext:value-type="float">
            <text:p>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9242287301185" calcext:value-type="float">
            <text:p>12.9242287301</text:p>
          </table:table-cell>
          <table:table-cell office:value-type="float" office:value="15.5615579688657" calcext:value-type="float">
            <text:p>15.561557968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6.128465" calcext:value-type="float">
            <text:p>76.128465</text:p>
          </table:table-cell>
          <table:table-cell office:value-type="float" office:value="31.890924" calcext:value-type="float">
            <text:p>31.890924</text:p>
          </table:table-cell>
          <table:table-cell office:value-type="float" office:value="35.674841" calcext:value-type="float">
            <text:p>35.674841</text:p>
          </table:table-cell>
          <table:table-cell office:value-type="float" office:value="2.770871" calcext:value-type="float">
            <text:p>2.770871</text:p>
          </table:table-cell>
          <table:table-cell office:value-type="float" office:value="0.706108" calcext:value-type="float">
            <text:p>0.706108</text:p>
          </table:table-cell>
          <table:table-cell office:value-type="float" office:value="10.79" calcext:value-type="float">
            <text:p>10.79</text:p>
          </table:table-cell>
          <table:table-cell office:value-type="float" office:value="2.03" calcext:value-type="float">
            <text:p>2.03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181842963271" calcext:value-type="float">
            <text:p>12.1818429633</text:p>
          </table:table-cell>
          <table:table-cell office:value-type="float" office:value="14.1253458165125" calcext:value-type="float">
            <text:p>14.1253458165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71.559579" calcext:value-type="float">
            <text:p>71.559579</text:p>
          </table:table-cell>
          <table:table-cell office:value-type="float" office:value="30.145324" calcext:value-type="float">
            <text:p>30.145324</text:p>
          </table:table-cell>
          <table:table-cell office:value-type="float" office:value="32.103157" calcext:value-type="float">
            <text:p>32.103157</text:p>
          </table:table-cell>
          <table:table-cell office:value-type="float" office:value="1.978281" calcext:value-type="float">
            <text:p>1.978281</text:p>
          </table:table-cell>
          <table:table-cell office:value-type="float" office:value="0.869824" calcext:value-type="float">
            <text:p>0.869824</text:p>
          </table:table-cell>
          <table:table-cell office:value-type="float" office:value="10.63" calcext:value-type="float">
            <text:p>10.63</text:p>
          </table:table-cell>
          <table:table-cell office:value-type="float" office:value="1.98" calcext:value-type="float">
            <text:p>1.9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5925217568672" calcext:value-type="float">
            <text:p>12.5925217569</text:p>
          </table:table-cell>
          <table:table-cell office:value-type="float" office:value="15.4086602431297" calcext:value-type="float">
            <text:p>15.408660243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47" calcext:value-type="float">
            <text:p>-0.47</text:p>
          </table:table-cell>
          <table:table-cell office:value-type="float" office:value="73.86009" calcext:value-type="float">
            <text:p>73.86009</text:p>
          </table:table-cell>
          <table:table-cell office:value-type="float" office:value="35.879328" calcext:value-type="float">
            <text:p>35.879328</text:p>
          </table:table-cell>
          <table:table-cell office:value-type="float" office:value="34.640003" calcext:value-type="float">
            <text:p>34.640003</text:p>
          </table:table-cell>
          <table:table-cell office:value-type="float" office:value="2.329299" calcext:value-type="float">
            <text:p>2.329299</text:p>
          </table:table-cell>
          <table:table-cell office:value-type="float" office:value="0.689559" calcext:value-type="float">
            <text:p>0.689559</text:p>
          </table:table-cell>
          <table:table-cell office:value-type="float" office:value="9.87" calcext:value-type="float">
            <text:p>9.87</text:p>
          </table:table-cell>
          <table:table-cell office:value-type="float" office:value="3.75" calcext:value-type="float">
            <text:p>3.7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4171784328178" calcext:value-type="float">
            <text:p>12.4171784328</text:p>
          </table:table-cell>
          <table:table-cell office:value-type="float" office:value="14.878482627108" calcext:value-type="float">
            <text:p>14.878482627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70.884827" calcext:value-type="float">
            <text:p>70.884827</text:p>
          </table:table-cell>
          <table:table-cell office:value-type="float" office:value="34.22627" calcext:value-type="float">
            <text:p>34.22627</text:p>
          </table:table-cell>
          <table:table-cell office:value-type="float" office:value="34.812562" calcext:value-type="float">
            <text:p>34.812562</text:p>
          </table:table-cell>
          <table:table-cell office:value-type="float" office:value="1.82131" calcext:value-type="float">
            <text:p>1.82131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11.65" calcext:value-type="float">
            <text:p>11.65</text:p>
          </table:table-cell>
          <table:table-cell office:value-type="float" office:value="2.32" calcext:value-type="float">
            <text:p>2.3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1889020713412" calcext:value-type="float">
            <text:p>12.1889020713</text:p>
          </table:table-cell>
          <table:table-cell office:value-type="float" office:value="14.6132360660527" calcext:value-type="float">
            <text:p>14.613236066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70.48569" calcext:value-type="float">
            <text:p>70.48569</text:p>
          </table:table-cell>
          <table:table-cell office:value-type="float" office:value="33.275327" calcext:value-type="float">
            <text:p>33.275327</text:p>
          </table:table-cell>
          <table:table-cell office:value-type="float" office:value="29.461809" calcext:value-type="float">
            <text:p>29.461809</text:p>
          </table:table-cell>
          <table:table-cell office:value-type="float" office:value="2.102424" calcext:value-type="float">
            <text:p>2.102424</text:p>
          </table:table-cell>
          <table:table-cell office:value-type="float" office:value="0.769378" calcext:value-type="float">
            <text:p>0.769378</text:p>
          </table:table-cell>
          <table:table-cell office:value-type="float" office:value="11.14" calcext:value-type="float">
            <text:p>11.14</text:p>
          </table:table-cell>
          <table:table-cell office:value-type="float" office:value="2.35" calcext:value-type="float">
            <text:p>2.3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4331742148188" calcext:value-type="float">
            <text:p>11.4331742148</text:p>
          </table:table-cell>
          <table:table-cell office:value-type="float" office:value="14.0375614213124" calcext:value-type="float">
            <text:p>14.037561421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83.845679" calcext:value-type="float">
            <text:p>83.845679</text:p>
          </table:table-cell>
          <table:table-cell office:value-type="float" office:value="44.014041" calcext:value-type="float">
            <text:p>44.014041</text:p>
          </table:table-cell>
          <table:table-cell office:value-type="float" office:value="20.836806" calcext:value-type="float">
            <text:p>20.836806</text:p>
          </table:table-cell>
          <table:table-cell office:value-type="float" office:value="1.847767" calcext:value-type="float">
            <text:p>1.847767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11.68" calcext:value-type="float">
            <text:p>11.68</text:p>
          </table:table-cell>
          <table:table-cell office:value-type="float" office:value="2.48" calcext:value-type="float">
            <text:p>2.4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3.0465299482748" calcext:value-type="float">
            <text:p>13.0465299483</text:p>
          </table:table-cell>
          <table:table-cell office:value-type="float" office:value="15.0063627288021" calcext:value-type="float">
            <text:p>15.0063627288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75.309889" calcext:value-type="float">
            <text:p>75.309889</text:p>
          </table:table-cell>
          <table:table-cell office:value-type="float" office:value="28.846087" calcext:value-type="float">
            <text:p>28.846087</text:p>
          </table:table-cell>
          <table:table-cell office:value-type="float" office:value="33.407268" calcext:value-type="float">
            <text:p>33.407268</text:p>
          </table:table-cell>
          <table:table-cell office:value-type="float" office:value="2.49132" calcext:value-type="float">
            <text:p>2.49132</text:p>
          </table:table-cell>
          <table:table-cell office:value-type="float" office:value="0.78371" calcext:value-type="float">
            <text:p>0.78371</text:p>
          </table:table-cell>
          <table:table-cell office:value-type="float" office:value="12.64" calcext:value-type="float">
            <text:p>12.64</text:p>
          </table:table-cell>
          <table:table-cell office:value-type="float" office:value="2.26" calcext:value-type="float">
            <text:p>2.26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9690443963812" calcext:value-type="float">
            <text:p>11.9690443964</text:p>
          </table:table-cell>
          <table:table-cell office:value-type="float" office:value="14.4426579945871" calcext:value-type="float">
            <text:p>14.442657994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77.149141" calcext:value-type="float">
            <text:p>77.149141</text:p>
          </table:table-cell>
          <table:table-cell office:value-type="float" office:value="30.808845" calcext:value-type="float">
            <text:p>30.808845</text:p>
          </table:table-cell>
          <table:table-cell office:value-type="float" office:value="32.043907" calcext:value-type="float">
            <text:p>32.043907</text:p>
          </table:table-cell>
          <table:table-cell office:value-type="float" office:value="2.146769" calcext:value-type="float">
            <text:p>2.146769</text:p>
          </table:table-cell>
          <table:table-cell office:value-type="float" office:value="0.835078" calcext:value-type="float">
            <text:p>0.835078</text:p>
          </table:table-cell>
          <table:table-cell office:value-type="float" office:value="10.78" calcext:value-type="float">
            <text:p>10.78</text:p>
          </table:table-cell>
          <table:table-cell office:value-type="float" office:value="3.2" calcext:value-type="float">
            <text:p>3.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4356796635671" calcext:value-type="float">
            <text:p>12.4356796636</text:p>
          </table:table-cell>
          <table:table-cell office:value-type="float" office:value="14.8267429166445" calcext:value-type="float">
            <text:p>14.826742916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71.879987" calcext:value-type="float">
            <text:p>71.879987</text:p>
          </table:table-cell>
          <table:table-cell office:value-type="float" office:value="31.770406" calcext:value-type="float">
            <text:p>31.770406</text:p>
          </table:table-cell>
          <table:table-cell office:value-type="float" office:value="36.688457" calcext:value-type="float">
            <text:p>36.688457</text:p>
          </table:table-cell>
          <table:table-cell office:value-type="float" office:value="2.43568" calcext:value-type="float">
            <text:p>2.43568</text:p>
          </table:table-cell>
          <table:table-cell office:value-type="float" office:value="0.92412" calcext:value-type="float">
            <text:p>0.92412</text:p>
          </table:table-cell>
          <table:table-cell office:value-type="float" office:value="11.01" calcext:value-type="float">
            <text:p>11.01</text:p>
          </table:table-cell>
          <table:table-cell office:value-type="float" office:value="2.82" calcext:value-type="float">
            <text:p>2.8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2404557145911" calcext:value-type="float">
            <text:p>12.2404557146</text:p>
          </table:table-cell>
          <table:table-cell office:value-type="float" office:value="14.6053419911307" calcext:value-type="float">
            <text:p>14.605341991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77.375197" calcext:value-type="float">
            <text:p>77.375197</text:p>
          </table:table-cell>
          <table:table-cell office:value-type="float" office:value="31.853464" calcext:value-type="float">
            <text:p>31.853464</text:p>
          </table:table-cell>
          <table:table-cell office:value-type="float" office:value="33.737652" calcext:value-type="float">
            <text:p>33.737652</text:p>
          </table:table-cell>
          <table:table-cell office:value-type="float" office:value="3.137066" calcext:value-type="float">
            <text:p>3.137066</text:p>
          </table:table-cell>
          <table:table-cell office:value-type="float" office:value="0.889228" calcext:value-type="float">
            <text:p>0.889228</text:p>
          </table:table-cell>
          <table:table-cell office:value-type="float" office:value="11.52" calcext:value-type="float">
            <text:p>11.52</text:p>
          </table:table-cell>
          <table:table-cell office:value-type="float" office:value="2.85" calcext:value-type="float">
            <text:p>2.8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3.4187236352416" calcext:value-type="float">
            <text:p>13.4187236352</text:p>
          </table:table-cell>
          <table:table-cell office:value-type="float" office:value="15.5210218412619" calcext:value-type="float">
            <text:p>15.521021841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81.901527" calcext:value-type="float">
            <text:p>81.901527</text:p>
          </table:table-cell>
          <table:table-cell office:value-type="float" office:value="26.155466" calcext:value-type="float">
            <text:p>26.155466</text:p>
          </table:table-cell>
          <table:table-cell office:value-type="float" office:value="29.162934" calcext:value-type="float">
            <text:p>29.162934</text:p>
          </table:table-cell>
          <table:table-cell office:value-type="float" office:value="2.372997" calcext:value-type="float">
            <text:p>2.372997</text:p>
          </table:table-cell>
          <table:table-cell office:value-type="float" office:value="0.567021" calcext:value-type="float">
            <text:p>0.567021</text:p>
          </table:table-cell>
          <table:table-cell office:value-type="float" office:value="11.41" calcext:value-type="float">
            <text:p>11.41</text:p>
          </table:table-cell>
          <table:table-cell office:value-type="float" office:value="1.56" calcext:value-type="float">
            <text:p>1.56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3470890181699" calcext:value-type="float">
            <text:p>12.3470890182</text:p>
          </table:table-cell>
          <table:table-cell office:value-type="float" office:value="14.7392196012004" calcext:value-type="float">
            <text:p>14.7392196012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74.966949" calcext:value-type="float">
            <text:p>74.966949</text:p>
          </table:table-cell>
          <table:table-cell office:value-type="float" office:value="33.804688" calcext:value-type="float">
            <text:p>33.804688</text:p>
          </table:table-cell>
          <table:table-cell office:value-type="float" office:value="31.08998" calcext:value-type="float">
            <text:p>31.08998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0.60328" calcext:value-type="float">
            <text:p>0.60328</text:p>
          </table:table-cell>
          <table:table-cell office:value-type="float" office:value="12.68" calcext:value-type="float">
            <text:p>12.68</text:p>
          </table:table-cell>
          <table:table-cell office:value-type="float" office:value="2.38" calcext:value-type="float">
            <text:p>2.3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6239398672461" calcext:value-type="float">
            <text:p>11.6239398672</text:p>
          </table:table-cell>
          <table:table-cell office:value-type="float" office:value="14.6873257688945" calcext:value-type="float">
            <text:p>14.687325768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76.964453" calcext:value-type="float">
            <text:p>76.964453</text:p>
          </table:table-cell>
          <table:table-cell office:value-type="float" office:value="31.485003" calcext:value-type="float">
            <text:p>31.485003</text:p>
          </table:table-cell>
          <table:table-cell office:value-type="float" office:value="30.40282" calcext:value-type="float">
            <text:p>30.40282</text:p>
          </table:table-cell>
          <table:table-cell office:value-type="float" office:value="2.366467" calcext:value-type="float">
            <text:p>2.366467</text:p>
          </table:table-cell>
          <table:table-cell office:value-type="float" office:value="0.847418" calcext:value-type="float">
            <text:p>0.847418</text:p>
          </table:table-cell>
          <table:table-cell office:value-type="float" office:value="10.8" calcext:value-type="float">
            <text:p>10.8</text:p>
          </table:table-cell>
          <table:table-cell office:value-type="float" office:value="2.33" calcext:value-type="float">
            <text:p>2.33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7752930185584" calcext:value-type="float">
            <text:p>12.7752930186</text:p>
          </table:table-cell>
          <table:table-cell office:value-type="float" office:value="15.0790181734434" calcext:value-type="float">
            <text:p>15.0790181734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0.99" calcext:value-type="float">
            <text:p>-0.99</text:p>
          </table:table-cell>
          <table:table-cell office:value-type="float" office:value="58.97918" calcext:value-type="float">
            <text:p>58.97918</text:p>
          </table:table-cell>
          <table:table-cell office:value-type="float" office:value="40.244336" calcext:value-type="float">
            <text:p>40.244336</text:p>
          </table:table-cell>
          <table:table-cell office:value-type="float" office:value="37.872529" calcext:value-type="float">
            <text:p>37.872529</text:p>
          </table:table-cell>
          <table:table-cell office:value-type="float" office:value="2.138177" calcext:value-type="float">
            <text:p>2.138177</text:p>
          </table:table-cell>
          <table:table-cell office:value-type="float" office:value="1.0069" calcext:value-type="float">
            <text:p>1.0069</text:p>
          </table:table-cell>
          <table:table-cell office:value-type="float" office:value="9.81" calcext:value-type="float">
            <text:p>9.81</text:p>
          </table:table-cell>
          <table:table-cell office:value-type="float" office:value="7.18" calcext:value-type="float">
            <text:p>7.1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4326022179492" calcext:value-type="float">
            <text:p>11.4326022179</text:p>
          </table:table-cell>
          <table:table-cell office:value-type="float" office:value="14.0394933586102" calcext:value-type="float">
            <text:p>14.039493358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65.572446" calcext:value-type="float">
            <text:p>65.572446</text:p>
          </table:table-cell>
          <table:table-cell office:value-type="float" office:value="34.261223" calcext:value-type="float">
            <text:p>34.261223</text:p>
          </table:table-cell>
          <table:table-cell office:value-type="float" office:value="27.079099" calcext:value-type="float">
            <text:p>27.079099</text:p>
          </table:table-cell>
          <table:table-cell office:value-type="float" office:value="1.677866" calcext:value-type="float">
            <text:p>1.677866</text:p>
          </table:table-cell>
          <table:table-cell office:value-type="float" office:value="0.571695" calcext:value-type="float">
            <text:p>0.571695</text:p>
          </table:table-cell>
          <table:table-cell office:value-type="float" office:value="10.56" calcext:value-type="float">
            <text:p>10.56</text:p>
          </table:table-cell>
          <table:table-cell office:value-type="float" office:value="1.55" calcext:value-type="float">
            <text:p>1.55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2.0726943840376" calcext:value-type="float">
            <text:p>12.072694384</text:p>
          </table:table-cell>
          <table:table-cell office:value-type="float" office:value="14.1329354895045" calcext:value-type="float">
            <text:p>14.1329354895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81.890446" calcext:value-type="float">
            <text:p>81.890446</text:p>
          </table:table-cell>
          <table:table-cell office:value-type="float" office:value="40.416669" calcext:value-type="float">
            <text:p>40.416669</text:p>
          </table:table-cell>
          <table:table-cell office:value-type="float" office:value="27.279507" calcext:value-type="float">
            <text:p>27.279507</text:p>
          </table:table-cell>
          <table:table-cell office:value-type="float" office:value="3.302443" calcext:value-type="float">
            <text:p>3.302443</text:p>
          </table:table-cell>
          <table:table-cell office:value-type="float" office:value="2.046192" calcext:value-type="float">
            <text:p>2.046192</text:p>
          </table:table-cell>
          <table:table-cell office:value-type="float" office:value="16.07" calcext:value-type="float">
            <text:p>16.07</text:p>
          </table:table-cell>
          <table:table-cell office:value-type="float" office:value="0.44" calcext:value-type="float">
            <text:p>0.44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3.704894143124" calcext:value-type="float">
            <text:p>13.7048941431</text:p>
          </table:table-cell>
          <table:table-cell office:value-type="float" office:value="15.1590145516091" calcext:value-type="float">
            <text:p>15.159014551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3.678876" calcext:value-type="float">
            <text:p>63.678876</text:p>
          </table:table-cell>
          <table:table-cell office:value-type="float" office:value="37.528922" calcext:value-type="float">
            <text:p>37.528922</text:p>
          </table:table-cell>
          <table:table-cell office:value-type="float" office:value="29.37735" calcext:value-type="float">
            <text:p>29.37735</text:p>
          </table:table-cell>
          <table:table-cell office:value-type="float" office:value="2.621015" calcext:value-type="float">
            <text:p>2.621015</text:p>
          </table:table-cell>
          <table:table-cell office:value-type="float" office:value="0.810985" calcext:value-type="float">
            <text:p>0.810985</text:p>
          </table:table-cell>
          <table:table-cell office:value-type="float" office:value="11" calcext:value-type="float">
            <text:p>11</text:p>
          </table:table-cell>
          <table:table-cell office:value-type="float" office:value="2.22" calcext:value-type="float">
            <text:p>2.2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8.95676338604102" calcext:value-type="float">
            <text:p>8.956763386</text:p>
          </table:table-cell>
          <table:table-cell office:value-type="float" office:value="11.9392088608874" calcext:value-type="float">
            <text:p>11.939208860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73.111307" calcext:value-type="float">
            <text:p>73.111307</text:p>
          </table:table-cell>
          <table:table-cell office:value-type="float" office:value="27.040863" calcext:value-type="float">
            <text:p>27.040863</text:p>
          </table:table-cell>
          <table:table-cell office:value-type="float" office:value="46.032918" calcext:value-type="float">
            <text:p>46.032918</text:p>
          </table:table-cell>
          <table:table-cell office:value-type="float" office:value="3.166042" calcext:value-type="float">
            <text:p>3.166042</text:p>
          </table:table-cell>
          <table:table-cell office:value-type="float" office:value="1.16677" calcext:value-type="float">
            <text:p>1.16677</text:p>
          </table:table-cell>
          <table:table-cell office:value-type="float" office:value="15.01" calcext:value-type="float">
            <text:p>15.01</text:p>
          </table:table-cell>
          <table:table-cell office:value-type="float" office:value="1.23" calcext:value-type="float">
            <text:p>1.23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9.88354501545303" calcext:value-type="float">
            <text:p>9.8835450155</text:p>
          </table:table-cell>
          <table:table-cell office:value-type="float" office:value="12.4289691943418" calcext:value-type="float">
            <text:p>12.428969194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78.838348" calcext:value-type="float">
            <text:p>78.838348</text:p>
          </table:table-cell>
          <table:table-cell office:value-type="float" office:value="35.197734" calcext:value-type="float">
            <text:p>35.197734</text:p>
          </table:table-cell>
          <table:table-cell office:value-type="float" office:value="37.641752" calcext:value-type="float">
            <text:p>37.641752</text:p>
          </table:table-cell>
          <table:table-cell office:value-type="float" office:value="3.044296" calcext:value-type="float">
            <text:p>3.044296</text:p>
          </table:table-cell>
          <table:table-cell office:value-type="float" office:value="1.145878" calcext:value-type="float">
            <text:p>1.145878</text:p>
          </table:table-cell>
          <table:table-cell office:value-type="float" office:value="13.71" calcext:value-type="float">
            <text:p>13.71</text:p>
          </table:table-cell>
          <table:table-cell office:value-type="float" office:value="0.91" calcext:value-type="float">
            <text:p>0.91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9.62790531428058" calcext:value-type="float">
            <text:p>9.6279053143</text:p>
          </table:table-cell>
          <table:table-cell office:value-type="float" office:value="11.7693596581927" calcext:value-type="float">
            <text:p>11.7693596582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72.719189" calcext:value-type="float">
            <text:p>72.719189</text:p>
          </table:table-cell>
          <table:table-cell office:value-type="float" office:value="40.377256" calcext:value-type="float">
            <text:p>40.377256</text:p>
          </table:table-cell>
          <table:table-cell office:value-type="float" office:value="35.715115" calcext:value-type="float">
            <text:p>35.715115</text:p>
          </table:table-cell>
          <table:table-cell office:value-type="float" office:value="3.060714" calcext:value-type="float">
            <text:p>3.060714</text:p>
          </table:table-cell>
          <table:table-cell office:value-type="float" office:value="0.952913" calcext:value-type="float">
            <text:p>0.952913</text:p>
          </table:table-cell>
          <table:table-cell office:value-type="float" office:value="15.14" calcext:value-type="float">
            <text:p>15.14</text:p>
          </table:table-cell>
          <table:table-cell office:value-type="float" office:value="0.74" calcext:value-type="float">
            <text:p>0.74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3186839468739" calcext:value-type="float">
            <text:p>11.3186839469</text:p>
          </table:table-cell>
          <table:table-cell office:value-type="float" office:value="13.5224024149817" calcext:value-type="float">
            <text:p>13.522402415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.485532" calcext:value-type="float">
            <text:p>82.485532</text:p>
          </table:table-cell>
          <table:table-cell office:value-type="float" office:value="32.926417" calcext:value-type="float">
            <text:p>32.926417</text:p>
          </table:table-cell>
          <table:table-cell office:value-type="float" office:value="29.575179" calcext:value-type="float">
            <text:p>29.575179</text:p>
          </table:table-cell>
          <table:table-cell office:value-type="float" office:value="4.144407" calcext:value-type="float">
            <text:p>4.144407</text:p>
          </table:table-cell>
          <table:table-cell office:value-type="float" office:value="1.775841" calcext:value-type="float">
            <text:p>1.775841</text:p>
          </table:table-cell>
          <table:table-cell office:value-type="float" office:value="16.07" calcext:value-type="float">
            <text:p>16.07</text:p>
          </table:table-cell>
          <table:table-cell office:value-type="float" office:value="0.27" calcext:value-type="float">
            <text:p>0.27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3.0388226253679" calcext:value-type="float">
            <text:p>13.0388226254</text:p>
          </table:table-cell>
          <table:table-cell office:value-type="float" office:value="15.4080047340044" calcext:value-type="float">
            <text:p>15.408004734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02.045409" calcext:value-type="float">
            <text:p>102.045409</text:p>
          </table:table-cell>
          <table:table-cell office:value-type="float" office:value="53.333695" calcext:value-type="float">
            <text:p>53.333695</text:p>
          </table:table-cell>
          <table:table-cell office:value-type="float" office:value="19.058532" calcext:value-type="float">
            <text:p>19.058532</text:p>
          </table:table-cell>
          <table:table-cell office:value-type="float" office:value="2.912327" calcext:value-type="float">
            <text:p>2.912327</text:p>
          </table:table-cell>
          <table:table-cell office:value-type="float" office:value="1.843298" calcext:value-type="float">
            <text:p>1.843298</text:p>
          </table:table-cell>
          <table:table-cell office:value-type="float" office:value="17.7" calcext:value-type="float">
            <text:p>17.7</text:p>
          </table:table-cell>
          <table:table-cell office:value-type="float" office:value="0.97" calcext:value-type="float">
            <text:p>0.97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4.1056730017502" calcext:value-type="float">
            <text:p>14.1056730018</text:p>
          </table:table-cell>
          <table:table-cell office:value-type="float" office:value="15.5982992160181" calcext:value-type="float">
            <text:p>15.598299216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91.073975" calcext:value-type="float">
            <text:p>91.073975</text:p>
          </table:table-cell>
          <table:table-cell office:value-type="float" office:value="35.639898" calcext:value-type="float">
            <text:p>35.639898</text:p>
          </table:table-cell>
          <table:table-cell office:value-type="float" office:value="32.953861" calcext:value-type="float">
            <text:p>32.953861</text:p>
          </table:table-cell>
          <table:table-cell office:value-type="float" office:value="3.605899" calcext:value-type="float">
            <text:p>3.605899</text:p>
          </table:table-cell>
          <table:table-cell office:value-type="float" office:value="2.358261" calcext:value-type="float">
            <text:p>2.358261</text:p>
          </table:table-cell>
          <table:table-cell office:value-type="float" office:value="13.83" calcext:value-type="float">
            <text:p>13.83</text:p>
          </table:table-cell>
          <table:table-cell office:value-type="float" office:value="0.33" calcext:value-type="float">
            <text:p>0.33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4943449106386" calcext:value-type="float">
            <text:p>11.4943449106</text:p>
          </table:table-cell>
          <table:table-cell office:value-type="float" office:value="13.6765464990954" calcext:value-type="float">
            <text:p>13.676546499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66.898429" calcext:value-type="float">
            <text:p>66.898429</text:p>
          </table:table-cell>
          <table:table-cell office:value-type="float" office:value="37.779967" calcext:value-type="float">
            <text:p>37.779967</text:p>
          </table:table-cell>
          <table:table-cell office:value-type="float" office:value="27.580033" calcext:value-type="float">
            <text:p>27.580033</text:p>
          </table:table-cell>
          <table:table-cell office:value-type="float" office:value="3.570672" calcext:value-type="float">
            <text:p>3.570672</text:p>
          </table:table-cell>
          <table:table-cell office:value-type="float" office:value="0.519096" calcext:value-type="float">
            <text:p>0.51909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0.8426174731543" calcext:value-type="float">
            <text:p>10.8426174732</text:p>
          </table:table-cell>
          <table:table-cell office:value-type="float" office:value="13.5749630271967" calcext:value-type="float">
            <text:p>13.5749630272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69.846017" calcext:value-type="float">
            <text:p>69.846017</text:p>
          </table:table-cell>
          <table:table-cell office:value-type="float" office:value="37.520256" calcext:value-type="float">
            <text:p>37.520256</text:p>
          </table:table-cell>
          <table:table-cell office:value-type="float" office:value="38.391307" calcext:value-type="float">
            <text:p>38.391307</text:p>
          </table:table-cell>
          <table:table-cell office:value-type="float" office:value="2.385105" calcext:value-type="float">
            <text:p>2.385105</text:p>
          </table:table-cell>
          <table:table-cell office:value-type="float" office:value="1.141846" calcext:value-type="float">
            <text:p>1.141846</text:p>
          </table:table-cell>
          <table:table-cell office:value-type="float" office:value="13.2" calcext:value-type="float">
            <text:p>13.2</text:p>
          </table:table-cell>
          <table:table-cell office:value-type="float" office:value="1.91" calcext:value-type="float">
            <text:p>1.91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0.8662132964325" calcext:value-type="float">
            <text:p>10.8662132964</text:p>
          </table:table-cell>
          <table:table-cell office:value-type="float" office:value="13.0611005647374" calcext:value-type="float">
            <text:p>13.0611005647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77.682662" calcext:value-type="float">
            <text:p>77.682662</text:p>
          </table:table-cell>
          <table:table-cell office:value-type="float" office:value="30.27355" calcext:value-type="float">
            <text:p>30.27355</text:p>
          </table:table-cell>
          <table:table-cell office:value-type="float" office:value="37.023204" calcext:value-type="float">
            <text:p>37.023204</text:p>
          </table:table-cell>
          <table:table-cell office:value-type="float" office:value="2.612441" calcext:value-type="float">
            <text:p>2.612441</text:p>
          </table:table-cell>
          <table:table-cell office:value-type="float" office:value="1.148699" calcext:value-type="float">
            <text:p>1.148699</text:p>
          </table:table-cell>
          <table:table-cell office:value-type="float" office:value="12.59" calcext:value-type="float">
            <text:p>12.59</text:p>
          </table:table-cell>
          <table:table-cell office:value-type="float" office:value="0.41" calcext:value-type="float">
            <text:p>0.41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0.4916602540276" calcext:value-type="float">
            <text:p>10.491660254</text:p>
          </table:table-cell>
          <table:table-cell office:value-type="float" office:value="13.1527578750154" calcext:value-type="float">
            <text:p>13.152757875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89.767296" calcext:value-type="float">
            <text:p>89.767296</text:p>
          </table:table-cell>
          <table:table-cell office:value-type="float" office:value="43.141262" calcext:value-type="float">
            <text:p>43.141262</text:p>
          </table:table-cell>
          <table:table-cell office:value-type="float" office:value="33.864996" calcext:value-type="float">
            <text:p>33.864996</text:p>
          </table:table-cell>
          <table:table-cell office:value-type="float" office:value="4.343846" calcext:value-type="float">
            <text:p>4.343846</text:p>
          </table:table-cell>
          <table:table-cell office:value-type="float" office:value="1.634421" calcext:value-type="float">
            <text:p>1.634421</text:p>
          </table:table-cell>
          <table:table-cell office:value-type="float" office:value="18.83" calcext:value-type="float">
            <text:p>18.83</text:p>
          </table:table-cell>
          <table:table-cell office:value-type="float" office:value="1.08" calcext:value-type="float">
            <text:p>1.0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8657792174472" calcext:value-type="float">
            <text:p>11.8657792174</text:p>
          </table:table-cell>
          <table:table-cell office:value-type="float" office:value="13.6829540328591" calcext:value-type="float">
            <text:p>13.682954032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69.397897" calcext:value-type="float">
            <text:p>69.397897</text:p>
          </table:table-cell>
          <table:table-cell office:value-type="float" office:value="30.628944" calcext:value-type="float">
            <text:p>30.628944</text:p>
          </table:table-cell>
          <table:table-cell office:value-type="float" office:value="40.769586" calcext:value-type="float">
            <text:p>40.769586</text:p>
          </table:table-cell>
          <table:table-cell office:value-type="float" office:value="2.536607" calcext:value-type="float">
            <text:p>2.536607</text:p>
          </table:table-cell>
          <table:table-cell office:value-type="float" office:value="1.062598" calcext:value-type="float">
            <text:p>1.062598</text:p>
          </table:table-cell>
          <table:table-cell office:value-type="float" office:value="10.9" calcext:value-type="float">
            <text:p>10.9</text:p>
          </table:table-cell>
          <table:table-cell office:value-type="float" office:value="3.44" calcext:value-type="float">
            <text:p>3.44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8.76774955466066" calcext:value-type="float">
            <text:p>8.7677495547</text:p>
          </table:table-cell>
          <table:table-cell office:value-type="float" office:value="12.2382037288513" calcext:value-type="float">
            <text:p>12.238203728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287692" calcext:value-type="float">
            <text:p>76.287692</text:p>
          </table:table-cell>
          <table:table-cell office:value-type="float" office:value="30.219934" calcext:value-type="float">
            <text:p>30.219934</text:p>
          </table:table-cell>
          <table:table-cell office:value-type="float" office:value="31.660305" calcext:value-type="float">
            <text:p>31.660305</text:p>
          </table:table-cell>
          <table:table-cell office:value-type="float" office:value="2.669889" calcext:value-type="float">
            <text:p>2.669889</text:p>
          </table:table-cell>
          <table:table-cell office:value-type="float" office:value="0.703303" calcext:value-type="float">
            <text:p>0.703303</text:p>
          </table:table-cell>
          <table:table-cell office:value-type="float" office:value="12.42" calcext:value-type="float">
            <text:p>12.42</text:p>
          </table:table-cell>
          <table:table-cell office:value-type="float" office:value="0.78" calcext:value-type="float">
            <text:p>0.7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0.0521618356678" calcext:value-type="float">
            <text:p>10.0521618357</text:p>
          </table:table-cell>
          <table:table-cell office:value-type="float" office:value="13.2174183810176" calcext:value-type="float">
            <text:p>13.21741838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75.704716" calcext:value-type="float">
            <text:p>75.704716</text:p>
          </table:table-cell>
          <table:table-cell office:value-type="float" office:value="29.903672" calcext:value-type="float">
            <text:p>29.903672</text:p>
          </table:table-cell>
          <table:table-cell office:value-type="float" office:value="49.142935" calcext:value-type="float">
            <text:p>49.142935</text:p>
          </table:table-cell>
          <table:table-cell office:value-type="float" office:value="3.522877" calcext:value-type="float">
            <text:p>3.522877</text:p>
          </table:table-cell>
          <table:table-cell office:value-type="float" office:value="0.879085" calcext:value-type="float">
            <text:p>0.879085</text:p>
          </table:table-cell>
          <table:table-cell office:value-type="float" office:value="15.59" calcext:value-type="float">
            <text:p>15.59</text:p>
          </table:table-cell>
          <table:table-cell office:value-type="float" office:value="1.22" calcext:value-type="float">
            <text:p>1.2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9.7416448649235" calcext:value-type="float">
            <text:p>9.7416448649</text:p>
          </table:table-cell>
          <table:table-cell office:value-type="float" office:value="12.4836375048922" calcext:value-type="float">
            <text:p>12.4836375049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84.795109" calcext:value-type="float">
            <text:p>84.795109</text:p>
          </table:table-cell>
          <table:table-cell office:value-type="float" office:value="56.19676" calcext:value-type="float">
            <text:p>56.19676</text:p>
          </table:table-cell>
          <table:table-cell office:value-type="float" office:value="26.028563" calcext:value-type="float">
            <text:p>26.028563</text:p>
          </table:table-cell>
          <table:table-cell office:value-type="float" office:value="2.192617" calcext:value-type="float">
            <text:p>2.192617</text:p>
          </table:table-cell>
          <table:table-cell office:value-type="float" office:value="1.674961" calcext:value-type="float">
            <text:p>1.674961</text:p>
          </table:table-cell>
          <table:table-cell office:value-type="float" office:value="14.64" calcext:value-type="float">
            <text:p>14.64</text:p>
          </table:table-cell>
          <table:table-cell office:value-type="float" office:value="0.31" calcext:value-type="float">
            <text:p>0.31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9.86583241323232" calcext:value-type="float">
            <text:p>9.8658324132</text:p>
          </table:table-cell>
          <table:table-cell office:value-type="float" office:value="12.1116593673893" calcext:value-type="float">
            <text:p>12.1116593674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86.866097" calcext:value-type="float">
            <text:p>86.866097</text:p>
          </table:table-cell>
          <table:table-cell office:value-type="float" office:value="24.027534" calcext:value-type="float">
            <text:p>24.027534</text:p>
          </table:table-cell>
          <table:table-cell office:value-type="float" office:value="36.044117" calcext:value-type="float">
            <text:p>36.044117</text:p>
          </table:table-cell>
          <table:table-cell office:value-type="float" office:value="3.192626" calcext:value-type="float">
            <text:p>3.192626</text:p>
          </table:table-cell>
          <table:table-cell office:value-type="float" office:value="0.990806" calcext:value-type="float">
            <text:p>0.990806</text:p>
          </table:table-cell>
          <table:table-cell office:value-type="float" office:value="11.55" calcext:value-type="float">
            <text:p>11.55</text:p>
          </table:table-cell>
          <table:table-cell office:value-type="float" office:value="2.76" calcext:value-type="float">
            <text:p>2.76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1600120091851" calcext:value-type="float">
            <text:p>11.1600120092</text:p>
          </table:table-cell>
          <table:table-cell office:value-type="float" office:value="13.7198470253382" calcext:value-type="float">
            <text:p>13.719847025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80.038522" calcext:value-type="float">
            <text:p>80.038522</text:p>
          </table:table-cell>
          <table:table-cell office:value-type="float" office:value="28.67295" calcext:value-type="float">
            <text:p>28.67295</text:p>
          </table:table-cell>
          <table:table-cell office:value-type="float" office:value="35.075521" calcext:value-type="float">
            <text:p>35.075521</text:p>
          </table:table-cell>
          <table:table-cell office:value-type="float" office:value="2.864888" calcext:value-type="float">
            <text:p>2.864888</text:p>
          </table:table-cell>
          <table:table-cell office:value-type="float" office:value="0.707908" calcext:value-type="float">
            <text:p>0.707908</text:p>
          </table:table-cell>
          <table:table-cell office:value-type="float" office:value="12" calcext:value-type="float">
            <text:p>12</text:p>
          </table:table-cell>
          <table:table-cell office:value-type="float" office:value="3.12" calcext:value-type="float">
            <text:p>3.12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9735067177204" calcext:value-type="float">
            <text:p>11.9735067177</text:p>
          </table:table-cell>
          <table:table-cell office:value-type="float" office:value="14.1625627277633" calcext:value-type="float">
            <text:p>14.1625627278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86.762861" calcext:value-type="float">
            <text:p>86.762861</text:p>
          </table:table-cell>
          <table:table-cell office:value-type="float" office:value="28.59991" calcext:value-type="float">
            <text:p>28.59991</text:p>
          </table:table-cell>
          <table:table-cell office:value-type="float" office:value="23.211509" calcext:value-type="float">
            <text:p>23.211509</text:p>
          </table:table-cell>
          <table:table-cell office:value-type="float" office:value="2.934371" calcext:value-type="float">
            <text:p>2.934371</text:p>
          </table:table-cell>
          <table:table-cell office:value-type="float" office:value="1.104682" calcext:value-type="float">
            <text:p>1.104682</text:p>
          </table:table-cell>
          <table:table-cell office:value-type="float" office:value="12.44" calcext:value-type="float">
            <text:p>12.44</text:p>
          </table:table-cell>
          <table:table-cell office:value-type="float" office:value="2.57" calcext:value-type="float">
            <text:p>2.57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4.5046302390253" calcext:value-type="float">
            <text:p>14.504630239</text:p>
          </table:table-cell>
          <table:table-cell office:value-type="float" office:value="16.7018454513428" calcext:value-type="float">
            <text:p>16.701845451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80.379611" calcext:value-type="float">
            <text:p>80.379611</text:p>
          </table:table-cell>
          <table:table-cell office:value-type="float" office:value="31.172997" calcext:value-type="float">
            <text:p>31.172997</text:p>
          </table:table-cell>
          <table:table-cell office:value-type="float" office:value="30.086659" calcext:value-type="float">
            <text:p>30.086659</text:p>
          </table:table-cell>
          <table:table-cell office:value-type="float" office:value="2.728455" calcext:value-type="float">
            <text:p>2.728455</text:p>
          </table:table-cell>
          <table:table-cell office:value-type="float" office:value="0.810946" calcext:value-type="float">
            <text:p>0.810946</text:p>
          </table:table-cell>
          <table:table-cell office:value-type="float" office:value="11.08" calcext:value-type="float">
            <text:p>11.08</text:p>
          </table:table-cell>
          <table:table-cell office:value-type="float" office:value="3.29" calcext:value-type="float">
            <text:p>3.29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236280920937" calcext:value-type="float">
            <text:p>11.2362809209</text:p>
          </table:table-cell>
          <table:table-cell office:value-type="float" office:value="13.5140857640814" calcext:value-type="float">
            <text:p>13.5140857641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4.681483" calcext:value-type="float">
            <text:p>84.681483</text:p>
          </table:table-cell>
          <table:table-cell office:value-type="float" office:value="27.431746" calcext:value-type="float">
            <text:p>27.431746</text:p>
          </table:table-cell>
          <table:table-cell office:value-type="float" office:value="36.099341" calcext:value-type="float">
            <text:p>36.099341</text:p>
          </table:table-cell>
          <table:table-cell office:value-type="float" office:value="2.331797" calcext:value-type="float">
            <text:p>2.331797</text:p>
          </table:table-cell>
          <table:table-cell office:value-type="float" office:value="0.782575" calcext:value-type="float">
            <text:p>0.782575</text:p>
          </table:table-cell>
          <table:table-cell office:value-type="float" office:value="10.38" calcext:value-type="float">
            <text:p>10.38</text:p>
          </table:table-cell>
          <table:table-cell office:value-type="float" office:value="3.17" calcext:value-type="float">
            <text:p>3.17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30740324208" calcext:value-type="float">
            <text:p>11.3074032421</text:p>
          </table:table-cell>
          <table:table-cell office:value-type="float" office:value="13.9475973292507" calcext:value-type="float">
            <text:p>13.9475973293</text:p>
          </table:table-cell>
          <table:table-cell table:number-columns-repeated="100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77.68882" calcext:value-type="float">
            <text:p>77.68882</text:p>
          </table:table-cell>
          <table:table-cell office:value-type="float" office:value="31.276475" calcext:value-type="float">
            <text:p>31.276475</text:p>
          </table:table-cell>
          <table:table-cell office:value-type="float" office:value="38.827286" calcext:value-type="float">
            <text:p>38.827286</text:p>
          </table:table-cell>
          <table:table-cell office:value-type="float" office:value="2.304066" calcext:value-type="float">
            <text:p>2.304066</text:p>
          </table:table-cell>
          <table:table-cell office:value-type="float" office:value="0.823676" calcext:value-type="float">
            <text:p>0.823676</text:p>
          </table:table-cell>
          <table:table-cell office:value-type="float" office:value="10.79" calcext:value-type="float">
            <text:p>10.79</text:p>
          </table:table-cell>
          <table:table-cell office:value-type="float" office:value="2.78" calcext:value-type="float">
            <text:p>2.78</text:p>
          </table:table-cell>
          <table:table-cell office:value-type="float" office:value="6.38610565898229" calcext:value-type="float">
            <text:p>6.386105659</text:p>
          </table:table-cell>
          <table:table-cell office:value-type="float" office:value="11.6695522196496" calcext:value-type="float">
            <text:p>11.6695522196</text:p>
          </table:table-cell>
          <table:table-cell office:value-type="float" office:value="13.8670153000452" calcext:value-type="float">
            <text:p>13.8670153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89.377887" calcext:value-type="float">
            <text:p>89.377887</text:p>
          </table:table-cell>
          <table:table-cell office:value-type="float" office:value="17.004508" calcext:value-type="float">
            <text:p>17.004508</text:p>
          </table:table-cell>
          <table:table-cell office:value-type="float" office:value="10.561307" calcext:value-type="float">
            <text:p>10.561307</text:p>
          </table:table-cell>
          <table:table-cell office:value-type="float" office:value="2.083204" calcext:value-type="float">
            <text:p>2.083204</text:p>
          </table:table-cell>
          <table:table-cell office:value-type="float" office:value="0.559081" calcext:value-type="float">
            <text:p>0.559081</text:p>
          </table:table-cell>
          <table:table-cell office:value-type="float" office:value="27.56" calcext:value-type="float">
            <text:p>27.56</text:p>
          </table:table-cell>
          <table:table-cell office:value-type="float" office:value="0.08" calcext:value-type="float">
            <text:p>0.0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6.1458452004893" calcext:value-type="float">
            <text:p>6.1458452005</text:p>
          </table:table-cell>
          <table:table-cell office:value-type="float" office:value="10.1873766783517" calcext:value-type="float">
            <text:p>10.1873766784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91.186303" calcext:value-type="float">
            <text:p>91.186303</text:p>
          </table:table-cell>
          <table:table-cell office:value-type="float" office:value="31.482143" calcext:value-type="float">
            <text:p>31.482143</text:p>
          </table:table-cell>
          <table:table-cell office:value-type="float" office:value="28.916916" calcext:value-type="float">
            <text:p>28.916916</text:p>
          </table:table-cell>
          <table:table-cell office:value-type="float" office:value="3.770544" calcext:value-type="float">
            <text:p>3.770544</text:p>
          </table:table-cell>
          <table:table-cell office:value-type="float" office:value="0.959468" calcext:value-type="float">
            <text:p>0.959468</text:p>
          </table:table-cell>
          <table:table-cell office:value-type="float" office:value="28.68" calcext:value-type="float">
            <text:p>28.68</text:p>
          </table:table-cell>
          <table:table-cell office:value-type="float" office:value="2.66" calcext:value-type="float">
            <text:p>2.6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3.74714836223791" calcext:value-type="float">
            <text:p>3.7471483622</text:p>
          </table:table-cell>
          <table:table-cell office:value-type="float" office:value="9.65497452523619" calcext:value-type="float">
            <text:p>9.6549745252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68.490541" calcext:value-type="float">
            <text:p>68.490541</text:p>
          </table:table-cell>
          <table:table-cell office:value-type="float" office:value="64.223434" calcext:value-type="float">
            <text:p>64.223434</text:p>
          </table:table-cell>
          <table:table-cell office:value-type="float" office:value="29.420535" calcext:value-type="float">
            <text:p>29.420535</text:p>
          </table:table-cell>
          <table:table-cell office:value-type="float" office:value="4.12614" calcext:value-type="float">
            <text:p>4.12614</text:p>
          </table:table-cell>
          <table:table-cell office:value-type="float" office:value="2.347853" calcext:value-type="float">
            <text:p>2.347853</text:p>
          </table:table-cell>
          <table:table-cell office:value-type="float" office:value="15.3" calcext:value-type="float">
            <text:p>15.3</text:p>
          </table:table-cell>
          <table:table-cell office:value-type="float" office:value="0.4" calcext:value-type="float">
            <text:p>0.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2734097469862" calcext:value-type="float">
            <text:p>12.273409747</text:p>
          </table:table-cell>
          <table:table-cell office:value-type="float" office:value="14.1431989003234" calcext:value-type="float">
            <text:p>14.1431989003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93.540386" calcext:value-type="float">
            <text:p>93.540386</text:p>
          </table:table-cell>
          <table:table-cell office:value-type="float" office:value="32.102549" calcext:value-type="float">
            <text:p>32.102549</text:p>
          </table:table-cell>
          <table:table-cell office:value-type="float" office:value="23.700895" calcext:value-type="float">
            <text:p>23.700895</text:p>
          </table:table-cell>
          <table:table-cell office:value-type="float" office:value="4.272815" calcext:value-type="float">
            <text:p>4.272815</text:p>
          </table:table-cell>
          <table:table-cell office:value-type="float" office:value="2.307503" calcext:value-type="float">
            <text:p>2.307503</text:p>
          </table:table-cell>
          <table:table-cell office:value-type="float" office:value="15.62" calcext:value-type="float">
            <text:p>15.62</text:p>
          </table:table-cell>
          <table:table-cell office:value-type="float" office:value="0.13" calcext:value-type="float">
            <text:p>0.13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4112489993035" calcext:value-type="float">
            <text:p>11.4112489993</text:p>
          </table:table-cell>
          <table:table-cell office:value-type="float" office:value="13.330956512574" calcext:value-type="float">
            <text:p>13.3309565126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54.679398" calcext:value-type="float">
            <text:p>54.679398</text:p>
          </table:table-cell>
          <table:table-cell office:value-type="float" office:value="58.32041" calcext:value-type="float">
            <text:p>58.32041</text:p>
          </table:table-cell>
          <table:table-cell office:value-type="float" office:value="20.764477" calcext:value-type="float">
            <text:p>20.764477</text:p>
          </table:table-cell>
          <table:table-cell office:value-type="float" office:value="2.969859" calcext:value-type="float">
            <text:p>2.969859</text:p>
          </table:table-cell>
          <table:table-cell office:value-type="float" office:value="1.551915" calcext:value-type="float">
            <text:p>1.551915</text:p>
          </table:table-cell>
          <table:table-cell office:value-type="float" office:value="14.84" calcext:value-type="float">
            <text:p>14.84</text:p>
          </table:table-cell>
          <table:table-cell office:value-type="float" office:value="0.51" calcext:value-type="float">
            <text:p>0.5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2797498331238" calcext:value-type="float">
            <text:p>12.2797498331</text:p>
          </table:table-cell>
          <table:table-cell office:value-type="float" office:value="14.1350880131048" calcext:value-type="float">
            <text:p>14.135088013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06.06884" calcext:value-type="float">
            <text:p>106.06884</text:p>
          </table:table-cell>
          <table:table-cell office:value-type="float" office:value="44.197064" calcext:value-type="float">
            <text:p>44.197064</text:p>
          </table:table-cell>
          <table:table-cell office:value-type="float" office:value="38.047323" calcext:value-type="float">
            <text:p>38.047323</text:p>
          </table:table-cell>
          <table:table-cell office:value-type="float" office:value="3.814473" calcext:value-type="float">
            <text:p>3.814473</text:p>
          </table:table-cell>
          <table:table-cell office:value-type="float" office:value="1.699327" calcext:value-type="float">
            <text:p>1.699327</text:p>
          </table:table-cell>
          <table:table-cell office:value-type="float" office:value="14.23" calcext:value-type="float">
            <text:p>14.23</text:p>
          </table:table-cell>
          <table:table-cell office:value-type="float" office:value="0.05" calcext:value-type="float">
            <text:p>0.0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4.63234751399288" calcext:value-type="float">
            <text:p>4.632347514</text:p>
          </table:table-cell>
          <table:table-cell office:value-type="float" office:value="12.1557955556845" calcext:value-type="float">
            <text:p>12.1557955557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93.896586" calcext:value-type="float">
            <text:p>93.896586</text:p>
          </table:table-cell>
          <table:table-cell office:value-type="float" office:value="45.604324" calcext:value-type="float">
            <text:p>45.604324</text:p>
          </table:table-cell>
          <table:table-cell office:value-type="float" office:value="30.207605" calcext:value-type="float">
            <text:p>30.207605</text:p>
          </table:table-cell>
          <table:table-cell office:value-type="float" office:value="4.251832" calcext:value-type="float">
            <text:p>4.251832</text:p>
          </table:table-cell>
          <table:table-cell office:value-type="float" office:value="2.51551" calcext:value-type="float">
            <text:p>2.51551</text:p>
          </table:table-cell>
          <table:table-cell office:value-type="float" office:value="12.49" calcext:value-type="float">
            <text:p>12.49</text:p>
          </table:table-cell>
          <table:table-cell office:value-type="float" office:value="0.34" calcext:value-type="float">
            <text:p>0.3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8863366735167" calcext:value-type="float">
            <text:p>12.8863366735</text:p>
          </table:table-cell>
          <table:table-cell office:value-type="float" office:value="14.0911681980732" calcext:value-type="float">
            <text:p>14.091168198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86.46" calcext:value-type="float">
            <text:p>86.46</text:p>
          </table:table-cell>
          <table:table-cell office:value-type="float" office:value="71.6" calcext:value-type="float">
            <text:p>71.6</text:p>
          </table:table-cell>
          <table:table-cell office:value-type="float" office:value="41.66" calcext:value-type="float">
            <text:p>41.66</text:p>
          </table:table-cell>
          <table:table-cell office:value-type="float" office:value="3.59" calcext:value-type="float">
            <text:p>3.59</text:p>
          </table:table-cell>
          <table:table-cell office:value-type="float" office:value="0.37" calcext:value-type="float">
            <text:p>0.37</text:p>
          </table:table-cell>
          <table:table-cell office:value-type="float" office:value="45.81" calcext:value-type="float">
            <text:p>45.81</text:p>
          </table:table-cell>
          <table:table-cell office:value-type="float" office:value="7.36" calcext:value-type="float">
            <text:p>7.3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4.20319896713418" calcext:value-type="float">
            <text:p>4.2031989671</text:p>
          </table:table-cell>
          <table:table-cell office:value-type="float" office:value="9.60089121326153" calcext:value-type="float">
            <text:p>9.6008912133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77.486148" calcext:value-type="float">
            <text:p>77.486148</text:p>
          </table:table-cell>
          <table:table-cell office:value-type="float" office:value="28.427215" calcext:value-type="float">
            <text:p>28.427215</text:p>
          </table:table-cell>
          <table:table-cell office:value-type="float" office:value="35.969306" calcext:value-type="float">
            <text:p>35.969306</text:p>
          </table:table-cell>
          <table:table-cell office:value-type="float" office:value="2.760871" calcext:value-type="float">
            <text:p>2.760871</text:p>
          </table:table-cell>
          <table:table-cell office:value-type="float" office:value="0.892011" calcext:value-type="float">
            <text:p>0.892011</text:p>
          </table:table-cell>
          <table:table-cell office:value-type="float" office:value="10.45" calcext:value-type="float">
            <text:p>10.45</text:p>
          </table:table-cell>
          <table:table-cell office:value-type="float" office:value="3.99" calcext:value-type="float">
            <text:p>3.99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9239809179416" calcext:value-type="float">
            <text:p>11.9239809179</text:p>
          </table:table-cell>
          <table:table-cell office:value-type="float" office:value="14.6357153277929" calcext:value-type="float">
            <text:p>14.635715327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81.254695" calcext:value-type="float">
            <text:p>81.254695</text:p>
          </table:table-cell>
          <table:table-cell office:value-type="float" office:value="29.551349" calcext:value-type="float">
            <text:p>29.551349</text:p>
          </table:table-cell>
          <table:table-cell office:value-type="float" office:value="35.447939" calcext:value-type="float">
            <text:p>35.447939</text:p>
          </table:table-cell>
          <table:table-cell office:value-type="float" office:value="2.574688" calcext:value-type="float">
            <text:p>2.574688</text:p>
          </table:table-cell>
          <table:table-cell office:value-type="float" office:value="0.850947" calcext:value-type="float">
            <text:p>0.850947</text:p>
          </table:table-cell>
          <table:table-cell office:value-type="float" office:value="10.63" calcext:value-type="float">
            <text:p>10.63</text:p>
          </table:table-cell>
          <table:table-cell office:value-type="float" office:value="2.93" calcext:value-type="float">
            <text:p>2.93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100656017187" calcext:value-type="float">
            <text:p>12.1006560172</text:p>
          </table:table-cell>
          <table:table-cell office:value-type="float" office:value="14.4316165766185" calcext:value-type="float">
            <text:p>14.4316165766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69.315608" calcext:value-type="float">
            <text:p>69.315608</text:p>
          </table:table-cell>
          <table:table-cell office:value-type="float" office:value="18.915138" calcext:value-type="float">
            <text:p>18.915138</text:p>
          </table:table-cell>
          <table:table-cell office:value-type="float" office:value="22.311975" calcext:value-type="float">
            <text:p>22.311975</text:p>
          </table:table-cell>
          <table:table-cell office:value-type="float" office:value="1.91885" calcext:value-type="float">
            <text:p>1.91885</text:p>
          </table:table-cell>
          <table:table-cell office:value-type="float" office:value="0.640526" calcext:value-type="float">
            <text:p>0.640526</text:p>
          </table:table-cell>
          <table:table-cell office:value-type="float" office:value="12.61" calcext:value-type="float">
            <text:p>12.61</text:p>
          </table:table-cell>
          <table:table-cell office:value-type="float" office:value="1.89" calcext:value-type="float">
            <text:p>1.89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3.136443387205" calcext:value-type="float">
            <text:p>13.1364433872</text:p>
          </table:table-cell>
          <table:table-cell office:value-type="float" office:value="15.7826068977587" calcext:value-type="float">
            <text:p>15.782606897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75.581976" calcext:value-type="float">
            <text:p>75.581976</text:p>
          </table:table-cell>
          <table:table-cell office:value-type="float" office:value="22.521255" calcext:value-type="float">
            <text:p>22.521255</text:p>
          </table:table-cell>
          <table:table-cell office:value-type="float" office:value="21.162444" calcext:value-type="float">
            <text:p>21.162444</text:p>
          </table:table-cell>
          <table:table-cell office:value-type="float" office:value="1.909317" calcext:value-type="float">
            <text:p>1.909317</text:p>
          </table:table-cell>
          <table:table-cell office:value-type="float" office:value="0.704412" calcext:value-type="float">
            <text:p>0.704412</text:p>
          </table:table-cell>
          <table:table-cell office:value-type="float" office:value="10.73" calcext:value-type="float">
            <text:p>10.73</text:p>
          </table:table-cell>
          <table:table-cell office:value-type="float" office:value="3.36" calcext:value-type="float">
            <text:p>3.3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3.157950767256" calcext:value-type="float">
            <text:p>13.1579507673</text:p>
          </table:table-cell>
          <table:table-cell office:value-type="float" office:value="15.6379572494864" calcext:value-type="float">
            <text:p>15.637957249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80.740218" calcext:value-type="float">
            <text:p>80.740218</text:p>
          </table:table-cell>
          <table:table-cell office:value-type="float" office:value="26.830404" calcext:value-type="float">
            <text:p>26.830404</text:p>
          </table:table-cell>
          <table:table-cell office:value-type="float" office:value="37.79733" calcext:value-type="float">
            <text:p>37.79733</text:p>
          </table:table-cell>
          <table:table-cell office:value-type="float" office:value="2.744956" calcext:value-type="float">
            <text:p>2.744956</text:p>
          </table:table-cell>
          <table:table-cell office:value-type="float" office:value="0.712605" calcext:value-type="float">
            <text:p>0.712605</text:p>
          </table:table-cell>
          <table:table-cell office:value-type="float" office:value="11.94" calcext:value-type="float">
            <text:p>11.94</text:p>
          </table:table-cell>
          <table:table-cell office:value-type="float" office:value="4.19" calcext:value-type="float">
            <text:p>4.19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2762528784911" calcext:value-type="float">
            <text:p>12.2762528785</text:p>
          </table:table-cell>
          <table:table-cell office:value-type="float" office:value="14.1940757025245" calcext:value-type="float">
            <text:p>14.194075702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69.651241" calcext:value-type="float">
            <text:p>69.651241</text:p>
          </table:table-cell>
          <table:table-cell office:value-type="float" office:value="29.980878" calcext:value-type="float">
            <text:p>29.980878</text:p>
          </table:table-cell>
          <table:table-cell office:value-type="float" office:value="32.399211" calcext:value-type="float">
            <text:p>32.399211</text:p>
          </table:table-cell>
          <table:table-cell office:value-type="float" office:value="1.858536" calcext:value-type="float">
            <text:p>1.858536</text:p>
          </table:table-cell>
          <table:table-cell office:value-type="float" office:value="0.875113" calcext:value-type="float">
            <text:p>0.875113</text:p>
          </table:table-cell>
          <table:table-cell office:value-type="float" office:value="10.56" calcext:value-type="float">
            <text:p>10.56</text:p>
          </table:table-cell>
          <table:table-cell office:value-type="float" office:value="2.65" calcext:value-type="float">
            <text:p>2.6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6725375207652" calcext:value-type="float">
            <text:p>12.6725375208</text:p>
          </table:table-cell>
          <table:table-cell office:value-type="float" office:value="15.5166166895806" calcext:value-type="float">
            <text:p>15.5166166896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73.747219" calcext:value-type="float">
            <text:p>73.747219</text:p>
          </table:table-cell>
          <table:table-cell office:value-type="float" office:value="35.113325" calcext:value-type="float">
            <text:p>35.113325</text:p>
          </table:table-cell>
          <table:table-cell office:value-type="float" office:value="36.996845" calcext:value-type="float">
            <text:p>36.996845</text:p>
          </table:table-cell>
          <table:table-cell office:value-type="float" office:value="2.409919" calcext:value-type="float">
            <text:p>2.409919</text:p>
          </table:table-cell>
          <table:table-cell office:value-type="float" office:value="0.629902" calcext:value-type="float">
            <text:p>0.629902</text:p>
          </table:table-cell>
          <table:table-cell office:value-type="float" office:value="10.9" calcext:value-type="float">
            <text:p>10.9</text:p>
          </table:table-cell>
          <table:table-cell office:value-type="float" office:value="3.61" calcext:value-type="float">
            <text:p>3.6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4200123712868" calcext:value-type="float">
            <text:p>12.4200123713</text:p>
          </table:table-cell>
          <table:table-cell office:value-type="float" office:value="14.953152832624" calcext:value-type="float">
            <text:p>14.9531528326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72.771045" calcext:value-type="float">
            <text:p>72.771045</text:p>
          </table:table-cell>
          <table:table-cell office:value-type="float" office:value="26.736444" calcext:value-type="float">
            <text:p>26.736444</text:p>
          </table:table-cell>
          <table:table-cell office:value-type="float" office:value="36.017569" calcext:value-type="float">
            <text:p>36.017569</text:p>
          </table:table-cell>
          <table:table-cell office:value-type="float" office:value="1.816948" calcext:value-type="float">
            <text:p>1.816948</text:p>
          </table:table-cell>
          <table:table-cell office:value-type="float" office:value="0.661752" calcext:value-type="float">
            <text:p>0.661752</text:p>
          </table:table-cell>
          <table:table-cell office:value-type="float" office:value="11.09" calcext:value-type="float">
            <text:p>11.09</text:p>
          </table:table-cell>
          <table:table-cell office:value-type="float" office:value="3.08" calcext:value-type="float">
            <text:p>3.0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2871635728602" calcext:value-type="float">
            <text:p>12.2871635729</text:p>
          </table:table-cell>
          <table:table-cell office:value-type="float" office:value="14.630844476081" calcext:value-type="float">
            <text:p>14.630844476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68.08434" calcext:value-type="float">
            <text:p>68.08434</text:p>
          </table:table-cell>
          <table:table-cell office:value-type="float" office:value="28.258615" calcext:value-type="float">
            <text:p>28.258615</text:p>
          </table:table-cell>
          <table:table-cell office:value-type="float" office:value="35.077869" calcext:value-type="float">
            <text:p>35.077869</text:p>
          </table:table-cell>
          <table:table-cell office:value-type="float" office:value="1.921519" calcext:value-type="float">
            <text:p>1.921519</text:p>
          </table:table-cell>
          <table:table-cell office:value-type="float" office:value="0.566232" calcext:value-type="float">
            <text:p>0.566232</text:p>
          </table:table-cell>
          <table:table-cell office:value-type="float" office:value="10.93" calcext:value-type="float">
            <text:p>10.93</text:p>
          </table:table-cell>
          <table:table-cell office:value-type="float" office:value="3.82" calcext:value-type="float">
            <text:p>3.82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3914073375351" calcext:value-type="float">
            <text:p>11.3914073375</text:p>
          </table:table-cell>
          <table:table-cell office:value-type="float" office:value="14.0772634755974" calcext:value-type="float">
            <text:p>14.0772634756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80.195542" calcext:value-type="float">
            <text:p>80.195542</text:p>
          </table:table-cell>
          <table:table-cell office:value-type="float" office:value="37.600981" calcext:value-type="float">
            <text:p>37.600981</text:p>
          </table:table-cell>
          <table:table-cell office:value-type="float" office:value="24.50368" calcext:value-type="float">
            <text:p>24.50368</text:p>
          </table:table-cell>
          <table:table-cell office:value-type="float" office:value="1.677893" calcext:value-type="float">
            <text:p>1.677893</text:p>
          </table:table-cell>
          <table:table-cell office:value-type="float" office:value="1.169886" calcext:value-type="float">
            <text:p>1.169886</text:p>
          </table:table-cell>
          <table:table-cell office:value-type="float" office:value="11.76" calcext:value-type="float">
            <text:p>11.76</text:p>
          </table:table-cell>
          <table:table-cell office:value-type="float" office:value="2.88" calcext:value-type="float">
            <text:p>2.8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9831475158999" calcext:value-type="float">
            <text:p>12.9831475159</text:p>
          </table:table-cell>
          <table:table-cell office:value-type="float" office:value="15.0856755134589" calcext:value-type="float">
            <text:p>15.085675513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74.37633" calcext:value-type="float">
            <text:p>74.37633</text:p>
          </table:table-cell>
          <table:table-cell office:value-type="float" office:value="27.022159" calcext:value-type="float">
            <text:p>27.022159</text:p>
          </table:table-cell>
          <table:table-cell office:value-type="float" office:value="36.631889" calcext:value-type="float">
            <text:p>36.631889</text:p>
          </table:table-cell>
          <table:table-cell office:value-type="float" office:value="2.347661" calcext:value-type="float">
            <text:p>2.347661</text:p>
          </table:table-cell>
          <table:table-cell office:value-type="float" office:value="0.717439" calcext:value-type="float">
            <text:p>0.717439</text:p>
          </table:table-cell>
          <table:table-cell office:value-type="float" office:value="12.86" calcext:value-type="float">
            <text:p>12.86</text:p>
          </table:table-cell>
          <table:table-cell office:value-type="float" office:value="2.5" calcext:value-type="float">
            <text:p>2.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039649043889" calcext:value-type="float">
            <text:p>12.0396490439</text:p>
          </table:table-cell>
          <table:table-cell office:value-type="float" office:value="14.4721803192172" calcext:value-type="float">
            <text:p>14.4721803192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69.805695" calcext:value-type="float">
            <text:p>69.805695</text:p>
          </table:table-cell>
          <table:table-cell office:value-type="float" office:value="32.228616" calcext:value-type="float">
            <text:p>32.228616</text:p>
          </table:table-cell>
          <table:table-cell office:value-type="float" office:value="34.93163" calcext:value-type="float">
            <text:p>34.93163</text:p>
          </table:table-cell>
          <table:table-cell office:value-type="float" office:value="1.921005" calcext:value-type="float">
            <text:p>1.921005</text:p>
          </table:table-cell>
          <table:table-cell office:value-type="float" office:value="0.763055" calcext:value-type="float">
            <text:p>0.763055</text:p>
          </table:table-cell>
          <table:table-cell office:value-type="float" office:value="10.11" calcext:value-type="float">
            <text:p>10.11</text:p>
          </table:table-cell>
          <table:table-cell office:value-type="float" office:value="5.68" calcext:value-type="float">
            <text:p>5.6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4731856170199" calcext:value-type="float">
            <text:p>12.473185617</text:p>
          </table:table-cell>
          <table:table-cell office:value-type="float" office:value="14.8650620881056" calcext:value-type="float">
            <text:p>14.865062088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71.203136" calcext:value-type="float">
            <text:p>71.203136</text:p>
          </table:table-cell>
          <table:table-cell office:value-type="float" office:value="30.409685" calcext:value-type="float">
            <text:p>30.409685</text:p>
          </table:table-cell>
          <table:table-cell office:value-type="float" office:value="35.000062" calcext:value-type="float">
            <text:p>35.000062</text:p>
          </table:table-cell>
          <table:table-cell office:value-type="float" office:value="2.255552" calcext:value-type="float">
            <text:p>2.255552</text:p>
          </table:table-cell>
          <table:table-cell office:value-type="float" office:value="0.941136" calcext:value-type="float">
            <text:p>0.941136</text:p>
          </table:table-cell>
          <table:table-cell office:value-type="float" office:value="11.41" calcext:value-type="float">
            <text:p>11.41</text:p>
          </table:table-cell>
          <table:table-cell office:value-type="float" office:value="3.34" calcext:value-type="float">
            <text:p>3.3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3784343505923" calcext:value-type="float">
            <text:p>12.3784343506</text:p>
          </table:table-cell>
          <table:table-cell office:value-type="float" office:value="14.6506501328953" calcext:value-type="float">
            <text:p>14.6506501329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75.89761" calcext:value-type="float">
            <text:p>75.89761</text:p>
          </table:table-cell>
          <table:table-cell office:value-type="float" office:value="29.892968" calcext:value-type="float">
            <text:p>29.892968</text:p>
          </table:table-cell>
          <table:table-cell office:value-type="float" office:value="36.327107" calcext:value-type="float">
            <text:p>36.327107</text:p>
          </table:table-cell>
          <table:table-cell office:value-type="float" office:value="2.869862" calcext:value-type="float">
            <text:p>2.869862</text:p>
          </table:table-cell>
          <table:table-cell office:value-type="float" office:value="1.021142" calcext:value-type="float">
            <text:p>1.021142</text:p>
          </table:table-cell>
          <table:table-cell office:value-type="float" office:value="12.21" calcext:value-type="float">
            <text:p>12.21</text:p>
          </table:table-cell>
          <table:table-cell office:value-type="float" office:value="4.06" calcext:value-type="float">
            <text:p>4.0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3.4689856420525" calcext:value-type="float">
            <text:p>13.4689856421</text:p>
          </table:table-cell>
          <table:table-cell office:value-type="float" office:value="15.612810642927" calcext:value-type="float">
            <text:p>15.6128106429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79.377159" calcext:value-type="float">
            <text:p>79.377159</text:p>
          </table:table-cell>
          <table:table-cell office:value-type="float" office:value="27.150704" calcext:value-type="float">
            <text:p>27.150704</text:p>
          </table:table-cell>
          <table:table-cell office:value-type="float" office:value="27.669783" calcext:value-type="float">
            <text:p>27.669783</text:p>
          </table:table-cell>
          <table:table-cell office:value-type="float" office:value="1.989305" calcext:value-type="float">
            <text:p>1.989305</text:p>
          </table:table-cell>
          <table:table-cell office:value-type="float" office:value="0.760219" calcext:value-type="float">
            <text:p>0.760219</text:p>
          </table:table-cell>
          <table:table-cell office:value-type="float" office:value="10.54" calcext:value-type="float">
            <text:p>10.54</text:p>
          </table:table-cell>
          <table:table-cell office:value-type="float" office:value="1.9" calcext:value-type="float">
            <text:p>1.9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4975239803788" calcext:value-type="float">
            <text:p>12.4975239804</text:p>
          </table:table-cell>
          <table:table-cell office:value-type="float" office:value="14.9245194547867" calcext:value-type="float">
            <text:p>14.924519454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68.747377" calcext:value-type="float">
            <text:p>68.747377</text:p>
          </table:table-cell>
          <table:table-cell office:value-type="float" office:value="29.963625" calcext:value-type="float">
            <text:p>29.963625</text:p>
          </table:table-cell>
          <table:table-cell office:value-type="float" office:value="32.529526" calcext:value-type="float">
            <text:p>32.529526</text:p>
          </table:table-cell>
          <table:table-cell office:value-type="float" office:value="2.293598" calcext:value-type="float">
            <text:p>2.293598</text:p>
          </table:table-cell>
          <table:table-cell office:value-type="float" office:value="0.826133" calcext:value-type="float">
            <text:p>0.826133</text:p>
          </table:table-cell>
          <table:table-cell office:value-type="float" office:value="12.17" calcext:value-type="float">
            <text:p>12.17</text:p>
          </table:table-cell>
          <table:table-cell office:value-type="float" office:value="4.3" calcext:value-type="float">
            <text:p>4.3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9214665042147" calcext:value-type="float">
            <text:p>11.9214665042</text:p>
          </table:table-cell>
          <table:table-cell office:value-type="float" office:value="14.7153340854058" calcext:value-type="float">
            <text:p>14.7153340854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80.681236" calcext:value-type="float">
            <text:p>80.681236</text:p>
          </table:table-cell>
          <table:table-cell office:value-type="float" office:value="26.655017" calcext:value-type="float">
            <text:p>26.655017</text:p>
          </table:table-cell>
          <table:table-cell office:value-type="float" office:value="33.582493" calcext:value-type="float">
            <text:p>33.582493</text:p>
          </table:table-cell>
          <table:table-cell office:value-type="float" office:value="2.296419" calcext:value-type="float">
            <text:p>2.296419</text:p>
          </table:table-cell>
          <table:table-cell office:value-type="float" office:value="0.958123" calcext:value-type="float">
            <text:p>0.958123</text:p>
          </table:table-cell>
          <table:table-cell office:value-type="float" office:value="10.22" calcext:value-type="float">
            <text:p>10.22</text:p>
          </table:table-cell>
          <table:table-cell office:value-type="float" office:value="2.71" calcext:value-type="float">
            <text:p>2.7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9388789046857" calcext:value-type="float">
            <text:p>12.9388789047</text:p>
          </table:table-cell>
          <table:table-cell office:value-type="float" office:value="15.1547550577963" calcext:value-type="float">
            <text:p>15.154755057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61.35316" calcext:value-type="float">
            <text:p>61.35316</text:p>
          </table:table-cell>
          <table:table-cell office:value-type="float" office:value="39.741269" calcext:value-type="float">
            <text:p>39.741269</text:p>
          </table:table-cell>
          <table:table-cell office:value-type="float" office:value="37.751864" calcext:value-type="float">
            <text:p>37.751864</text:p>
          </table:table-cell>
          <table:table-cell office:value-type="float" office:value="2.007526" calcext:value-type="float">
            <text:p>2.007526</text:p>
          </table:table-cell>
          <table:table-cell office:value-type="float" office:value="1.408047" calcext:value-type="float">
            <text:p>1.408047</text:p>
          </table:table-cell>
          <table:table-cell office:value-type="float" office:value="10.57" calcext:value-type="float">
            <text:p>10.57</text:p>
          </table:table-cell>
          <table:table-cell office:value-type="float" office:value="6.22" calcext:value-type="float">
            <text:p>6.22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5454991354017" calcext:value-type="float">
            <text:p>11.5454991354</text:p>
          </table:table-cell>
          <table:table-cell office:value-type="float" office:value="14.0227489225402" calcext:value-type="float">
            <text:p>14.022748922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68.619253" calcext:value-type="float">
            <text:p>68.619253</text:p>
          </table:table-cell>
          <table:table-cell office:value-type="float" office:value="32.259805" calcext:value-type="float">
            <text:p>32.259805</text:p>
          </table:table-cell>
          <table:table-cell office:value-type="float" office:value="31.763521" calcext:value-type="float">
            <text:p>31.763521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0.627942" calcext:value-type="float">
            <text:p>0.627942</text:p>
          </table:table-cell>
          <table:table-cell office:value-type="float" office:value="11.43" calcext:value-type="float">
            <text:p>11.43</text:p>
          </table:table-cell>
          <table:table-cell office:value-type="float" office:value="1.92" calcext:value-type="float">
            <text:p>1.92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1643054127463" calcext:value-type="float">
            <text:p>12.1643054127</text:p>
          </table:table-cell>
          <table:table-cell office:value-type="float" office:value="14.1703291961331" calcext:value-type="float">
            <text:p>14.170329196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87.173223" calcext:value-type="float">
            <text:p>87.173223</text:p>
          </table:table-cell>
          <table:table-cell office:value-type="float" office:value="36.456242" calcext:value-type="float">
            <text:p>36.456242</text:p>
          </table:table-cell>
          <table:table-cell office:value-type="float" office:value="24.822377" calcext:value-type="float">
            <text:p>24.822377</text:p>
          </table:table-cell>
          <table:table-cell office:value-type="float" office:value="3.365954" calcext:value-type="float">
            <text:p>3.365954</text:p>
          </table:table-cell>
          <table:table-cell office:value-type="float" office:value="1.979477" calcext:value-type="float">
            <text:p>1.979477</text:p>
          </table:table-cell>
          <table:table-cell office:value-type="float" office:value="15.09" calcext:value-type="float">
            <text:p>15.09</text:p>
          </table:table-cell>
          <table:table-cell office:value-type="float" office:value="0.46" calcext:value-type="float">
            <text:p>0.4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3.8881789730241" calcext:value-type="float">
            <text:p>13.888178973</text:p>
          </table:table-cell>
          <table:table-cell office:value-type="float" office:value="15.3457589194498" calcext:value-type="float">
            <text:p>15.3457589194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office:value-type="float" office:value="65.421318" calcext:value-type="float">
            <text:p>65.421318</text:p>
          </table:table-cell>
          <table:table-cell office:value-type="float" office:value="30.585414" calcext:value-type="float">
            <text:p>30.585414</text:p>
          </table:table-cell>
          <table:table-cell office:value-type="float" office:value="38.164784" calcext:value-type="float">
            <text:p>38.164784</text:p>
          </table:table-cell>
          <table:table-cell office:value-type="float" office:value="2.29107" calcext:value-type="float">
            <text:p>2.29107</text:p>
          </table:table-cell>
          <table:table-cell office:value-type="float" office:value="0.819567" calcext:value-type="float">
            <text:p>0.819567</text:p>
          </table:table-cell>
          <table:table-cell office:value-type="float" office:value="11" calcext:value-type="float">
            <text:p>11</text:p>
          </table:table-cell>
          <table:table-cell office:value-type="float" office:value="3.85" calcext:value-type="float">
            <text:p>3.8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9.21870528830781" calcext:value-type="float">
            <text:p>9.2187052883</text:p>
          </table:table-cell>
          <table:table-cell office:value-type="float" office:value="11.9677972011631" calcext:value-type="float">
            <text:p>11.9677972012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74.623192" calcext:value-type="float">
            <text:p>74.623192</text:p>
          </table:table-cell>
          <table:table-cell office:value-type="float" office:value="24.384985" calcext:value-type="float">
            <text:p>24.384985</text:p>
          </table:table-cell>
          <table:table-cell office:value-type="float" office:value="46.267665" calcext:value-type="float">
            <text:p>46.267665</text:p>
          </table:table-cell>
          <table:table-cell office:value-type="float" office:value="3.054456" calcext:value-type="float">
            <text:p>3.054456</text:p>
          </table:table-cell>
          <table:table-cell office:value-type="float" office:value="1.528817" calcext:value-type="float">
            <text:p>1.528817</text:p>
          </table:table-cell>
          <table:table-cell office:value-type="float" office:value="16.52" calcext:value-type="float">
            <text:p>16.52</text:p>
          </table:table-cell>
          <table:table-cell office:value-type="float" office:value="1.3" calcext:value-type="float">
            <text:p>1.3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0.0540776151686" calcext:value-type="float">
            <text:p>10.0540776152</text:p>
          </table:table-cell>
          <table:table-cell office:value-type="float" office:value="12.5379316468112" calcext:value-type="float">
            <text:p>12.537931646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82.99591" calcext:value-type="float">
            <text:p>82.99591</text:p>
          </table:table-cell>
          <table:table-cell office:value-type="float" office:value="31.423024" calcext:value-type="float">
            <text:p>31.423024</text:p>
          </table:table-cell>
          <table:table-cell office:value-type="float" office:value="41.109822" calcext:value-type="float">
            <text:p>41.109822</text:p>
          </table:table-cell>
          <table:table-cell office:value-type="float" office:value="3.498309" calcext:value-type="float">
            <text:p>3.498309</text:p>
          </table:table-cell>
          <table:table-cell office:value-type="float" office:value="1.140686" calcext:value-type="float">
            <text:p>1.140686</text:p>
          </table:table-cell>
          <table:table-cell office:value-type="float" office:value="14.95" calcext:value-type="float">
            <text:p>14.95</text:p>
          </table:table-cell>
          <table:table-cell office:value-type="float" office:value="1.01" calcext:value-type="float">
            <text:p>1.0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9.951520287071" calcext:value-type="float">
            <text:p>9.9515202871</text:p>
          </table:table-cell>
          <table:table-cell office:value-type="float" office:value="11.9911629217793" calcext:value-type="float">
            <text:p>11.991162921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72.410867" calcext:value-type="float">
            <text:p>72.410867</text:p>
          </table:table-cell>
          <table:table-cell office:value-type="float" office:value="29.04175" calcext:value-type="float">
            <text:p>29.04175</text:p>
          </table:table-cell>
          <table:table-cell office:value-type="float" office:value="33.811565" calcext:value-type="float">
            <text:p>33.811565</text:p>
          </table:table-cell>
          <table:table-cell office:value-type="float" office:value="3.023804" calcext:value-type="float">
            <text:p>3.023804</text:p>
          </table:table-cell>
          <table:table-cell office:value-type="float" office:value="1.115701" calcext:value-type="float">
            <text:p>1.115701</text:p>
          </table:table-cell>
          <table:table-cell office:value-type="float" office:value="15.46" calcext:value-type="float">
            <text:p>15.46</text:p>
          </table:table-cell>
          <table:table-cell office:value-type="float" office:value="0.73" calcext:value-type="float">
            <text:p>0.73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5919704443091" calcext:value-type="float">
            <text:p>11.5919704443</text:p>
          </table:table-cell>
          <table:table-cell office:value-type="float" office:value="13.6273779130559" calcext:value-type="float">
            <text:p>13.627377913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81.077765" calcext:value-type="float">
            <text:p>81.077765</text:p>
          </table:table-cell>
          <table:table-cell office:value-type="float" office:value="33.638691" calcext:value-type="float">
            <text:p>33.638691</text:p>
          </table:table-cell>
          <table:table-cell office:value-type="float" office:value="29.030228" calcext:value-type="float">
            <text:p>29.030228</text:p>
          </table:table-cell>
          <table:table-cell office:value-type="float" office:value="4.139288" calcext:value-type="float">
            <text:p>4.139288</text:p>
          </table:table-cell>
          <table:table-cell office:value-type="float" office:value="1.662754" calcext:value-type="float">
            <text:p>1.662754</text:p>
          </table:table-cell>
          <table:table-cell office:value-type="float" office:value="16.79" calcext:value-type="float">
            <text:p>16.79</text:p>
          </table:table-cell>
          <table:table-cell office:value-type="float" office:value="0.25" calcext:value-type="float">
            <text:p>0.2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3.2453895327436" calcext:value-type="float">
            <text:p>13.2453895327</text:p>
          </table:table-cell>
          <table:table-cell office:value-type="float" office:value="15.5913152118338" calcext:value-type="float">
            <text:p>15.591315211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107.179762" calcext:value-type="float">
            <text:p>107.179762</text:p>
          </table:table-cell>
          <table:table-cell office:value-type="float" office:value="43.734934" calcext:value-type="float">
            <text:p>43.734934</text:p>
          </table:table-cell>
          <table:table-cell office:value-type="float" office:value="19.665792" calcext:value-type="float">
            <text:p>19.665792</text:p>
          </table:table-cell>
          <table:table-cell office:value-type="float" office:value="3.068997" calcext:value-type="float">
            <text:p>3.068997</text:p>
          </table:table-cell>
          <table:table-cell office:value-type="float" office:value="1.962672" calcext:value-type="float">
            <text:p>1.962672</text:p>
          </table:table-cell>
          <table:table-cell office:value-type="float" office:value="17.02" calcext:value-type="float">
            <text:p>17.02</text:p>
          </table:table-cell>
          <table:table-cell office:value-type="float" office:value="1.61" calcext:value-type="float">
            <text:p>1.6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4.2912346690099" calcext:value-type="float">
            <text:p>14.291234669</text:p>
          </table:table-cell>
          <table:table-cell office:value-type="float" office:value="15.6813399987669" calcext:value-type="float">
            <text:p>15.681339998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92.788547" calcext:value-type="float">
            <text:p>92.788547</text:p>
          </table:table-cell>
          <table:table-cell office:value-type="float" office:value="30.860638" calcext:value-type="float">
            <text:p>30.860638</text:p>
          </table:table-cell>
          <table:table-cell office:value-type="float" office:value="33.301066" calcext:value-type="float">
            <text:p>33.301066</text:p>
          </table:table-cell>
          <table:table-cell office:value-type="float" office:value="3.440691" calcext:value-type="float">
            <text:p>3.440691</text:p>
          </table:table-cell>
          <table:table-cell office:value-type="float" office:value="2.563212" calcext:value-type="float">
            <text:p>2.563212</text:p>
          </table:table-cell>
          <table:table-cell office:value-type="float" office:value="12.09" calcext:value-type="float">
            <text:p>12.09</text:p>
          </table:table-cell>
          <table:table-cell office:value-type="float" office:value="0.31" calcext:value-type="float">
            <text:p>0.31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9819223376066" calcext:value-type="float">
            <text:p>11.9819223376</text:p>
          </table:table-cell>
          <table:table-cell office:value-type="float" office:value="13.9269389755128" calcext:value-type="float">
            <text:p>13.926938975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7.804746" calcext:value-type="float">
            <text:p>67.804746</text:p>
          </table:table-cell>
          <table:table-cell office:value-type="float" office:value="34.612093" calcext:value-type="float">
            <text:p>34.612093</text:p>
          </table:table-cell>
          <table:table-cell office:value-type="float" office:value="33.232241" calcext:value-type="float">
            <text:p>33.232241</text:p>
          </table:table-cell>
          <table:table-cell office:value-type="float" office:value="3.430473" calcext:value-type="float">
            <text:p>3.430473</text:p>
          </table:table-cell>
          <table:table-cell office:value-type="float" office:value="0.76864" calcext:value-type="float">
            <text:p>0.76864</text:p>
          </table:table-cell>
          <table:table-cell office:value-type="float" office:value="12.57" calcext:value-type="float">
            <text:p>12.57</text:p>
          </table:table-cell>
          <table:table-cell office:value-type="float" office:value="2.77" calcext:value-type="float">
            <text:p>2.77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0.9036101119857" calcext:value-type="float">
            <text:p>10.903610112</text:p>
          </table:table-cell>
          <table:table-cell office:value-type="float" office:value="13.5401621074034" calcext:value-type="float">
            <text:p>13.5401621074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68.856657" calcext:value-type="float">
            <text:p>68.856657</text:p>
          </table:table-cell>
          <table:table-cell office:value-type="float" office:value="30.497932" calcext:value-type="float">
            <text:p>30.497932</text:p>
          </table:table-cell>
          <table:table-cell office:value-type="float" office:value="39.732659" calcext:value-type="float">
            <text:p>39.732659</text:p>
          </table:table-cell>
          <table:table-cell office:value-type="float" office:value="2.364521" calcext:value-type="float">
            <text:p>2.364521</text:p>
          </table:table-cell>
          <table:table-cell office:value-type="float" office:value="1.025627" calcext:value-type="float">
            <text:p>1.025627</text:p>
          </table:table-cell>
          <table:table-cell office:value-type="float" office:value="12.41" calcext:value-type="float">
            <text:p>12.41</text:p>
          </table:table-cell>
          <table:table-cell office:value-type="float" office:value="1.98" calcext:value-type="float">
            <text:p>1.9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0125467484129" calcext:value-type="float">
            <text:p>11.0125467484</text:p>
          </table:table-cell>
          <table:table-cell office:value-type="float" office:value="13.1584368219456" calcext:value-type="float">
            <text:p>13.1584368219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80.798214" calcext:value-type="float">
            <text:p>80.798214</text:p>
          </table:table-cell>
          <table:table-cell office:value-type="float" office:value="27.69093" calcext:value-type="float">
            <text:p>27.69093</text:p>
          </table:table-cell>
          <table:table-cell office:value-type="float" office:value="39.518094" calcext:value-type="float">
            <text:p>39.518094</text:p>
          </table:table-cell>
          <table:table-cell office:value-type="float" office:value="2.800313" calcext:value-type="float">
            <text:p>2.800313</text:p>
          </table:table-cell>
          <table:table-cell office:value-type="float" office:value="1.10958" calcext:value-type="float">
            <text:p>1.10958</text:p>
          </table:table-cell>
          <table:table-cell office:value-type="float" office:value="14.62" calcext:value-type="float">
            <text:p>14.62</text:p>
          </table:table-cell>
          <table:table-cell office:value-type="float" office:value="0.78" calcext:value-type="float">
            <text:p>0.7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0.6840799742864" calcext:value-type="float">
            <text:p>10.6840799743</text:p>
          </table:table-cell>
          <table:table-cell office:value-type="float" office:value="13.1835050946803" calcext:value-type="float">
            <text:p>13.1835050947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88.378894" calcext:value-type="float">
            <text:p>88.378894</text:p>
          </table:table-cell>
          <table:table-cell office:value-type="float" office:value="38.283445" calcext:value-type="float">
            <text:p>38.283445</text:p>
          </table:table-cell>
          <table:table-cell office:value-type="float" office:value="30.978986" calcext:value-type="float">
            <text:p>30.978986</text:p>
          </table:table-cell>
          <table:table-cell office:value-type="float" office:value="4.363418" calcext:value-type="float">
            <text:p>4.363418</text:p>
          </table:table-cell>
          <table:table-cell office:value-type="float" office:value="2.095538" calcext:value-type="float">
            <text:p>2.095538</text:p>
          </table:table-cell>
          <table:table-cell office:value-type="float" office:value="17.17" calcext:value-type="float">
            <text:p>17.17</text:p>
          </table:table-cell>
          <table:table-cell office:value-type="float" office:value="0.92" calcext:value-type="float">
            <text:p>0.92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049156227907" calcext:value-type="float">
            <text:p>12.0491562279</text:p>
          </table:table-cell>
          <table:table-cell office:value-type="float" office:value="13.8738933718649" calcext:value-type="float">
            <text:p>13.8738933719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74.448466" calcext:value-type="float">
            <text:p>74.448466</text:p>
          </table:table-cell>
          <table:table-cell office:value-type="float" office:value="27.550072" calcext:value-type="float">
            <text:p>27.550072</text:p>
          </table:table-cell>
          <table:table-cell office:value-type="float" office:value="34.692516" calcext:value-type="float">
            <text:p>34.692516</text:p>
          </table:table-cell>
          <table:table-cell office:value-type="float" office:value="2.322186" calcext:value-type="float">
            <text:p>2.322186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11.34" calcext:value-type="float">
            <text:p>11.34</text:p>
          </table:table-cell>
          <table:table-cell office:value-type="float" office:value="1.85" calcext:value-type="float">
            <text:p>1.85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9.41315059519745" calcext:value-type="float">
            <text:p>9.4131505952</text:p>
          </table:table-cell>
          <table:table-cell office:value-type="float" office:value="12.4173636804629" calcext:value-type="float">
            <text:p>12.417363680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2.028212" calcext:value-type="float">
            <text:p>72.028212</text:p>
          </table:table-cell>
          <table:table-cell office:value-type="float" office:value="27.134404" calcext:value-type="float">
            <text:p>27.134404</text:p>
          </table:table-cell>
          <table:table-cell office:value-type="float" office:value="35.359359" calcext:value-type="float">
            <text:p>35.359359</text:p>
          </table:table-cell>
          <table:table-cell office:value-type="float" office:value="2.394746" calcext:value-type="float">
            <text:p>2.394746</text:p>
          </table:table-cell>
          <table:table-cell office:value-type="float" office:value="0.871274" calcext:value-type="float">
            <text:p>0.871274</text:p>
          </table:table-cell>
          <table:table-cell office:value-type="float" office:value="12.01" calcext:value-type="float">
            <text:p>12.01</text:p>
          </table:table-cell>
          <table:table-cell office:value-type="float" office:value="0.96" calcext:value-type="float">
            <text:p>0.9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0.294606917437" calcext:value-type="float">
            <text:p>10.2946069174</text:p>
          </table:table-cell>
          <table:table-cell office:value-type="float" office:value="13.2898473395031" calcext:value-type="float">
            <text:p>13.2898473395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75.384211" calcext:value-type="float">
            <text:p>75.384211</text:p>
          </table:table-cell>
          <table:table-cell office:value-type="float" office:value="29.907005" calcext:value-type="float">
            <text:p>29.907005</text:p>
          </table:table-cell>
          <table:table-cell office:value-type="float" office:value="48.888843" calcext:value-type="float">
            <text:p>48.888843</text:p>
          </table:table-cell>
          <table:table-cell office:value-type="float" office:value="3.146796" calcext:value-type="float">
            <text:p>3.146796</text:p>
          </table:table-cell>
          <table:table-cell office:value-type="float" office:value="1.039694" calcext:value-type="float">
            <text:p>1.039694</text:p>
          </table:table-cell>
          <table:table-cell office:value-type="float" office:value="13.89" calcext:value-type="float">
            <text:p>13.89</text:p>
          </table:table-cell>
          <table:table-cell office:value-type="float" office:value="0.67" calcext:value-type="float">
            <text:p>0.67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9.82882865942255" calcext:value-type="float">
            <text:p>9.8288286594</text:p>
          </table:table-cell>
          <table:table-cell office:value-type="float" office:value="12.6031510869915" calcext:value-type="float">
            <text:p>12.603151087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84.51" calcext:value-type="float">
            <text:p>84.51</text:p>
          </table:table-cell>
          <table:table-cell office:value-type="float" office:value="57.27" calcext:value-type="float">
            <text:p>57.27</text:p>
          </table:table-cell>
          <table:table-cell office:value-type="float" office:value="30.72" calcext:value-type="float">
            <text:p>30.72</text:p>
          </table:table-cell>
          <table:table-cell office:value-type="float" office:value="2.46" calcext:value-type="float">
            <text:p>2.46</text:p>
          </table:table-cell>
          <table:table-cell office:value-type="float" office:value="1.78" calcext:value-type="float">
            <text:p>1.78</text:p>
          </table:table-cell>
          <table:table-cell office:value-type="float" office:value="13.13" calcext:value-type="float">
            <text:p>13.13</text:p>
          </table:table-cell>
          <table:table-cell office:value-type="float" office:value="0.27" calcext:value-type="float">
            <text:p>0.27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9.93621124414024" calcext:value-type="float">
            <text:p>9.9362112441</text:p>
          </table:table-cell>
          <table:table-cell office:value-type="float" office:value="12.5100464761481" calcext:value-type="float">
            <text:p>12.510046476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82.560567" calcext:value-type="float">
            <text:p>82.560567</text:p>
          </table:table-cell>
          <table:table-cell office:value-type="float" office:value="26.280644" calcext:value-type="float">
            <text:p>26.280644</text:p>
          </table:table-cell>
          <table:table-cell office:value-type="float" office:value="38.72723" calcext:value-type="float">
            <text:p>38.72723</text:p>
          </table:table-cell>
          <table:table-cell office:value-type="float" office:value="3.045302" calcext:value-type="float">
            <text:p>3.045302</text:p>
          </table:table-cell>
          <table:table-cell office:value-type="float" office:value="0.959104" calcext:value-type="float">
            <text:p>0.959104</text:p>
          </table:table-cell>
          <table:table-cell office:value-type="float" office:value="11.57" calcext:value-type="float">
            <text:p>11.57</text:p>
          </table:table-cell>
          <table:table-cell office:value-type="float" office:value="2.54" calcext:value-type="float">
            <text:p>2.5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504813653005" calcext:value-type="float">
            <text:p>11.504813653</text:p>
          </table:table-cell>
          <table:table-cell office:value-type="float" office:value="13.8382651161789" calcext:value-type="float">
            <text:p>13.8382651162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80.706926" calcext:value-type="float">
            <text:p>80.706926</text:p>
          </table:table-cell>
          <table:table-cell office:value-type="float" office:value="28.034276" calcext:value-type="float">
            <text:p>28.034276</text:p>
          </table:table-cell>
          <table:table-cell office:value-type="float" office:value="35.82433" calcext:value-type="float">
            <text:p>35.82433</text:p>
          </table:table-cell>
          <table:table-cell office:value-type="float" office:value="2.968064" calcext:value-type="float">
            <text:p>2.968064</text:p>
          </table:table-cell>
          <table:table-cell office:value-type="float" office:value="0.895337" calcext:value-type="float">
            <text:p>0.895337</text:p>
          </table:table-cell>
          <table:table-cell office:value-type="float" office:value="11.26" calcext:value-type="float">
            <text:p>11.26</text:p>
          </table:table-cell>
          <table:table-cell office:value-type="float" office:value="2.24" calcext:value-type="float">
            <text:p>2.2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2.2333983737926" calcext:value-type="float">
            <text:p>12.2333983738</text:p>
          </table:table-cell>
          <table:table-cell office:value-type="float" office:value="14.2505524882163" calcext:value-type="float">
            <text:p>14.2505524882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82.447486" calcext:value-type="float">
            <text:p>82.447486</text:p>
          </table:table-cell>
          <table:table-cell office:value-type="float" office:value="30.55307" calcext:value-type="float">
            <text:p>30.55307</text:p>
          </table:table-cell>
          <table:table-cell office:value-type="float" office:value="22.226653" calcext:value-type="float">
            <text:p>22.226653</text:p>
          </table:table-cell>
          <table:table-cell office:value-type="float" office:value="2.86476" calcext:value-type="float">
            <text:p>2.86476</text:p>
          </table:table-cell>
          <table:table-cell office:value-type="float" office:value="1.175574" calcext:value-type="float">
            <text:p>1.175574</text:p>
          </table:table-cell>
          <table:table-cell office:value-type="float" office:value="12" calcext:value-type="float">
            <text:p>12</text:p>
          </table:table-cell>
          <table:table-cell office:value-type="float" office:value="2.12" calcext:value-type="float">
            <text:p>2.12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4.6783024492315" calcext:value-type="float">
            <text:p>14.6783024492</text:p>
          </table:table-cell>
          <table:table-cell office:value-type="float" office:value="16.8349983221226" calcext:value-type="float">
            <text:p>16.8349983221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78.750979" calcext:value-type="float">
            <text:p>78.750979</text:p>
          </table:table-cell>
          <table:table-cell office:value-type="float" office:value="27.346307" calcext:value-type="float">
            <text:p>27.346307</text:p>
          </table:table-cell>
          <table:table-cell office:value-type="float" office:value="31.199281" calcext:value-type="float">
            <text:p>31.199281</text:p>
          </table:table-cell>
          <table:table-cell office:value-type="float" office:value="2.720059" calcext:value-type="float">
            <text:p>2.720059</text:p>
          </table:table-cell>
          <table:table-cell office:value-type="float" office:value="1.000494" calcext:value-type="float">
            <text:p>1.000494</text:p>
          </table:table-cell>
          <table:table-cell office:value-type="float" office:value="11.42" calcext:value-type="float">
            <text:p>11.42</text:p>
          </table:table-cell>
          <table:table-cell office:value-type="float" office:value="2.16" calcext:value-type="float">
            <text:p>2.16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3860280189817" calcext:value-type="float">
            <text:p>11.386028019</text:p>
          </table:table-cell>
          <table:table-cell office:value-type="float" office:value="13.5857064493032" calcext:value-type="float">
            <text:p>13.5857064493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86.025316" calcext:value-type="float">
            <text:p>86.025316</text:p>
          </table:table-cell>
          <table:table-cell office:value-type="float" office:value="26.751487" calcext:value-type="float">
            <text:p>26.751487</text:p>
          </table:table-cell>
          <table:table-cell office:value-type="float" office:value="38.432228" calcext:value-type="float">
            <text:p>38.432228</text:p>
          </table:table-cell>
          <table:table-cell office:value-type="float" office:value="2.250088" calcext:value-type="float">
            <text:p>2.250088</text:p>
          </table:table-cell>
          <table:table-cell office:value-type="float" office:value="0.872251" calcext:value-type="float">
            <text:p>0.872251</text:p>
          </table:table-cell>
          <table:table-cell office:value-type="float" office:value="12.06" calcext:value-type="float">
            <text:p>12.06</text:p>
          </table:table-cell>
          <table:table-cell office:value-type="float" office:value="3.88" calcext:value-type="float">
            <text:p>3.88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4267301185734" calcext:value-type="float">
            <text:p>11.4267301186</text:p>
          </table:table-cell>
          <table:table-cell office:value-type="float" office:value="13.9700248748104" calcext:value-type="float">
            <text:p>13.9700248748</text:p>
          </table:table-cell>
          <table:table-cell table:number-columns-repeated="100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75.453361" calcext:value-type="float">
            <text:p>75.453361</text:p>
          </table:table-cell>
          <table:table-cell office:value-type="float" office:value="27.25109" calcext:value-type="float">
            <text:p>27.25109</text:p>
          </table:table-cell>
          <table:table-cell office:value-type="float" office:value="37.452527" calcext:value-type="float">
            <text:p>37.452527</text:p>
          </table:table-cell>
          <table:table-cell office:value-type="float" office:value="2.165333" calcext:value-type="float">
            <text:p>2.165333</text:p>
          </table:table-cell>
          <table:table-cell office:value-type="float" office:value="0.962429" calcext:value-type="float">
            <text:p>0.962429</text:p>
          </table:table-cell>
          <table:table-cell office:value-type="float" office:value="10.89" calcext:value-type="float">
            <text:p>10.89</text:p>
          </table:table-cell>
          <table:table-cell office:value-type="float" office:value="2.04" calcext:value-type="float">
            <text:p>2.04</text:p>
          </table:table-cell>
          <table:table-cell office:value-type="float" office:value="7.50521610754415" calcext:value-type="float">
            <text:p>7.5052161075</text:p>
          </table:table-cell>
          <table:table-cell office:value-type="float" office:value="11.7811876868575" calcext:value-type="float">
            <text:p>11.7811876869</text:p>
          </table:table-cell>
          <table:table-cell office:value-type="float" office:value="13.8699555103062" calcext:value-type="float">
            <text:p>13.869955510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ABU DHABI COMMERCIAL BANK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5.818121" calcext:value-type="float">
            <text:p>95.818121</text:p>
          </table:table-cell>
          <table:table-cell office:value-type="float" office:value="14.81145" calcext:value-type="float">
            <text:p>14.81145</text:p>
          </table:table-cell>
          <table:table-cell office:value-type="float" office:value="18.615891" calcext:value-type="float">
            <text:p>18.615891</text:p>
          </table:table-cell>
          <table:table-cell office:value-type="float" office:value="1.743951" calcext:value-type="float">
            <text:p>1.743951</text:p>
          </table:table-cell>
          <table:table-cell office:value-type="float" office:value="0.807603" calcext:value-type="float">
            <text:p>0.807603</text:p>
          </table:table-cell>
          <table:table-cell office:value-type="float" office:value="24.89" calcext:value-type="float">
            <text:p>24.89</text:p>
          </table:table-cell>
          <table:table-cell office:value-type="float" office:value="0.07" calcext:value-type="float">
            <text:p>0.0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6.62873690144152" calcext:value-type="float">
            <text:p>6.6287369014</text:p>
          </table:table-cell>
          <table:table-cell office:value-type="float" office:value="10.2010285283944" calcext:value-type="float">
            <text:p>10.201028528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BANK OF BAHRAIN &amp; KUWAIT B.S.C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72.678933" calcext:value-type="float">
            <text:p>72.678933</text:p>
          </table:table-cell>
          <table:table-cell office:value-type="float" office:value="31.359259" calcext:value-type="float">
            <text:p>31.359259</text:p>
          </table:table-cell>
          <table:table-cell office:value-type="float" office:value="36.478527" calcext:value-type="float">
            <text:p>36.478527</text:p>
          </table:table-cell>
          <table:table-cell office:value-type="float" office:value="2.487036" calcext:value-type="float">
            <text:p>2.487036</text:p>
          </table:table-cell>
          <table:table-cell office:value-type="float" office:value="1.499562" calcext:value-type="float">
            <text:p>1.499562</text:p>
          </table:table-cell>
          <table:table-cell office:value-type="float" office:value="27.68" calcext:value-type="float">
            <text:p>27.68</text:p>
          </table:table-cell>
          <table:table-cell office:value-type="float" office:value="2.24" calcext:value-type="float">
            <text:p>2.2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4.61709875685337" calcext:value-type="float">
            <text:p>4.6170987569</text:p>
          </table:table-cell>
          <table:table-cell office:value-type="float" office:value="9.73910353189549" calcext:value-type="float">
            <text:p>9.739103531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CITIBANK N.A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61.418224" calcext:value-type="float">
            <text:p>61.418224</text:p>
          </table:table-cell>
          <table:table-cell office:value-type="float" office:value="70.770761" calcext:value-type="float">
            <text:p>70.770761</text:p>
          </table:table-cell>
          <table:table-cell office:value-type="float" office:value="34.24042" calcext:value-type="float">
            <text:p>34.24042</text:p>
          </table:table-cell>
          <table:table-cell office:value-type="float" office:value="4.403968" calcext:value-type="float">
            <text:p>4.403968</text:p>
          </table:table-cell>
          <table:table-cell office:value-type="float" office:value="2.161464" calcext:value-type="float">
            <text:p>2.161464</text:p>
          </table:table-cell>
          <table:table-cell office:value-type="float" office:value="15.76" calcext:value-type="float">
            <text:p>15.76</text:p>
          </table:table-cell>
          <table:table-cell office:value-type="float" office:value="0.49" calcext:value-type="float">
            <text:p>0.4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1892768830815" calcext:value-type="float">
            <text:p>12.1892768831</text:p>
          </table:table-cell>
          <table:table-cell office:value-type="float" office:value="14.2480498956448" calcext:value-type="float">
            <text:p>14.2480498956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DEUTSCHE BANK A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98.96012" calcext:value-type="float">
            <text:p>98.96012</text:p>
          </table:table-cell>
          <table:table-cell office:value-type="float" office:value="30.565171" calcext:value-type="float">
            <text:p>30.565171</text:p>
          </table:table-cell>
          <table:table-cell office:value-type="float" office:value="26.281166" calcext:value-type="float">
            <text:p>26.281166</text:p>
          </table:table-cell>
          <table:table-cell office:value-type="float" office:value="4.302561" calcext:value-type="float">
            <text:p>4.302561</text:p>
          </table:table-cell>
          <table:table-cell office:value-type="float" office:value="1.459432" calcext:value-type="float">
            <text:p>1.459432</text:p>
          </table:table-cell>
          <table:table-cell office:value-type="float" office:value="13.73" calcext:value-type="float">
            <text:p>13.73</text:p>
          </table:table-cell>
          <table:table-cell office:value-type="float" office:value="0.26" calcext:value-type="float">
            <text:p>0.2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7578202849217" calcext:value-type="float">
            <text:p>11.7578202849</text:p>
          </table:table-cell>
          <table:table-cell office:value-type="float" office:value="13.4498131018726" calcext:value-type="float">
            <text:p>13.449813101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HONGKONG AND SHANGHAI BANKING CORPN.LTD.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62.506116" calcext:value-type="float">
            <text:p>62.506116</text:p>
          </table:table-cell>
          <table:table-cell office:value-type="float" office:value="60.749547" calcext:value-type="float">
            <text:p>60.749547</text:p>
          </table:table-cell>
          <table:table-cell office:value-type="float" office:value="21.634423" calcext:value-type="float">
            <text:p>21.634423</text:p>
          </table:table-cell>
          <table:table-cell office:value-type="float" office:value="3.123475" calcext:value-type="float">
            <text:p>3.123475</text:p>
          </table:table-cell>
          <table:table-cell office:value-type="float" office:value="1.313844" calcext:value-type="float">
            <text:p>1.313844</text:p>
          </table:table-cell>
          <table:table-cell office:value-type="float" office:value="15.99" calcext:value-type="float">
            <text:p>15.99</text:p>
          </table:table-cell>
          <table:table-cell office:value-type="float" office:value="0.38" calcext:value-type="float">
            <text:p>0.3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33240887368" calcext:value-type="float">
            <text:p>12.3324088737</text:p>
          </table:table-cell>
          <table:table-cell office:value-type="float" office:value="14.1587998966817" calcext:value-type="float">
            <text:p>14.158799896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ROYAL BANK OF SCOTLAND N.V.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44.447667" calcext:value-type="float">
            <text:p>44.447667</text:p>
          </table:table-cell>
          <table:table-cell office:value-type="float" office:value="101.352154" calcext:value-type="float">
            <text:p>101.352154</text:p>
          </table:table-cell>
          <table:table-cell office:value-type="float" office:value="53.863422" calcext:value-type="float">
            <text:p>53.863422</text:p>
          </table:table-cell>
          <table:table-cell office:value-type="float" office:value="3.853061" calcext:value-type="float">
            <text:p>3.853061</text:p>
          </table:table-cell>
          <table:table-cell office:value-type="float" office:value="1.352396" calcext:value-type="float">
            <text:p>1.352396</text:p>
          </table:table-cell>
          <table:table-cell office:value-type="float" office:value="26.09" calcext:value-type="float">
            <text:p>26.09</text:p>
          </table:table-cell>
          <table:table-cell office:value-type="float" office:value="0.05" calcext:value-type="float">
            <text:p>0.0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5.43166311694211" calcext:value-type="float">
            <text:p>5.4316631169</text:p>
          </table:table-cell>
          <table:table-cell office:value-type="float" office:value="11.8968109318277" calcext:value-type="float">
            <text:p>11.8968109318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NDARD CHARTERED BANK <text:s text:c="6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8.486939" calcext:value-type="float">
            <text:p>88.486939</text:p>
          </table:table-cell>
          <table:table-cell office:value-type="float" office:value="45.096789" calcext:value-type="float">
            <text:p>45.096789</text:p>
          </table:table-cell>
          <table:table-cell office:value-type="float" office:value="29.735337" calcext:value-type="float">
            <text:p>29.735337</text:p>
          </table:table-cell>
          <table:table-cell office:value-type="float" office:value="4.483942" calcext:value-type="float">
            <text:p>4.483942</text:p>
          </table:table-cell>
          <table:table-cell office:value-type="float" office:value="1.524058" calcext:value-type="float">
            <text:p>1.524058</text:p>
          </table:table-cell>
          <table:table-cell office:value-type="float" office:value="12.98" calcext:value-type="float">
            <text:p>12.98</text:p>
          </table:table-cell>
          <table:table-cell office:value-type="float" office:value="1.07" calcext:value-type="float">
            <text:p>1.0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8499905448979" calcext:value-type="float">
            <text:p>12.8499905449</text:p>
          </table:table-cell>
          <table:table-cell office:value-type="float" office:value="14.0768120609777" calcext:value-type="float">
            <text:p>14.076812061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oreign Banks</text:p>
          </table:table-cell>
          <table:table-cell office:value-type="string" calcext:value-type="string">
            <text:p>STATE BANK OF MAURITIUS LT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office:value-type="float" office:value="64.71" calcext:value-type="float">
            <text:p>64.71</text:p>
          </table:table-cell>
          <table:table-cell office:value-type="float" office:value="72.15" calcext:value-type="float">
            <text:p>72.15</text:p>
          </table:table-cell>
          <table:table-cell office:value-type="float" office:value="46.65" calcext:value-type="float">
            <text:p>46.65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float" office:value="41.88" calcext:value-type="float">
            <text:p>41.88</text:p>
          </table:table-cell>
          <table:table-cell office:value-type="float" office:value="7.36" calcext:value-type="float">
            <text:p>7.3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4.0943445622221" calcext:value-type="float">
            <text:p>4.0943445622</text:p>
          </table:table-cell>
          <table:table-cell office:value-type="float" office:value="9.66882314023168" calcext:value-type="float">
            <text:p>9.6688231402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LLAHABAD BANK <text:s text:c="15"/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0.33" calcext:value-type="float">
            <text:p>-0.33</text:p>
          </table:table-cell>
          <table:table-cell office:value-type="float" office:value="75.941343" calcext:value-type="float">
            <text:p>75.941343</text:p>
          </table:table-cell>
          <table:table-cell office:value-type="float" office:value="27.739583" calcext:value-type="float">
            <text:p>27.739583</text:p>
          </table:table-cell>
          <table:table-cell office:value-type="float" office:value="41.145997" calcext:value-type="float">
            <text:p>41.145997</text:p>
          </table:table-cell>
          <table:table-cell office:value-type="float" office:value="2.548359" calcext:value-type="float">
            <text:p>2.548359</text:p>
          </table:table-cell>
          <table:table-cell office:value-type="float" office:value="0.825243" calcext:value-type="float">
            <text:p>0.825243</text:p>
          </table:table-cell>
          <table:table-cell office:value-type="float" office:value="11.02" calcext:value-type="float">
            <text:p>11.02</text:p>
          </table:table-cell>
          <table:table-cell office:value-type="float" office:value="6.76" calcext:value-type="float">
            <text:p>6.7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0155517659732" calcext:value-type="float">
            <text:p>12.015551766</text:p>
          </table:table-cell>
          <table:table-cell office:value-type="float" office:value="14.6734447184001" calcext:value-type="float">
            <text:p>14.673444718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ANDHRA BANK <text:s text:c="18"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75.035049" calcext:value-type="float">
            <text:p>75.035049</text:p>
          </table:table-cell>
          <table:table-cell office:value-type="float" office:value="30.902726" calcext:value-type="float">
            <text:p>30.902726</text:p>
          </table:table-cell>
          <table:table-cell office:value-type="float" office:value="41.243537" calcext:value-type="float">
            <text:p>41.243537</text:p>
          </table:table-cell>
          <table:table-cell office:value-type="float" office:value="2.763189" calcext:value-type="float">
            <text:p>2.763189</text:p>
          </table:table-cell>
          <table:table-cell office:value-type="float" office:value="0.812435" calcext:value-type="float">
            <text:p>0.812435</text:p>
          </table:table-cell>
          <table:table-cell office:value-type="float" office:value="11.58" calcext:value-type="float">
            <text:p>11.58</text:p>
          </table:table-cell>
          <table:table-cell office:value-type="float" office:value="4.61" calcext:value-type="float">
            <text:p>4.61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1358213039304" calcext:value-type="float">
            <text:p>12.1358213039</text:p>
          </table:table-cell>
          <table:table-cell office:value-type="float" office:value="14.5084665132418" calcext:value-type="float">
            <text:p>14.5084665132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BAROD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0.78" calcext:value-type="float">
            <text:p>-0.78</text:p>
          </table:table-cell>
          <table:table-cell office:value-type="float" office:value="66.854505" calcext:value-type="float">
            <text:p>66.854505</text:p>
          </table:table-cell>
          <table:table-cell office:value-type="float" office:value="20.983027" calcext:value-type="float">
            <text:p>20.983027</text:p>
          </table:table-cell>
          <table:table-cell office:value-type="float" office:value="24.019067" calcext:value-type="float">
            <text:p>24.019067</text:p>
          </table:table-cell>
          <table:table-cell office:value-type="float" office:value="1.837878" calcext:value-type="float">
            <text:p>1.837878</text:p>
          </table:table-cell>
          <table:table-cell office:value-type="float" office:value="0.721147" calcext:value-type="float">
            <text:p>0.721147</text:p>
          </table:table-cell>
          <table:table-cell office:value-type="float" office:value="13.18" calcext:value-type="float">
            <text:p>13.18</text:p>
          </table:table-cell>
          <table:table-cell office:value-type="float" office:value="5.06" calcext:value-type="float">
            <text:p>5.0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3.1999007339203" calcext:value-type="float">
            <text:p>13.1999007339</text:p>
          </table:table-cell>
          <table:table-cell office:value-type="float" office:value="15.7196704200132" calcext:value-type="float">
            <text:p>15.71967042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IN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0.94" calcext:value-type="float">
            <text:p>-0.94</text:p>
          </table:table-cell>
          <table:table-cell office:value-type="float" office:value="70.016724" calcext:value-type="float">
            <text:p>70.016724</text:p>
          </table:table-cell>
          <table:table-cell office:value-type="float" office:value="23.167225" calcext:value-type="float">
            <text:p>23.167225</text:p>
          </table:table-cell>
          <table:table-cell office:value-type="float" office:value="25.574372" calcext:value-type="float">
            <text:p>25.574372</text:p>
          </table:table-cell>
          <table:table-cell office:value-type="float" office:value="1.908597" calcext:value-type="float">
            <text:p>1.908597</text:p>
          </table:table-cell>
          <table:table-cell office:value-type="float" office:value="0.59458" calcext:value-type="float">
            <text:p>0.59458</text:p>
          </table:table-cell>
          <table:table-cell office:value-type="float" office:value="12.01" calcext:value-type="float">
            <text:p>12.01</text:p>
          </table:table-cell>
          <table:table-cell office:value-type="float" office:value="7.79" calcext:value-type="float">
            <text:p>7.7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7678632097815" calcext:value-type="float">
            <text:p>12.7678632098</text:p>
          </table:table-cell>
          <table:table-cell office:value-type="float" office:value="15.623658215417" calcext:value-type="float">
            <text:p>15.623658215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BANK OF MAHARASHTR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77.388885" calcext:value-type="float">
            <text:p>77.388885</text:p>
          </table:table-cell>
          <table:table-cell office:value-type="float" office:value="26.067285" calcext:value-type="float">
            <text:p>26.067285</text:p>
          </table:table-cell>
          <table:table-cell office:value-type="float" office:value="34.304156" calcext:value-type="float">
            <text:p>34.304156</text:p>
          </table:table-cell>
          <table:table-cell office:value-type="float" office:value="2.527035" calcext:value-type="float">
            <text:p>2.527035</text:p>
          </table:table-cell>
          <table:table-cell office:value-type="float" office:value="0.664084" calcext:value-type="float">
            <text:p>0.664084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3667252845908" calcext:value-type="float">
            <text:p>12.3667252846</text:p>
          </table:table-cell>
          <table:table-cell office:value-type="float" office:value="14.291479635986" calcext:value-type="float">
            <text:p>14.291479636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ANARA BANK <text:s text:c="18"/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0.52" calcext:value-type="float">
            <text:p>-0.52</text:p>
          </table:table-cell>
          <table:table-cell office:value-type="float" office:value="67.678311" calcext:value-type="float">
            <text:p>67.678311</text:p>
          </table:table-cell>
          <table:table-cell office:value-type="float" office:value="29.660651" calcext:value-type="float">
            <text:p>29.660651</text:p>
          </table:table-cell>
          <table:table-cell office:value-type="float" office:value="38.480565" calcext:value-type="float">
            <text:p>38.480565</text:p>
          </table:table-cell>
          <table:table-cell office:value-type="float" office:value="1.773606" calcext:value-type="float">
            <text:p>1.773606</text:p>
          </table:table-cell>
          <table:table-cell office:value-type="float" office:value="0.885631" calcext:value-type="float">
            <text:p>0.885631</text:p>
          </table:table-cell>
          <table:table-cell office:value-type="float" office:value="11.08" calcext:value-type="float">
            <text:p>11.08</text:p>
          </table:table-cell>
          <table:table-cell office:value-type="float" office:value="6.42" calcext:value-type="float">
            <text:p>6.42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9194287433884" calcext:value-type="float">
            <text:p>12.9194287434</text:p>
          </table:table-cell>
          <table:table-cell office:value-type="float" office:value="15.5256274456667" calcext:value-type="float">
            <text:p>15.525627445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ENTRAL BANK OF INDI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office:value-type="float" office:value="67.625951" calcext:value-type="float">
            <text:p>67.625951</text:p>
          </table:table-cell>
          <table:table-cell office:value-type="float" office:value="33.385731" calcext:value-type="float">
            <text:p>33.385731</text:p>
          </table:table-cell>
          <table:table-cell office:value-type="float" office:value="42.000785" calcext:value-type="float">
            <text:p>42.000785</text:p>
          </table:table-cell>
          <table:table-cell office:value-type="float" office:value="2.288809" calcext:value-type="float">
            <text:p>2.288809</text:p>
          </table:table-cell>
          <table:table-cell office:value-type="float" office:value="0.628042" calcext:value-type="float">
            <text:p>0.628042</text:p>
          </table:table-cell>
          <table:table-cell office:value-type="float" office:value="10.4" calcext:value-type="float">
            <text:p>10.4</text:p>
          </table:table-cell>
          <table:table-cell office:value-type="float" office:value="7.36" calcext:value-type="float">
            <text:p>7.3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6848145471254" calcext:value-type="float">
            <text:p>12.6848145471</text:p>
          </table:table-cell>
          <table:table-cell office:value-type="float" office:value="14.9321791774911" calcext:value-type="float">
            <text:p>14.932179177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CORPORATION BANK <text:s text:c="13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68.392876" calcext:value-type="float">
            <text:p>68.392876</text:p>
          </table:table-cell>
          <table:table-cell office:value-type="float" office:value="30.842898" calcext:value-type="float">
            <text:p>30.842898</text:p>
          </table:table-cell>
          <table:table-cell office:value-type="float" office:value="39.728371" calcext:value-type="float">
            <text:p>39.728371</text:p>
          </table:table-cell>
          <table:table-cell office:value-type="float" office:value="1.839817" calcext:value-type="float">
            <text:p>1.839817</text:p>
          </table:table-cell>
          <table:table-cell office:value-type="float" office:value="0.753015" calcext:value-type="float">
            <text:p>0.753015</text:p>
          </table:table-cell>
          <table:table-cell office:value-type="float" office:value="10.56" calcext:value-type="float">
            <text:p>10.56</text:p>
          </table:table-cell>
          <table:table-cell office:value-type="float" office:value="6.53" calcext:value-type="float">
            <text:p>6.53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4251025473784" calcext:value-type="float">
            <text:p>12.4251025474</text:p>
          </table:table-cell>
          <table:table-cell office:value-type="float" office:value="14.6693453584978" calcext:value-type="float">
            <text:p>14.669345358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DENA BANK <text:s text:c="20"/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.02" calcext:value-type="float">
            <text:p>-1.02</text:p>
          </table:table-cell>
          <table:table-cell office:value-type="float" office:value="70.107861" calcext:value-type="float">
            <text:p>70.107861</text:p>
          </table:table-cell>
          <table:table-cell office:value-type="float" office:value="29.997386" calcext:value-type="float">
            <text:p>29.997386</text:p>
          </table:table-cell>
          <table:table-cell office:value-type="float" office:value="34.815346" calcext:value-type="float">
            <text:p>34.815346</text:p>
          </table:table-cell>
          <table:table-cell office:value-type="float" office:value="1.880866" calcext:value-type="float">
            <text:p>1.880866</text:p>
          </table:table-cell>
          <table:table-cell office:value-type="float" office:value="0.544343" calcext:value-type="float">
            <text:p>0.544343</text:p>
          </table:table-cell>
          <table:table-cell office:value-type="float" office:value="11" calcext:value-type="float">
            <text:p>11</text:p>
          </table:table-cell>
          <table:table-cell office:value-type="float" office:value="6.35" calcext:value-type="float">
            <text:p>6.3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5547802060242" calcext:value-type="float">
            <text:p>11.554780206</text:p>
          </table:table-cell>
          <table:table-cell office:value-type="float" office:value="14.1040045939344" calcext:value-type="float">
            <text:p>14.104004593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DBI BANK LIMITE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.09" calcext:value-type="float">
            <text:p>-1.09</text:p>
          </table:table-cell>
          <table:table-cell office:value-type="float" office:value="81.248527" calcext:value-type="float">
            <text:p>81.248527</text:p>
          </table:table-cell>
          <table:table-cell office:value-type="float" office:value="37.257073" calcext:value-type="float">
            <text:p>37.257073</text:p>
          </table:table-cell>
          <table:table-cell office:value-type="float" office:value="25.556365" calcext:value-type="float">
            <text:p>25.556365</text:p>
          </table:table-cell>
          <table:table-cell office:value-type="float" office:value="1.667121" calcext:value-type="float">
            <text:p>1.667121</text:p>
          </table:table-cell>
          <table:table-cell office:value-type="float" office:value="0.933684" calcext:value-type="float">
            <text:p>0.933684</text:p>
          </table:table-cell>
          <table:table-cell office:value-type="float" office:value="11.67" calcext:value-type="float">
            <text:p>11.67</text:p>
          </table:table-cell>
          <table:table-cell office:value-type="float" office:value="6.78" calcext:value-type="float">
            <text:p>6.7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3.0415812130668" calcext:value-type="float">
            <text:p>13.0415812131</text:p>
          </table:table-cell>
          <table:table-cell office:value-type="float" office:value="15.1355906690969" calcext:value-type="float">
            <text:p>15.1355906691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BANK <text:s text:c="18"/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72.383244" calcext:value-type="float">
            <text:p>72.383244</text:p>
          </table:table-cell>
          <table:table-cell office:value-type="float" office:value="29.777638" calcext:value-type="float">
            <text:p>29.777638</text:p>
          </table:table-cell>
          <table:table-cell office:value-type="float" office:value="36.02555" calcext:value-type="float">
            <text:p>36.02555</text:p>
          </table:table-cell>
          <table:table-cell office:value-type="float" office:value="2.242451" calcext:value-type="float">
            <text:p>2.242451</text:p>
          </table:table-cell>
          <table:table-cell office:value-type="float" office:value="0.898466" calcext:value-type="float">
            <text:p>0.898466</text:p>
          </table:table-cell>
          <table:table-cell office:value-type="float" office:value="13.2" calcext:value-type="float">
            <text:p>13.2</text:p>
          </table:table-cell>
          <table:table-cell office:value-type="float" office:value="4.2" calcext:value-type="float">
            <text:p>4.2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1747749422762" calcext:value-type="float">
            <text:p>12.1747749423</text:p>
          </table:table-cell>
          <table:table-cell office:value-type="float" office:value="14.5270396610187" calcext:value-type="float">
            <text:p>14.527039661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INDIAN OVERSEAS BANK <text:s text:c="9"/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0.97" calcext:value-type="float">
            <text:p>-0.97</text:p>
          </table:table-cell>
          <table:table-cell office:value-type="float" office:value="71.648314" calcext:value-type="float">
            <text:p>71.648314</text:p>
          </table:table-cell>
          <table:table-cell office:value-type="float" office:value="35.271505" calcext:value-type="float">
            <text:p>35.271505</text:p>
          </table:table-cell>
          <table:table-cell office:value-type="float" office:value="37.064854" calcext:value-type="float">
            <text:p>37.064854</text:p>
          </table:table-cell>
          <table:table-cell office:value-type="float" office:value="1.922138" calcext:value-type="float">
            <text:p>1.922138</text:p>
          </table:table-cell>
          <table:table-cell office:value-type="float" office:value="0.90283" calcext:value-type="float">
            <text:p>0.90283</text:p>
          </table:table-cell>
          <table:table-cell office:value-type="float" office:value="9.67" calcext:value-type="float">
            <text:p>9.67</text:p>
          </table:table-cell>
          <table:table-cell office:value-type="float" office:value="11.89" calcext:value-type="float">
            <text:p>11.8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6216969735638" calcext:value-type="float">
            <text:p>12.6216969736</text:p>
          </table:table-cell>
          <table:table-cell office:value-type="float" office:value="14.8250612369878" calcext:value-type="float">
            <text:p>14.82506123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ORIENTAL BANK OF COMMERC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71.26349" calcext:value-type="float">
            <text:p>71.26349</text:p>
          </table:table-cell>
          <table:table-cell office:value-type="float" office:value="31.428043" calcext:value-type="float">
            <text:p>31.428043</text:p>
          </table:table-cell>
          <table:table-cell office:value-type="float" office:value="37.509572" calcext:value-type="float">
            <text:p>37.509572</text:p>
          </table:table-cell>
          <table:table-cell office:value-type="float" office:value="2.296553" calcext:value-type="float">
            <text:p>2.296553</text:p>
          </table:table-cell>
          <table:table-cell office:value-type="float" office:value="0.754732" calcext:value-type="float">
            <text:p>0.754732</text:p>
          </table:table-cell>
          <table:table-cell office:value-type="float" office:value="11.76" calcext:value-type="float">
            <text:p>11.76</text:p>
          </table:table-cell>
          <table:table-cell office:value-type="float" office:value="6.7" calcext:value-type="float">
            <text:p>6.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502053562119" calcext:value-type="float">
            <text:p>12.5020535621</text:p>
          </table:table-cell>
          <table:table-cell office:value-type="float" office:value="14.6806829047849" calcext:value-type="float">
            <text:p>14.6806829048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PUNJAB NATIONAL BANK <text:s text:c="9"/>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0.61" calcext:value-type="float">
            <text:p>-0.61</text:p>
          </table:table-cell>
          <table:table-cell office:value-type="float" office:value="74.554734" calcext:value-type="float">
            <text:p>74.554734</text:p>
          </table:table-cell>
          <table:table-cell office:value-type="float" office:value="28.540922" calcext:value-type="float">
            <text:p>28.540922</text:p>
          </table:table-cell>
          <table:table-cell office:value-type="float" office:value="33.807123" calcext:value-type="float">
            <text:p>33.807123</text:p>
          </table:table-cell>
          <table:table-cell office:value-type="float" office:value="2.40993" calcext:value-type="float">
            <text:p>2.40993</text:p>
          </table:table-cell>
          <table:table-cell office:value-type="float" office:value="1.082378" calcext:value-type="float">
            <text:p>1.082378</text:p>
          </table:table-cell>
          <table:table-cell office:value-type="float" office:value="11.28" calcext:value-type="float">
            <text:p>11.28</text:p>
          </table:table-cell>
          <table:table-cell office:value-type="float" office:value="8.61" calcext:value-type="float">
            <text:p>8.61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3.5773158034392" calcext:value-type="float">
            <text:p>13.5773158034</text:p>
          </table:table-cell>
          <table:table-cell office:value-type="float" office:value="15.7137156370225" calcext:value-type="float">
            <text:p>15.71371563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SYNDICATE BANK <text:s text:c="15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76.935918" calcext:value-type="float">
            <text:p>76.935918</text:p>
          </table:table-cell>
          <table:table-cell office:value-type="float" office:value="26.218036" calcext:value-type="float">
            <text:p>26.218036</text:p>
          </table:table-cell>
          <table:table-cell office:value-type="float" office:value="31.063519" calcext:value-type="float">
            <text:p>31.063519</text:p>
          </table:table-cell>
          <table:table-cell office:value-type="float" office:value="1.958657" calcext:value-type="float">
            <text:p>1.958657</text:p>
          </table:table-cell>
          <table:table-cell office:value-type="float" office:value="0.821051" calcext:value-type="float">
            <text:p>0.821051</text:p>
          </table:table-cell>
          <table:table-cell office:value-type="float" office:value="11.16" calcext:value-type="float">
            <text:p>11.16</text:p>
          </table:table-cell>
          <table:table-cell office:value-type="float" office:value="4.48" calcext:value-type="float">
            <text:p>4.4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6721589244684" calcext:value-type="float">
            <text:p>12.6721589245</text:p>
          </table:table-cell>
          <table:table-cell office:value-type="float" office:value="14.940334450662" calcext:value-type="float">
            <text:p>14.940334450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CO BAN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office:value-type="float" office:value="60.789125" calcext:value-type="float">
            <text:p>60.789125</text:p>
          </table:table-cell>
          <table:table-cell office:value-type="float" office:value="40.544089" calcext:value-type="float">
            <text:p>40.544089</text:p>
          </table:table-cell>
          <table:table-cell office:value-type="float" office:value="35.767102" calcext:value-type="float">
            <text:p>35.767102</text:p>
          </table:table-cell>
          <table:table-cell office:value-type="float" office:value="1.975562" calcext:value-type="float">
            <text:p>1.975562</text:p>
          </table:table-cell>
          <table:table-cell office:value-type="float" office:value="0.650492" calcext:value-type="float">
            <text:p>0.650492</text:p>
          </table:table-cell>
          <table:table-cell office:value-type="float" office:value="9.63" calcext:value-type="float">
            <text:p>9.63</text:p>
          </table:table-cell>
          <table:table-cell office:value-type="float" office:value="9.09" calcext:value-type="float">
            <text:p>9.0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0556955866308" calcext:value-type="float">
            <text:p>12.0556955866</text:p>
          </table:table-cell>
          <table:table-cell office:value-type="float" office:value="14.711119003868" calcext:value-type="float">
            <text:p>14.711119003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ON BANK OF INDI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78.009452" calcext:value-type="float">
            <text:p>78.009452</text:p>
          </table:table-cell>
          <table:table-cell office:value-type="float" office:value="26.029512" calcext:value-type="float">
            <text:p>26.029512</text:p>
          </table:table-cell>
          <table:table-cell office:value-type="float" office:value="35.551535" calcext:value-type="float">
            <text:p>35.551535</text:p>
          </table:table-cell>
          <table:table-cell office:value-type="float" office:value="2.114453" calcext:value-type="float">
            <text:p>2.114453</text:p>
          </table:table-cell>
          <table:table-cell office:value-type="float" office:value="0.923739" calcext:value-type="float">
            <text:p>0.923739</text:p>
          </table:table-cell>
          <table:table-cell office:value-type="float" office:value="10.56" calcext:value-type="float">
            <text:p>10.56</text:p>
          </table:table-cell>
          <table:table-cell office:value-type="float" office:value="5.25" calcext:value-type="float">
            <text:p>5.2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3.0074733778804" calcext:value-type="float">
            <text:p>13.0074733779</text:p>
          </table:table-cell>
          <table:table-cell office:value-type="float" office:value="15.2134762987759" calcext:value-type="float">
            <text:p>15.2134762988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UNITED BANK OF INDI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 office:value-type="float" office:value="58.470321" calcext:value-type="float">
            <text:p>58.470321</text:p>
          </table:table-cell>
          <table:table-cell office:value-type="float" office:value="38.421729" calcext:value-type="float">
            <text:p>38.421729</text:p>
          </table:table-cell>
          <table:table-cell office:value-type="float" office:value="37.032994" calcext:value-type="float">
            <text:p>37.032994</text:p>
          </table:table-cell>
          <table:table-cell office:value-type="float" office:value="1.806673" calcext:value-type="float">
            <text:p>1.806673</text:p>
          </table:table-cell>
          <table:table-cell office:value-type="float" office:value="1.16259" calcext:value-type="float">
            <text:p>1.16259</text:p>
          </table:table-cell>
          <table:table-cell office:value-type="float" office:value="10.08" calcext:value-type="float">
            <text:p>10.08</text:p>
          </table:table-cell>
          <table:table-cell office:value-type="float" office:value="9.04" calcext:value-type="float">
            <text:p>9.0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6456759277484" calcext:value-type="float">
            <text:p>11.6456759277</text:p>
          </table:table-cell>
          <table:table-cell office:value-type="float" office:value="14.0734940902516" calcext:value-type="float">
            <text:p>14.073494090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ationalised Banks</text:p>
          </table:table-cell>
          <table:table-cell office:value-type="string" calcext:value-type="string">
            <text:p>VIJAYA BANK <text:s text:c="18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70.939452" calcext:value-type="float">
            <text:p>70.939452</text:p>
          </table:table-cell>
          <table:table-cell office:value-type="float" office:value="33.356384" calcext:value-type="float">
            <text:p>33.356384</text:p>
          </table:table-cell>
          <table:table-cell office:value-type="float" office:value="38.221252" calcext:value-type="float">
            <text:p>38.221252</text:p>
          </table:table-cell>
          <table:table-cell office:value-type="float" office:value="1.91724" calcext:value-type="float">
            <text:p>1.91724</text:p>
          </table:table-cell>
          <table:table-cell office:value-type="float" office:value="0.606845" calcext:value-type="float">
            <text:p>0.606845</text:p>
          </table:table-cell>
          <table:table-cell office:value-type="float" office:value="12.58" calcext:value-type="float">
            <text:p>12.58</text:p>
          </table:table-cell>
          <table:table-cell office:value-type="float" office:value="4.8" calcext:value-type="float">
            <text:p>4.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2162333502928" calcext:value-type="float">
            <text:p>12.2162333503</text:p>
          </table:table-cell>
          <table:table-cell office:value-type="float" office:value="14.1898890514998" calcext:value-type="float">
            <text:p>14.189889051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AXIS BANK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94.638107" calcext:value-type="float">
            <text:p>94.638107</text:p>
          </table:table-cell>
          <table:table-cell office:value-type="float" office:value="34.083033" calcext:value-type="float">
            <text:p>34.083033</text:p>
          </table:table-cell>
          <table:table-cell office:value-type="float" office:value="24.087241" calcext:value-type="float">
            <text:p>24.087241</text:p>
          </table:table-cell>
          <table:table-cell office:value-type="float" office:value="3.409554" calcext:value-type="float">
            <text:p>3.409554</text:p>
          </table:table-cell>
          <table:table-cell office:value-type="float" office:value="1.89821" calcext:value-type="float">
            <text:p>1.89821</text:p>
          </table:table-cell>
          <table:table-cell office:value-type="float" office:value="15.29" calcext:value-type="float">
            <text:p>15.29</text:p>
          </table:table-cell>
          <table:table-cell office:value-type="float" office:value="0.74" calcext:value-type="float">
            <text:p>0.7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4.0263040806524" calcext:value-type="float">
            <text:p>14.0263040807</text:p>
          </table:table-cell>
          <table:table-cell office:value-type="float" office:value="15.4746289392718" calcext:value-type="float">
            <text:p>15.474628939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ATHOLIC SYRIAN BANK LTD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54.38721" calcext:value-type="float">
            <text:p>54.38721</text:p>
          </table:table-cell>
          <table:table-cell office:value-type="float" office:value="41.463647" calcext:value-type="float">
            <text:p>41.463647</text:p>
          </table:table-cell>
          <table:table-cell office:value-type="float" office:value="49.30087" calcext:value-type="float">
            <text:p>49.30087</text:p>
          </table:table-cell>
          <table:table-cell office:value-type="float" office:value="2.06047" calcext:value-type="float">
            <text:p>2.06047</text:p>
          </table:table-cell>
          <table:table-cell office:value-type="float" office:value="0.666511" calcext:value-type="float">
            <text:p>0.666511</text:p>
          </table:table-cell>
          <table:table-cell office:value-type="float" office:value="10.55" calcext:value-type="float">
            <text:p>10.55</text:p>
          </table:table-cell>
          <table:table-cell office:value-type="float" office:value="4.4" calcext:value-type="float">
            <text:p>4.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9.19022949717662" calcext:value-type="float">
            <text:p>9.1902294972</text:p>
          </table:table-cell>
          <table:table-cell office:value-type="float" office:value="11.9609353515538" calcext:value-type="float">
            <text:p>11.9609353516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CITY UNION BANK LIMITE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77.534481" calcext:value-type="float">
            <text:p>77.534481</text:p>
          </table:table-cell>
          <table:table-cell office:value-type="float" office:value="23.287506" calcext:value-type="float">
            <text:p>23.287506</text:p>
          </table:table-cell>
          <table:table-cell office:value-type="float" office:value="48.78407" calcext:value-type="float">
            <text:p>48.78407</text:p>
          </table:table-cell>
          <table:table-cell office:value-type="float" office:value="3.318615" calcext:value-type="float">
            <text:p>3.318615</text:p>
          </table:table-cell>
          <table:table-cell office:value-type="float" office:value="1.386862" calcext:value-type="float">
            <text:p>1.386862</text:p>
          </table:table-cell>
          <table:table-cell office:value-type="float" office:value="15.58" calcext:value-type="float">
            <text:p>15.58</text:p>
          </table:table-cell>
          <table:table-cell office:value-type="float" office:value="1.53" calcext:value-type="float">
            <text:p>1.53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0.2475204211258" calcext:value-type="float">
            <text:p>10.2475204211</text:p>
          </table:table-cell>
          <table:table-cell office:value-type="float" office:value="12.6524225077892" calcext:value-type="float">
            <text:p>12.6524225078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DCB BANK LIMITED <text:s text:c="6"/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86.569738" calcext:value-type="float">
            <text:p>86.569738</text:p>
          </table:table-cell>
          <table:table-cell office:value-type="float" office:value="29.032124" calcext:value-type="float">
            <text:p>29.032124</text:p>
          </table:table-cell>
          <table:table-cell office:value-type="float" office:value="42.607837" calcext:value-type="float">
            <text:p>42.607837</text:p>
          </table:table-cell>
          <table:table-cell office:value-type="float" office:value="3.514818" calcext:value-type="float">
            <text:p>3.514818</text:p>
          </table:table-cell>
          <table:table-cell office:value-type="float" office:value="1.2508" calcext:value-type="float">
            <text:p>1.2508</text:p>
          </table:table-cell>
          <table:table-cell office:value-type="float" office:value="14.11" calcext:value-type="float">
            <text:p>14.11</text:p>
          </table:table-cell>
          <table:table-cell office:value-type="float" office:value="0.75" calcext:value-type="float">
            <text:p>0.7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0.2620147799382" calcext:value-type="float">
            <text:p>10.2620147799</text:p>
          </table:table-cell>
          <table:table-cell office:value-type="float" office:value="12.1609980328921" calcext:value-type="float">
            <text:p>12.160998032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FEDERAL BANK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3.372354" calcext:value-type="float">
            <text:p>73.372354</text:p>
          </table:table-cell>
          <table:table-cell office:value-type="float" office:value="28.062417" calcext:value-type="float">
            <text:p>28.062417</text:p>
          </table:table-cell>
          <table:table-cell office:value-type="float" office:value="31.897665" calcext:value-type="float">
            <text:p>31.897665</text:p>
          </table:table-cell>
          <table:table-cell office:value-type="float" office:value="2.873809" calcext:value-type="float">
            <text:p>2.873809</text:p>
          </table:table-cell>
          <table:table-cell office:value-type="float" office:value="0.902428" calcext:value-type="float">
            <text:p>0.902428</text:p>
          </table:table-cell>
          <table:table-cell office:value-type="float" office:value="13.93" calcext:value-type="float">
            <text:p>13.93</text:p>
          </table:table-cell>
          <table:table-cell office:value-type="float" office:value="1.64" calcext:value-type="float">
            <text:p>1.64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7724302604348" calcext:value-type="float">
            <text:p>11.7724302604</text:p>
          </table:table-cell>
          <table:table-cell office:value-type="float" office:value="13.7259143522723" calcext:value-type="float">
            <text:p>13.725914352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HDFC BANK 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5.024412" calcext:value-type="float">
            <text:p>85.024412</text:p>
          </table:table-cell>
          <table:table-cell office:value-type="float" office:value="29.992407" calcext:value-type="float">
            <text:p>29.992407</text:p>
          </table:table-cell>
          <table:table-cell office:value-type="float" office:value="30.519329" calcext:value-type="float">
            <text:p>30.519329</text:p>
          </table:table-cell>
          <table:table-cell office:value-type="float" office:value="4.246976" calcext:value-type="float">
            <text:p>4.246976</text:p>
          </table:table-cell>
          <table:table-cell office:value-type="float" office:value="1.65494" calcext:value-type="float">
            <text:p>1.65494</text:p>
          </table:table-cell>
          <table:table-cell office:value-type="float" office:value="15.53" calcext:value-type="float">
            <text:p>15.53</text:p>
          </table:table-cell>
          <table:table-cell office:value-type="float" office:value="0.28" calcext:value-type="float">
            <text:p>0.2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3.5516051665705" calcext:value-type="float">
            <text:p>13.5516051666</text:p>
          </table:table-cell>
          <table:table-cell office:value-type="float" office:value="15.7739780540485" calcext:value-type="float">
            <text:p>15.77397805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CICI BANK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103.283671" calcext:value-type="float">
            <text:p>103.283671</text:p>
          </table:table-cell>
          <table:table-cell office:value-type="float" office:value="38.064075" calcext:value-type="float">
            <text:p>38.064075</text:p>
          </table:table-cell>
          <table:table-cell office:value-type="float" office:value="21.23651" calcext:value-type="float">
            <text:p>21.23651</text:p>
          </table:table-cell>
          <table:table-cell office:value-type="float" office:value="3.105599" calcext:value-type="float">
            <text:p>3.105599</text:p>
          </table:table-cell>
          <table:table-cell office:value-type="float" office:value="2.242139" calcext:value-type="float">
            <text:p>2.242139</text:p>
          </table:table-cell>
          <table:table-cell office:value-type="float" office:value="16.64" calcext:value-type="float">
            <text:p>16.64</text:p>
          </table:table-cell>
          <table:table-cell office:value-type="float" office:value="2.98" calcext:value-type="float">
            <text:p>2.9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4.4203496120273" calcext:value-type="float">
            <text:p>14.420349612</text:p>
          </table:table-cell>
          <table:table-cell office:value-type="float" office:value="15.7905565414595" calcext:value-type="float">
            <text:p>15.790556541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INDUSIND BANK 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95.074207" calcext:value-type="float">
            <text:p>95.074207</text:p>
          </table:table-cell>
          <table:table-cell office:value-type="float" office:value="33.563654" calcext:value-type="float">
            <text:p>33.563654</text:p>
          </table:table-cell>
          <table:table-cell office:value-type="float" office:value="31.742507" calcext:value-type="float">
            <text:p>31.742507</text:p>
          </table:table-cell>
          <table:table-cell office:value-type="float" office:value="3.586796" calcext:value-type="float">
            <text:p>3.586796</text:p>
          </table:table-cell>
          <table:table-cell office:value-type="float" office:value="2.618241" calcext:value-type="float">
            <text:p>2.618241</text:p>
          </table:table-cell>
          <table:table-cell office:value-type="float" office:value="15.5" calcext:value-type="float">
            <text:p>15.5</text:p>
          </table:table-cell>
          <table:table-cell office:value-type="float" office:value="0.36" calcext:value-type="float">
            <text:p>0.3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3453688272818" calcext:value-type="float">
            <text:p>12.3453688273</text:p>
          </table:table-cell>
          <table:table-cell office:value-type="float" office:value="14.1523898031748" calcext:value-type="float">
            <text:p>14.1523898032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JAMMU &amp; KASHMIR BANK LT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2.334784" calcext:value-type="float">
            <text:p>72.334784</text:p>
          </table:table-cell>
          <table:table-cell office:value-type="float" office:value="29.3321" calcext:value-type="float">
            <text:p>29.3321</text:p>
          </table:table-cell>
          <table:table-cell office:value-type="float" office:value="32.069117" calcext:value-type="float">
            <text:p>32.069117</text:p>
          </table:table-cell>
          <table:table-cell office:value-type="float" office:value="3.470049" calcext:value-type="float">
            <text:p>3.470049</text:p>
          </table:table-cell>
          <table:table-cell office:value-type="float" office:value="0.645366" calcext:value-type="float">
            <text:p>0.645366</text:p>
          </table:table-cell>
          <table:table-cell office:value-type="float" office:value="11.81" calcext:value-type="float">
            <text:p>11.81</text:p>
          </table:table-cell>
          <table:table-cell office:value-type="float" office:value="4.31" calcext:value-type="float">
            <text:p>4.31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2777738546316" calcext:value-type="float">
            <text:p>11.2777738546</text:p>
          </table:table-cell>
          <table:table-cell office:value-type="float" office:value="13.5957122824703" calcext:value-type="float">
            <text:p>13.595712282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NATAKA BANK LT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67.149239" calcext:value-type="float">
            <text:p>67.149239</text:p>
          </table:table-cell>
          <table:table-cell office:value-type="float" office:value="32.19891" calcext:value-type="float">
            <text:p>32.19891</text:p>
          </table:table-cell>
          <table:table-cell office:value-type="float" office:value="42.717666" calcext:value-type="float">
            <text:p>42.717666</text:p>
          </table:table-cell>
          <table:table-cell office:value-type="float" office:value="2.405223" calcext:value-type="float">
            <text:p>2.405223</text:p>
          </table:table-cell>
          <table:table-cell office:value-type="float" office:value="1.002169" calcext:value-type="float">
            <text:p>1.002169</text:p>
          </table:table-cell>
          <table:table-cell office:value-type="float" office:value="12.03" calcext:value-type="float">
            <text:p>12.03</text:p>
          </table:table-cell>
          <table:table-cell office:value-type="float" office:value="2.35" calcext:value-type="float">
            <text:p>2.3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0808771331923" calcext:value-type="float">
            <text:p>11.0808771332</text:p>
          </table:table-cell>
          <table:table-cell office:value-type="float" office:value="13.2445869375446" calcext:value-type="float">
            <text:p>13.244586937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ARUR VYSYA BANK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78.045608" calcext:value-type="float">
            <text:p>78.045608</text:p>
          </table:table-cell>
          <table:table-cell office:value-type="float" office:value="26.401682" calcext:value-type="float">
            <text:p>26.401682</text:p>
          </table:table-cell>
          <table:table-cell office:value-type="float" office:value="43.466794" calcext:value-type="float">
            <text:p>43.466794</text:p>
          </table:table-cell>
          <table:table-cell office:value-type="float" office:value="3.214994" calcext:value-type="float">
            <text:p>3.214994</text:p>
          </table:table-cell>
          <table:table-cell office:value-type="float" office:value="1.275653" calcext:value-type="float">
            <text:p>1.275653</text:p>
          </table:table-cell>
          <table:table-cell office:value-type="float" office:value="12.17" calcext:value-type="float">
            <text:p>12.17</text:p>
          </table:table-cell>
          <table:table-cell office:value-type="float" office:value="0.55" calcext:value-type="float">
            <text:p>0.5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0.8880983963119" calcext:value-type="float">
            <text:p>10.8880983963</text:p>
          </table:table-cell>
          <table:table-cell office:value-type="float" office:value="13.264968538348" calcext:value-type="float">
            <text:p>13.264968538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KOTAK MAHINDRA BANK LTD <text:s text:c="3"/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85.590528" calcext:value-type="float">
            <text:p>85.590528</text:p>
          </table:table-cell>
          <table:table-cell office:value-type="float" office:value="36.972809" calcext:value-type="float">
            <text:p>36.972809</text:p>
          </table:table-cell>
          <table:table-cell office:value-type="float" office:value="34.841613" calcext:value-type="float">
            <text:p>34.841613</text:p>
          </table:table-cell>
          <table:table-cell office:value-type="float" office:value="4.626902" calcext:value-type="float">
            <text:p>4.626902</text:p>
          </table:table-cell>
          <table:table-cell office:value-type="float" office:value="1.751579" calcext:value-type="float">
            <text:p>1.751579</text:p>
          </table:table-cell>
          <table:table-cell office:value-type="float" office:value="16.34" calcext:value-type="float">
            <text:p>16.34</text:p>
          </table:table-cell>
          <table:table-cell office:value-type="float" office:value="1.06" calcext:value-type="float">
            <text:p>1.06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4297524530333" calcext:value-type="float">
            <text:p>12.429752453</text:p>
          </table:table-cell>
          <table:table-cell office:value-type="float" office:value="14.469187904943" calcext:value-type="float">
            <text:p>14.4691879049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LAKSHMI VILAS BAN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77.243399" calcext:value-type="float">
            <text:p>77.243399</text:p>
          </table:table-cell>
          <table:table-cell office:value-type="float" office:value="25.737936" calcext:value-type="float">
            <text:p>25.737936</text:p>
          </table:table-cell>
          <table:table-cell office:value-type="float" office:value="37.143752" calcext:value-type="float">
            <text:p>37.143752</text:p>
          </table:table-cell>
          <table:table-cell office:value-type="float" office:value="2.415175" calcext:value-type="float">
            <text:p>2.415175</text:p>
          </table:table-cell>
          <table:table-cell office:value-type="float" office:value="1.139768" calcext:value-type="float">
            <text:p>1.139768</text:p>
          </table:table-cell>
          <table:table-cell office:value-type="float" office:value="10.67" calcext:value-type="float">
            <text:p>10.67</text:p>
          </table:table-cell>
          <table:table-cell office:value-type="float" office:value="1.18" calcext:value-type="float">
            <text:p>1.1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9.9141851288843" calcext:value-type="float">
            <text:p>9.9141851289</text:p>
          </table:table-cell>
          <table:table-cell office:value-type="float" office:value="12.568357515368" calcext:value-type="float">
            <text:p>12.568357515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SOUTH INDIAN BANK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3.735121" calcext:value-type="float">
            <text:p>73.735121</text:p>
          </table:table-cell>
          <table:table-cell office:value-type="float" office:value="26.236067" calcext:value-type="float">
            <text:p>26.236067</text:p>
          </table:table-cell>
          <table:table-cell office:value-type="float" office:value="40.170058" calcext:value-type="float">
            <text:p>40.170058</text:p>
          </table:table-cell>
          <table:table-cell office:value-type="float" office:value="2.469022" calcext:value-type="float">
            <text:p>2.469022</text:p>
          </table:table-cell>
          <table:table-cell office:value-type="float" office:value="0.846216" calcext:value-type="float">
            <text:p>0.846216</text:p>
          </table:table-cell>
          <table:table-cell office:value-type="float" office:value="11.82" calcext:value-type="float">
            <text:p>11.82</text:p>
          </table:table-cell>
          <table:table-cell office:value-type="float" office:value="2.89" calcext:value-type="float">
            <text:p>2.8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0.5015462787089" calcext:value-type="float">
            <text:p>10.5015462787</text:p>
          </table:table-cell>
          <table:table-cell office:value-type="float" office:value="13.3562471146827" calcext:value-type="float">
            <text:p>13.3562471147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AMILNAD MERCANTILE BANK LT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74.344934" calcext:value-type="float">
            <text:p>74.344934</text:p>
          </table:table-cell>
          <table:table-cell office:value-type="float" office:value="29.190116" calcext:value-type="float">
            <text:p>29.190116</text:p>
          </table:table-cell>
          <table:table-cell office:value-type="float" office:value="52.441587" calcext:value-type="float">
            <text:p>52.441587</text:p>
          </table:table-cell>
          <table:table-cell office:value-type="float" office:value="3.211574" calcext:value-type="float">
            <text:p>3.211574</text:p>
          </table:table-cell>
          <table:table-cell office:value-type="float" office:value="0.979776" calcext:value-type="float">
            <text:p>0.979776</text:p>
          </table:table-cell>
          <table:table-cell office:value-type="float" office:value="12.75" calcext:value-type="float">
            <text:p>12.75</text:p>
          </table:table-cell>
          <table:table-cell office:value-type="float" office:value="0.89" calcext:value-type="float">
            <text:p>0.89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9.92912605909113" calcext:value-type="float">
            <text:p>9.9291260591</text:p>
          </table:table-cell>
          <table:table-cell office:value-type="float" office:value="12.7732685573132" calcext:value-type="float">
            <text:p>12.773268557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vate Sector Banks</text:p>
          </table:table-cell>
          <table:table-cell office:value-type="string" calcext:value-type="string">
            <text:p>THE RATNAKAR BANK LIMITE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87.19" calcext:value-type="float">
            <text:p>87.19</text:p>
          </table:table-cell>
          <table:table-cell office:value-type="float" office:value="59.29" calcext:value-type="float">
            <text:p>59.29</text:p>
          </table:table-cell>
          <table:table-cell office:value-type="float" office:value="32.32" calcext:value-type="float">
            <text:p>32.32</text:p>
          </table:table-cell>
          <table:table-cell office:value-type="float" office:value="2.47" calcext:value-type="float">
            <text:p>2.47</text:p>
          </table:table-cell>
          <table:table-cell office:value-type="float" office:value="1.48" calcext:value-type="float">
            <text:p>1.48</text:p>
          </table:table-cell>
          <table:table-cell office:value-type="float" office:value="12.94" calcext:value-type="float">
            <text:p>12.94</text:p>
          </table:table-cell>
          <table:table-cell office:value-type="float" office:value="0.27" calcext:value-type="float">
            <text:p>0.2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0.2023283838136" calcext:value-type="float">
            <text:p>10.2023283838</text:p>
          </table:table-cell>
          <table:table-cell office:value-type="float" office:value="12.8780239190804" calcext:value-type="float">
            <text:p>12.8780239191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BIKANER &amp; JAIP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77.578408" calcext:value-type="float">
            <text:p>77.578408</text:p>
          </table:table-cell>
          <table:table-cell office:value-type="float" office:value="26.362869" calcext:value-type="float">
            <text:p>26.362869</text:p>
          </table:table-cell>
          <table:table-cell office:value-type="float" office:value="39.357885" calcext:value-type="float">
            <text:p>39.357885</text:p>
          </table:table-cell>
          <table:table-cell office:value-type="float" office:value="3.107951" calcext:value-type="float">
            <text:p>3.107951</text:p>
          </table:table-cell>
          <table:table-cell office:value-type="float" office:value="0.994225" calcext:value-type="float">
            <text:p>0.994225</text:p>
          </table:table-cell>
          <table:table-cell office:value-type="float" office:value="10.44" calcext:value-type="float">
            <text:p>10.44</text:p>
          </table:table-cell>
          <table:table-cell office:value-type="float" office:value="2.75" calcext:value-type="float">
            <text:p>2.75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5648260249347" calcext:value-type="float">
            <text:p>11.5648260249</text:p>
          </table:table-cell>
          <table:table-cell office:value-type="float" office:value="13.9138730782704" calcext:value-type="float">
            <text:p>13.9138730783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HYDERAB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80.966724" calcext:value-type="float">
            <text:p>80.966724</text:p>
          </table:table-cell>
          <table:table-cell office:value-type="float" office:value="27.707566" calcext:value-type="float">
            <text:p>27.707566</text:p>
          </table:table-cell>
          <table:table-cell office:value-type="float" office:value="37.667426" calcext:value-type="float">
            <text:p>37.667426</text:p>
          </table:table-cell>
          <table:table-cell office:value-type="float" office:value="2.879109" calcext:value-type="float">
            <text:p>2.879109</text:p>
          </table:table-cell>
          <table:table-cell office:value-type="float" office:value="0.906035" calcext:value-type="float">
            <text:p>0.906035</text:p>
          </table:table-cell>
          <table:table-cell office:value-type="float" office:value="11.62" calcext:value-type="float">
            <text:p>11.62</text:p>
          </table:table-cell>
          <table:table-cell office:value-type="float" office:value="3.37" calcext:value-type="float">
            <text:p>3.3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2.4523720194216" calcext:value-type="float">
            <text:p>12.4523720194</text:p>
          </table:table-cell>
          <table:table-cell office:value-type="float" office:value="14.3138391035273" calcext:value-type="float">
            <text:p>14.3138391035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INDI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84.571644" calcext:value-type="float">
            <text:p>84.571644</text:p>
          </table:table-cell>
          <table:table-cell office:value-type="float" office:value="27.566366" calcext:value-type="float">
            <text:p>27.566366</text:p>
          </table:table-cell>
          <table:table-cell office:value-type="float" office:value="22.446636" calcext:value-type="float">
            <text:p>22.446636</text:p>
          </table:table-cell>
          <table:table-cell office:value-type="float" office:value="2.641278" calcext:value-type="float">
            <text:p>2.641278</text:p>
          </table:table-cell>
          <table:table-cell office:value-type="float" office:value="1.307519" calcext:value-type="float">
            <text:p>1.307519</text:p>
          </table:table-cell>
          <table:table-cell office:value-type="float" office:value="13.12" calcext:value-type="float">
            <text:p>13.12</text:p>
          </table:table-cell>
          <table:table-cell office:value-type="float" office:value="3.81" calcext:value-type="float">
            <text:p>3.81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4.8434303888093" calcext:value-type="float">
            <text:p>14.8434303888</text:p>
          </table:table-cell>
          <table:table-cell office:value-type="float" office:value="16.9330457910208" calcext:value-type="float">
            <text:p>16.933045791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MYS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76.456689" calcext:value-type="float">
            <text:p>76.456689</text:p>
          </table:table-cell>
          <table:table-cell office:value-type="float" office:value="28.516995" calcext:value-type="float">
            <text:p>28.516995</text:p>
          </table:table-cell>
          <table:table-cell office:value-type="float" office:value="34.892332" calcext:value-type="float">
            <text:p>34.892332</text:p>
          </table:table-cell>
          <table:table-cell office:value-type="float" office:value="2.604396" calcext:value-type="float">
            <text:p>2.604396</text:p>
          </table:table-cell>
          <table:table-cell office:value-type="float" office:value="0.997368" calcext:value-type="float">
            <text:p>0.997368</text:p>
          </table:table-cell>
          <table:table-cell office:value-type="float" office:value="12.43" calcext:value-type="float">
            <text:p>12.43</text:p>
          </table:table-cell>
          <table:table-cell office:value-type="float" office:value="4.18" calcext:value-type="float">
            <text:p>4.1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5355896802897" calcext:value-type="float">
            <text:p>11.5355896803</text:p>
          </table:table-cell>
          <table:table-cell office:value-type="float" office:value="13.6288797753791" calcext:value-type="float">
            <text:p>13.628879775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PATIA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0.82" calcext:value-type="float">
            <text:p>-0.82</text:p>
          </table:table-cell>
          <table:table-cell office:value-type="float" office:value="76.842351" calcext:value-type="float">
            <text:p>76.842351</text:p>
          </table:table-cell>
          <table:table-cell office:value-type="float" office:value="28.906931" calcext:value-type="float">
            <text:p>28.906931</text:p>
          </table:table-cell>
          <table:table-cell office:value-type="float" office:value="38.411553" calcext:value-type="float">
            <text:p>38.411553</text:p>
          </table:table-cell>
          <table:table-cell office:value-type="float" office:value="2.119546" calcext:value-type="float">
            <text:p>2.119546</text:p>
          </table:table-cell>
          <table:table-cell office:value-type="float" office:value="0.905254" calcext:value-type="float">
            <text:p>0.905254</text:p>
          </table:table-cell>
          <table:table-cell office:value-type="float" office:value="10.88" calcext:value-type="float">
            <text:p>10.88</text:p>
          </table:table-cell>
          <table:table-cell office:value-type="float" office:value="3.98" calcext:value-type="float">
            <text:p>3.98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5936082754266" calcext:value-type="float">
            <text:p>11.5936082754</text:p>
          </table:table-cell>
          <table:table-cell office:value-type="float" office:value="14.0858140394335" calcext:value-type="float">
            <text:p>14.0858140394</text:p>
          </table:table-cell>
          <table:table-cell table:number-columns-repeated="100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te Bank of India &amp; its Associates</text:p>
          </table:table-cell>
          <table:table-cell office:value-type="string" calcext:value-type="string">
            <text:p>STATE BANK OF TRAVANCOR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64.74194" calcext:value-type="float">
            <text:p>64.74194</text:p>
          </table:table-cell>
          <table:table-cell office:value-type="float" office:value="35.662833" calcext:value-type="float">
            <text:p>35.662833</text:p>
          </table:table-cell>
          <table:table-cell office:value-type="float" office:value="39.033335" calcext:value-type="float">
            <text:p>39.033335</text:p>
          </table:table-cell>
          <table:table-cell office:value-type="float" office:value="2.320669" calcext:value-type="float">
            <text:p>2.320669</text:p>
          </table:table-cell>
          <table:table-cell office:value-type="float" office:value="1.043323" calcext:value-type="float">
            <text:p>1.043323</text:p>
          </table:table-cell>
          <table:table-cell office:value-type="float" office:value="11.6" calcext:value-type="float">
            <text:p>11.6</text:p>
          </table:table-cell>
          <table:table-cell office:value-type="float" office:value="2.77" calcext:value-type="float">
            <text:p>2.77</text:p>
          </table:table-cell>
          <table:table-cell office:value-type="float" office:value="8.01005297151443" calcext:value-type="float">
            <text:p>8.0100529715</text:p>
          </table:table-cell>
          <table:table-cell office:value-type="float" office:value="11.8556083753682" calcext:value-type="float">
            <text:p>11.8556083754</text:p>
          </table:table-cell>
          <table:table-cell office:value-type="float" office:value="13.9509744063179" calcext:value-type="float">
            <text:p>13.9509744063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4:02:49.933436451</meta:creation-date>
    <dc:date>2019-05-21T14:03:23.196085206</dc:date>
    <meta:editing-duration>PT33S</meta:editing-duration>
    <meta:editing-cycles>1</meta:editing-cycles>
    <meta:document-statistic meta:table-count="1" meta:cell-count="9420" meta:object-count="0"/>
    <meta:generator>LibreOffice/5.1.6.2$Linux_X86_64 LibreOffice_project/10m0$Build-2</meta:generator>
  </office:meta>
</office:document-meta>
</file>